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ID Producto">
            <text:p>ID Producto</text:p>
          </table:table-cell>
          <table:table-cell table:style-name="pd1" office:value-type="string" office:string-value="Nombre Producto">
            <text:p>Nombre Producto</text:p>
          </table:table-cell>
          <table:table-cell table:style-name="pd1" office:value-type="string" office:string-value="Categoría">
            <text:p>Categoría</text:p>
          </table:table-cell>
          <table:table-cell table:style-name="pd1" office:value-type="string" office:string-value="Cantidad en Stock">
            <text:p>Cantidad en Stock</text:p>
          </table:table-cell>
          <table:table-cell table:style-name="pd1" office:value-type="string" office:string-value="Precio Unitario">
            <text:p>Precio Unitario</text:p>
          </table:table-cell>
          <table:table-cell table:style-name="pd1" office:value-type="string" office:string-value="Proveedor">
            <text:p>Proveedor</text:p>
          </table:table-cell>
          <table:table-cell table:style-name="pd1" office:value-type="string" office:string-value="Fecha de Ingreso">
            <text:p>Fecha de Ingreso</text:p>
          </table:table-cell>
          <table:table-cell table:style-name="pd1" office:value-type="string" office:string-value="Ubicación en Almacén">
            <text:p>Ubicación en Almacén</text:p>
          </table:table-cell>
        </table:table-row>
        <table:table-row>
          <table:table-cell office:value-type="string" office:string-value="P-0001">
            <text:p>P-0001</text:p>
          </table:table-cell>
          <table:table-cell office:value-type="string" office:string-value="Push Hot">
            <text:p>Push Hot</text:p>
          </table:table-cell>
          <table:table-cell office:value-type="string" office:string-value="Salud">
            <text:p>Salud</text:p>
          </table:table-cell>
          <table:table-cell office:value-type="float" office:value="33">
            <text:p>33</text:p>
          </table:table-cell>
          <table:table-cell office:value-type="float" office:value="470.51">
            <text:p>470.5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1-25">
            <text:p>2023-11-25</text:p>
          </table:table-cell>
          <table:table-cell office:value-type="string" office:string-value="A-27-B19">
            <text:p>A-27-B19</text:p>
          </table:table-cell>
        </table:table-row>
        <table:table-row>
          <table:table-cell office:value-type="string" office:string-value="P-0002">
            <text:p>P-0002</text:p>
          </table:table-cell>
          <table:table-cell office:value-type="string" office:string-value="Piece He">
            <text:p>Piece He</text:p>
          </table:table-cell>
          <table:table-cell office:value-type="string" office:string-value="Deportes">
            <text:p>Deportes</text:p>
          </table:table-cell>
          <table:table-cell office:value-type="float" office:value="141">
            <text:p>141</text:p>
          </table:table-cell>
          <table:table-cell office:value-type="float" office:value="102.5">
            <text:p>102.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4-02">
            <text:p>2024-04-02</text:p>
          </table:table-cell>
          <table:table-cell office:value-type="string" office:string-value="A-14-B8">
            <text:p>A-14-B8</text:p>
          </table:table-cell>
        </table:table-row>
        <table:table-row>
          <table:table-cell office:value-type="string" office:string-value="P-0003">
            <text:p>P-0003</text:p>
          </table:table-cell>
          <table:table-cell office:value-type="string" office:string-value="Car Democrat">
            <text:p>Car Democrat</text:p>
          </table:table-cell>
          <table:table-cell office:value-type="string" office:string-value="Alimentos">
            <text:p>Alimentos</text:p>
          </table:table-cell>
          <table:table-cell office:value-type="float" office:value="398">
            <text:p>398</text:p>
          </table:table-cell>
          <table:table-cell office:value-type="float" office:value="300.19">
            <text:p>300.1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3-21">
            <text:p>2023-03-21</text:p>
          </table:table-cell>
          <table:table-cell office:value-type="string" office:string-value="A-19-B12">
            <text:p>A-19-B12</text:p>
          </table:table-cell>
        </table:table-row>
        <table:table-row>
          <table:table-cell office:value-type="string" office:string-value="P-0004">
            <text:p>P-0004</text:p>
          </table:table-cell>
          <table:table-cell office:value-type="string" office:string-value="Shoulder Training">
            <text:p>Shoulder Training</text:p>
          </table:table-cell>
          <table:table-cell office:value-type="string" office:string-value="Automotriz">
            <text:p>Automotriz</text:p>
          </table:table-cell>
          <table:table-cell office:value-type="float" office:value="130">
            <text:p>130</text:p>
          </table:table-cell>
          <table:table-cell office:value-type="float" office:value="460.5">
            <text:p>460.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2-02">
            <text:p>2023-12-02</text:p>
          </table:table-cell>
          <table:table-cell office:value-type="string" office:string-value="A-46-B13">
            <text:p>A-46-B13</text:p>
          </table:table-cell>
        </table:table-row>
        <table:table-row>
          <table:table-cell office:value-type="string" office:string-value="P-0005">
            <text:p>P-0005</text:p>
          </table:table-cell>
          <table:table-cell office:value-type="string" office:string-value="Imagine Whose">
            <text:p>Imagine Whose</text:p>
          </table:table-cell>
          <table:table-cell office:value-type="string" office:string-value="Salud">
            <text:p>Salud</text:p>
          </table:table-cell>
          <table:table-cell office:value-type="float" office:value="166">
            <text:p>166</text:p>
          </table:table-cell>
          <table:table-cell office:value-type="float" office:value="445.35">
            <text:p>445.3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2-06">
            <text:p>2024-02-06</text:p>
          </table:table-cell>
          <table:table-cell office:value-type="string" office:string-value="A-34-B18">
            <text:p>A-34-B18</text:p>
          </table:table-cell>
        </table:table-row>
        <table:table-row>
          <table:table-cell office:value-type="string" office:string-value="P-0006">
            <text:p>P-0006</text:p>
          </table:table-cell>
          <table:table-cell office:value-type="string" office:string-value="Outside Call">
            <text:p>Outside Call</text:p>
          </table:table-cell>
          <table:table-cell office:value-type="string" office:string-value="Electrónica">
            <text:p>Electrónica</text:p>
          </table:table-cell>
          <table:table-cell office:value-type="float" office:value="179">
            <text:p>179</text:p>
          </table:table-cell>
          <table:table-cell office:value-type="float" office:value="110.76">
            <text:p>110.7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7-11">
            <text:p>2024-07-11</text:p>
          </table:table-cell>
          <table:table-cell office:value-type="string" office:string-value="A-26-B6">
            <text:p>A-26-B6</text:p>
          </table:table-cell>
        </table:table-row>
        <table:table-row>
          <table:table-cell office:value-type="string" office:string-value="P-0007">
            <text:p>P-0007</text:p>
          </table:table-cell>
          <table:table-cell office:value-type="string" office:string-value="Source Around">
            <text:p>Source Around</text:p>
          </table:table-cell>
          <table:table-cell office:value-type="string" office:string-value="Alimentos">
            <text:p>Alimentos</text:p>
          </table:table-cell>
          <table:table-cell office:value-type="float" office:value="104">
            <text:p>104</text:p>
          </table:table-cell>
          <table:table-cell office:value-type="float" office:value="49.76">
            <text:p>49.7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1-04">
            <text:p>2024-11-04</text:p>
          </table:table-cell>
          <table:table-cell office:value-type="string" office:string-value="A-13-B9">
            <text:p>A-13-B9</text:p>
          </table:table-cell>
        </table:table-row>
        <table:table-row>
          <table:table-cell office:value-type="string" office:string-value="P-0008">
            <text:p>P-0008</text:p>
          </table:table-cell>
          <table:table-cell office:value-type="string" office:string-value="Development Rise">
            <text:p>Development Rise</text:p>
          </table:table-cell>
          <table:table-cell office:value-type="string" office:string-value="Electrónica">
            <text:p>Electrónica</text:p>
          </table:table-cell>
          <table:table-cell office:value-type="float" office:value="367">
            <text:p>367</text:p>
          </table:table-cell>
          <table:table-cell office:value-type="float" office:value="128.2">
            <text:p>128.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8-26">
            <text:p>2024-08-26</text:p>
          </table:table-cell>
          <table:table-cell office:value-type="string" office:string-value="A-23-B12">
            <text:p>A-23-B12</text:p>
          </table:table-cell>
        </table:table-row>
        <table:table-row>
          <table:table-cell office:value-type="string" office:string-value="P-0009">
            <text:p>P-0009</text:p>
          </table:table-cell>
          <table:table-cell office:value-type="string" office:string-value="Whole Wind">
            <text:p>Whole Wind</text:p>
          </table:table-cell>
          <table:table-cell office:value-type="string" office:string-value="Electrónica">
            <text:p>Electrónica</text:p>
          </table:table-cell>
          <table:table-cell office:value-type="float" office:value="126">
            <text:p>126</text:p>
          </table:table-cell>
          <table:table-cell office:value-type="float" office:value="154.76">
            <text:p>154.7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09">
            <text:p>2024-02-09</text:p>
          </table:table-cell>
          <table:table-cell office:value-type="string" office:string-value="A-49-B2">
            <text:p>A-49-B2</text:p>
          </table:table-cell>
        </table:table-row>
        <table:table-row>
          <table:table-cell office:value-type="string" office:string-value="P-0010">
            <text:p>P-0010</text:p>
          </table:table-cell>
          <table:table-cell office:value-type="string" office:string-value="Partner Owner">
            <text:p>Partner Owner</text:p>
          </table:table-cell>
          <table:table-cell office:value-type="string" office:string-value="Hogar">
            <text:p>Hogar</text:p>
          </table:table-cell>
          <table:table-cell office:value-type="float" office:value="356">
            <text:p>356</text:p>
          </table:table-cell>
          <table:table-cell office:value-type="float" office:value="423.54">
            <text:p>423.5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24">
            <text:p>2024-09-24</text:p>
          </table:table-cell>
          <table:table-cell office:value-type="string" office:string-value="A-39-B3">
            <text:p>A-39-B3</text:p>
          </table:table-cell>
        </table:table-row>
        <table:table-row>
          <table:table-cell office:value-type="string" office:string-value="P-0011">
            <text:p>P-0011</text:p>
          </table:table-cell>
          <table:table-cell office:value-type="string" office:string-value="Control Item">
            <text:p>Control Item</text:p>
          </table:table-cell>
          <table:table-cell office:value-type="string" office:string-value="Electrónica">
            <text:p>Electrónica</text:p>
          </table:table-cell>
          <table:table-cell office:value-type="float" office:value="366">
            <text:p>366</text:p>
          </table:table-cell>
          <table:table-cell office:value-type="float" office:value="177.14">
            <text:p>177.1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3-29">
            <text:p>2024-03-29</text:p>
          </table:table-cell>
          <table:table-cell office:value-type="string" office:string-value="A-9-B11">
            <text:p>A-9-B11</text:p>
          </table:table-cell>
        </table:table-row>
        <table:table-row>
          <table:table-cell office:value-type="string" office:string-value="P-0012">
            <text:p>P-0012</text:p>
          </table:table-cell>
          <table:table-cell office:value-type="string" office:string-value="Office Follow">
            <text:p>Office Follow</text:p>
          </table:table-cell>
          <table:table-cell office:value-type="string" office:string-value="Deportes">
            <text:p>Deportes</text:p>
          </table:table-cell>
          <table:table-cell office:value-type="float" office:value="490">
            <text:p>490</text:p>
          </table:table-cell>
          <table:table-cell office:value-type="float" office:value="448.59">
            <text:p>448.5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2-25">
            <text:p>2025-02-25</text:p>
          </table:table-cell>
          <table:table-cell office:value-type="string" office:string-value="A-11-B13">
            <text:p>A-11-B13</text:p>
          </table:table-cell>
        </table:table-row>
        <table:table-row>
          <table:table-cell office:value-type="string" office:string-value="P-0013">
            <text:p>P-0013</text:p>
          </table:table-cell>
          <table:table-cell office:value-type="string" office:string-value="Set Reduce">
            <text:p>Set Reduce</text:p>
          </table:table-cell>
          <table:table-cell office:value-type="string" office:string-value="Alimentos">
            <text:p>Alimentos</text:p>
          </table:table-cell>
          <table:table-cell office:value-type="float" office:value="130">
            <text:p>130</text:p>
          </table:table-cell>
          <table:table-cell office:value-type="float" office:value="441.6">
            <text:p>441.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6-28">
            <text:p>2023-06-28</text:p>
          </table:table-cell>
          <table:table-cell office:value-type="string" office:string-value="A-9-B18">
            <text:p>A-9-B18</text:p>
          </table:table-cell>
        </table:table-row>
        <table:table-row>
          <table:table-cell office:value-type="string" office:string-value="P-0014">
            <text:p>P-0014</text:p>
          </table:table-cell>
          <table:table-cell office:value-type="string" office:string-value="Pick Better">
            <text:p>Pick Better</text:p>
          </table:table-cell>
          <table:table-cell office:value-type="string" office:string-value="Salud">
            <text:p>Salud</text:p>
          </table:table-cell>
          <table:table-cell office:value-type="float" office:value="101">
            <text:p>101</text:p>
          </table:table-cell>
          <table:table-cell office:value-type="float" office:value="272.9">
            <text:p>272.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16">
            <text:p>2023-09-16</text:p>
          </table:table-cell>
          <table:table-cell office:value-type="string" office:string-value="A-29-B1">
            <text:p>A-29-B1</text:p>
          </table:table-cell>
        </table:table-row>
        <table:table-row>
          <table:table-cell office:value-type="string" office:string-value="P-0015">
            <text:p>P-0015</text:p>
          </table:table-cell>
          <table:table-cell office:value-type="string" office:string-value="Hot Add">
            <text:p>Hot Add</text:p>
          </table:table-cell>
          <table:table-cell office:value-type="string" office:string-value="Salud">
            <text:p>Salud</text:p>
          </table:table-cell>
          <table:table-cell office:value-type="float" office:value="270">
            <text:p>270</text:p>
          </table:table-cell>
          <table:table-cell office:value-type="float" office:value="124.86">
            <text:p>124.8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6-23">
            <text:p>2023-06-23</text:p>
          </table:table-cell>
          <table:table-cell office:value-type="string" office:string-value="A-10-B17">
            <text:p>A-10-B17</text:p>
          </table:table-cell>
        </table:table-row>
        <table:table-row>
          <table:table-cell office:value-type="string" office:string-value="P-0016">
            <text:p>P-0016</text:p>
          </table:table-cell>
          <table:table-cell office:value-type="string" office:string-value="Yourself Education">
            <text:p>Yourself Education</text:p>
          </table:table-cell>
          <table:table-cell office:value-type="string" office:string-value="Ropa">
            <text:p>Ropa</text:p>
          </table:table-cell>
          <table:table-cell office:value-type="float" office:value="310">
            <text:p>310</text:p>
          </table:table-cell>
          <table:table-cell office:value-type="float" office:value="21.99">
            <text:p>21.9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5-27">
            <text:p>2023-05-27</text:p>
          </table:table-cell>
          <table:table-cell office:value-type="string" office:string-value="A-33-B17">
            <text:p>A-33-B17</text:p>
          </table:table-cell>
        </table:table-row>
        <table:table-row>
          <table:table-cell office:value-type="string" office:string-value="P-0017">
            <text:p>P-0017</text:p>
          </table:table-cell>
          <table:table-cell office:value-type="string" office:string-value="Four Chair">
            <text:p>Four Chair</text:p>
          </table:table-cell>
          <table:table-cell office:value-type="string" office:string-value="Electrónica">
            <text:p>Electrónica</text:p>
          </table:table-cell>
          <table:table-cell office:value-type="float" office:value="61">
            <text:p>61</text:p>
          </table:table-cell>
          <table:table-cell office:value-type="float" office:value="342.61">
            <text:p>342.6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1-29">
            <text:p>2024-11-29</text:p>
          </table:table-cell>
          <table:table-cell office:value-type="string" office:string-value="A-20-B14">
            <text:p>A-20-B14</text:p>
          </table:table-cell>
        </table:table-row>
        <table:table-row>
          <table:table-cell office:value-type="string" office:string-value="P-0018">
            <text:p>P-0018</text:p>
          </table:table-cell>
          <table:table-cell office:value-type="string" office:string-value="Church Doctor">
            <text:p>Church Doctor</text:p>
          </table:table-cell>
          <table:table-cell office:value-type="string" office:string-value="Automotriz">
            <text:p>Automotriz</text:p>
          </table:table-cell>
          <table:table-cell office:value-type="float" office:value="477">
            <text:p>477</text:p>
          </table:table-cell>
          <table:table-cell office:value-type="float" office:value="280.21">
            <text:p>280.2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1-01">
            <text:p>2024-01-01</text:p>
          </table:table-cell>
          <table:table-cell office:value-type="string" office:string-value="A-48-B18">
            <text:p>A-48-B18</text:p>
          </table:table-cell>
        </table:table-row>
        <table:table-row>
          <table:table-cell office:value-type="string" office:string-value="P-0019">
            <text:p>P-0019</text:p>
          </table:table-cell>
          <table:table-cell office:value-type="string" office:string-value="Offer The">
            <text:p>Offer The</text:p>
          </table:table-cell>
          <table:table-cell office:value-type="string" office:string-value="Ropa">
            <text:p>Ropa</text:p>
          </table:table-cell>
          <table:table-cell office:value-type="float" office:value="373">
            <text:p>373</text:p>
          </table:table-cell>
          <table:table-cell office:value-type="float" office:value="364.29">
            <text:p>364.2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05">
            <text:p>2023-09-05</text:p>
          </table:table-cell>
          <table:table-cell office:value-type="string" office:string-value="A-39-B8">
            <text:p>A-39-B8</text:p>
          </table:table-cell>
        </table:table-row>
        <table:table-row>
          <table:table-cell office:value-type="string" office:string-value="P-0020">
            <text:p>P-0020</text:p>
          </table:table-cell>
          <table:table-cell office:value-type="string" office:string-value="Able Record">
            <text:p>Able Record</text:p>
          </table:table-cell>
          <table:table-cell office:value-type="string" office:string-value="Deportes">
            <text:p>Deportes</text:p>
          </table:table-cell>
          <table:table-cell office:value-type="float" office:value="62">
            <text:p>62</text:p>
          </table:table-cell>
          <table:table-cell office:value-type="float" office:value="160.94">
            <text:p>160.9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2-24">
            <text:p>2024-02-24</text:p>
          </table:table-cell>
          <table:table-cell office:value-type="string" office:string-value="A-49-B15">
            <text:p>A-49-B15</text:p>
          </table:table-cell>
        </table:table-row>
        <table:table-row>
          <table:table-cell office:value-type="string" office:string-value="P-0021">
            <text:p>P-0021</text:p>
          </table:table-cell>
          <table:table-cell office:value-type="string" office:string-value="Expect I">
            <text:p>Expect I</text:p>
          </table:table-cell>
          <table:table-cell office:value-type="string" office:string-value="Hogar">
            <text:p>Hogar</text:p>
          </table:table-cell>
          <table:table-cell office:value-type="float" office:value="346">
            <text:p>346</text:p>
          </table:table-cell>
          <table:table-cell office:value-type="float" office:value="127.8">
            <text:p>127.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6-22">
            <text:p>2024-06-22</text:p>
          </table:table-cell>
          <table:table-cell office:value-type="string" office:string-value="A-3-B10">
            <text:p>A-3-B10</text:p>
          </table:table-cell>
        </table:table-row>
        <table:table-row>
          <table:table-cell office:value-type="string" office:string-value="P-0022">
            <text:p>P-0022</text:p>
          </table:table-cell>
          <table:table-cell office:value-type="string" office:string-value="Ground Will">
            <text:p>Ground Will</text:p>
          </table:table-cell>
          <table:table-cell office:value-type="string" office:string-value="Deportes">
            <text:p>Deportes</text:p>
          </table:table-cell>
          <table:table-cell office:value-type="float" office:value="411">
            <text:p>411</text:p>
          </table:table-cell>
          <table:table-cell office:value-type="float" office:value="194.72">
            <text:p>194.7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26">
            <text:p>2023-07-26</text:p>
          </table:table-cell>
          <table:table-cell office:value-type="string" office:string-value="A-32-B9">
            <text:p>A-32-B9</text:p>
          </table:table-cell>
        </table:table-row>
        <table:table-row>
          <table:table-cell office:value-type="string" office:string-value="P-0023">
            <text:p>P-0023</text:p>
          </table:table-cell>
          <table:table-cell office:value-type="string" office:string-value="Form Chance">
            <text:p>Form Chance</text:p>
          </table:table-cell>
          <table:table-cell office:value-type="string" office:string-value="Ropa">
            <text:p>Ropa</text:p>
          </table:table-cell>
          <table:table-cell office:value-type="float" office:value="184">
            <text:p>184</text:p>
          </table:table-cell>
          <table:table-cell office:value-type="float" office:value="103.91">
            <text:p>103.9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3-25">
            <text:p>2023-03-25</text:p>
          </table:table-cell>
          <table:table-cell office:value-type="string" office:string-value="A-29-B1">
            <text:p>A-29-B1</text:p>
          </table:table-cell>
        </table:table-row>
        <table:table-row>
          <table:table-cell office:value-type="string" office:string-value="P-0024">
            <text:p>P-0024</text:p>
          </table:table-cell>
          <table:table-cell office:value-type="string" office:string-value="Side Magazine">
            <text:p>Side Magazine</text:p>
          </table:table-cell>
          <table:table-cell office:value-type="string" office:string-value="Automotriz">
            <text:p>Automotriz</text:p>
          </table:table-cell>
          <table:table-cell office:value-type="float" office:value="349">
            <text:p>349</text:p>
          </table:table-cell>
          <table:table-cell office:value-type="float" office:value="14.2">
            <text:p>14.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02">
            <text:p>2024-12-02</text:p>
          </table:table-cell>
          <table:table-cell office:value-type="string" office:string-value="A-43-B20">
            <text:p>A-43-B20</text:p>
          </table:table-cell>
        </table:table-row>
        <table:table-row>
          <table:table-cell office:value-type="string" office:string-value="P-0025">
            <text:p>P-0025</text:p>
          </table:table-cell>
          <table:table-cell office:value-type="string" office:string-value="Attorney Response">
            <text:p>Attorney Response</text:p>
          </table:table-cell>
          <table:table-cell office:value-type="string" office:string-value="Hogar">
            <text:p>Hogar</text:p>
          </table:table-cell>
          <table:table-cell office:value-type="float" office:value="160">
            <text:p>160</text:p>
          </table:table-cell>
          <table:table-cell office:value-type="float" office:value="437.34">
            <text:p>437.3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3-25">
            <text:p>2023-03-25</text:p>
          </table:table-cell>
          <table:table-cell office:value-type="string" office:string-value="A-7-B4">
            <text:p>A-7-B4</text:p>
          </table:table-cell>
        </table:table-row>
        <table:table-row>
          <table:table-cell office:value-type="string" office:string-value="P-0026">
            <text:p>P-0026</text:p>
          </table:table-cell>
          <table:table-cell office:value-type="string" office:string-value="Experience Smile">
            <text:p>Experience Smile</text:p>
          </table:table-cell>
          <table:table-cell office:value-type="string" office:string-value="Salud">
            <text:p>Salud</text:p>
          </table:table-cell>
          <table:table-cell office:value-type="float" office:value="139">
            <text:p>139</text:p>
          </table:table-cell>
          <table:table-cell office:value-type="float" office:value="127.7">
            <text:p>127.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2-13">
            <text:p>2024-12-13</text:p>
          </table:table-cell>
          <table:table-cell office:value-type="string" office:string-value="A-15-B17">
            <text:p>A-15-B17</text:p>
          </table:table-cell>
        </table:table-row>
        <table:table-row>
          <table:table-cell office:value-type="string" office:string-value="P-0027">
            <text:p>P-0027</text:p>
          </table:table-cell>
          <table:table-cell office:value-type="string" office:string-value="Heavy Thank">
            <text:p>Heavy Thank</text:p>
          </table:table-cell>
          <table:table-cell office:value-type="string" office:string-value="Hogar">
            <text:p>Hogar</text:p>
          </table:table-cell>
          <table:table-cell office:value-type="float" office:value="104">
            <text:p>104</text:p>
          </table:table-cell>
          <table:table-cell office:value-type="float" office:value="115.0">
            <text:p>115.0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1-29">
            <text:p>2024-11-29</text:p>
          </table:table-cell>
          <table:table-cell office:value-type="string" office:string-value="A-22-B13">
            <text:p>A-22-B13</text:p>
          </table:table-cell>
        </table:table-row>
        <table:table-row>
          <table:table-cell office:value-type="string" office:string-value="P-0028">
            <text:p>P-0028</text:p>
          </table:table-cell>
          <table:table-cell office:value-type="string" office:string-value="Sport Almost">
            <text:p>Sport Almost</text:p>
          </table:table-cell>
          <table:table-cell office:value-type="string" office:string-value="Salud">
            <text:p>Salud</text:p>
          </table:table-cell>
          <table:table-cell office:value-type="float" office:value="209">
            <text:p>209</text:p>
          </table:table-cell>
          <table:table-cell office:value-type="float" office:value="175.51">
            <text:p>175.5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7-23">
            <text:p>2023-07-23</text:p>
          </table:table-cell>
          <table:table-cell office:value-type="string" office:string-value="A-16-B11">
            <text:p>A-16-B11</text:p>
          </table:table-cell>
        </table:table-row>
        <table:table-row>
          <table:table-cell office:value-type="string" office:string-value="P-0029">
            <text:p>P-0029</text:p>
          </table:table-cell>
          <table:table-cell office:value-type="string" office:string-value="Cost Stage">
            <text:p>Cost Stage</text:p>
          </table:table-cell>
          <table:table-cell office:value-type="string" office:string-value="Salud">
            <text:p>Salud</text:p>
          </table:table-cell>
          <table:table-cell office:value-type="float" office:value="323">
            <text:p>323</text:p>
          </table:table-cell>
          <table:table-cell office:value-type="float" office:value="252.68">
            <text:p>252.6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2-17">
            <text:p>2024-12-17</text:p>
          </table:table-cell>
          <table:table-cell office:value-type="string" office:string-value="A-18-B19">
            <text:p>A-18-B19</text:p>
          </table:table-cell>
        </table:table-row>
        <table:table-row>
          <table:table-cell office:value-type="string" office:string-value="P-0030">
            <text:p>P-0030</text:p>
          </table:table-cell>
          <table:table-cell office:value-type="string" office:string-value="Because Wonder">
            <text:p>Because Wonder</text:p>
          </table:table-cell>
          <table:table-cell office:value-type="string" office:string-value="Ropa">
            <text:p>Ropa</text:p>
          </table:table-cell>
          <table:table-cell office:value-type="float" office:value="85">
            <text:p>85</text:p>
          </table:table-cell>
          <table:table-cell office:value-type="float" office:value="10.06">
            <text:p>10.0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0-19">
            <text:p>2024-10-19</text:p>
          </table:table-cell>
          <table:table-cell office:value-type="string" office:string-value="A-29-B6">
            <text:p>A-29-B6</text:p>
          </table:table-cell>
        </table:table-row>
        <table:table-row>
          <table:table-cell office:value-type="string" office:string-value="P-0031">
            <text:p>P-0031</text:p>
          </table:table-cell>
          <table:table-cell office:value-type="string" office:string-value="Member Movement">
            <text:p>Member Movement</text:p>
          </table:table-cell>
          <table:table-cell office:value-type="string" office:string-value="Ropa">
            <text:p>Ropa</text:p>
          </table:table-cell>
          <table:table-cell office:value-type="float" office:value="490">
            <text:p>490</text:p>
          </table:table-cell>
          <table:table-cell office:value-type="float" office:value="471.93">
            <text:p>471.9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8-29">
            <text:p>2024-08-29</text:p>
          </table:table-cell>
          <table:table-cell office:value-type="string" office:string-value="A-35-B6">
            <text:p>A-35-B6</text:p>
          </table:table-cell>
        </table:table-row>
        <table:table-row>
          <table:table-cell office:value-type="string" office:string-value="P-0032">
            <text:p>P-0032</text:p>
          </table:table-cell>
          <table:table-cell office:value-type="string" office:string-value="Authority Garden">
            <text:p>Authority Garden</text:p>
          </table:table-cell>
          <table:table-cell office:value-type="string" office:string-value="Alimentos">
            <text:p>Alimentos</text:p>
          </table:table-cell>
          <table:table-cell office:value-type="float" office:value="291">
            <text:p>291</text:p>
          </table:table-cell>
          <table:table-cell office:value-type="float" office:value="381.48">
            <text:p>381.4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2-07">
            <text:p>2025-02-07</text:p>
          </table:table-cell>
          <table:table-cell office:value-type="string" office:string-value="A-41-B11">
            <text:p>A-41-B11</text:p>
          </table:table-cell>
        </table:table-row>
        <table:table-row>
          <table:table-cell office:value-type="string" office:string-value="P-0033">
            <text:p>P-0033</text:p>
          </table:table-cell>
          <table:table-cell office:value-type="string" office:string-value="Pm Trip">
            <text:p>Pm Trip</text:p>
          </table:table-cell>
          <table:table-cell office:value-type="string" office:string-value="Ropa">
            <text:p>Ropa</text:p>
          </table:table-cell>
          <table:table-cell office:value-type="float" office:value="137">
            <text:p>137</text:p>
          </table:table-cell>
          <table:table-cell office:value-type="float" office:value="380.97">
            <text:p>380.9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6-30">
            <text:p>2024-06-30</text:p>
          </table:table-cell>
          <table:table-cell office:value-type="string" office:string-value="A-47-B18">
            <text:p>A-47-B18</text:p>
          </table:table-cell>
        </table:table-row>
        <table:table-row>
          <table:table-cell office:value-type="string" office:string-value="P-0034">
            <text:p>P-0034</text:p>
          </table:table-cell>
          <table:table-cell office:value-type="string" office:string-value="Suffer College">
            <text:p>Suffer College</text:p>
          </table:table-cell>
          <table:table-cell office:value-type="string" office:string-value="Juguetes">
            <text:p>Juguetes</text:p>
          </table:table-cell>
          <table:table-cell office:value-type="float" office:value="191">
            <text:p>191</text:p>
          </table:table-cell>
          <table:table-cell office:value-type="float" office:value="476.16">
            <text:p>476.1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05">
            <text:p>2024-05-05</text:p>
          </table:table-cell>
          <table:table-cell office:value-type="string" office:string-value="A-39-B19">
            <text:p>A-39-B19</text:p>
          </table:table-cell>
        </table:table-row>
        <table:table-row>
          <table:table-cell office:value-type="string" office:string-value="P-0035">
            <text:p>P-0035</text:p>
          </table:table-cell>
          <table:table-cell office:value-type="string" office:string-value="Lawyer Civil">
            <text:p>Lawyer Civil</text:p>
          </table:table-cell>
          <table:table-cell office:value-type="string" office:string-value="Deportes">
            <text:p>Deportes</text:p>
          </table:table-cell>
          <table:table-cell office:value-type="float" office:value="209">
            <text:p>209</text:p>
          </table:table-cell>
          <table:table-cell office:value-type="float" office:value="221.21">
            <text:p>221.2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09">
            <text:p>2023-10-09</text:p>
          </table:table-cell>
          <table:table-cell office:value-type="string" office:string-value="A-38-B1">
            <text:p>A-38-B1</text:p>
          </table:table-cell>
        </table:table-row>
        <table:table-row>
          <table:table-cell office:value-type="string" office:string-value="P-0036">
            <text:p>P-0036</text:p>
          </table:table-cell>
          <table:table-cell office:value-type="string" office:string-value="Sell Perhaps">
            <text:p>Sell Perhaps</text:p>
          </table:table-cell>
          <table:table-cell office:value-type="string" office:string-value="Salud">
            <text:p>Salud</text:p>
          </table:table-cell>
          <table:table-cell office:value-type="float" office:value="151">
            <text:p>151</text:p>
          </table:table-cell>
          <table:table-cell office:value-type="float" office:value="336.41">
            <text:p>336.4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17">
            <text:p>2023-08-17</text:p>
          </table:table-cell>
          <table:table-cell office:value-type="string" office:string-value="A-4-B19">
            <text:p>A-4-B19</text:p>
          </table:table-cell>
        </table:table-row>
        <table:table-row>
          <table:table-cell office:value-type="string" office:string-value="P-0037">
            <text:p>P-0037</text:p>
          </table:table-cell>
          <table:table-cell office:value-type="string" office:string-value="Purpose Interesting">
            <text:p>Purpose Interesting</text:p>
          </table:table-cell>
          <table:table-cell office:value-type="string" office:string-value="Automotriz">
            <text:p>Automotriz</text:p>
          </table:table-cell>
          <table:table-cell office:value-type="float" office:value="319">
            <text:p>319</text:p>
          </table:table-cell>
          <table:table-cell office:value-type="float" office:value="470.28">
            <text:p>470.2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18">
            <text:p>2024-03-18</text:p>
          </table:table-cell>
          <table:table-cell office:value-type="string" office:string-value="A-34-B2">
            <text:p>A-34-B2</text:p>
          </table:table-cell>
        </table:table-row>
        <table:table-row>
          <table:table-cell office:value-type="string" office:string-value="P-0038">
            <text:p>P-0038</text:p>
          </table:table-cell>
          <table:table-cell office:value-type="string" office:string-value="Others Where">
            <text:p>Others Where</text:p>
          </table:table-cell>
          <table:table-cell office:value-type="string" office:string-value="Alimentos">
            <text:p>Alimentos</text:p>
          </table:table-cell>
          <table:table-cell office:value-type="float" office:value="223">
            <text:p>223</text:p>
          </table:table-cell>
          <table:table-cell office:value-type="float" office:value="241.71">
            <text:p>241.7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28">
            <text:p>2023-08-28</text:p>
          </table:table-cell>
          <table:table-cell office:value-type="string" office:string-value="A-12-B7">
            <text:p>A-12-B7</text:p>
          </table:table-cell>
        </table:table-row>
        <table:table-row>
          <table:table-cell office:value-type="string" office:string-value="P-0039">
            <text:p>P-0039</text:p>
          </table:table-cell>
          <table:table-cell office:value-type="string" office:string-value="They Government">
            <text:p>They Government</text:p>
          </table:table-cell>
          <table:table-cell office:value-type="string" office:string-value="Automotriz">
            <text:p>Automotriz</text:p>
          </table:table-cell>
          <table:table-cell office:value-type="float" office:value="481">
            <text:p>481</text:p>
          </table:table-cell>
          <table:table-cell office:value-type="float" office:value="418.52">
            <text:p>418.5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24">
            <text:p>2023-07-24</text:p>
          </table:table-cell>
          <table:table-cell office:value-type="string" office:string-value="A-13-B18">
            <text:p>A-13-B18</text:p>
          </table:table-cell>
        </table:table-row>
        <table:table-row>
          <table:table-cell office:value-type="string" office:string-value="P-0040">
            <text:p>P-0040</text:p>
          </table:table-cell>
          <table:table-cell office:value-type="string" office:string-value="System Town">
            <text:p>System Town</text:p>
          </table:table-cell>
          <table:table-cell office:value-type="string" office:string-value="Juguetes">
            <text:p>Juguetes</text:p>
          </table:table-cell>
          <table:table-cell office:value-type="float" office:value="130">
            <text:p>130</text:p>
          </table:table-cell>
          <table:table-cell office:value-type="float" office:value="378.44">
            <text:p>378.4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1-04">
            <text:p>2023-11-04</text:p>
          </table:table-cell>
          <table:table-cell office:value-type="string" office:string-value="A-3-B6">
            <text:p>A-3-B6</text:p>
          </table:table-cell>
        </table:table-row>
        <table:table-row>
          <table:table-cell office:value-type="string" office:string-value="P-0041">
            <text:p>P-0041</text:p>
          </table:table-cell>
          <table:table-cell office:value-type="string" office:string-value="Hold Music">
            <text:p>Hold Music</text:p>
          </table:table-cell>
          <table:table-cell office:value-type="string" office:string-value="Automotriz">
            <text:p>Automotriz</text:p>
          </table:table-cell>
          <table:table-cell office:value-type="float" office:value="96">
            <text:p>96</text:p>
          </table:table-cell>
          <table:table-cell office:value-type="float" office:value="136.61">
            <text:p>136.6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8-25">
            <text:p>2024-08-25</text:p>
          </table:table-cell>
          <table:table-cell office:value-type="string" office:string-value="A-18-B6">
            <text:p>A-18-B6</text:p>
          </table:table-cell>
        </table:table-row>
        <table:table-row>
          <table:table-cell office:value-type="string" office:string-value="P-0042">
            <text:p>P-0042</text:p>
          </table:table-cell>
          <table:table-cell office:value-type="string" office:string-value="Go Few">
            <text:p>Go Few</text:p>
          </table:table-cell>
          <table:table-cell office:value-type="string" office:string-value="Automotriz">
            <text:p>Automotriz</text:p>
          </table:table-cell>
          <table:table-cell office:value-type="float" office:value="197">
            <text:p>197</text:p>
          </table:table-cell>
          <table:table-cell office:value-type="float" office:value="207.46">
            <text:p>207.4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5-08">
            <text:p>2023-05-08</text:p>
          </table:table-cell>
          <table:table-cell office:value-type="string" office:string-value="A-41-B3">
            <text:p>A-41-B3</text:p>
          </table:table-cell>
        </table:table-row>
        <table:table-row>
          <table:table-cell office:value-type="string" office:string-value="P-0043">
            <text:p>P-0043</text:p>
          </table:table-cell>
          <table:table-cell office:value-type="string" office:string-value="Person Across">
            <text:p>Person Across</text:p>
          </table:table-cell>
          <table:table-cell office:value-type="string" office:string-value="Juguetes">
            <text:p>Juguetes</text:p>
          </table:table-cell>
          <table:table-cell office:value-type="float" office:value="233">
            <text:p>233</text:p>
          </table:table-cell>
          <table:table-cell office:value-type="float" office:value="404.51">
            <text:p>404.5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6-04">
            <text:p>2024-06-04</text:p>
          </table:table-cell>
          <table:table-cell office:value-type="string" office:string-value="A-31-B6">
            <text:p>A-31-B6</text:p>
          </table:table-cell>
        </table:table-row>
        <table:table-row>
          <table:table-cell office:value-type="string" office:string-value="P-0044">
            <text:p>P-0044</text:p>
          </table:table-cell>
          <table:table-cell office:value-type="string" office:string-value="Benefit Mrs">
            <text:p>Benefit Mrs</text:p>
          </table:table-cell>
          <table:table-cell office:value-type="string" office:string-value="Juguetes">
            <text:p>Juguetes</text:p>
          </table:table-cell>
          <table:table-cell office:value-type="float" office:value="64">
            <text:p>64</text:p>
          </table:table-cell>
          <table:table-cell office:value-type="float" office:value="207.49">
            <text:p>207.4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2-23">
            <text:p>2023-12-23</text:p>
          </table:table-cell>
          <table:table-cell office:value-type="string" office:string-value="A-6-B7">
            <text:p>A-6-B7</text:p>
          </table:table-cell>
        </table:table-row>
        <table:table-row>
          <table:table-cell office:value-type="string" office:string-value="P-0045">
            <text:p>P-0045</text:p>
          </table:table-cell>
          <table:table-cell office:value-type="string" office:string-value="Summer Not">
            <text:p>Summer Not</text:p>
          </table:table-cell>
          <table:table-cell office:value-type="string" office:string-value="Juguetes">
            <text:p>Juguetes</text:p>
          </table:table-cell>
          <table:table-cell office:value-type="float" office:value="33">
            <text:p>33</text:p>
          </table:table-cell>
          <table:table-cell office:value-type="float" office:value="377.33">
            <text:p>377.3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8-07">
            <text:p>2024-08-07</text:p>
          </table:table-cell>
          <table:table-cell office:value-type="string" office:string-value="A-17-B9">
            <text:p>A-17-B9</text:p>
          </table:table-cell>
        </table:table-row>
        <table:table-row>
          <table:table-cell office:value-type="string" office:string-value="P-0046">
            <text:p>P-0046</text:p>
          </table:table-cell>
          <table:table-cell office:value-type="string" office:string-value="Tv West">
            <text:p>Tv West</text:p>
          </table:table-cell>
          <table:table-cell office:value-type="string" office:string-value="Salud">
            <text:p>Salud</text:p>
          </table:table-cell>
          <table:table-cell office:value-type="float" office:value="375">
            <text:p>375</text:p>
          </table:table-cell>
          <table:table-cell office:value-type="float" office:value="109.44">
            <text:p>109.4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7-05">
            <text:p>2023-07-05</text:p>
          </table:table-cell>
          <table:table-cell office:value-type="string" office:string-value="A-32-B12">
            <text:p>A-32-B12</text:p>
          </table:table-cell>
        </table:table-row>
        <table:table-row>
          <table:table-cell office:value-type="string" office:string-value="P-0047">
            <text:p>P-0047</text:p>
          </table:table-cell>
          <table:table-cell office:value-type="string" office:string-value="Health Resource">
            <text:p>Health Resource</text:p>
          </table:table-cell>
          <table:table-cell office:value-type="string" office:string-value="Alimentos">
            <text:p>Alimentos</text:p>
          </table:table-cell>
          <table:table-cell office:value-type="float" office:value="204">
            <text:p>204</text:p>
          </table:table-cell>
          <table:table-cell office:value-type="float" office:value="282.28">
            <text:p>282.2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2-18">
            <text:p>2025-02-18</text:p>
          </table:table-cell>
          <table:table-cell office:value-type="string" office:string-value="A-37-B1">
            <text:p>A-37-B1</text:p>
          </table:table-cell>
        </table:table-row>
        <table:table-row>
          <table:table-cell office:value-type="string" office:string-value="P-0048">
            <text:p>P-0048</text:p>
          </table:table-cell>
          <table:table-cell office:value-type="string" office:string-value="Reveal Century">
            <text:p>Reveal Century</text:p>
          </table:table-cell>
          <table:table-cell office:value-type="string" office:string-value="Deportes">
            <text:p>Deportes</text:p>
          </table:table-cell>
          <table:table-cell office:value-type="float" office:value="31">
            <text:p>31</text:p>
          </table:table-cell>
          <table:table-cell office:value-type="float" office:value="413.04">
            <text:p>413.0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6-15">
            <text:p>2024-06-15</text:p>
          </table:table-cell>
          <table:table-cell office:value-type="string" office:string-value="A-34-B3">
            <text:p>A-34-B3</text:p>
          </table:table-cell>
        </table:table-row>
        <table:table-row>
          <table:table-cell office:value-type="string" office:string-value="P-0049">
            <text:p>P-0049</text:p>
          </table:table-cell>
          <table:table-cell office:value-type="string" office:string-value="Final Exactly">
            <text:p>Final Exactly</text:p>
          </table:table-cell>
          <table:table-cell office:value-type="string" office:string-value="Juguetes">
            <text:p>Juguetes</text:p>
          </table:table-cell>
          <table:table-cell office:value-type="float" office:value="198">
            <text:p>198</text:p>
          </table:table-cell>
          <table:table-cell office:value-type="float" office:value="419.01">
            <text:p>419.0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7-27">
            <text:p>2024-07-27</text:p>
          </table:table-cell>
          <table:table-cell office:value-type="string" office:string-value="A-42-B8">
            <text:p>A-42-B8</text:p>
          </table:table-cell>
        </table:table-row>
        <table:table-row>
          <table:table-cell office:value-type="string" office:string-value="P-0050">
            <text:p>P-0050</text:p>
          </table:table-cell>
          <table:table-cell office:value-type="string" office:string-value="Leg Economy">
            <text:p>Leg Economy</text:p>
          </table:table-cell>
          <table:table-cell office:value-type="string" office:string-value="Automotriz">
            <text:p>Automotriz</text:p>
          </table:table-cell>
          <table:table-cell office:value-type="float" office:value="143">
            <text:p>143</text:p>
          </table:table-cell>
          <table:table-cell office:value-type="float" office:value="233.19">
            <text:p>233.1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15">
            <text:p>2023-06-15</text:p>
          </table:table-cell>
          <table:table-cell office:value-type="string" office:string-value="A-22-B13">
            <text:p>A-22-B13</text:p>
          </table:table-cell>
        </table:table-row>
        <table:table-row>
          <table:table-cell office:value-type="string" office:string-value="P-0051">
            <text:p>P-0051</text:p>
          </table:table-cell>
          <table:table-cell office:value-type="string" office:string-value="Send Red">
            <text:p>Send Red</text:p>
          </table:table-cell>
          <table:table-cell office:value-type="string" office:string-value="Alimentos">
            <text:p>Alimentos</text:p>
          </table:table-cell>
          <table:table-cell office:value-type="float" office:value="73">
            <text:p>73</text:p>
          </table:table-cell>
          <table:table-cell office:value-type="float" office:value="310.99">
            <text:p>310.9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4-06">
            <text:p>2024-04-06</text:p>
          </table:table-cell>
          <table:table-cell office:value-type="string" office:string-value="A-32-B10">
            <text:p>A-32-B10</text:p>
          </table:table-cell>
        </table:table-row>
        <table:table-row>
          <table:table-cell office:value-type="string" office:string-value="P-0052">
            <text:p>P-0052</text:p>
          </table:table-cell>
          <table:table-cell office:value-type="string" office:string-value="Tv Natural">
            <text:p>Tv Natural</text:p>
          </table:table-cell>
          <table:table-cell office:value-type="string" office:string-value="Hogar">
            <text:p>Hogar</text:p>
          </table:table-cell>
          <table:table-cell office:value-type="float" office:value="134">
            <text:p>134</text:p>
          </table:table-cell>
          <table:table-cell office:value-type="float" office:value="494.47">
            <text:p>494.4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2-16">
            <text:p>2024-12-16</text:p>
          </table:table-cell>
          <table:table-cell office:value-type="string" office:string-value="A-50-B17">
            <text:p>A-50-B17</text:p>
          </table:table-cell>
        </table:table-row>
        <table:table-row>
          <table:table-cell office:value-type="string" office:string-value="P-0053">
            <text:p>P-0053</text:p>
          </table:table-cell>
          <table:table-cell office:value-type="string" office:string-value="Point Lose">
            <text:p>Point Lose</text:p>
          </table:table-cell>
          <table:table-cell office:value-type="string" office:string-value="Electrónica">
            <text:p>Electrónica</text:p>
          </table:table-cell>
          <table:table-cell office:value-type="float" office:value="78">
            <text:p>78</text:p>
          </table:table-cell>
          <table:table-cell office:value-type="float" office:value="112.56">
            <text:p>112.5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2-19">
            <text:p>2023-12-19</text:p>
          </table:table-cell>
          <table:table-cell office:value-type="string" office:string-value="A-41-B16">
            <text:p>A-41-B16</text:p>
          </table:table-cell>
        </table:table-row>
        <table:table-row>
          <table:table-cell office:value-type="string" office:string-value="P-0054">
            <text:p>P-0054</text:p>
          </table:table-cell>
          <table:table-cell office:value-type="string" office:string-value="As Else">
            <text:p>As Else</text:p>
          </table:table-cell>
          <table:table-cell office:value-type="string" office:string-value="Salud">
            <text:p>Salud</text:p>
          </table:table-cell>
          <table:table-cell office:value-type="float" office:value="199">
            <text:p>199</text:p>
          </table:table-cell>
          <table:table-cell office:value-type="float" office:value="435.57">
            <text:p>435.5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1-28">
            <text:p>2023-11-28</text:p>
          </table:table-cell>
          <table:table-cell office:value-type="string" office:string-value="A-49-B4">
            <text:p>A-49-B4</text:p>
          </table:table-cell>
        </table:table-row>
        <table:table-row>
          <table:table-cell office:value-type="string" office:string-value="P-0055">
            <text:p>P-0055</text:p>
          </table:table-cell>
          <table:table-cell office:value-type="string" office:string-value="Film Expect">
            <text:p>Film Expect</text:p>
          </table:table-cell>
          <table:table-cell office:value-type="string" office:string-value="Automotriz">
            <text:p>Automotriz</text:p>
          </table:table-cell>
          <table:table-cell office:value-type="float" office:value="259">
            <text:p>259</text:p>
          </table:table-cell>
          <table:table-cell office:value-type="float" office:value="382.11">
            <text:p>382.1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8-31">
            <text:p>2024-08-31</text:p>
          </table:table-cell>
          <table:table-cell office:value-type="string" office:string-value="A-31-B17">
            <text:p>A-31-B17</text:p>
          </table:table-cell>
        </table:table-row>
        <table:table-row>
          <table:table-cell office:value-type="string" office:string-value="P-0056">
            <text:p>P-0056</text:p>
          </table:table-cell>
          <table:table-cell office:value-type="string" office:string-value="Particularly Performance">
            <text:p>Particularly Performance</text:p>
          </table:table-cell>
          <table:table-cell office:value-type="string" office:string-value="Electrónica">
            <text:p>Electrónica</text:p>
          </table:table-cell>
          <table:table-cell office:value-type="float" office:value="500">
            <text:p>500</text:p>
          </table:table-cell>
          <table:table-cell office:value-type="float" office:value="479.65">
            <text:p>479.6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6-27">
            <text:p>2024-06-27</text:p>
          </table:table-cell>
          <table:table-cell office:value-type="string" office:string-value="A-4-B17">
            <text:p>A-4-B17</text:p>
          </table:table-cell>
        </table:table-row>
        <table:table-row>
          <table:table-cell office:value-type="string" office:string-value="P-0057">
            <text:p>P-0057</text:p>
          </table:table-cell>
          <table:table-cell office:value-type="string" office:string-value="Expert Of">
            <text:p>Expert Of</text:p>
          </table:table-cell>
          <table:table-cell office:value-type="string" office:string-value="Deportes">
            <text:p>Deportes</text:p>
          </table:table-cell>
          <table:table-cell office:value-type="float" office:value="303">
            <text:p>303</text:p>
          </table:table-cell>
          <table:table-cell office:value-type="float" office:value="18.4">
            <text:p>18.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0-19">
            <text:p>2023-10-19</text:p>
          </table:table-cell>
          <table:table-cell office:value-type="string" office:string-value="A-37-B2">
            <text:p>A-37-B2</text:p>
          </table:table-cell>
        </table:table-row>
        <table:table-row>
          <table:table-cell office:value-type="string" office:string-value="P-0058">
            <text:p>P-0058</text:p>
          </table:table-cell>
          <table:table-cell office:value-type="string" office:string-value="Establish Middle">
            <text:p>Establish Middle</text:p>
          </table:table-cell>
          <table:table-cell office:value-type="string" office:string-value="Hogar">
            <text:p>Hogar</text:p>
          </table:table-cell>
          <table:table-cell office:value-type="float" office:value="66">
            <text:p>66</text:p>
          </table:table-cell>
          <table:table-cell office:value-type="float" office:value="63.8">
            <text:p>63.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3-23">
            <text:p>2024-03-23</text:p>
          </table:table-cell>
          <table:table-cell office:value-type="string" office:string-value="A-40-B12">
            <text:p>A-40-B12</text:p>
          </table:table-cell>
        </table:table-row>
        <table:table-row>
          <table:table-cell office:value-type="string" office:string-value="P-0059">
            <text:p>P-0059</text:p>
          </table:table-cell>
          <table:table-cell office:value-type="string" office:string-value="Add Front">
            <text:p>Add Front</text:p>
          </table:table-cell>
          <table:table-cell office:value-type="string" office:string-value="Electrónica">
            <text:p>Electrónica</text:p>
          </table:table-cell>
          <table:table-cell office:value-type="float" office:value="146">
            <text:p>146</text:p>
          </table:table-cell>
          <table:table-cell office:value-type="float" office:value="331.1">
            <text:p>331.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2-28">
            <text:p>2024-12-28</text:p>
          </table:table-cell>
          <table:table-cell office:value-type="string" office:string-value="A-36-B7">
            <text:p>A-36-B7</text:p>
          </table:table-cell>
        </table:table-row>
        <table:table-row>
          <table:table-cell office:value-type="string" office:string-value="P-0060">
            <text:p>P-0060</text:p>
          </table:table-cell>
          <table:table-cell office:value-type="string" office:string-value="Instead Certainly">
            <text:p>Instead Certainly</text:p>
          </table:table-cell>
          <table:table-cell office:value-type="string" office:string-value="Salud">
            <text:p>Salud</text:p>
          </table:table-cell>
          <table:table-cell office:value-type="float" office:value="362">
            <text:p>362</text:p>
          </table:table-cell>
          <table:table-cell office:value-type="float" office:value="422.65">
            <text:p>422.6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1-20">
            <text:p>2025-01-20</text:p>
          </table:table-cell>
          <table:table-cell office:value-type="string" office:string-value="A-21-B16">
            <text:p>A-21-B16</text:p>
          </table:table-cell>
        </table:table-row>
        <table:table-row>
          <table:table-cell office:value-type="string" office:string-value="P-0061">
            <text:p>P-0061</text:p>
          </table:table-cell>
          <table:table-cell office:value-type="string" office:string-value="Always Sense">
            <text:p>Always Sense</text:p>
          </table:table-cell>
          <table:table-cell office:value-type="string" office:string-value="Automotriz">
            <text:p>Automotriz</text:p>
          </table:table-cell>
          <table:table-cell office:value-type="float" office:value="285">
            <text:p>285</text:p>
          </table:table-cell>
          <table:table-cell office:value-type="float" office:value="312.09">
            <text:p>312.0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04">
            <text:p>2023-05-04</text:p>
          </table:table-cell>
          <table:table-cell office:value-type="string" office:string-value="A-21-B2">
            <text:p>A-21-B2</text:p>
          </table:table-cell>
        </table:table-row>
        <table:table-row>
          <table:table-cell office:value-type="string" office:string-value="P-0062">
            <text:p>P-0062</text:p>
          </table:table-cell>
          <table:table-cell office:value-type="string" office:string-value="Break Might">
            <text:p>Break Might</text:p>
          </table:table-cell>
          <table:table-cell office:value-type="string" office:string-value="Juguetes">
            <text:p>Juguetes</text:p>
          </table:table-cell>
          <table:table-cell office:value-type="float" office:value="441">
            <text:p>441</text:p>
          </table:table-cell>
          <table:table-cell office:value-type="float" office:value="143.08">
            <text:p>143.0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6-30">
            <text:p>2024-06-30</text:p>
          </table:table-cell>
          <table:table-cell office:value-type="string" office:string-value="A-10-B5">
            <text:p>A-10-B5</text:p>
          </table:table-cell>
        </table:table-row>
        <table:table-row>
          <table:table-cell office:value-type="string" office:string-value="P-0063">
            <text:p>P-0063</text:p>
          </table:table-cell>
          <table:table-cell office:value-type="string" office:string-value="Card Support">
            <text:p>Card Support</text:p>
          </table:table-cell>
          <table:table-cell office:value-type="string" office:string-value="Salud">
            <text:p>Salud</text:p>
          </table:table-cell>
          <table:table-cell office:value-type="float" office:value="249">
            <text:p>249</text:p>
          </table:table-cell>
          <table:table-cell office:value-type="float" office:value="169.01">
            <text:p>169.0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0-20">
            <text:p>2023-10-20</text:p>
          </table:table-cell>
          <table:table-cell office:value-type="string" office:string-value="A-1-B5">
            <text:p>A-1-B5</text:p>
          </table:table-cell>
        </table:table-row>
        <table:table-row>
          <table:table-cell office:value-type="string" office:string-value="P-0064">
            <text:p>P-0064</text:p>
          </table:table-cell>
          <table:table-cell office:value-type="string" office:string-value="Tend Free">
            <text:p>Tend Free</text:p>
          </table:table-cell>
          <table:table-cell office:value-type="string" office:string-value="Salud">
            <text:p>Salud</text:p>
          </table:table-cell>
          <table:table-cell office:value-type="float" office:value="483">
            <text:p>483</text:p>
          </table:table-cell>
          <table:table-cell office:value-type="float" office:value="271.61">
            <text:p>271.6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8-26">
            <text:p>2023-08-26</text:p>
          </table:table-cell>
          <table:table-cell office:value-type="string" office:string-value="A-26-B11">
            <text:p>A-26-B11</text:p>
          </table:table-cell>
        </table:table-row>
        <table:table-row>
          <table:table-cell office:value-type="string" office:string-value="P-0065">
            <text:p>P-0065</text:p>
          </table:table-cell>
          <table:table-cell office:value-type="string" office:string-value="Let Up">
            <text:p>Let Up</text:p>
          </table:table-cell>
          <table:table-cell office:value-type="string" office:string-value="Hogar">
            <text:p>Hogar</text:p>
          </table:table-cell>
          <table:table-cell office:value-type="float" office:value="281">
            <text:p>281</text:p>
          </table:table-cell>
          <table:table-cell office:value-type="float" office:value="71.92">
            <text:p>71.9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05">
            <text:p>2023-10-05</text:p>
          </table:table-cell>
          <table:table-cell office:value-type="string" office:string-value="A-12-B6">
            <text:p>A-12-B6</text:p>
          </table:table-cell>
        </table:table-row>
        <table:table-row>
          <table:table-cell office:value-type="string" office:string-value="P-0066">
            <text:p>P-0066</text:p>
          </table:table-cell>
          <table:table-cell office:value-type="string" office:string-value="I His">
            <text:p>I His</text:p>
          </table:table-cell>
          <table:table-cell office:value-type="string" office:string-value="Automotriz">
            <text:p>Automotriz</text:p>
          </table:table-cell>
          <table:table-cell office:value-type="float" office:value="356">
            <text:p>356</text:p>
          </table:table-cell>
          <table:table-cell office:value-type="float" office:value="101.62">
            <text:p>101.6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8-14">
            <text:p>2023-08-14</text:p>
          </table:table-cell>
          <table:table-cell office:value-type="string" office:string-value="A-50-B12">
            <text:p>A-50-B12</text:p>
          </table:table-cell>
        </table:table-row>
        <table:table-row>
          <table:table-cell office:value-type="string" office:string-value="P-0067">
            <text:p>P-0067</text:p>
          </table:table-cell>
          <table:table-cell office:value-type="string" office:string-value="Six Although">
            <text:p>Six Although</text:p>
          </table:table-cell>
          <table:table-cell office:value-type="string" office:string-value="Ropa">
            <text:p>Ropa</text:p>
          </table:table-cell>
          <table:table-cell office:value-type="float" office:value="100">
            <text:p>100</text:p>
          </table:table-cell>
          <table:table-cell office:value-type="float" office:value="491.76">
            <text:p>491.7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30">
            <text:p>2023-07-30</text:p>
          </table:table-cell>
          <table:table-cell office:value-type="string" office:string-value="A-49-B1">
            <text:p>A-49-B1</text:p>
          </table:table-cell>
        </table:table-row>
        <table:table-row>
          <table:table-cell office:value-type="string" office:string-value="P-0068">
            <text:p>P-0068</text:p>
          </table:table-cell>
          <table:table-cell office:value-type="string" office:string-value="Among Bed">
            <text:p>Among Bed</text:p>
          </table:table-cell>
          <table:table-cell office:value-type="string" office:string-value="Electrónica">
            <text:p>Electrónica</text:p>
          </table:table-cell>
          <table:table-cell office:value-type="float" office:value="364">
            <text:p>364</text:p>
          </table:table-cell>
          <table:table-cell office:value-type="float" office:value="104.64">
            <text:p>104.6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5-04">
            <text:p>2024-05-04</text:p>
          </table:table-cell>
          <table:table-cell office:value-type="string" office:string-value="A-47-B18">
            <text:p>A-47-B18</text:p>
          </table:table-cell>
        </table:table-row>
        <table:table-row>
          <table:table-cell office:value-type="string" office:string-value="P-0069">
            <text:p>P-0069</text:p>
          </table:table-cell>
          <table:table-cell office:value-type="string" office:string-value="Candidate Employee">
            <text:p>Candidate Employee</text:p>
          </table:table-cell>
          <table:table-cell office:value-type="string" office:string-value="Salud">
            <text:p>Salud</text:p>
          </table:table-cell>
          <table:table-cell office:value-type="float" office:value="138">
            <text:p>138</text:p>
          </table:table-cell>
          <table:table-cell office:value-type="float" office:value="395.32">
            <text:p>395.3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1-02">
            <text:p>2024-01-02</text:p>
          </table:table-cell>
          <table:table-cell office:value-type="string" office:string-value="A-27-B4">
            <text:p>A-27-B4</text:p>
          </table:table-cell>
        </table:table-row>
        <table:table-row>
          <table:table-cell office:value-type="string" office:string-value="P-0070">
            <text:p>P-0070</text:p>
          </table:table-cell>
          <table:table-cell office:value-type="string" office:string-value="Move Will">
            <text:p>Move Will</text:p>
          </table:table-cell>
          <table:table-cell office:value-type="string" office:string-value="Deportes">
            <text:p>Deportes</text:p>
          </table:table-cell>
          <table:table-cell office:value-type="float" office:value="455">
            <text:p>455</text:p>
          </table:table-cell>
          <table:table-cell office:value-type="float" office:value="222.78">
            <text:p>222.7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01">
            <text:p>2024-10-01</text:p>
          </table:table-cell>
          <table:table-cell office:value-type="string" office:string-value="A-18-B20">
            <text:p>A-18-B20</text:p>
          </table:table-cell>
        </table:table-row>
        <table:table-row>
          <table:table-cell office:value-type="string" office:string-value="P-0071">
            <text:p>P-0071</text:p>
          </table:table-cell>
          <table:table-cell office:value-type="string" office:string-value="Discuss Tend">
            <text:p>Discuss Tend</text:p>
          </table:table-cell>
          <table:table-cell office:value-type="string" office:string-value="Automotriz">
            <text:p>Automotriz</text:p>
          </table:table-cell>
          <table:table-cell office:value-type="float" office:value="480">
            <text:p>480</text:p>
          </table:table-cell>
          <table:table-cell office:value-type="float" office:value="250.42">
            <text:p>250.4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4-29">
            <text:p>2023-04-29</text:p>
          </table:table-cell>
          <table:table-cell office:value-type="string" office:string-value="A-48-B7">
            <text:p>A-48-B7</text:p>
          </table:table-cell>
        </table:table-row>
        <table:table-row>
          <table:table-cell office:value-type="string" office:string-value="P-0072">
            <text:p>P-0072</text:p>
          </table:table-cell>
          <table:table-cell office:value-type="string" office:string-value="Standard Sister">
            <text:p>Standard Sister</text:p>
          </table:table-cell>
          <table:table-cell office:value-type="string" office:string-value="Salud">
            <text:p>Salud</text:p>
          </table:table-cell>
          <table:table-cell office:value-type="float" office:value="481">
            <text:p>481</text:p>
          </table:table-cell>
          <table:table-cell office:value-type="float" office:value="114.75">
            <text:p>114.7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1-30">
            <text:p>2023-11-30</text:p>
          </table:table-cell>
          <table:table-cell office:value-type="string" office:string-value="A-11-B15">
            <text:p>A-11-B15</text:p>
          </table:table-cell>
        </table:table-row>
        <table:table-row>
          <table:table-cell office:value-type="string" office:string-value="P-0073">
            <text:p>P-0073</text:p>
          </table:table-cell>
          <table:table-cell office:value-type="string" office:string-value="Fly Push">
            <text:p>Fly Push</text:p>
          </table:table-cell>
          <table:table-cell office:value-type="string" office:string-value="Electrónica">
            <text:p>Electrónica</text:p>
          </table:table-cell>
          <table:table-cell office:value-type="float" office:value="464">
            <text:p>464</text:p>
          </table:table-cell>
          <table:table-cell office:value-type="float" office:value="16.79">
            <text:p>16.7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0-11">
            <text:p>2023-10-11</text:p>
          </table:table-cell>
          <table:table-cell office:value-type="string" office:string-value="A-10-B5">
            <text:p>A-10-B5</text:p>
          </table:table-cell>
        </table:table-row>
        <table:table-row>
          <table:table-cell office:value-type="string" office:string-value="P-0074">
            <text:p>P-0074</text:p>
          </table:table-cell>
          <table:table-cell office:value-type="string" office:string-value="Money Agreement">
            <text:p>Money Agreement</text:p>
          </table:table-cell>
          <table:table-cell office:value-type="string" office:string-value="Hogar">
            <text:p>Hogar</text:p>
          </table:table-cell>
          <table:table-cell office:value-type="float" office:value="33">
            <text:p>33</text:p>
          </table:table-cell>
          <table:table-cell office:value-type="float" office:value="428.35">
            <text:p>428.3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1-25">
            <text:p>2023-11-25</text:p>
          </table:table-cell>
          <table:table-cell office:value-type="string" office:string-value="A-5-B8">
            <text:p>A-5-B8</text:p>
          </table:table-cell>
        </table:table-row>
        <table:table-row>
          <table:table-cell office:value-type="string" office:string-value="P-0075">
            <text:p>P-0075</text:p>
          </table:table-cell>
          <table:table-cell office:value-type="string" office:string-value="Town Into">
            <text:p>Town Into</text:p>
          </table:table-cell>
          <table:table-cell office:value-type="string" office:string-value="Salud">
            <text:p>Salud</text:p>
          </table:table-cell>
          <table:table-cell office:value-type="float" office:value="143">
            <text:p>143</text:p>
          </table:table-cell>
          <table:table-cell office:value-type="float" office:value="360.84">
            <text:p>360.8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7-05">
            <text:p>2024-07-05</text:p>
          </table:table-cell>
          <table:table-cell office:value-type="string" office:string-value="A-44-B19">
            <text:p>A-44-B19</text:p>
          </table:table-cell>
        </table:table-row>
        <table:table-row>
          <table:table-cell office:value-type="string" office:string-value="P-0076">
            <text:p>P-0076</text:p>
          </table:table-cell>
          <table:table-cell office:value-type="string" office:string-value="Night Site">
            <text:p>Night Site</text:p>
          </table:table-cell>
          <table:table-cell office:value-type="string" office:string-value="Automotriz">
            <text:p>Automotriz</text:p>
          </table:table-cell>
          <table:table-cell office:value-type="float" office:value="289">
            <text:p>289</text:p>
          </table:table-cell>
          <table:table-cell office:value-type="float" office:value="421.46">
            <text:p>421.4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4-15">
            <text:p>2024-04-15</text:p>
          </table:table-cell>
          <table:table-cell office:value-type="string" office:string-value="A-22-B7">
            <text:p>A-22-B7</text:p>
          </table:table-cell>
        </table:table-row>
        <table:table-row>
          <table:table-cell office:value-type="string" office:string-value="P-0077">
            <text:p>P-0077</text:p>
          </table:table-cell>
          <table:table-cell office:value-type="string" office:string-value="Accept Field">
            <text:p>Accept Field</text:p>
          </table:table-cell>
          <table:table-cell office:value-type="string" office:string-value="Juguetes">
            <text:p>Juguetes</text:p>
          </table:table-cell>
          <table:table-cell office:value-type="float" office:value="459">
            <text:p>459</text:p>
          </table:table-cell>
          <table:table-cell office:value-type="float" office:value="424.98">
            <text:p>424.9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1-13">
            <text:p>2024-11-13</text:p>
          </table:table-cell>
          <table:table-cell office:value-type="string" office:string-value="A-38-B6">
            <text:p>A-38-B6</text:p>
          </table:table-cell>
        </table:table-row>
        <table:table-row>
          <table:table-cell office:value-type="string" office:string-value="P-0078">
            <text:p>P-0078</text:p>
          </table:table-cell>
          <table:table-cell office:value-type="string" office:string-value="Sport Without">
            <text:p>Sport Without</text:p>
          </table:table-cell>
          <table:table-cell office:value-type="string" office:string-value="Alimentos">
            <text:p>Alimentos</text:p>
          </table:table-cell>
          <table:table-cell office:value-type="float" office:value="31">
            <text:p>31</text:p>
          </table:table-cell>
          <table:table-cell office:value-type="float" office:value="189.6">
            <text:p>189.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12">
            <text:p>2024-09-12</text:p>
          </table:table-cell>
          <table:table-cell office:value-type="string" office:string-value="A-21-B10">
            <text:p>A-21-B10</text:p>
          </table:table-cell>
        </table:table-row>
        <table:table-row>
          <table:table-cell office:value-type="string" office:string-value="P-0079">
            <text:p>P-0079</text:p>
          </table:table-cell>
          <table:table-cell office:value-type="string" office:string-value="Director Camera">
            <text:p>Director Camera</text:p>
          </table:table-cell>
          <table:table-cell office:value-type="string" office:string-value="Alimentos">
            <text:p>Alimentos</text:p>
          </table:table-cell>
          <table:table-cell office:value-type="float" office:value="32">
            <text:p>32</text:p>
          </table:table-cell>
          <table:table-cell office:value-type="float" office:value="76.94">
            <text:p>76.9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01">
            <text:p>2024-09-01</text:p>
          </table:table-cell>
          <table:table-cell office:value-type="string" office:string-value="A-10-B9">
            <text:p>A-10-B9</text:p>
          </table:table-cell>
        </table:table-row>
        <table:table-row>
          <table:table-cell office:value-type="string" office:string-value="P-0080">
            <text:p>P-0080</text:p>
          </table:table-cell>
          <table:table-cell office:value-type="string" office:string-value="Form Fact">
            <text:p>Form Fact</text:p>
          </table:table-cell>
          <table:table-cell office:value-type="string" office:string-value="Juguetes">
            <text:p>Juguetes</text:p>
          </table:table-cell>
          <table:table-cell office:value-type="float" office:value="341">
            <text:p>341</text:p>
          </table:table-cell>
          <table:table-cell office:value-type="float" office:value="343.59">
            <text:p>343.5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2-24">
            <text:p>2024-12-24</text:p>
          </table:table-cell>
          <table:table-cell office:value-type="string" office:string-value="A-25-B16">
            <text:p>A-25-B16</text:p>
          </table:table-cell>
        </table:table-row>
        <table:table-row>
          <table:table-cell office:value-type="string" office:string-value="P-0081">
            <text:p>P-0081</text:p>
          </table:table-cell>
          <table:table-cell office:value-type="string" office:string-value="Individual With">
            <text:p>Individual With</text:p>
          </table:table-cell>
          <table:table-cell office:value-type="string" office:string-value="Juguetes">
            <text:p>Juguetes</text:p>
          </table:table-cell>
          <table:table-cell office:value-type="float" office:value="436">
            <text:p>436</text:p>
          </table:table-cell>
          <table:table-cell office:value-type="float" office:value="191.7">
            <text:p>191.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2-24">
            <text:p>2023-12-24</text:p>
          </table:table-cell>
          <table:table-cell office:value-type="string" office:string-value="A-21-B8">
            <text:p>A-21-B8</text:p>
          </table:table-cell>
        </table:table-row>
        <table:table-row>
          <table:table-cell office:value-type="string" office:string-value="P-0082">
            <text:p>P-0082</text:p>
          </table:table-cell>
          <table:table-cell office:value-type="string" office:string-value="This Election">
            <text:p>This Election</text:p>
          </table:table-cell>
          <table:table-cell office:value-type="string" office:string-value="Automotriz">
            <text:p>Automotriz</text:p>
          </table:table-cell>
          <table:table-cell office:value-type="float" office:value="280">
            <text:p>280</text:p>
          </table:table-cell>
          <table:table-cell office:value-type="float" office:value="213.28">
            <text:p>213.2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0-05">
            <text:p>2024-10-05</text:p>
          </table:table-cell>
          <table:table-cell office:value-type="string" office:string-value="A-22-B10">
            <text:p>A-22-B10</text:p>
          </table:table-cell>
        </table:table-row>
        <table:table-row>
          <table:table-cell office:value-type="string" office:string-value="P-0083">
            <text:p>P-0083</text:p>
          </table:table-cell>
          <table:table-cell office:value-type="string" office:string-value="Among Lawyer">
            <text:p>Among Lawyer</text:p>
          </table:table-cell>
          <table:table-cell office:value-type="string" office:string-value="Juguetes">
            <text:p>Juguetes</text:p>
          </table:table-cell>
          <table:table-cell office:value-type="float" office:value="275">
            <text:p>275</text:p>
          </table:table-cell>
          <table:table-cell office:value-type="float" office:value="62.98">
            <text:p>62.9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5-12">
            <text:p>2024-05-12</text:p>
          </table:table-cell>
          <table:table-cell office:value-type="string" office:string-value="A-49-B1">
            <text:p>A-49-B1</text:p>
          </table:table-cell>
        </table:table-row>
        <table:table-row>
          <table:table-cell office:value-type="string" office:string-value="P-0084">
            <text:p>P-0084</text:p>
          </table:table-cell>
          <table:table-cell office:value-type="string" office:string-value="All Wrong">
            <text:p>All Wrong</text:p>
          </table:table-cell>
          <table:table-cell office:value-type="string" office:string-value="Hogar">
            <text:p>Hogar</text:p>
          </table:table-cell>
          <table:table-cell office:value-type="float" office:value="105">
            <text:p>105</text:p>
          </table:table-cell>
          <table:table-cell office:value-type="float" office:value="362.32">
            <text:p>362.3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2-02">
            <text:p>2024-02-02</text:p>
          </table:table-cell>
          <table:table-cell office:value-type="string" office:string-value="A-7-B19">
            <text:p>A-7-B19</text:p>
          </table:table-cell>
        </table:table-row>
        <table:table-row>
          <table:table-cell office:value-type="string" office:string-value="P-0085">
            <text:p>P-0085</text:p>
          </table:table-cell>
          <table:table-cell office:value-type="string" office:string-value="Sell Letter">
            <text:p>Sell Letter</text:p>
          </table:table-cell>
          <table:table-cell office:value-type="string" office:string-value="Electrónica">
            <text:p>Electrónica</text:p>
          </table:table-cell>
          <table:table-cell office:value-type="float" office:value="392">
            <text:p>392</text:p>
          </table:table-cell>
          <table:table-cell office:value-type="float" office:value="66.92">
            <text:p>66.9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6-26">
            <text:p>2023-06-26</text:p>
          </table:table-cell>
          <table:table-cell office:value-type="string" office:string-value="A-47-B18">
            <text:p>A-47-B18</text:p>
          </table:table-cell>
        </table:table-row>
        <table:table-row>
          <table:table-cell office:value-type="string" office:string-value="P-0086">
            <text:p>P-0086</text:p>
          </table:table-cell>
          <table:table-cell office:value-type="string" office:string-value="Near Change">
            <text:p>Near Change</text:p>
          </table:table-cell>
          <table:table-cell office:value-type="string" office:string-value="Electrónica">
            <text:p>Electrónica</text:p>
          </table:table-cell>
          <table:table-cell office:value-type="float" office:value="151">
            <text:p>151</text:p>
          </table:table-cell>
          <table:table-cell office:value-type="float" office:value="409.52">
            <text:p>409.5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7-05">
            <text:p>2023-07-05</text:p>
          </table:table-cell>
          <table:table-cell office:value-type="string" office:string-value="A-20-B13">
            <text:p>A-20-B13</text:p>
          </table:table-cell>
        </table:table-row>
        <table:table-row>
          <table:table-cell office:value-type="string" office:string-value="P-0087">
            <text:p>P-0087</text:p>
          </table:table-cell>
          <table:table-cell office:value-type="string" office:string-value="Reality Beat">
            <text:p>Reality Beat</text:p>
          </table:table-cell>
          <table:table-cell office:value-type="string" office:string-value="Automotriz">
            <text:p>Automotriz</text:p>
          </table:table-cell>
          <table:table-cell office:value-type="float" office:value="455">
            <text:p>455</text:p>
          </table:table-cell>
          <table:table-cell office:value-type="float" office:value="166.57">
            <text:p>166.5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2-20">
            <text:p>2025-02-20</text:p>
          </table:table-cell>
          <table:table-cell office:value-type="string" office:string-value="A-26-B2">
            <text:p>A-26-B2</text:p>
          </table:table-cell>
        </table:table-row>
        <table:table-row>
          <table:table-cell office:value-type="string" office:string-value="P-0088">
            <text:p>P-0088</text:p>
          </table:table-cell>
          <table:table-cell office:value-type="string" office:string-value="Material Individual">
            <text:p>Material Individual</text:p>
          </table:table-cell>
          <table:table-cell office:value-type="string" office:string-value="Deportes">
            <text:p>Deportes</text:p>
          </table:table-cell>
          <table:table-cell office:value-type="float" office:value="494">
            <text:p>494</text:p>
          </table:table-cell>
          <table:table-cell office:value-type="float" office:value="486.51">
            <text:p>486.5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1-27">
            <text:p>2023-11-27</text:p>
          </table:table-cell>
          <table:table-cell office:value-type="string" office:string-value="A-19-B3">
            <text:p>A-19-B3</text:p>
          </table:table-cell>
        </table:table-row>
        <table:table-row>
          <table:table-cell office:value-type="string" office:string-value="P-0089">
            <text:p>P-0089</text:p>
          </table:table-cell>
          <table:table-cell office:value-type="string" office:string-value="Situation Improve">
            <text:p>Situation Improve</text:p>
          </table:table-cell>
          <table:table-cell office:value-type="string" office:string-value="Deportes">
            <text:p>Deportes</text:p>
          </table:table-cell>
          <table:table-cell office:value-type="float" office:value="12">
            <text:p>12</text:p>
          </table:table-cell>
          <table:table-cell office:value-type="float" office:value="327.89">
            <text:p>327.8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1-04">
            <text:p>2025-01-04</text:p>
          </table:table-cell>
          <table:table-cell office:value-type="string" office:string-value="A-5-B3">
            <text:p>A-5-B3</text:p>
          </table:table-cell>
        </table:table-row>
        <table:table-row>
          <table:table-cell office:value-type="string" office:string-value="P-0090">
            <text:p>P-0090</text:p>
          </table:table-cell>
          <table:table-cell office:value-type="string" office:string-value="Notice Its">
            <text:p>Notice Its</text:p>
          </table:table-cell>
          <table:table-cell office:value-type="string" office:string-value="Juguetes">
            <text:p>Juguetes</text:p>
          </table:table-cell>
          <table:table-cell office:value-type="float" office:value="195">
            <text:p>195</text:p>
          </table:table-cell>
          <table:table-cell office:value-type="float" office:value="453.02">
            <text:p>453.0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4-08">
            <text:p>2024-04-08</text:p>
          </table:table-cell>
          <table:table-cell office:value-type="string" office:string-value="A-34-B2">
            <text:p>A-34-B2</text:p>
          </table:table-cell>
        </table:table-row>
        <table:table-row>
          <table:table-cell office:value-type="string" office:string-value="P-0091">
            <text:p>P-0091</text:p>
          </table:table-cell>
          <table:table-cell office:value-type="string" office:string-value="Ability Whatever">
            <text:p>Ability Whatever</text:p>
          </table:table-cell>
          <table:table-cell office:value-type="string" office:string-value="Alimentos">
            <text:p>Alimentos</text:p>
          </table:table-cell>
          <table:table-cell office:value-type="float" office:value="34">
            <text:p>34</text:p>
          </table:table-cell>
          <table:table-cell office:value-type="float" office:value="99.2">
            <text:p>99.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12">
            <text:p>2023-05-12</text:p>
          </table:table-cell>
          <table:table-cell office:value-type="string" office:string-value="A-49-B6">
            <text:p>A-49-B6</text:p>
          </table:table-cell>
        </table:table-row>
        <table:table-row>
          <table:table-cell office:value-type="string" office:string-value="P-0092">
            <text:p>P-0092</text:p>
          </table:table-cell>
          <table:table-cell office:value-type="string" office:string-value="Huge Land">
            <text:p>Huge Land</text:p>
          </table:table-cell>
          <table:table-cell office:value-type="string" office:string-value="Hogar">
            <text:p>Hogar</text:p>
          </table:table-cell>
          <table:table-cell office:value-type="float" office:value="238">
            <text:p>238</text:p>
          </table:table-cell>
          <table:table-cell office:value-type="float" office:value="216.22">
            <text:p>216.2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1-10">
            <text:p>2023-11-10</text:p>
          </table:table-cell>
          <table:table-cell office:value-type="string" office:string-value="A-45-B18">
            <text:p>A-45-B18</text:p>
          </table:table-cell>
        </table:table-row>
        <table:table-row>
          <table:table-cell office:value-type="string" office:string-value="P-0093">
            <text:p>P-0093</text:p>
          </table:table-cell>
          <table:table-cell office:value-type="string" office:string-value="Year And">
            <text:p>Year And</text:p>
          </table:table-cell>
          <table:table-cell office:value-type="string" office:string-value="Salud">
            <text:p>Salud</text:p>
          </table:table-cell>
          <table:table-cell office:value-type="float" office:value="171">
            <text:p>171</text:p>
          </table:table-cell>
          <table:table-cell office:value-type="float" office:value="484.05">
            <text:p>484.0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5-28">
            <text:p>2024-05-28</text:p>
          </table:table-cell>
          <table:table-cell office:value-type="string" office:string-value="A-6-B4">
            <text:p>A-6-B4</text:p>
          </table:table-cell>
        </table:table-row>
        <table:table-row>
          <table:table-cell office:value-type="string" office:string-value="P-0094">
            <text:p>P-0094</text:p>
          </table:table-cell>
          <table:table-cell office:value-type="string" office:string-value="World In">
            <text:p>World In</text:p>
          </table:table-cell>
          <table:table-cell office:value-type="string" office:string-value="Automotriz">
            <text:p>Automotriz</text:p>
          </table:table-cell>
          <table:table-cell office:value-type="float" office:value="319">
            <text:p>319</text:p>
          </table:table-cell>
          <table:table-cell office:value-type="float" office:value="19.9">
            <text:p>19.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0-19">
            <text:p>2024-10-19</text:p>
          </table:table-cell>
          <table:table-cell office:value-type="string" office:string-value="A-34-B5">
            <text:p>A-34-B5</text:p>
          </table:table-cell>
        </table:table-row>
        <table:table-row>
          <table:table-cell office:value-type="string" office:string-value="P-0095">
            <text:p>P-0095</text:p>
          </table:table-cell>
          <table:table-cell office:value-type="string" office:string-value="Radio Perform">
            <text:p>Radio Perform</text:p>
          </table:table-cell>
          <table:table-cell office:value-type="string" office:string-value="Hogar">
            <text:p>Hogar</text:p>
          </table:table-cell>
          <table:table-cell office:value-type="float" office:value="218">
            <text:p>218</text:p>
          </table:table-cell>
          <table:table-cell office:value-type="float" office:value="377.85">
            <text:p>377.8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5-23">
            <text:p>2024-05-23</text:p>
          </table:table-cell>
          <table:table-cell office:value-type="string" office:string-value="A-13-B4">
            <text:p>A-13-B4</text:p>
          </table:table-cell>
        </table:table-row>
        <table:table-row>
          <table:table-cell office:value-type="string" office:string-value="P-0096">
            <text:p>P-0096</text:p>
          </table:table-cell>
          <table:table-cell office:value-type="string" office:string-value="Trip In">
            <text:p>Trip In</text:p>
          </table:table-cell>
          <table:table-cell office:value-type="string" office:string-value="Hogar">
            <text:p>Hogar</text:p>
          </table:table-cell>
          <table:table-cell office:value-type="float" office:value="8">
            <text:p>8</text:p>
          </table:table-cell>
          <table:table-cell office:value-type="float" office:value="115.28">
            <text:p>115.2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3-26">
            <text:p>2023-03-26</text:p>
          </table:table-cell>
          <table:table-cell office:value-type="string" office:string-value="A-12-B15">
            <text:p>A-12-B15</text:p>
          </table:table-cell>
        </table:table-row>
        <table:table-row>
          <table:table-cell office:value-type="string" office:string-value="P-0097">
            <text:p>P-0097</text:p>
          </table:table-cell>
          <table:table-cell office:value-type="string" office:string-value="Best Eye">
            <text:p>Best Eye</text:p>
          </table:table-cell>
          <table:table-cell office:value-type="string" office:string-value="Ropa">
            <text:p>Ropa</text:p>
          </table:table-cell>
          <table:table-cell office:value-type="float" office:value="253">
            <text:p>253</text:p>
          </table:table-cell>
          <table:table-cell office:value-type="float" office:value="271.31">
            <text:p>271.3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3-31">
            <text:p>2023-03-31</text:p>
          </table:table-cell>
          <table:table-cell office:value-type="string" office:string-value="A-8-B19">
            <text:p>A-8-B19</text:p>
          </table:table-cell>
        </table:table-row>
        <table:table-row>
          <table:table-cell office:value-type="string" office:string-value="P-0098">
            <text:p>P-0098</text:p>
          </table:table-cell>
          <table:table-cell office:value-type="string" office:string-value="Late Mrs">
            <text:p>Late Mrs</text:p>
          </table:table-cell>
          <table:table-cell office:value-type="string" office:string-value="Electrónica">
            <text:p>Electrónica</text:p>
          </table:table-cell>
          <table:table-cell office:value-type="float" office:value="331">
            <text:p>331</text:p>
          </table:table-cell>
          <table:table-cell office:value-type="float" office:value="436.48">
            <text:p>436.4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12">
            <text:p>2024-10-12</text:p>
          </table:table-cell>
          <table:table-cell office:value-type="string" office:string-value="A-43-B1">
            <text:p>A-43-B1</text:p>
          </table:table-cell>
        </table:table-row>
        <table:table-row>
          <table:table-cell office:value-type="string" office:string-value="P-0099">
            <text:p>P-0099</text:p>
          </table:table-cell>
          <table:table-cell office:value-type="string" office:string-value="Cell Two">
            <text:p>Cell Two</text:p>
          </table:table-cell>
          <table:table-cell office:value-type="string" office:string-value="Electrónica">
            <text:p>Electrónica</text:p>
          </table:table-cell>
          <table:table-cell office:value-type="float" office:value="311">
            <text:p>311</text:p>
          </table:table-cell>
          <table:table-cell office:value-type="float" office:value="105.16">
            <text:p>105.1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1-13">
            <text:p>2024-11-13</text:p>
          </table:table-cell>
          <table:table-cell office:value-type="string" office:string-value="A-20-B9">
            <text:p>A-20-B9</text:p>
          </table:table-cell>
        </table:table-row>
        <table:table-row>
          <table:table-cell office:value-type="string" office:string-value="P-0100">
            <text:p>P-0100</text:p>
          </table:table-cell>
          <table:table-cell office:value-type="string" office:string-value="Age Boy">
            <text:p>Age Boy</text:p>
          </table:table-cell>
          <table:table-cell office:value-type="string" office:string-value="Alimentos">
            <text:p>Alimentos</text:p>
          </table:table-cell>
          <table:table-cell office:value-type="float" office:value="368">
            <text:p>368</text:p>
          </table:table-cell>
          <table:table-cell office:value-type="float" office:value="303.34">
            <text:p>303.3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8-16">
            <text:p>2023-08-16</text:p>
          </table:table-cell>
          <table:table-cell office:value-type="string" office:string-value="A-43-B20">
            <text:p>A-43-B20</text:p>
          </table:table-cell>
        </table:table-row>
        <table:table-row>
          <table:table-cell office:value-type="string" office:string-value="P-0101">
            <text:p>P-0101</text:p>
          </table:table-cell>
          <table:table-cell office:value-type="string" office:string-value="Full Themselves">
            <text:p>Full Themselves</text:p>
          </table:table-cell>
          <table:table-cell office:value-type="string" office:string-value="Hogar">
            <text:p>Hogar</text:p>
          </table:table-cell>
          <table:table-cell office:value-type="float" office:value="41">
            <text:p>41</text:p>
          </table:table-cell>
          <table:table-cell office:value-type="float" office:value="231.71">
            <text:p>231.7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0-10">
            <text:p>2024-10-10</text:p>
          </table:table-cell>
          <table:table-cell office:value-type="string" office:string-value="A-49-B19">
            <text:p>A-49-B19</text:p>
          </table:table-cell>
        </table:table-row>
        <table:table-row>
          <table:table-cell office:value-type="string" office:string-value="P-0102">
            <text:p>P-0102</text:p>
          </table:table-cell>
          <table:table-cell office:value-type="string" office:string-value="Stay War">
            <text:p>Stay War</text:p>
          </table:table-cell>
          <table:table-cell office:value-type="string" office:string-value="Ropa">
            <text:p>Ropa</text:p>
          </table:table-cell>
          <table:table-cell office:value-type="float" office:value="471">
            <text:p>471</text:p>
          </table:table-cell>
          <table:table-cell office:value-type="float" office:value="15.53">
            <text:p>15.5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1-10">
            <text:p>2024-01-10</text:p>
          </table:table-cell>
          <table:table-cell office:value-type="string" office:string-value="A-3-B13">
            <text:p>A-3-B13</text:p>
          </table:table-cell>
        </table:table-row>
        <table:table-row>
          <table:table-cell office:value-type="string" office:string-value="P-0103">
            <text:p>P-0103</text:p>
          </table:table-cell>
          <table:table-cell office:value-type="string" office:string-value="Happen Focus">
            <text:p>Happen Focus</text:p>
          </table:table-cell>
          <table:table-cell office:value-type="string" office:string-value="Deportes">
            <text:p>Deportes</text:p>
          </table:table-cell>
          <table:table-cell office:value-type="float" office:value="428">
            <text:p>428</text:p>
          </table:table-cell>
          <table:table-cell office:value-type="float" office:value="256.94">
            <text:p>256.9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04">
            <text:p>2023-06-04</text:p>
          </table:table-cell>
          <table:table-cell office:value-type="string" office:string-value="A-15-B20">
            <text:p>A-15-B20</text:p>
          </table:table-cell>
        </table:table-row>
        <table:table-row>
          <table:table-cell office:value-type="string" office:string-value="P-0104">
            <text:p>P-0104</text:p>
          </table:table-cell>
          <table:table-cell office:value-type="string" office:string-value="Only Last">
            <text:p>Only Last</text:p>
          </table:table-cell>
          <table:table-cell office:value-type="string" office:string-value="Alimentos">
            <text:p>Alimentos</text:p>
          </table:table-cell>
          <table:table-cell office:value-type="float" office:value="420">
            <text:p>420</text:p>
          </table:table-cell>
          <table:table-cell office:value-type="float" office:value="99.68">
            <text:p>99.6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2-16">
            <text:p>2025-02-16</text:p>
          </table:table-cell>
          <table:table-cell office:value-type="string" office:string-value="A-25-B1">
            <text:p>A-25-B1</text:p>
          </table:table-cell>
        </table:table-row>
        <table:table-row>
          <table:table-cell office:value-type="string" office:string-value="P-0105">
            <text:p>P-0105</text:p>
          </table:table-cell>
          <table:table-cell office:value-type="string" office:string-value="Word Win">
            <text:p>Word Win</text:p>
          </table:table-cell>
          <table:table-cell office:value-type="string" office:string-value="Alimentos">
            <text:p>Alimentos</text:p>
          </table:table-cell>
          <table:table-cell office:value-type="float" office:value="229">
            <text:p>229</text:p>
          </table:table-cell>
          <table:table-cell office:value-type="float" office:value="370.44">
            <text:p>370.4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2-12">
            <text:p>2023-12-12</text:p>
          </table:table-cell>
          <table:table-cell office:value-type="string" office:string-value="A-13-B12">
            <text:p>A-13-B12</text:p>
          </table:table-cell>
        </table:table-row>
        <table:table-row>
          <table:table-cell office:value-type="string" office:string-value="P-0106">
            <text:p>P-0106</text:p>
          </table:table-cell>
          <table:table-cell office:value-type="string" office:string-value="Fine More">
            <text:p>Fine More</text:p>
          </table:table-cell>
          <table:table-cell office:value-type="string" office:string-value="Electrónica">
            <text:p>Electrónica</text:p>
          </table:table-cell>
          <table:table-cell office:value-type="float" office:value="25">
            <text:p>25</text:p>
          </table:table-cell>
          <table:table-cell office:value-type="float" office:value="420.4">
            <text:p>420.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4-18">
            <text:p>2023-04-18</text:p>
          </table:table-cell>
          <table:table-cell office:value-type="string" office:string-value="A-20-B11">
            <text:p>A-20-B11</text:p>
          </table:table-cell>
        </table:table-row>
        <table:table-row>
          <table:table-cell office:value-type="string" office:string-value="P-0107">
            <text:p>P-0107</text:p>
          </table:table-cell>
          <table:table-cell office:value-type="string" office:string-value="Account Where">
            <text:p>Account Where</text:p>
          </table:table-cell>
          <table:table-cell office:value-type="string" office:string-value="Salud">
            <text:p>Salud</text:p>
          </table:table-cell>
          <table:table-cell office:value-type="float" office:value="51">
            <text:p>51</text:p>
          </table:table-cell>
          <table:table-cell office:value-type="float" office:value="267.46">
            <text:p>267.4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2-06">
            <text:p>2025-02-06</text:p>
          </table:table-cell>
          <table:table-cell office:value-type="string" office:string-value="A-45-B3">
            <text:p>A-45-B3</text:p>
          </table:table-cell>
        </table:table-row>
        <table:table-row>
          <table:table-cell office:value-type="string" office:string-value="P-0108">
            <text:p>P-0108</text:p>
          </table:table-cell>
          <table:table-cell office:value-type="string" office:string-value="Movie Street">
            <text:p>Movie Street</text:p>
          </table:table-cell>
          <table:table-cell office:value-type="string" office:string-value="Electrónica">
            <text:p>Electrónica</text:p>
          </table:table-cell>
          <table:table-cell office:value-type="float" office:value="10">
            <text:p>10</text:p>
          </table:table-cell>
          <table:table-cell office:value-type="float" office:value="51.61">
            <text:p>51.6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7-03">
            <text:p>2023-07-03</text:p>
          </table:table-cell>
          <table:table-cell office:value-type="string" office:string-value="A-12-B5">
            <text:p>A-12-B5</text:p>
          </table:table-cell>
        </table:table-row>
        <table:table-row>
          <table:table-cell office:value-type="string" office:string-value="P-0109">
            <text:p>P-0109</text:p>
          </table:table-cell>
          <table:table-cell office:value-type="string" office:string-value="Stage Do">
            <text:p>Stage Do</text:p>
          </table:table-cell>
          <table:table-cell office:value-type="string" office:string-value="Alimentos">
            <text:p>Alimentos</text:p>
          </table:table-cell>
          <table:table-cell office:value-type="float" office:value="441">
            <text:p>441</text:p>
          </table:table-cell>
          <table:table-cell office:value-type="float" office:value="365.03">
            <text:p>365.0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2-05">
            <text:p>2024-12-05</text:p>
          </table:table-cell>
          <table:table-cell office:value-type="string" office:string-value="A-41-B13">
            <text:p>A-41-B13</text:p>
          </table:table-cell>
        </table:table-row>
        <table:table-row>
          <table:table-cell office:value-type="string" office:string-value="P-0110">
            <text:p>P-0110</text:p>
          </table:table-cell>
          <table:table-cell office:value-type="string" office:string-value="Whose Prepare">
            <text:p>Whose Prepare</text:p>
          </table:table-cell>
          <table:table-cell office:value-type="string" office:string-value="Ropa">
            <text:p>Ropa</text:p>
          </table:table-cell>
          <table:table-cell office:value-type="float" office:value="40">
            <text:p>40</text:p>
          </table:table-cell>
          <table:table-cell office:value-type="float" office:value="95.24">
            <text:p>95.2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24">
            <text:p>2023-07-24</text:p>
          </table:table-cell>
          <table:table-cell office:value-type="string" office:string-value="A-35-B19">
            <text:p>A-35-B19</text:p>
          </table:table-cell>
        </table:table-row>
        <table:table-row>
          <table:table-cell office:value-type="string" office:string-value="P-0111">
            <text:p>P-0111</text:p>
          </table:table-cell>
          <table:table-cell office:value-type="string" office:string-value="Degree Above">
            <text:p>Degree Above</text:p>
          </table:table-cell>
          <table:table-cell office:value-type="string" office:string-value="Deportes">
            <text:p>Deportes</text:p>
          </table:table-cell>
          <table:table-cell office:value-type="float" office:value="82">
            <text:p>82</text:p>
          </table:table-cell>
          <table:table-cell office:value-type="float" office:value="96.34">
            <text:p>96.3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12">
            <text:p>2024-02-12</text:p>
          </table:table-cell>
          <table:table-cell office:value-type="string" office:string-value="A-4-B8">
            <text:p>A-4-B8</text:p>
          </table:table-cell>
        </table:table-row>
        <table:table-row>
          <table:table-cell office:value-type="string" office:string-value="P-0112">
            <text:p>P-0112</text:p>
          </table:table-cell>
          <table:table-cell office:value-type="string" office:string-value="Other Time">
            <text:p>Other Time</text:p>
          </table:table-cell>
          <table:table-cell office:value-type="string" office:string-value="Electrónica">
            <text:p>Electrónica</text:p>
          </table:table-cell>
          <table:table-cell office:value-type="float" office:value="169">
            <text:p>169</text:p>
          </table:table-cell>
          <table:table-cell office:value-type="float" office:value="296.47">
            <text:p>296.4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1-11">
            <text:p>2024-11-11</text:p>
          </table:table-cell>
          <table:table-cell office:value-type="string" office:string-value="A-25-B5">
            <text:p>A-25-B5</text:p>
          </table:table-cell>
        </table:table-row>
        <table:table-row>
          <table:table-cell office:value-type="string" office:string-value="P-0113">
            <text:p>P-0113</text:p>
          </table:table-cell>
          <table:table-cell office:value-type="string" office:string-value="Land Major">
            <text:p>Land Major</text:p>
          </table:table-cell>
          <table:table-cell office:value-type="string" office:string-value="Hogar">
            <text:p>Hogar</text:p>
          </table:table-cell>
          <table:table-cell office:value-type="float" office:value="288">
            <text:p>288</text:p>
          </table:table-cell>
          <table:table-cell office:value-type="float" office:value="145.54">
            <text:p>145.5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7-16">
            <text:p>2023-07-16</text:p>
          </table:table-cell>
          <table:table-cell office:value-type="string" office:string-value="A-46-B16">
            <text:p>A-46-B16</text:p>
          </table:table-cell>
        </table:table-row>
        <table:table-row>
          <table:table-cell office:value-type="string" office:string-value="P-0114">
            <text:p>P-0114</text:p>
          </table:table-cell>
          <table:table-cell office:value-type="string" office:string-value="Local Seat">
            <text:p>Local Seat</text:p>
          </table:table-cell>
          <table:table-cell office:value-type="string" office:string-value="Electrónica">
            <text:p>Electrónica</text:p>
          </table:table-cell>
          <table:table-cell office:value-type="float" office:value="181">
            <text:p>181</text:p>
          </table:table-cell>
          <table:table-cell office:value-type="float" office:value="416.93">
            <text:p>416.9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6-06">
            <text:p>2024-06-06</text:p>
          </table:table-cell>
          <table:table-cell office:value-type="string" office:string-value="A-22-B15">
            <text:p>A-22-B15</text:p>
          </table:table-cell>
        </table:table-row>
        <table:table-row>
          <table:table-cell office:value-type="string" office:string-value="P-0115">
            <text:p>P-0115</text:p>
          </table:table-cell>
          <table:table-cell office:value-type="string" office:string-value="Value Kind">
            <text:p>Value Kind</text:p>
          </table:table-cell>
          <table:table-cell office:value-type="string" office:string-value="Juguetes">
            <text:p>Juguetes</text:p>
          </table:table-cell>
          <table:table-cell office:value-type="float" office:value="311">
            <text:p>311</text:p>
          </table:table-cell>
          <table:table-cell office:value-type="float" office:value="379.73">
            <text:p>379.7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08">
            <text:p>2023-07-08</text:p>
          </table:table-cell>
          <table:table-cell office:value-type="string" office:string-value="A-30-B18">
            <text:p>A-30-B18</text:p>
          </table:table-cell>
        </table:table-row>
        <table:table-row>
          <table:table-cell office:value-type="string" office:string-value="P-0116">
            <text:p>P-0116</text:p>
          </table:table-cell>
          <table:table-cell office:value-type="string" office:string-value="General Always">
            <text:p>General Always</text:p>
          </table:table-cell>
          <table:table-cell office:value-type="string" office:string-value="Salud">
            <text:p>Salud</text:p>
          </table:table-cell>
          <table:table-cell office:value-type="float" office:value="47">
            <text:p>47</text:p>
          </table:table-cell>
          <table:table-cell office:value-type="float" office:value="241.37">
            <text:p>241.3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3-07">
            <text:p>2025-03-07</text:p>
          </table:table-cell>
          <table:table-cell office:value-type="string" office:string-value="A-25-B16">
            <text:p>A-25-B16</text:p>
          </table:table-cell>
        </table:table-row>
        <table:table-row>
          <table:table-cell office:value-type="string" office:string-value="P-0117">
            <text:p>P-0117</text:p>
          </table:table-cell>
          <table:table-cell office:value-type="string" office:string-value="Word Foot">
            <text:p>Word Foot</text:p>
          </table:table-cell>
          <table:table-cell office:value-type="string" office:string-value="Ropa">
            <text:p>Ropa</text:p>
          </table:table-cell>
          <table:table-cell office:value-type="float" office:value="204">
            <text:p>204</text:p>
          </table:table-cell>
          <table:table-cell office:value-type="float" office:value="491.17">
            <text:p>491.1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9-05">
            <text:p>2023-09-05</text:p>
          </table:table-cell>
          <table:table-cell office:value-type="string" office:string-value="A-12-B20">
            <text:p>A-12-B20</text:p>
          </table:table-cell>
        </table:table-row>
        <table:table-row>
          <table:table-cell office:value-type="string" office:string-value="P-0118">
            <text:p>P-0118</text:p>
          </table:table-cell>
          <table:table-cell office:value-type="string" office:string-value="Improve Safe">
            <text:p>Improve Safe</text:p>
          </table:table-cell>
          <table:table-cell office:value-type="string" office:string-value="Salud">
            <text:p>Salud</text:p>
          </table:table-cell>
          <table:table-cell office:value-type="float" office:value="39">
            <text:p>39</text:p>
          </table:table-cell>
          <table:table-cell office:value-type="float" office:value="86.55">
            <text:p>86.5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7-01">
            <text:p>2024-07-01</text:p>
          </table:table-cell>
          <table:table-cell office:value-type="string" office:string-value="A-10-B17">
            <text:p>A-10-B17</text:p>
          </table:table-cell>
        </table:table-row>
        <table:table-row>
          <table:table-cell office:value-type="string" office:string-value="P-0119">
            <text:p>P-0119</text:p>
          </table:table-cell>
          <table:table-cell office:value-type="string" office:string-value="Animal Lay">
            <text:p>Animal Lay</text:p>
          </table:table-cell>
          <table:table-cell office:value-type="string" office:string-value="Salud">
            <text:p>Salud</text:p>
          </table:table-cell>
          <table:table-cell office:value-type="float" office:value="116">
            <text:p>116</text:p>
          </table:table-cell>
          <table:table-cell office:value-type="float" office:value="208.87">
            <text:p>208.8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2-05">
            <text:p>2025-02-05</text:p>
          </table:table-cell>
          <table:table-cell office:value-type="string" office:string-value="A-8-B4">
            <text:p>A-8-B4</text:p>
          </table:table-cell>
        </table:table-row>
        <table:table-row>
          <table:table-cell office:value-type="string" office:string-value="P-0120">
            <text:p>P-0120</text:p>
          </table:table-cell>
          <table:table-cell office:value-type="string" office:string-value="Sense Former">
            <text:p>Sense Former</text:p>
          </table:table-cell>
          <table:table-cell office:value-type="string" office:string-value="Deportes">
            <text:p>Deportes</text:p>
          </table:table-cell>
          <table:table-cell office:value-type="float" office:value="52">
            <text:p>52</text:p>
          </table:table-cell>
          <table:table-cell office:value-type="float" office:value="48.64">
            <text:p>48.6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8-12">
            <text:p>2024-08-12</text:p>
          </table:table-cell>
          <table:table-cell office:value-type="string" office:string-value="A-7-B4">
            <text:p>A-7-B4</text:p>
          </table:table-cell>
        </table:table-row>
        <table:table-row>
          <table:table-cell office:value-type="string" office:string-value="P-0121">
            <text:p>P-0121</text:p>
          </table:table-cell>
          <table:table-cell office:value-type="string" office:string-value="Would Be">
            <text:p>Would Be</text:p>
          </table:table-cell>
          <table:table-cell office:value-type="string" office:string-value="Ropa">
            <text:p>Ropa</text:p>
          </table:table-cell>
          <table:table-cell office:value-type="float" office:value="269">
            <text:p>269</text:p>
          </table:table-cell>
          <table:table-cell office:value-type="float" office:value="183.46">
            <text:p>183.4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7-17">
            <text:p>2024-07-17</text:p>
          </table:table-cell>
          <table:table-cell office:value-type="string" office:string-value="A-7-B13">
            <text:p>A-7-B13</text:p>
          </table:table-cell>
        </table:table-row>
        <table:table-row>
          <table:table-cell office:value-type="string" office:string-value="P-0122">
            <text:p>P-0122</text:p>
          </table:table-cell>
          <table:table-cell office:value-type="string" office:string-value="Half Big">
            <text:p>Half Big</text:p>
          </table:table-cell>
          <table:table-cell office:value-type="string" office:string-value="Deportes">
            <text:p>Deportes</text:p>
          </table:table-cell>
          <table:table-cell office:value-type="float" office:value="364">
            <text:p>364</text:p>
          </table:table-cell>
          <table:table-cell office:value-type="float" office:value="149.02">
            <text:p>149.0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17">
            <text:p>2024-03-17</text:p>
          </table:table-cell>
          <table:table-cell office:value-type="string" office:string-value="A-13-B20">
            <text:p>A-13-B20</text:p>
          </table:table-cell>
        </table:table-row>
        <table:table-row>
          <table:table-cell office:value-type="string" office:string-value="P-0123">
            <text:p>P-0123</text:p>
          </table:table-cell>
          <table:table-cell office:value-type="string" office:string-value="Management Impact">
            <text:p>Management Impact</text:p>
          </table:table-cell>
          <table:table-cell office:value-type="string" office:string-value="Ropa">
            <text:p>Ropa</text:p>
          </table:table-cell>
          <table:table-cell office:value-type="float" office:value="48">
            <text:p>48</text:p>
          </table:table-cell>
          <table:table-cell office:value-type="float" office:value="298.82">
            <text:p>298.8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3-25">
            <text:p>2023-03-25</text:p>
          </table:table-cell>
          <table:table-cell office:value-type="string" office:string-value="A-47-B15">
            <text:p>A-47-B15</text:p>
          </table:table-cell>
        </table:table-row>
        <table:table-row>
          <table:table-cell office:value-type="string" office:string-value="P-0124">
            <text:p>P-0124</text:p>
          </table:table-cell>
          <table:table-cell office:value-type="string" office:string-value="Fear Six">
            <text:p>Fear Six</text:p>
          </table:table-cell>
          <table:table-cell office:value-type="string" office:string-value="Hogar">
            <text:p>Hogar</text:p>
          </table:table-cell>
          <table:table-cell office:value-type="float" office:value="35">
            <text:p>35</text:p>
          </table:table-cell>
          <table:table-cell office:value-type="float" office:value="165.01">
            <text:p>165.0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10">
            <text:p>2024-03-10</text:p>
          </table:table-cell>
          <table:table-cell office:value-type="string" office:string-value="A-40-B16">
            <text:p>A-40-B16</text:p>
          </table:table-cell>
        </table:table-row>
        <table:table-row>
          <table:table-cell office:value-type="string" office:string-value="P-0125">
            <text:p>P-0125</text:p>
          </table:table-cell>
          <table:table-cell office:value-type="string" office:string-value="Try Together">
            <text:p>Try Together</text:p>
          </table:table-cell>
          <table:table-cell office:value-type="string" office:string-value="Salud">
            <text:p>Salud</text:p>
          </table:table-cell>
          <table:table-cell office:value-type="float" office:value="380">
            <text:p>380</text:p>
          </table:table-cell>
          <table:table-cell office:value-type="float" office:value="297.83">
            <text:p>297.8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6-04">
            <text:p>2023-06-04</text:p>
          </table:table-cell>
          <table:table-cell office:value-type="string" office:string-value="A-15-B9">
            <text:p>A-15-B9</text:p>
          </table:table-cell>
        </table:table-row>
        <table:table-row>
          <table:table-cell office:value-type="string" office:string-value="P-0126">
            <text:p>P-0126</text:p>
          </table:table-cell>
          <table:table-cell office:value-type="string" office:string-value="Rock Benefit">
            <text:p>Rock Benefit</text:p>
          </table:table-cell>
          <table:table-cell office:value-type="string" office:string-value="Deportes">
            <text:p>Deportes</text:p>
          </table:table-cell>
          <table:table-cell office:value-type="float" office:value="347">
            <text:p>347</text:p>
          </table:table-cell>
          <table:table-cell office:value-type="float" office:value="134.07">
            <text:p>134.0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1-28">
            <text:p>2024-01-28</text:p>
          </table:table-cell>
          <table:table-cell office:value-type="string" office:string-value="A-49-B7">
            <text:p>A-49-B7</text:p>
          </table:table-cell>
        </table:table-row>
        <table:table-row>
          <table:table-cell office:value-type="string" office:string-value="P-0127">
            <text:p>P-0127</text:p>
          </table:table-cell>
          <table:table-cell office:value-type="string" office:string-value="Data Stuff">
            <text:p>Data Stuff</text:p>
          </table:table-cell>
          <table:table-cell office:value-type="string" office:string-value="Deportes">
            <text:p>Deportes</text:p>
          </table:table-cell>
          <table:table-cell office:value-type="float" office:value="454">
            <text:p>454</text:p>
          </table:table-cell>
          <table:table-cell office:value-type="float" office:value="15.82">
            <text:p>15.8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2-29">
            <text:p>2024-12-29</text:p>
          </table:table-cell>
          <table:table-cell office:value-type="string" office:string-value="A-23-B4">
            <text:p>A-23-B4</text:p>
          </table:table-cell>
        </table:table-row>
        <table:table-row>
          <table:table-cell office:value-type="string" office:string-value="P-0128">
            <text:p>P-0128</text:p>
          </table:table-cell>
          <table:table-cell office:value-type="string" office:string-value="Develop Discover">
            <text:p>Develop Discover</text:p>
          </table:table-cell>
          <table:table-cell office:value-type="string" office:string-value="Juguetes">
            <text:p>Juguetes</text:p>
          </table:table-cell>
          <table:table-cell office:value-type="float" office:value="222">
            <text:p>222</text:p>
          </table:table-cell>
          <table:table-cell office:value-type="float" office:value="87.16">
            <text:p>87.1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7-28">
            <text:p>2024-07-28</text:p>
          </table:table-cell>
          <table:table-cell office:value-type="string" office:string-value="A-16-B19">
            <text:p>A-16-B19</text:p>
          </table:table-cell>
        </table:table-row>
        <table:table-row>
          <table:table-cell office:value-type="string" office:string-value="P-0129">
            <text:p>P-0129</text:p>
          </table:table-cell>
          <table:table-cell office:value-type="string" office:string-value="Also Contain">
            <text:p>Also Contain</text:p>
          </table:table-cell>
          <table:table-cell office:value-type="string" office:string-value="Hogar">
            <text:p>Hogar</text:p>
          </table:table-cell>
          <table:table-cell office:value-type="float" office:value="213">
            <text:p>213</text:p>
          </table:table-cell>
          <table:table-cell office:value-type="float" office:value="121.64">
            <text:p>121.6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0-29">
            <text:p>2023-10-29</text:p>
          </table:table-cell>
          <table:table-cell office:value-type="string" office:string-value="A-5-B3">
            <text:p>A-5-B3</text:p>
          </table:table-cell>
        </table:table-row>
        <table:table-row>
          <table:table-cell office:value-type="string" office:string-value="P-0130">
            <text:p>P-0130</text:p>
          </table:table-cell>
          <table:table-cell office:value-type="string" office:string-value="Current Wrong">
            <text:p>Current Wrong</text:p>
          </table:table-cell>
          <table:table-cell office:value-type="string" office:string-value="Alimentos">
            <text:p>Alimentos</text:p>
          </table:table-cell>
          <table:table-cell office:value-type="float" office:value="319">
            <text:p>319</text:p>
          </table:table-cell>
          <table:table-cell office:value-type="float" office:value="448.19">
            <text:p>448.1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1-13">
            <text:p>2024-01-13</text:p>
          </table:table-cell>
          <table:table-cell office:value-type="string" office:string-value="A-24-B6">
            <text:p>A-24-B6</text:p>
          </table:table-cell>
        </table:table-row>
        <table:table-row>
          <table:table-cell office:value-type="string" office:string-value="P-0131">
            <text:p>P-0131</text:p>
          </table:table-cell>
          <table:table-cell office:value-type="string" office:string-value="Add Husband">
            <text:p>Add Husband</text:p>
          </table:table-cell>
          <table:table-cell office:value-type="string" office:string-value="Deportes">
            <text:p>Deportes</text:p>
          </table:table-cell>
          <table:table-cell office:value-type="float" office:value="453">
            <text:p>453</text:p>
          </table:table-cell>
          <table:table-cell office:value-type="float" office:value="499.98">
            <text:p>499.9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03">
            <text:p>2024-03-03</text:p>
          </table:table-cell>
          <table:table-cell office:value-type="string" office:string-value="A-40-B6">
            <text:p>A-40-B6</text:p>
          </table:table-cell>
        </table:table-row>
        <table:table-row>
          <table:table-cell office:value-type="string" office:string-value="P-0132">
            <text:p>P-0132</text:p>
          </table:table-cell>
          <table:table-cell office:value-type="string" office:string-value="Machine Reality">
            <text:p>Machine Reality</text:p>
          </table:table-cell>
          <table:table-cell office:value-type="string" office:string-value="Deportes">
            <text:p>Deportes</text:p>
          </table:table-cell>
          <table:table-cell office:value-type="float" office:value="475">
            <text:p>475</text:p>
          </table:table-cell>
          <table:table-cell office:value-type="float" office:value="24.77">
            <text:p>24.7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1-29">
            <text:p>2023-11-29</text:p>
          </table:table-cell>
          <table:table-cell office:value-type="string" office:string-value="A-25-B17">
            <text:p>A-25-B17</text:p>
          </table:table-cell>
        </table:table-row>
        <table:table-row>
          <table:table-cell office:value-type="string" office:string-value="P-0133">
            <text:p>P-0133</text:p>
          </table:table-cell>
          <table:table-cell office:value-type="string" office:string-value="Position Follow">
            <text:p>Position Follow</text:p>
          </table:table-cell>
          <table:table-cell office:value-type="string" office:string-value="Deportes">
            <text:p>Deportes</text:p>
          </table:table-cell>
          <table:table-cell office:value-type="float" office:value="167">
            <text:p>167</text:p>
          </table:table-cell>
          <table:table-cell office:value-type="float" office:value="413.25">
            <text:p>413.2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6-10">
            <text:p>2024-06-10</text:p>
          </table:table-cell>
          <table:table-cell office:value-type="string" office:string-value="A-46-B6">
            <text:p>A-46-B6</text:p>
          </table:table-cell>
        </table:table-row>
        <table:table-row>
          <table:table-cell office:value-type="string" office:string-value="P-0134">
            <text:p>P-0134</text:p>
          </table:table-cell>
          <table:table-cell office:value-type="string" office:string-value="Break To">
            <text:p>Break To</text:p>
          </table:table-cell>
          <table:table-cell office:value-type="string" office:string-value="Ropa">
            <text:p>Ropa</text:p>
          </table:table-cell>
          <table:table-cell office:value-type="float" office:value="249">
            <text:p>249</text:p>
          </table:table-cell>
          <table:table-cell office:value-type="float" office:value="115.9">
            <text:p>115.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8-19">
            <text:p>2024-08-19</text:p>
          </table:table-cell>
          <table:table-cell office:value-type="string" office:string-value="A-43-B14">
            <text:p>A-43-B14</text:p>
          </table:table-cell>
        </table:table-row>
        <table:table-row>
          <table:table-cell office:value-type="string" office:string-value="P-0135">
            <text:p>P-0135</text:p>
          </table:table-cell>
          <table:table-cell office:value-type="string" office:string-value="Three Plan">
            <text:p>Three Plan</text:p>
          </table:table-cell>
          <table:table-cell office:value-type="string" office:string-value="Alimentos">
            <text:p>Alimentos</text:p>
          </table:table-cell>
          <table:table-cell office:value-type="float" office:value="83">
            <text:p>83</text:p>
          </table:table-cell>
          <table:table-cell office:value-type="float" office:value="230.31">
            <text:p>230.3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15">
            <text:p>2023-05-15</text:p>
          </table:table-cell>
          <table:table-cell office:value-type="string" office:string-value="A-49-B19">
            <text:p>A-49-B19</text:p>
          </table:table-cell>
        </table:table-row>
        <table:table-row>
          <table:table-cell office:value-type="string" office:string-value="P-0136">
            <text:p>P-0136</text:p>
          </table:table-cell>
          <table:table-cell office:value-type="string" office:string-value="Simply Common">
            <text:p>Simply Common</text:p>
          </table:table-cell>
          <table:table-cell office:value-type="string" office:string-value="Salud">
            <text:p>Salud</text:p>
          </table:table-cell>
          <table:table-cell office:value-type="float" office:value="484">
            <text:p>484</text:p>
          </table:table-cell>
          <table:table-cell office:value-type="float" office:value="435.08">
            <text:p>435.0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09">
            <text:p>2024-10-09</text:p>
          </table:table-cell>
          <table:table-cell office:value-type="string" office:string-value="A-4-B9">
            <text:p>A-4-B9</text:p>
          </table:table-cell>
        </table:table-row>
        <table:table-row>
          <table:table-cell office:value-type="string" office:string-value="P-0137">
            <text:p>P-0137</text:p>
          </table:table-cell>
          <table:table-cell office:value-type="string" office:string-value="These Tree">
            <text:p>These Tree</text:p>
          </table:table-cell>
          <table:table-cell office:value-type="string" office:string-value="Electrónica">
            <text:p>Electrónica</text:p>
          </table:table-cell>
          <table:table-cell office:value-type="float" office:value="88">
            <text:p>88</text:p>
          </table:table-cell>
          <table:table-cell office:value-type="float" office:value="266.82">
            <text:p>266.8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04">
            <text:p>2024-09-04</text:p>
          </table:table-cell>
          <table:table-cell office:value-type="string" office:string-value="A-43-B8">
            <text:p>A-43-B8</text:p>
          </table:table-cell>
        </table:table-row>
        <table:table-row>
          <table:table-cell office:value-type="string" office:string-value="P-0138">
            <text:p>P-0138</text:p>
          </table:table-cell>
          <table:table-cell office:value-type="string" office:string-value="Some Six">
            <text:p>Some Six</text:p>
          </table:table-cell>
          <table:table-cell office:value-type="string" office:string-value="Ropa">
            <text:p>Ropa</text:p>
          </table:table-cell>
          <table:table-cell office:value-type="float" office:value="121">
            <text:p>121</text:p>
          </table:table-cell>
          <table:table-cell office:value-type="float" office:value="448.26">
            <text:p>448.2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13">
            <text:p>2024-03-13</text:p>
          </table:table-cell>
          <table:table-cell office:value-type="string" office:string-value="A-49-B2">
            <text:p>A-49-B2</text:p>
          </table:table-cell>
        </table:table-row>
        <table:table-row>
          <table:table-cell office:value-type="string" office:string-value="P-0139">
            <text:p>P-0139</text:p>
          </table:table-cell>
          <table:table-cell office:value-type="string" office:string-value="Five Difference">
            <text:p>Five Difference</text:p>
          </table:table-cell>
          <table:table-cell office:value-type="string" office:string-value="Alimentos">
            <text:p>Alimentos</text:p>
          </table:table-cell>
          <table:table-cell office:value-type="float" office:value="76">
            <text:p>76</text:p>
          </table:table-cell>
          <table:table-cell office:value-type="float" office:value="384.73">
            <text:p>384.7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19">
            <text:p>2023-06-19</text:p>
          </table:table-cell>
          <table:table-cell office:value-type="string" office:string-value="A-43-B1">
            <text:p>A-43-B1</text:p>
          </table:table-cell>
        </table:table-row>
        <table:table-row>
          <table:table-cell office:value-type="string" office:string-value="P-0140">
            <text:p>P-0140</text:p>
          </table:table-cell>
          <table:table-cell office:value-type="string" office:string-value="But Beautiful">
            <text:p>But Beautiful</text:p>
          </table:table-cell>
          <table:table-cell office:value-type="string" office:string-value="Ropa">
            <text:p>Ropa</text:p>
          </table:table-cell>
          <table:table-cell office:value-type="float" office:value="285">
            <text:p>285</text:p>
          </table:table-cell>
          <table:table-cell office:value-type="float" office:value="229.92">
            <text:p>229.9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6-03">
            <text:p>2023-06-03</text:p>
          </table:table-cell>
          <table:table-cell office:value-type="string" office:string-value="A-49-B2">
            <text:p>A-49-B2</text:p>
          </table:table-cell>
        </table:table-row>
        <table:table-row>
          <table:table-cell office:value-type="string" office:string-value="P-0141">
            <text:p>P-0141</text:p>
          </table:table-cell>
          <table:table-cell office:value-type="string" office:string-value="Series Feeling">
            <text:p>Series Feeling</text:p>
          </table:table-cell>
          <table:table-cell office:value-type="string" office:string-value="Alimentos">
            <text:p>Alimentos</text:p>
          </table:table-cell>
          <table:table-cell office:value-type="float" office:value="4">
            <text:p>4</text:p>
          </table:table-cell>
          <table:table-cell office:value-type="float" office:value="22.81">
            <text:p>22.8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31">
            <text:p>2024-10-31</text:p>
          </table:table-cell>
          <table:table-cell office:value-type="string" office:string-value="A-30-B19">
            <text:p>A-30-B19</text:p>
          </table:table-cell>
        </table:table-row>
        <table:table-row>
          <table:table-cell office:value-type="string" office:string-value="P-0142">
            <text:p>P-0142</text:p>
          </table:table-cell>
          <table:table-cell office:value-type="string" office:string-value="Coach Civil">
            <text:p>Coach Civil</text:p>
          </table:table-cell>
          <table:table-cell office:value-type="string" office:string-value="Electrónica">
            <text:p>Electrónica</text:p>
          </table:table-cell>
          <table:table-cell office:value-type="float" office:value="475">
            <text:p>475</text:p>
          </table:table-cell>
          <table:table-cell office:value-type="float" office:value="31.34">
            <text:p>31.3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9-22">
            <text:p>2024-09-22</text:p>
          </table:table-cell>
          <table:table-cell office:value-type="string" office:string-value="A-20-B2">
            <text:p>A-20-B2</text:p>
          </table:table-cell>
        </table:table-row>
        <table:table-row>
          <table:table-cell office:value-type="string" office:string-value="P-0143">
            <text:p>P-0143</text:p>
          </table:table-cell>
          <table:table-cell office:value-type="string" office:string-value="Cut Something">
            <text:p>Cut Something</text:p>
          </table:table-cell>
          <table:table-cell office:value-type="string" office:string-value="Alimentos">
            <text:p>Alimentos</text:p>
          </table:table-cell>
          <table:table-cell office:value-type="float" office:value="144">
            <text:p>144</text:p>
          </table:table-cell>
          <table:table-cell office:value-type="float" office:value="204.87">
            <text:p>204.8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2-11">
            <text:p>2025-02-11</text:p>
          </table:table-cell>
          <table:table-cell office:value-type="string" office:string-value="A-26-B6">
            <text:p>A-26-B6</text:p>
          </table:table-cell>
        </table:table-row>
        <table:table-row>
          <table:table-cell office:value-type="string" office:string-value="P-0144">
            <text:p>P-0144</text:p>
          </table:table-cell>
          <table:table-cell office:value-type="string" office:string-value="Discover Floor">
            <text:p>Discover Floor</text:p>
          </table:table-cell>
          <table:table-cell office:value-type="string" office:string-value="Alimentos">
            <text:p>Alimentos</text:p>
          </table:table-cell>
          <table:table-cell office:value-type="float" office:value="109">
            <text:p>109</text:p>
          </table:table-cell>
          <table:table-cell office:value-type="float" office:value="175.07">
            <text:p>175.0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4-15">
            <text:p>2023-04-15</text:p>
          </table:table-cell>
          <table:table-cell office:value-type="string" office:string-value="A-12-B6">
            <text:p>A-12-B6</text:p>
          </table:table-cell>
        </table:table-row>
        <table:table-row>
          <table:table-cell office:value-type="string" office:string-value="P-0145">
            <text:p>P-0145</text:p>
          </table:table-cell>
          <table:table-cell office:value-type="string" office:string-value="Million Bit">
            <text:p>Million Bit</text:p>
          </table:table-cell>
          <table:table-cell office:value-type="string" office:string-value="Electrónica">
            <text:p>Electrónica</text:p>
          </table:table-cell>
          <table:table-cell office:value-type="float" office:value="222">
            <text:p>222</text:p>
          </table:table-cell>
          <table:table-cell office:value-type="float" office:value="453.29">
            <text:p>453.2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3-14">
            <text:p>2025-03-14</text:p>
          </table:table-cell>
          <table:table-cell office:value-type="string" office:string-value="A-5-B17">
            <text:p>A-5-B17</text:p>
          </table:table-cell>
        </table:table-row>
        <table:table-row>
          <table:table-cell office:value-type="string" office:string-value="P-0146">
            <text:p>P-0146</text:p>
          </table:table-cell>
          <table:table-cell office:value-type="string" office:string-value="Compare Trade">
            <text:p>Compare Trade</text:p>
          </table:table-cell>
          <table:table-cell office:value-type="string" office:string-value="Alimentos">
            <text:p>Alimentos</text:p>
          </table:table-cell>
          <table:table-cell office:value-type="float" office:value="184">
            <text:p>184</text:p>
          </table:table-cell>
          <table:table-cell office:value-type="float" office:value="422.43">
            <text:p>422.4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4-15">
            <text:p>2023-04-15</text:p>
          </table:table-cell>
          <table:table-cell office:value-type="string" office:string-value="A-2-B19">
            <text:p>A-2-B19</text:p>
          </table:table-cell>
        </table:table-row>
        <table:table-row>
          <table:table-cell office:value-type="string" office:string-value="P-0147">
            <text:p>P-0147</text:p>
          </table:table-cell>
          <table:table-cell office:value-type="string" office:string-value="Person While">
            <text:p>Person While</text:p>
          </table:table-cell>
          <table:table-cell office:value-type="string" office:string-value="Automotriz">
            <text:p>Automotriz</text:p>
          </table:table-cell>
          <table:table-cell office:value-type="float" office:value="349">
            <text:p>349</text:p>
          </table:table-cell>
          <table:table-cell office:value-type="float" office:value="52.77">
            <text:p>52.7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23">
            <text:p>2024-12-23</text:p>
          </table:table-cell>
          <table:table-cell office:value-type="string" office:string-value="A-14-B2">
            <text:p>A-14-B2</text:p>
          </table:table-cell>
        </table:table-row>
        <table:table-row>
          <table:table-cell office:value-type="string" office:string-value="P-0148">
            <text:p>P-0148</text:p>
          </table:table-cell>
          <table:table-cell office:value-type="string" office:string-value="High Certain">
            <text:p>High Certain</text:p>
          </table:table-cell>
          <table:table-cell office:value-type="string" office:string-value="Juguetes">
            <text:p>Juguetes</text:p>
          </table:table-cell>
          <table:table-cell office:value-type="float" office:value="462">
            <text:p>462</text:p>
          </table:table-cell>
          <table:table-cell office:value-type="float" office:value="389.18">
            <text:p>389.1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6-14">
            <text:p>2024-06-14</text:p>
          </table:table-cell>
          <table:table-cell office:value-type="string" office:string-value="A-24-B10">
            <text:p>A-24-B10</text:p>
          </table:table-cell>
        </table:table-row>
        <table:table-row>
          <table:table-cell office:value-type="string" office:string-value="P-0149">
            <text:p>P-0149</text:p>
          </table:table-cell>
          <table:table-cell office:value-type="string" office:string-value="Big South">
            <text:p>Big South</text:p>
          </table:table-cell>
          <table:table-cell office:value-type="string" office:string-value="Deportes">
            <text:p>Deportes</text:p>
          </table:table-cell>
          <table:table-cell office:value-type="float" office:value="6">
            <text:p>6</text:p>
          </table:table-cell>
          <table:table-cell office:value-type="float" office:value="446.17">
            <text:p>446.1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05">
            <text:p>2023-10-05</text:p>
          </table:table-cell>
          <table:table-cell office:value-type="string" office:string-value="A-1-B19">
            <text:p>A-1-B19</text:p>
          </table:table-cell>
        </table:table-row>
        <table:table-row>
          <table:table-cell office:value-type="string" office:string-value="P-0150">
            <text:p>P-0150</text:p>
          </table:table-cell>
          <table:table-cell office:value-type="string" office:string-value="Method Meeting">
            <text:p>Method Meeting</text:p>
          </table:table-cell>
          <table:table-cell office:value-type="string" office:string-value="Juguetes">
            <text:p>Juguetes</text:p>
          </table:table-cell>
          <table:table-cell office:value-type="float" office:value="292">
            <text:p>292</text:p>
          </table:table-cell>
          <table:table-cell office:value-type="float" office:value="247.12">
            <text:p>247.1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02">
            <text:p>2024-03-02</text:p>
          </table:table-cell>
          <table:table-cell office:value-type="string" office:string-value="A-29-B8">
            <text:p>A-29-B8</text:p>
          </table:table-cell>
        </table:table-row>
        <table:table-row>
          <table:table-cell office:value-type="string" office:string-value="P-0151">
            <text:p>P-0151</text:p>
          </table:table-cell>
          <table:table-cell office:value-type="string" office:string-value="Wind Ahead">
            <text:p>Wind Ahead</text:p>
          </table:table-cell>
          <table:table-cell office:value-type="string" office:string-value="Ropa">
            <text:p>Ropa</text:p>
          </table:table-cell>
          <table:table-cell office:value-type="float" office:value="365">
            <text:p>365</text:p>
          </table:table-cell>
          <table:table-cell office:value-type="float" office:value="153.06">
            <text:p>153.0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5-10">
            <text:p>2024-05-10</text:p>
          </table:table-cell>
          <table:table-cell office:value-type="string" office:string-value="A-39-B4">
            <text:p>A-39-B4</text:p>
          </table:table-cell>
        </table:table-row>
        <table:table-row>
          <table:table-cell office:value-type="string" office:string-value="P-0152">
            <text:p>P-0152</text:p>
          </table:table-cell>
          <table:table-cell office:value-type="string" office:string-value="Use Case">
            <text:p>Use Case</text:p>
          </table:table-cell>
          <table:table-cell office:value-type="string" office:string-value="Automotriz">
            <text:p>Automotriz</text:p>
          </table:table-cell>
          <table:table-cell office:value-type="float" office:value="288">
            <text:p>288</text:p>
          </table:table-cell>
          <table:table-cell office:value-type="float" office:value="99.76">
            <text:p>99.7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2-25">
            <text:p>2025-02-25</text:p>
          </table:table-cell>
          <table:table-cell office:value-type="string" office:string-value="A-45-B14">
            <text:p>A-45-B14</text:p>
          </table:table-cell>
        </table:table-row>
        <table:table-row>
          <table:table-cell office:value-type="string" office:string-value="P-0153">
            <text:p>P-0153</text:p>
          </table:table-cell>
          <table:table-cell office:value-type="string" office:string-value="Campaign Act">
            <text:p>Campaign Act</text:p>
          </table:table-cell>
          <table:table-cell office:value-type="string" office:string-value="Juguetes">
            <text:p>Juguetes</text:p>
          </table:table-cell>
          <table:table-cell office:value-type="float" office:value="108">
            <text:p>108</text:p>
          </table:table-cell>
          <table:table-cell office:value-type="float" office:value="479.96">
            <text:p>479.9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2-20">
            <text:p>2024-02-20</text:p>
          </table:table-cell>
          <table:table-cell office:value-type="string" office:string-value="A-46-B5">
            <text:p>A-46-B5</text:p>
          </table:table-cell>
        </table:table-row>
        <table:table-row>
          <table:table-cell office:value-type="string" office:string-value="P-0154">
            <text:p>P-0154</text:p>
          </table:table-cell>
          <table:table-cell office:value-type="string" office:string-value="Toward Peace">
            <text:p>Toward Peace</text:p>
          </table:table-cell>
          <table:table-cell office:value-type="string" office:string-value="Salud">
            <text:p>Salud</text:p>
          </table:table-cell>
          <table:table-cell office:value-type="float" office:value="367">
            <text:p>367</text:p>
          </table:table-cell>
          <table:table-cell office:value-type="float" office:value="208.4">
            <text:p>208.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2-13">
            <text:p>2024-12-13</text:p>
          </table:table-cell>
          <table:table-cell office:value-type="string" office:string-value="A-27-B6">
            <text:p>A-27-B6</text:p>
          </table:table-cell>
        </table:table-row>
        <table:table-row>
          <table:table-cell office:value-type="string" office:string-value="P-0155">
            <text:p>P-0155</text:p>
          </table:table-cell>
          <table:table-cell office:value-type="string" office:string-value="Side Language">
            <text:p>Side Language</text:p>
          </table:table-cell>
          <table:table-cell office:value-type="string" office:string-value="Salud">
            <text:p>Salud</text:p>
          </table:table-cell>
          <table:table-cell office:value-type="float" office:value="181">
            <text:p>181</text:p>
          </table:table-cell>
          <table:table-cell office:value-type="float" office:value="383.82">
            <text:p>383.8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30">
            <text:p>2023-07-30</text:p>
          </table:table-cell>
          <table:table-cell office:value-type="string" office:string-value="A-15-B1">
            <text:p>A-15-B1</text:p>
          </table:table-cell>
        </table:table-row>
        <table:table-row>
          <table:table-cell office:value-type="string" office:string-value="P-0156">
            <text:p>P-0156</text:p>
          </table:table-cell>
          <table:table-cell office:value-type="string" office:string-value="Local Rather">
            <text:p>Local Rather</text:p>
          </table:table-cell>
          <table:table-cell office:value-type="string" office:string-value="Ropa">
            <text:p>Ropa</text:p>
          </table:table-cell>
          <table:table-cell office:value-type="float" office:value="261">
            <text:p>261</text:p>
          </table:table-cell>
          <table:table-cell office:value-type="float" office:value="337.88">
            <text:p>337.8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5-11">
            <text:p>2024-05-11</text:p>
          </table:table-cell>
          <table:table-cell office:value-type="string" office:string-value="A-32-B16">
            <text:p>A-32-B16</text:p>
          </table:table-cell>
        </table:table-row>
        <table:table-row>
          <table:table-cell office:value-type="string" office:string-value="P-0157">
            <text:p>P-0157</text:p>
          </table:table-cell>
          <table:table-cell office:value-type="string" office:string-value="Behavior Expect">
            <text:p>Behavior Expect</text:p>
          </table:table-cell>
          <table:table-cell office:value-type="string" office:string-value="Alimentos">
            <text:p>Alimentos</text:p>
          </table:table-cell>
          <table:table-cell office:value-type="float" office:value="11">
            <text:p>11</text:p>
          </table:table-cell>
          <table:table-cell office:value-type="float" office:value="79.64">
            <text:p>79.6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9-26">
            <text:p>2023-09-26</text:p>
          </table:table-cell>
          <table:table-cell office:value-type="string" office:string-value="A-31-B17">
            <text:p>A-31-B17</text:p>
          </table:table-cell>
        </table:table-row>
        <table:table-row>
          <table:table-cell office:value-type="string" office:string-value="P-0158">
            <text:p>P-0158</text:p>
          </table:table-cell>
          <table:table-cell office:value-type="string" office:string-value="Spring Yard">
            <text:p>Spring Yard</text:p>
          </table:table-cell>
          <table:table-cell office:value-type="string" office:string-value="Alimentos">
            <text:p>Alimentos</text:p>
          </table:table-cell>
          <table:table-cell office:value-type="float" office:value="478">
            <text:p>478</text:p>
          </table:table-cell>
          <table:table-cell office:value-type="float" office:value="237.3">
            <text:p>237.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08">
            <text:p>2024-10-08</text:p>
          </table:table-cell>
          <table:table-cell office:value-type="string" office:string-value="A-13-B13">
            <text:p>A-13-B13</text:p>
          </table:table-cell>
        </table:table-row>
        <table:table-row>
          <table:table-cell office:value-type="string" office:string-value="P-0159">
            <text:p>P-0159</text:p>
          </table:table-cell>
          <table:table-cell office:value-type="string" office:string-value="Letter Study">
            <text:p>Letter Study</text:p>
          </table:table-cell>
          <table:table-cell office:value-type="string" office:string-value="Hogar">
            <text:p>Hogar</text:p>
          </table:table-cell>
          <table:table-cell office:value-type="float" office:value="278">
            <text:p>278</text:p>
          </table:table-cell>
          <table:table-cell office:value-type="float" office:value="372.0">
            <text:p>372.0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25">
            <text:p>2023-10-25</text:p>
          </table:table-cell>
          <table:table-cell office:value-type="string" office:string-value="A-29-B5">
            <text:p>A-29-B5</text:p>
          </table:table-cell>
        </table:table-row>
        <table:table-row>
          <table:table-cell office:value-type="string" office:string-value="P-0160">
            <text:p>P-0160</text:p>
          </table:table-cell>
          <table:table-cell office:value-type="string" office:string-value="Necessary Discuss">
            <text:p>Necessary Discuss</text:p>
          </table:table-cell>
          <table:table-cell office:value-type="string" office:string-value="Automotriz">
            <text:p>Automotriz</text:p>
          </table:table-cell>
          <table:table-cell office:value-type="float" office:value="332">
            <text:p>332</text:p>
          </table:table-cell>
          <table:table-cell office:value-type="float" office:value="81.77">
            <text:p>81.7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0-05">
            <text:p>2024-10-05</text:p>
          </table:table-cell>
          <table:table-cell office:value-type="string" office:string-value="A-39-B8">
            <text:p>A-39-B8</text:p>
          </table:table-cell>
        </table:table-row>
        <table:table-row>
          <table:table-cell office:value-type="string" office:string-value="P-0161">
            <text:p>P-0161</text:p>
          </table:table-cell>
          <table:table-cell office:value-type="string" office:string-value="Blue Rather">
            <text:p>Blue Rather</text:p>
          </table:table-cell>
          <table:table-cell office:value-type="string" office:string-value="Automotriz">
            <text:p>Automotriz</text:p>
          </table:table-cell>
          <table:table-cell office:value-type="float" office:value="444">
            <text:p>444</text:p>
          </table:table-cell>
          <table:table-cell office:value-type="float" office:value="278.45">
            <text:p>278.4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4-02">
            <text:p>2024-04-02</text:p>
          </table:table-cell>
          <table:table-cell office:value-type="string" office:string-value="A-24-B8">
            <text:p>A-24-B8</text:p>
          </table:table-cell>
        </table:table-row>
        <table:table-row>
          <table:table-cell office:value-type="string" office:string-value="P-0162">
            <text:p>P-0162</text:p>
          </table:table-cell>
          <table:table-cell office:value-type="string" office:string-value="Run Board">
            <text:p>Run Board</text:p>
          </table:table-cell>
          <table:table-cell office:value-type="string" office:string-value="Salud">
            <text:p>Salud</text:p>
          </table:table-cell>
          <table:table-cell office:value-type="float" office:value="301">
            <text:p>301</text:p>
          </table:table-cell>
          <table:table-cell office:value-type="float" office:value="425.93">
            <text:p>425.9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17">
            <text:p>2023-08-17</text:p>
          </table:table-cell>
          <table:table-cell office:value-type="string" office:string-value="A-46-B19">
            <text:p>A-46-B19</text:p>
          </table:table-cell>
        </table:table-row>
        <table:table-row>
          <table:table-cell office:value-type="string" office:string-value="P-0163">
            <text:p>P-0163</text:p>
          </table:table-cell>
          <table:table-cell office:value-type="string" office:string-value="Value Trip">
            <text:p>Value Trip</text:p>
          </table:table-cell>
          <table:table-cell office:value-type="string" office:string-value="Electrónica">
            <text:p>Electrónica</text:p>
          </table:table-cell>
          <table:table-cell office:value-type="float" office:value="482">
            <text:p>482</text:p>
          </table:table-cell>
          <table:table-cell office:value-type="float" office:value="272.79">
            <text:p>272.7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1-16">
            <text:p>2023-11-16</text:p>
          </table:table-cell>
          <table:table-cell office:value-type="string" office:string-value="A-4-B6">
            <text:p>A-4-B6</text:p>
          </table:table-cell>
        </table:table-row>
        <table:table-row>
          <table:table-cell office:value-type="string" office:string-value="P-0164">
            <text:p>P-0164</text:p>
          </table:table-cell>
          <table:table-cell office:value-type="string" office:string-value="Small Well">
            <text:p>Small Well</text:p>
          </table:table-cell>
          <table:table-cell office:value-type="string" office:string-value="Juguetes">
            <text:p>Juguetes</text:p>
          </table:table-cell>
          <table:table-cell office:value-type="float" office:value="359">
            <text:p>359</text:p>
          </table:table-cell>
          <table:table-cell office:value-type="float" office:value="380.62">
            <text:p>380.6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1-26">
            <text:p>2024-01-26</text:p>
          </table:table-cell>
          <table:table-cell office:value-type="string" office:string-value="A-18-B17">
            <text:p>A-18-B17</text:p>
          </table:table-cell>
        </table:table-row>
        <table:table-row>
          <table:table-cell office:value-type="string" office:string-value="P-0165">
            <text:p>P-0165</text:p>
          </table:table-cell>
          <table:table-cell office:value-type="string" office:string-value="Miss Weight">
            <text:p>Miss Weight</text:p>
          </table:table-cell>
          <table:table-cell office:value-type="string" office:string-value="Deportes">
            <text:p>Deportes</text:p>
          </table:table-cell>
          <table:table-cell office:value-type="float" office:value="96">
            <text:p>96</text:p>
          </table:table-cell>
          <table:table-cell office:value-type="float" office:value="3.36">
            <text:p>3.3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30">
            <text:p>2024-03-30</text:p>
          </table:table-cell>
          <table:table-cell office:value-type="string" office:string-value="A-25-B19">
            <text:p>A-25-B19</text:p>
          </table:table-cell>
        </table:table-row>
        <table:table-row>
          <table:table-cell office:value-type="string" office:string-value="P-0166">
            <text:p>P-0166</text:p>
          </table:table-cell>
          <table:table-cell office:value-type="string" office:string-value="Remember Assume">
            <text:p>Remember Assume</text:p>
          </table:table-cell>
          <table:table-cell office:value-type="string" office:string-value="Hogar">
            <text:p>Hogar</text:p>
          </table:table-cell>
          <table:table-cell office:value-type="float" office:value="418">
            <text:p>418</text:p>
          </table:table-cell>
          <table:table-cell office:value-type="float" office:value="457.43">
            <text:p>457.4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07">
            <text:p>2024-01-07</text:p>
          </table:table-cell>
          <table:table-cell office:value-type="string" office:string-value="A-31-B15">
            <text:p>A-31-B15</text:p>
          </table:table-cell>
        </table:table-row>
        <table:table-row>
          <table:table-cell office:value-type="string" office:string-value="P-0167">
            <text:p>P-0167</text:p>
          </table:table-cell>
          <table:table-cell office:value-type="string" office:string-value="Rich Event">
            <text:p>Rich Event</text:p>
          </table:table-cell>
          <table:table-cell office:value-type="string" office:string-value="Automotriz">
            <text:p>Automotriz</text:p>
          </table:table-cell>
          <table:table-cell office:value-type="float" office:value="61">
            <text:p>61</text:p>
          </table:table-cell>
          <table:table-cell office:value-type="float" office:value="437.42">
            <text:p>437.4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4-26">
            <text:p>2024-04-26</text:p>
          </table:table-cell>
          <table:table-cell office:value-type="string" office:string-value="A-33-B12">
            <text:p>A-33-B12</text:p>
          </table:table-cell>
        </table:table-row>
        <table:table-row>
          <table:table-cell office:value-type="string" office:string-value="P-0168">
            <text:p>P-0168</text:p>
          </table:table-cell>
          <table:table-cell office:value-type="string" office:string-value="Anything Successful">
            <text:p>Anything Successful</text:p>
          </table:table-cell>
          <table:table-cell office:value-type="string" office:string-value="Hogar">
            <text:p>Hogar</text:p>
          </table:table-cell>
          <table:table-cell office:value-type="float" office:value="122">
            <text:p>122</text:p>
          </table:table-cell>
          <table:table-cell office:value-type="float" office:value="390.79">
            <text:p>390.7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6-27">
            <text:p>2023-06-27</text:p>
          </table:table-cell>
          <table:table-cell office:value-type="string" office:string-value="A-48-B20">
            <text:p>A-48-B20</text:p>
          </table:table-cell>
        </table:table-row>
        <table:table-row>
          <table:table-cell office:value-type="string" office:string-value="P-0169">
            <text:p>P-0169</text:p>
          </table:table-cell>
          <table:table-cell office:value-type="string" office:string-value="Simple Expect">
            <text:p>Simple Expect</text:p>
          </table:table-cell>
          <table:table-cell office:value-type="string" office:string-value="Alimentos">
            <text:p>Alimentos</text:p>
          </table:table-cell>
          <table:table-cell office:value-type="float" office:value="9">
            <text:p>9</text:p>
          </table:table-cell>
          <table:table-cell office:value-type="float" office:value="128.17">
            <text:p>128.1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8-21">
            <text:p>2024-08-21</text:p>
          </table:table-cell>
          <table:table-cell office:value-type="string" office:string-value="A-33-B12">
            <text:p>A-33-B12</text:p>
          </table:table-cell>
        </table:table-row>
        <table:table-row>
          <table:table-cell office:value-type="string" office:string-value="P-0170">
            <text:p>P-0170</text:p>
          </table:table-cell>
          <table:table-cell office:value-type="string" office:string-value="Process They">
            <text:p>Process They</text:p>
          </table:table-cell>
          <table:table-cell office:value-type="string" office:string-value="Juguetes">
            <text:p>Juguetes</text:p>
          </table:table-cell>
          <table:table-cell office:value-type="float" office:value="58">
            <text:p>58</text:p>
          </table:table-cell>
          <table:table-cell office:value-type="float" office:value="30.26">
            <text:p>30.2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3-18">
            <text:p>2025-03-18</text:p>
          </table:table-cell>
          <table:table-cell office:value-type="string" office:string-value="A-23-B17">
            <text:p>A-23-B17</text:p>
          </table:table-cell>
        </table:table-row>
        <table:table-row>
          <table:table-cell office:value-type="string" office:string-value="P-0171">
            <text:p>P-0171</text:p>
          </table:table-cell>
          <table:table-cell office:value-type="string" office:string-value="West Eat">
            <text:p>West Eat</text:p>
          </table:table-cell>
          <table:table-cell office:value-type="string" office:string-value="Deportes">
            <text:p>Deportes</text:p>
          </table:table-cell>
          <table:table-cell office:value-type="float" office:value="167">
            <text:p>167</text:p>
          </table:table-cell>
          <table:table-cell office:value-type="float" office:value="4.67">
            <text:p>4.6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31">
            <text:p>2023-10-31</text:p>
          </table:table-cell>
          <table:table-cell office:value-type="string" office:string-value="A-8-B13">
            <text:p>A-8-B13</text:p>
          </table:table-cell>
        </table:table-row>
        <table:table-row>
          <table:table-cell office:value-type="string" office:string-value="P-0172">
            <text:p>P-0172</text:p>
          </table:table-cell>
          <table:table-cell office:value-type="string" office:string-value="Brother Small">
            <text:p>Brother Small</text:p>
          </table:table-cell>
          <table:table-cell office:value-type="string" office:string-value="Juguetes">
            <text:p>Juguetes</text:p>
          </table:table-cell>
          <table:table-cell office:value-type="float" office:value="106">
            <text:p>106</text:p>
          </table:table-cell>
          <table:table-cell office:value-type="float" office:value="403.97">
            <text:p>403.9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1-06">
            <text:p>2023-11-06</text:p>
          </table:table-cell>
          <table:table-cell office:value-type="string" office:string-value="A-34-B3">
            <text:p>A-34-B3</text:p>
          </table:table-cell>
        </table:table-row>
        <table:table-row>
          <table:table-cell office:value-type="string" office:string-value="P-0173">
            <text:p>P-0173</text:p>
          </table:table-cell>
          <table:table-cell office:value-type="string" office:string-value="Later Trouble">
            <text:p>Later Trouble</text:p>
          </table:table-cell>
          <table:table-cell office:value-type="string" office:string-value="Deportes">
            <text:p>Deportes</text:p>
          </table:table-cell>
          <table:table-cell office:value-type="float" office:value="43">
            <text:p>43</text:p>
          </table:table-cell>
          <table:table-cell office:value-type="float" office:value="307.49">
            <text:p>307.4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21">
            <text:p>2023-08-21</text:p>
          </table:table-cell>
          <table:table-cell office:value-type="string" office:string-value="A-25-B1">
            <text:p>A-25-B1</text:p>
          </table:table-cell>
        </table:table-row>
        <table:table-row>
          <table:table-cell office:value-type="string" office:string-value="P-0174">
            <text:p>P-0174</text:p>
          </table:table-cell>
          <table:table-cell office:value-type="string" office:string-value="Ever Special">
            <text:p>Ever Special</text:p>
          </table:table-cell>
          <table:table-cell office:value-type="string" office:string-value="Juguetes">
            <text:p>Juguetes</text:p>
          </table:table-cell>
          <table:table-cell office:value-type="float" office:value="245">
            <text:p>245</text:p>
          </table:table-cell>
          <table:table-cell office:value-type="float" office:value="273.8">
            <text:p>273.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3-23">
            <text:p>2023-03-23</text:p>
          </table:table-cell>
          <table:table-cell office:value-type="string" office:string-value="A-13-B10">
            <text:p>A-13-B10</text:p>
          </table:table-cell>
        </table:table-row>
        <table:table-row>
          <table:table-cell office:value-type="string" office:string-value="P-0175">
            <text:p>P-0175</text:p>
          </table:table-cell>
          <table:table-cell office:value-type="string" office:string-value="Later Best">
            <text:p>Later Best</text:p>
          </table:table-cell>
          <table:table-cell office:value-type="string" office:string-value="Alimentos">
            <text:p>Alimentos</text:p>
          </table:table-cell>
          <table:table-cell office:value-type="float" office:value="20">
            <text:p>20</text:p>
          </table:table-cell>
          <table:table-cell office:value-type="float" office:value="444.79">
            <text:p>444.7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8-22">
            <text:p>2024-08-22</text:p>
          </table:table-cell>
          <table:table-cell office:value-type="string" office:string-value="A-17-B11">
            <text:p>A-17-B11</text:p>
          </table:table-cell>
        </table:table-row>
        <table:table-row>
          <table:table-cell office:value-type="string" office:string-value="P-0176">
            <text:p>P-0176</text:p>
          </table:table-cell>
          <table:table-cell office:value-type="string" office:string-value="Good Bar">
            <text:p>Good Bar</text:p>
          </table:table-cell>
          <table:table-cell office:value-type="string" office:string-value="Electrónica">
            <text:p>Electrónica</text:p>
          </table:table-cell>
          <table:table-cell office:value-type="float" office:value="374">
            <text:p>374</text:p>
          </table:table-cell>
          <table:table-cell office:value-type="float" office:value="206.24">
            <text:p>206.2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8-09">
            <text:p>2024-08-09</text:p>
          </table:table-cell>
          <table:table-cell office:value-type="string" office:string-value="A-24-B6">
            <text:p>A-24-B6</text:p>
          </table:table-cell>
        </table:table-row>
        <table:table-row>
          <table:table-cell office:value-type="string" office:string-value="P-0177">
            <text:p>P-0177</text:p>
          </table:table-cell>
          <table:table-cell office:value-type="string" office:string-value="Term Provide">
            <text:p>Term Provide</text:p>
          </table:table-cell>
          <table:table-cell office:value-type="string" office:string-value="Alimentos">
            <text:p>Alimentos</text:p>
          </table:table-cell>
          <table:table-cell office:value-type="float" office:value="8">
            <text:p>8</text:p>
          </table:table-cell>
          <table:table-cell office:value-type="float" office:value="58.52">
            <text:p>58.5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20">
            <text:p>2024-09-20</text:p>
          </table:table-cell>
          <table:table-cell office:value-type="string" office:string-value="A-13-B5">
            <text:p>A-13-B5</text:p>
          </table:table-cell>
        </table:table-row>
        <table:table-row>
          <table:table-cell office:value-type="string" office:string-value="P-0178">
            <text:p>P-0178</text:p>
          </table:table-cell>
          <table:table-cell office:value-type="string" office:string-value="Seem Next">
            <text:p>Seem Next</text:p>
          </table:table-cell>
          <table:table-cell office:value-type="string" office:string-value="Salud">
            <text:p>Salud</text:p>
          </table:table-cell>
          <table:table-cell office:value-type="float" office:value="390">
            <text:p>390</text:p>
          </table:table-cell>
          <table:table-cell office:value-type="float" office:value="63.48">
            <text:p>63.4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29">
            <text:p>2023-05-29</text:p>
          </table:table-cell>
          <table:table-cell office:value-type="string" office:string-value="A-42-B11">
            <text:p>A-42-B11</text:p>
          </table:table-cell>
        </table:table-row>
        <table:table-row>
          <table:table-cell office:value-type="string" office:string-value="P-0179">
            <text:p>P-0179</text:p>
          </table:table-cell>
          <table:table-cell office:value-type="string" office:string-value="Movement Production">
            <text:p>Movement Production</text:p>
          </table:table-cell>
          <table:table-cell office:value-type="string" office:string-value="Electrónica">
            <text:p>Electrónica</text:p>
          </table:table-cell>
          <table:table-cell office:value-type="float" office:value="196">
            <text:p>196</text:p>
          </table:table-cell>
          <table:table-cell office:value-type="float" office:value="252.66">
            <text:p>252.6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3-15">
            <text:p>2024-03-15</text:p>
          </table:table-cell>
          <table:table-cell office:value-type="string" office:string-value="A-45-B12">
            <text:p>A-45-B12</text:p>
          </table:table-cell>
        </table:table-row>
        <table:table-row>
          <table:table-cell office:value-type="string" office:string-value="P-0180">
            <text:p>P-0180</text:p>
          </table:table-cell>
          <table:table-cell office:value-type="string" office:string-value="Sometimes Doctor">
            <text:p>Sometimes Doctor</text:p>
          </table:table-cell>
          <table:table-cell office:value-type="string" office:string-value="Automotriz">
            <text:p>Automotriz</text:p>
          </table:table-cell>
          <table:table-cell office:value-type="float" office:value="334">
            <text:p>334</text:p>
          </table:table-cell>
          <table:table-cell office:value-type="float" office:value="481.27">
            <text:p>481.2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5-11">
            <text:p>2024-05-11</text:p>
          </table:table-cell>
          <table:table-cell office:value-type="string" office:string-value="A-5-B3">
            <text:p>A-5-B3</text:p>
          </table:table-cell>
        </table:table-row>
        <table:table-row>
          <table:table-cell office:value-type="string" office:string-value="P-0181">
            <text:p>P-0181</text:p>
          </table:table-cell>
          <table:table-cell office:value-type="string" office:string-value="Appear Teach">
            <text:p>Appear Teach</text:p>
          </table:table-cell>
          <table:table-cell office:value-type="string" office:string-value="Salud">
            <text:p>Salud</text:p>
          </table:table-cell>
          <table:table-cell office:value-type="float" office:value="265">
            <text:p>265</text:p>
          </table:table-cell>
          <table:table-cell office:value-type="float" office:value="228.88">
            <text:p>228.8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1-25">
            <text:p>2023-11-25</text:p>
          </table:table-cell>
          <table:table-cell office:value-type="string" office:string-value="A-41-B11">
            <text:p>A-41-B11</text:p>
          </table:table-cell>
        </table:table-row>
        <table:table-row>
          <table:table-cell office:value-type="string" office:string-value="P-0182">
            <text:p>P-0182</text:p>
          </table:table-cell>
          <table:table-cell office:value-type="string" office:string-value="Response Wish">
            <text:p>Response Wish</text:p>
          </table:table-cell>
          <table:table-cell office:value-type="string" office:string-value="Automotriz">
            <text:p>Automotriz</text:p>
          </table:table-cell>
          <table:table-cell office:value-type="float" office:value="453">
            <text:p>453</text:p>
          </table:table-cell>
          <table:table-cell office:value-type="float" office:value="174.91">
            <text:p>174.9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7-21">
            <text:p>2024-07-21</text:p>
          </table:table-cell>
          <table:table-cell office:value-type="string" office:string-value="A-23-B12">
            <text:p>A-23-B12</text:p>
          </table:table-cell>
        </table:table-row>
        <table:table-row>
          <table:table-cell office:value-type="string" office:string-value="P-0183">
            <text:p>P-0183</text:p>
          </table:table-cell>
          <table:table-cell office:value-type="string" office:string-value="Paper Party">
            <text:p>Paper Party</text:p>
          </table:table-cell>
          <table:table-cell office:value-type="string" office:string-value="Juguetes">
            <text:p>Juguetes</text:p>
          </table:table-cell>
          <table:table-cell office:value-type="float" office:value="269">
            <text:p>269</text:p>
          </table:table-cell>
          <table:table-cell office:value-type="float" office:value="129.14">
            <text:p>129.1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0-13">
            <text:p>2024-10-13</text:p>
          </table:table-cell>
          <table:table-cell office:value-type="string" office:string-value="A-43-B7">
            <text:p>A-43-B7</text:p>
          </table:table-cell>
        </table:table-row>
        <table:table-row>
          <table:table-cell office:value-type="string" office:string-value="P-0184">
            <text:p>P-0184</text:p>
          </table:table-cell>
          <table:table-cell office:value-type="string" office:string-value="Morning Pressure">
            <text:p>Morning Pressure</text:p>
          </table:table-cell>
          <table:table-cell office:value-type="string" office:string-value="Juguetes">
            <text:p>Juguetes</text:p>
          </table:table-cell>
          <table:table-cell office:value-type="float" office:value="438">
            <text:p>438</text:p>
          </table:table-cell>
          <table:table-cell office:value-type="float" office:value="170.97">
            <text:p>170.9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8-14">
            <text:p>2024-08-14</text:p>
          </table:table-cell>
          <table:table-cell office:value-type="string" office:string-value="A-25-B16">
            <text:p>A-25-B16</text:p>
          </table:table-cell>
        </table:table-row>
        <table:table-row>
          <table:table-cell office:value-type="string" office:string-value="P-0185">
            <text:p>P-0185</text:p>
          </table:table-cell>
          <table:table-cell office:value-type="string" office:string-value="Only Law">
            <text:p>Only Law</text:p>
          </table:table-cell>
          <table:table-cell office:value-type="string" office:string-value="Juguetes">
            <text:p>Juguetes</text:p>
          </table:table-cell>
          <table:table-cell office:value-type="float" office:value="11">
            <text:p>11</text:p>
          </table:table-cell>
          <table:table-cell office:value-type="float" office:value="329.18">
            <text:p>329.1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09">
            <text:p>2023-06-09</text:p>
          </table:table-cell>
          <table:table-cell office:value-type="string" office:string-value="A-31-B17">
            <text:p>A-31-B17</text:p>
          </table:table-cell>
        </table:table-row>
        <table:table-row>
          <table:table-cell office:value-type="string" office:string-value="P-0186">
            <text:p>P-0186</text:p>
          </table:table-cell>
          <table:table-cell office:value-type="string" office:string-value="Reach Hard">
            <text:p>Reach Hard</text:p>
          </table:table-cell>
          <table:table-cell office:value-type="string" office:string-value="Hogar">
            <text:p>Hogar</text:p>
          </table:table-cell>
          <table:table-cell office:value-type="float" office:value="28">
            <text:p>28</text:p>
          </table:table-cell>
          <table:table-cell office:value-type="float" office:value="226.58">
            <text:p>226.5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30">
            <text:p>2023-09-30</text:p>
          </table:table-cell>
          <table:table-cell office:value-type="string" office:string-value="A-13-B2">
            <text:p>A-13-B2</text:p>
          </table:table-cell>
        </table:table-row>
        <table:table-row>
          <table:table-cell office:value-type="string" office:string-value="P-0187">
            <text:p>P-0187</text:p>
          </table:table-cell>
          <table:table-cell office:value-type="string" office:string-value="Gas Computer">
            <text:p>Gas Computer</text:p>
          </table:table-cell>
          <table:table-cell office:value-type="string" office:string-value="Hogar">
            <text:p>Hogar</text:p>
          </table:table-cell>
          <table:table-cell office:value-type="float" office:value="164">
            <text:p>164</text:p>
          </table:table-cell>
          <table:table-cell office:value-type="float" office:value="20.37">
            <text:p>20.3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2-10">
            <text:p>2024-12-10</text:p>
          </table:table-cell>
          <table:table-cell office:value-type="string" office:string-value="A-13-B14">
            <text:p>A-13-B14</text:p>
          </table:table-cell>
        </table:table-row>
        <table:table-row>
          <table:table-cell office:value-type="string" office:string-value="P-0188">
            <text:p>P-0188</text:p>
          </table:table-cell>
          <table:table-cell office:value-type="string" office:string-value="Senior Attention">
            <text:p>Senior Attention</text:p>
          </table:table-cell>
          <table:table-cell office:value-type="string" office:string-value="Deportes">
            <text:p>Deportes</text:p>
          </table:table-cell>
          <table:table-cell office:value-type="float" office:value="183">
            <text:p>183</text:p>
          </table:table-cell>
          <table:table-cell office:value-type="float" office:value="194.72">
            <text:p>194.7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2-07">
            <text:p>2024-02-07</text:p>
          </table:table-cell>
          <table:table-cell office:value-type="string" office:string-value="A-25-B19">
            <text:p>A-25-B19</text:p>
          </table:table-cell>
        </table:table-row>
        <table:table-row>
          <table:table-cell office:value-type="string" office:string-value="P-0189">
            <text:p>P-0189</text:p>
          </table:table-cell>
          <table:table-cell office:value-type="string" office:string-value="Challenge Spend">
            <text:p>Challenge Spend</text:p>
          </table:table-cell>
          <table:table-cell office:value-type="string" office:string-value="Alimentos">
            <text:p>Alimentos</text:p>
          </table:table-cell>
          <table:table-cell office:value-type="float" office:value="313">
            <text:p>313</text:p>
          </table:table-cell>
          <table:table-cell office:value-type="float" office:value="226.72">
            <text:p>226.7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1-10">
            <text:p>2023-11-10</text:p>
          </table:table-cell>
          <table:table-cell office:value-type="string" office:string-value="A-11-B12">
            <text:p>A-11-B12</text:p>
          </table:table-cell>
        </table:table-row>
        <table:table-row>
          <table:table-cell office:value-type="string" office:string-value="P-0190">
            <text:p>P-0190</text:p>
          </table:table-cell>
          <table:table-cell office:value-type="string" office:string-value="Fund Wind">
            <text:p>Fund Wind</text:p>
          </table:table-cell>
          <table:table-cell office:value-type="string" office:string-value="Automotriz">
            <text:p>Automotriz</text:p>
          </table:table-cell>
          <table:table-cell office:value-type="float" office:value="268">
            <text:p>268</text:p>
          </table:table-cell>
          <table:table-cell office:value-type="float" office:value="408.1">
            <text:p>408.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6-11">
            <text:p>2024-06-11</text:p>
          </table:table-cell>
          <table:table-cell office:value-type="string" office:string-value="A-39-B12">
            <text:p>A-39-B12</text:p>
          </table:table-cell>
        </table:table-row>
        <table:table-row>
          <table:table-cell office:value-type="string" office:string-value="P-0191">
            <text:p>P-0191</text:p>
          </table:table-cell>
          <table:table-cell office:value-type="string" office:string-value="Recent Learn">
            <text:p>Recent Learn</text:p>
          </table:table-cell>
          <table:table-cell office:value-type="string" office:string-value="Juguetes">
            <text:p>Juguetes</text:p>
          </table:table-cell>
          <table:table-cell office:value-type="float" office:value="499">
            <text:p>499</text:p>
          </table:table-cell>
          <table:table-cell office:value-type="float" office:value="370.98">
            <text:p>370.9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10">
            <text:p>2024-09-10</text:p>
          </table:table-cell>
          <table:table-cell office:value-type="string" office:string-value="A-43-B20">
            <text:p>A-43-B20</text:p>
          </table:table-cell>
        </table:table-row>
        <table:table-row>
          <table:table-cell office:value-type="string" office:string-value="P-0192">
            <text:p>P-0192</text:p>
          </table:table-cell>
          <table:table-cell office:value-type="string" office:string-value="Watch Computer">
            <text:p>Watch Computer</text:p>
          </table:table-cell>
          <table:table-cell office:value-type="string" office:string-value="Electrónica">
            <text:p>Electrónica</text:p>
          </table:table-cell>
          <table:table-cell office:value-type="float" office:value="234">
            <text:p>234</text:p>
          </table:table-cell>
          <table:table-cell office:value-type="float" office:value="10.53">
            <text:p>10.5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13">
            <text:p>2024-12-13</text:p>
          </table:table-cell>
          <table:table-cell office:value-type="string" office:string-value="A-27-B16">
            <text:p>A-27-B16</text:p>
          </table:table-cell>
        </table:table-row>
        <table:table-row>
          <table:table-cell office:value-type="string" office:string-value="P-0193">
            <text:p>P-0193</text:p>
          </table:table-cell>
          <table:table-cell office:value-type="string" office:string-value="Mrs Concern">
            <text:p>Mrs Concern</text:p>
          </table:table-cell>
          <table:table-cell office:value-type="string" office:string-value="Juguetes">
            <text:p>Juguetes</text:p>
          </table:table-cell>
          <table:table-cell office:value-type="float" office:value="293">
            <text:p>293</text:p>
          </table:table-cell>
          <table:table-cell office:value-type="float" office:value="118.27">
            <text:p>118.2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6-15">
            <text:p>2024-06-15</text:p>
          </table:table-cell>
          <table:table-cell office:value-type="string" office:string-value="A-37-B19">
            <text:p>A-37-B19</text:p>
          </table:table-cell>
        </table:table-row>
        <table:table-row>
          <table:table-cell office:value-type="string" office:string-value="P-0194">
            <text:p>P-0194</text:p>
          </table:table-cell>
          <table:table-cell office:value-type="string" office:string-value="Information Western">
            <text:p>Information Western</text:p>
          </table:table-cell>
          <table:table-cell office:value-type="string" office:string-value="Juguetes">
            <text:p>Juguetes</text:p>
          </table:table-cell>
          <table:table-cell office:value-type="float" office:value="101">
            <text:p>101</text:p>
          </table:table-cell>
          <table:table-cell office:value-type="float" office:value="302.26">
            <text:p>302.2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01">
            <text:p>2024-02-01</text:p>
          </table:table-cell>
          <table:table-cell office:value-type="string" office:string-value="A-46-B4">
            <text:p>A-46-B4</text:p>
          </table:table-cell>
        </table:table-row>
        <table:table-row>
          <table:table-cell office:value-type="string" office:string-value="P-0195">
            <text:p>P-0195</text:p>
          </table:table-cell>
          <table:table-cell office:value-type="string" office:string-value="Arrive Interview">
            <text:p>Arrive Interview</text:p>
          </table:table-cell>
          <table:table-cell office:value-type="string" office:string-value="Hogar">
            <text:p>Hogar</text:p>
          </table:table-cell>
          <table:table-cell office:value-type="float" office:value="186">
            <text:p>186</text:p>
          </table:table-cell>
          <table:table-cell office:value-type="float" office:value="127.17">
            <text:p>127.1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21">
            <text:p>2024-09-21</text:p>
          </table:table-cell>
          <table:table-cell office:value-type="string" office:string-value="A-44-B12">
            <text:p>A-44-B12</text:p>
          </table:table-cell>
        </table:table-row>
        <table:table-row>
          <table:table-cell office:value-type="string" office:string-value="P-0196">
            <text:p>P-0196</text:p>
          </table:table-cell>
          <table:table-cell office:value-type="string" office:string-value="Instead Him">
            <text:p>Instead Him</text:p>
          </table:table-cell>
          <table:table-cell office:value-type="string" office:string-value="Deportes">
            <text:p>Deportes</text:p>
          </table:table-cell>
          <table:table-cell office:value-type="float" office:value="403">
            <text:p>403</text:p>
          </table:table-cell>
          <table:table-cell office:value-type="float" office:value="449.24">
            <text:p>449.2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07">
            <text:p>2024-05-07</text:p>
          </table:table-cell>
          <table:table-cell office:value-type="string" office:string-value="A-6-B1">
            <text:p>A-6-B1</text:p>
          </table:table-cell>
        </table:table-row>
        <table:table-row>
          <table:table-cell office:value-type="string" office:string-value="P-0197">
            <text:p>P-0197</text:p>
          </table:table-cell>
          <table:table-cell office:value-type="string" office:string-value="Single Across">
            <text:p>Single Across</text:p>
          </table:table-cell>
          <table:table-cell office:value-type="string" office:string-value="Deportes">
            <text:p>Deportes</text:p>
          </table:table-cell>
          <table:table-cell office:value-type="float" office:value="189">
            <text:p>189</text:p>
          </table:table-cell>
          <table:table-cell office:value-type="float" office:value="31.13">
            <text:p>31.1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4-20">
            <text:p>2023-04-20</text:p>
          </table:table-cell>
          <table:table-cell office:value-type="string" office:string-value="A-29-B5">
            <text:p>A-29-B5</text:p>
          </table:table-cell>
        </table:table-row>
        <table:table-row>
          <table:table-cell office:value-type="string" office:string-value="P-0198">
            <text:p>P-0198</text:p>
          </table:table-cell>
          <table:table-cell office:value-type="string" office:string-value="Media Out">
            <text:p>Media Out</text:p>
          </table:table-cell>
          <table:table-cell office:value-type="string" office:string-value="Alimentos">
            <text:p>Alimentos</text:p>
          </table:table-cell>
          <table:table-cell office:value-type="float" office:value="454">
            <text:p>454</text:p>
          </table:table-cell>
          <table:table-cell office:value-type="float" office:value="291.71">
            <text:p>291.7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24">
            <text:p>2025-01-24</text:p>
          </table:table-cell>
          <table:table-cell office:value-type="string" office:string-value="A-28-B11">
            <text:p>A-28-B11</text:p>
          </table:table-cell>
        </table:table-row>
        <table:table-row>
          <table:table-cell office:value-type="string" office:string-value="P-0199">
            <text:p>P-0199</text:p>
          </table:table-cell>
          <table:table-cell office:value-type="string" office:string-value="Yet Hope">
            <text:p>Yet Hope</text:p>
          </table:table-cell>
          <table:table-cell office:value-type="string" office:string-value="Electrónica">
            <text:p>Electrónica</text:p>
          </table:table-cell>
          <table:table-cell office:value-type="float" office:value="94">
            <text:p>94</text:p>
          </table:table-cell>
          <table:table-cell office:value-type="float" office:value="425.06">
            <text:p>425.0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6-17">
            <text:p>2024-06-17</text:p>
          </table:table-cell>
          <table:table-cell office:value-type="string" office:string-value="A-20-B2">
            <text:p>A-20-B2</text:p>
          </table:table-cell>
        </table:table-row>
        <table:table-row>
          <table:table-cell office:value-type="string" office:string-value="P-0200">
            <text:p>P-0200</text:p>
          </table:table-cell>
          <table:table-cell office:value-type="string" office:string-value="Which Ready">
            <text:p>Which Ready</text:p>
          </table:table-cell>
          <table:table-cell office:value-type="string" office:string-value="Electrónica">
            <text:p>Electrónica</text:p>
          </table:table-cell>
          <table:table-cell office:value-type="float" office:value="485">
            <text:p>485</text:p>
          </table:table-cell>
          <table:table-cell office:value-type="float" office:value="360.21">
            <text:p>360.2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3-13">
            <text:p>2024-03-13</text:p>
          </table:table-cell>
          <table:table-cell office:value-type="string" office:string-value="A-15-B14">
            <text:p>A-15-B14</text:p>
          </table:table-cell>
        </table:table-row>
        <table:table-row>
          <table:table-cell office:value-type="string" office:string-value="P-0201">
            <text:p>P-0201</text:p>
          </table:table-cell>
          <table:table-cell office:value-type="string" office:string-value="Record Commercial">
            <text:p>Record Commercial</text:p>
          </table:table-cell>
          <table:table-cell office:value-type="string" office:string-value="Automotriz">
            <text:p>Automotriz</text:p>
          </table:table-cell>
          <table:table-cell office:value-type="float" office:value="44">
            <text:p>44</text:p>
          </table:table-cell>
          <table:table-cell office:value-type="float" office:value="305.48">
            <text:p>305.4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7-26">
            <text:p>2024-07-26</text:p>
          </table:table-cell>
          <table:table-cell office:value-type="string" office:string-value="A-15-B14">
            <text:p>A-15-B14</text:p>
          </table:table-cell>
        </table:table-row>
        <table:table-row>
          <table:table-cell office:value-type="string" office:string-value="P-0202">
            <text:p>P-0202</text:p>
          </table:table-cell>
          <table:table-cell office:value-type="string" office:string-value="Move Away">
            <text:p>Move Away</text:p>
          </table:table-cell>
          <table:table-cell office:value-type="string" office:string-value="Juguetes">
            <text:p>Juguetes</text:p>
          </table:table-cell>
          <table:table-cell office:value-type="float" office:value="468">
            <text:p>468</text:p>
          </table:table-cell>
          <table:table-cell office:value-type="float" office:value="203.77">
            <text:p>203.7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1-03">
            <text:p>2023-11-03</text:p>
          </table:table-cell>
          <table:table-cell office:value-type="string" office:string-value="A-10-B3">
            <text:p>A-10-B3</text:p>
          </table:table-cell>
        </table:table-row>
        <table:table-row>
          <table:table-cell office:value-type="string" office:string-value="P-0203">
            <text:p>P-0203</text:p>
          </table:table-cell>
          <table:table-cell office:value-type="string" office:string-value="Choice Civil">
            <text:p>Choice Civil</text:p>
          </table:table-cell>
          <table:table-cell office:value-type="string" office:string-value="Ropa">
            <text:p>Ropa</text:p>
          </table:table-cell>
          <table:table-cell office:value-type="float" office:value="423">
            <text:p>423</text:p>
          </table:table-cell>
          <table:table-cell office:value-type="float" office:value="462.54">
            <text:p>462.5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3-19">
            <text:p>2023-03-19</text:p>
          </table:table-cell>
          <table:table-cell office:value-type="string" office:string-value="A-6-B4">
            <text:p>A-6-B4</text:p>
          </table:table-cell>
        </table:table-row>
        <table:table-row>
          <table:table-cell office:value-type="string" office:string-value="P-0204">
            <text:p>P-0204</text:p>
          </table:table-cell>
          <table:table-cell office:value-type="string" office:string-value="Boy Mean">
            <text:p>Boy Mean</text:p>
          </table:table-cell>
          <table:table-cell office:value-type="string" office:string-value="Electrónica">
            <text:p>Electrónica</text:p>
          </table:table-cell>
          <table:table-cell office:value-type="float" office:value="47">
            <text:p>47</text:p>
          </table:table-cell>
          <table:table-cell office:value-type="float" office:value="259.13">
            <text:p>259.1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8-03">
            <text:p>2023-08-03</text:p>
          </table:table-cell>
          <table:table-cell office:value-type="string" office:string-value="A-26-B13">
            <text:p>A-26-B13</text:p>
          </table:table-cell>
        </table:table-row>
        <table:table-row>
          <table:table-cell office:value-type="string" office:string-value="P-0205">
            <text:p>P-0205</text:p>
          </table:table-cell>
          <table:table-cell office:value-type="string" office:string-value="Reveal Much">
            <text:p>Reveal Much</text:p>
          </table:table-cell>
          <table:table-cell office:value-type="string" office:string-value="Salud">
            <text:p>Salud</text:p>
          </table:table-cell>
          <table:table-cell office:value-type="float" office:value="471">
            <text:p>471</text:p>
          </table:table-cell>
          <table:table-cell office:value-type="float" office:value="140.0">
            <text:p>140.0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6-27">
            <text:p>2023-06-27</text:p>
          </table:table-cell>
          <table:table-cell office:value-type="string" office:string-value="A-39-B11">
            <text:p>A-39-B11</text:p>
          </table:table-cell>
        </table:table-row>
        <table:table-row>
          <table:table-cell office:value-type="string" office:string-value="P-0206">
            <text:p>P-0206</text:p>
          </table:table-cell>
          <table:table-cell office:value-type="string" office:string-value="Southern Listen">
            <text:p>Southern Listen</text:p>
          </table:table-cell>
          <table:table-cell office:value-type="string" office:string-value="Alimentos">
            <text:p>Alimentos</text:p>
          </table:table-cell>
          <table:table-cell office:value-type="float" office:value="97">
            <text:p>97</text:p>
          </table:table-cell>
          <table:table-cell office:value-type="float" office:value="359.19">
            <text:p>359.1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5-11">
            <text:p>2023-05-11</text:p>
          </table:table-cell>
          <table:table-cell office:value-type="string" office:string-value="A-5-B13">
            <text:p>A-5-B13</text:p>
          </table:table-cell>
        </table:table-row>
        <table:table-row>
          <table:table-cell office:value-type="string" office:string-value="P-0207">
            <text:p>P-0207</text:p>
          </table:table-cell>
          <table:table-cell office:value-type="string" office:string-value="Second Foreign">
            <text:p>Second Foreign</text:p>
          </table:table-cell>
          <table:table-cell office:value-type="string" office:string-value="Deportes">
            <text:p>Deportes</text:p>
          </table:table-cell>
          <table:table-cell office:value-type="float" office:value="314">
            <text:p>314</text:p>
          </table:table-cell>
          <table:table-cell office:value-type="float" office:value="108.36">
            <text:p>108.3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8-15">
            <text:p>2023-08-15</text:p>
          </table:table-cell>
          <table:table-cell office:value-type="string" office:string-value="A-7-B19">
            <text:p>A-7-B19</text:p>
          </table:table-cell>
        </table:table-row>
        <table:table-row>
          <table:table-cell office:value-type="string" office:string-value="P-0208">
            <text:p>P-0208</text:p>
          </table:table-cell>
          <table:table-cell office:value-type="string" office:string-value="Face Enough">
            <text:p>Face Enough</text:p>
          </table:table-cell>
          <table:table-cell office:value-type="string" office:string-value="Juguetes">
            <text:p>Juguetes</text:p>
          </table:table-cell>
          <table:table-cell office:value-type="float" office:value="116">
            <text:p>116</text:p>
          </table:table-cell>
          <table:table-cell office:value-type="float" office:value="321.77">
            <text:p>321.7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5-08">
            <text:p>2024-05-08</text:p>
          </table:table-cell>
          <table:table-cell office:value-type="string" office:string-value="A-4-B15">
            <text:p>A-4-B15</text:p>
          </table:table-cell>
        </table:table-row>
        <table:table-row>
          <table:table-cell office:value-type="string" office:string-value="P-0209">
            <text:p>P-0209</text:p>
          </table:table-cell>
          <table:table-cell office:value-type="string" office:string-value="Type Production">
            <text:p>Type Production</text:p>
          </table:table-cell>
          <table:table-cell office:value-type="string" office:string-value="Salud">
            <text:p>Salud</text:p>
          </table:table-cell>
          <table:table-cell office:value-type="float" office:value="155">
            <text:p>155</text:p>
          </table:table-cell>
          <table:table-cell office:value-type="float" office:value="269.86">
            <text:p>269.8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4-10">
            <text:p>2023-04-10</text:p>
          </table:table-cell>
          <table:table-cell office:value-type="string" office:string-value="A-16-B16">
            <text:p>A-16-B16</text:p>
          </table:table-cell>
        </table:table-row>
        <table:table-row>
          <table:table-cell office:value-type="string" office:string-value="P-0210">
            <text:p>P-0210</text:p>
          </table:table-cell>
          <table:table-cell office:value-type="string" office:string-value="Hour Maintain">
            <text:p>Hour Maintain</text:p>
          </table:table-cell>
          <table:table-cell office:value-type="string" office:string-value="Salud">
            <text:p>Salud</text:p>
          </table:table-cell>
          <table:table-cell office:value-type="float" office:value="271">
            <text:p>271</text:p>
          </table:table-cell>
          <table:table-cell office:value-type="float" office:value="46.55">
            <text:p>46.5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7-18">
            <text:p>2024-07-18</text:p>
          </table:table-cell>
          <table:table-cell office:value-type="string" office:string-value="A-35-B8">
            <text:p>A-35-B8</text:p>
          </table:table-cell>
        </table:table-row>
        <table:table-row>
          <table:table-cell office:value-type="string" office:string-value="P-0211">
            <text:p>P-0211</text:p>
          </table:table-cell>
          <table:table-cell office:value-type="string" office:string-value="Develop Increase">
            <text:p>Develop Increase</text:p>
          </table:table-cell>
          <table:table-cell office:value-type="string" office:string-value="Hogar">
            <text:p>Hogar</text:p>
          </table:table-cell>
          <table:table-cell office:value-type="float" office:value="172">
            <text:p>172</text:p>
          </table:table-cell>
          <table:table-cell office:value-type="float" office:value="183.79">
            <text:p>183.7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4-10">
            <text:p>2023-04-10</text:p>
          </table:table-cell>
          <table:table-cell office:value-type="string" office:string-value="A-3-B12">
            <text:p>A-3-B12</text:p>
          </table:table-cell>
        </table:table-row>
        <table:table-row>
          <table:table-cell office:value-type="string" office:string-value="P-0212">
            <text:p>P-0212</text:p>
          </table:table-cell>
          <table:table-cell office:value-type="string" office:string-value="Rule When">
            <text:p>Rule When</text:p>
          </table:table-cell>
          <table:table-cell office:value-type="string" office:string-value="Electrónica">
            <text:p>Electrónica</text:p>
          </table:table-cell>
          <table:table-cell office:value-type="float" office:value="261">
            <text:p>261</text:p>
          </table:table-cell>
          <table:table-cell office:value-type="float" office:value="459.46">
            <text:p>459.4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09">
            <text:p>2025-01-09</text:p>
          </table:table-cell>
          <table:table-cell office:value-type="string" office:string-value="A-5-B10">
            <text:p>A-5-B10</text:p>
          </table:table-cell>
        </table:table-row>
        <table:table-row>
          <table:table-cell office:value-type="string" office:string-value="P-0213">
            <text:p>P-0213</text:p>
          </table:table-cell>
          <table:table-cell office:value-type="string" office:string-value="Per My">
            <text:p>Per My</text:p>
          </table:table-cell>
          <table:table-cell office:value-type="string" office:string-value="Automotriz">
            <text:p>Automotriz</text:p>
          </table:table-cell>
          <table:table-cell office:value-type="float" office:value="419">
            <text:p>419</text:p>
          </table:table-cell>
          <table:table-cell office:value-type="float" office:value="57.82">
            <text:p>57.8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1-21">
            <text:p>2024-01-21</text:p>
          </table:table-cell>
          <table:table-cell office:value-type="string" office:string-value="A-31-B2">
            <text:p>A-31-B2</text:p>
          </table:table-cell>
        </table:table-row>
        <table:table-row>
          <table:table-cell office:value-type="string" office:string-value="P-0214">
            <text:p>P-0214</text:p>
          </table:table-cell>
          <table:table-cell office:value-type="string" office:string-value="Sound Play">
            <text:p>Sound Play</text:p>
          </table:table-cell>
          <table:table-cell office:value-type="string" office:string-value="Alimentos">
            <text:p>Alimentos</text:p>
          </table:table-cell>
          <table:table-cell office:value-type="float" office:value="438">
            <text:p>438</text:p>
          </table:table-cell>
          <table:table-cell office:value-type="float" office:value="273.86">
            <text:p>273.8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4-04">
            <text:p>2024-04-04</text:p>
          </table:table-cell>
          <table:table-cell office:value-type="string" office:string-value="A-19-B18">
            <text:p>A-19-B18</text:p>
          </table:table-cell>
        </table:table-row>
        <table:table-row>
          <table:table-cell office:value-type="string" office:string-value="P-0215">
            <text:p>P-0215</text:p>
          </table:table-cell>
          <table:table-cell office:value-type="string" office:string-value="Line Space">
            <text:p>Line Space</text:p>
          </table:table-cell>
          <table:table-cell office:value-type="string" office:string-value="Alimentos">
            <text:p>Alimentos</text:p>
          </table:table-cell>
          <table:table-cell office:value-type="float" office:value="313">
            <text:p>313</text:p>
          </table:table-cell>
          <table:table-cell office:value-type="float" office:value="473.95">
            <text:p>473.9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5-04">
            <text:p>2024-05-04</text:p>
          </table:table-cell>
          <table:table-cell office:value-type="string" office:string-value="A-23-B7">
            <text:p>A-23-B7</text:p>
          </table:table-cell>
        </table:table-row>
        <table:table-row>
          <table:table-cell office:value-type="string" office:string-value="P-0216">
            <text:p>P-0216</text:p>
          </table:table-cell>
          <table:table-cell office:value-type="string" office:string-value="Whether Notice">
            <text:p>Whether Notice</text:p>
          </table:table-cell>
          <table:table-cell office:value-type="string" office:string-value="Automotriz">
            <text:p>Automotriz</text:p>
          </table:table-cell>
          <table:table-cell office:value-type="float" office:value="293">
            <text:p>293</text:p>
          </table:table-cell>
          <table:table-cell office:value-type="float" office:value="315.03">
            <text:p>315.0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8-11">
            <text:p>2024-08-11</text:p>
          </table:table-cell>
          <table:table-cell office:value-type="string" office:string-value="A-48-B6">
            <text:p>A-48-B6</text:p>
          </table:table-cell>
        </table:table-row>
        <table:table-row>
          <table:table-cell office:value-type="string" office:string-value="P-0217">
            <text:p>P-0217</text:p>
          </table:table-cell>
          <table:table-cell office:value-type="string" office:string-value="Provide New">
            <text:p>Provide New</text:p>
          </table:table-cell>
          <table:table-cell office:value-type="string" office:string-value="Automotriz">
            <text:p>Automotriz</text:p>
          </table:table-cell>
          <table:table-cell office:value-type="float" office:value="211">
            <text:p>211</text:p>
          </table:table-cell>
          <table:table-cell office:value-type="float" office:value="166.7">
            <text:p>166.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5-03">
            <text:p>2024-05-03</text:p>
          </table:table-cell>
          <table:table-cell office:value-type="string" office:string-value="A-3-B1">
            <text:p>A-3-B1</text:p>
          </table:table-cell>
        </table:table-row>
        <table:table-row>
          <table:table-cell office:value-type="string" office:string-value="P-0218">
            <text:p>P-0218</text:p>
          </table:table-cell>
          <table:table-cell office:value-type="string" office:string-value="Final Hundred">
            <text:p>Final Hundred</text:p>
          </table:table-cell>
          <table:table-cell office:value-type="string" office:string-value="Juguetes">
            <text:p>Juguetes</text:p>
          </table:table-cell>
          <table:table-cell office:value-type="float" office:value="470">
            <text:p>470</text:p>
          </table:table-cell>
          <table:table-cell office:value-type="float" office:value="397.64">
            <text:p>397.6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1-07">
            <text:p>2023-11-07</text:p>
          </table:table-cell>
          <table:table-cell office:value-type="string" office:string-value="A-44-B8">
            <text:p>A-44-B8</text:p>
          </table:table-cell>
        </table:table-row>
        <table:table-row>
          <table:table-cell office:value-type="string" office:string-value="P-0219">
            <text:p>P-0219</text:p>
          </table:table-cell>
          <table:table-cell office:value-type="string" office:string-value="Ready Impact">
            <text:p>Ready Impact</text:p>
          </table:table-cell>
          <table:table-cell office:value-type="string" office:string-value="Juguetes">
            <text:p>Juguetes</text:p>
          </table:table-cell>
          <table:table-cell office:value-type="float" office:value="256">
            <text:p>256</text:p>
          </table:table-cell>
          <table:table-cell office:value-type="float" office:value="252.95">
            <text:p>252.9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9-17">
            <text:p>2024-09-17</text:p>
          </table:table-cell>
          <table:table-cell office:value-type="string" office:string-value="A-3-B1">
            <text:p>A-3-B1</text:p>
          </table:table-cell>
        </table:table-row>
        <table:table-row>
          <table:table-cell office:value-type="string" office:string-value="P-0220">
            <text:p>P-0220</text:p>
          </table:table-cell>
          <table:table-cell office:value-type="string" office:string-value="Who Scientist">
            <text:p>Who Scientist</text:p>
          </table:table-cell>
          <table:table-cell office:value-type="string" office:string-value="Electrónica">
            <text:p>Electrónica</text:p>
          </table:table-cell>
          <table:table-cell office:value-type="float" office:value="390">
            <text:p>390</text:p>
          </table:table-cell>
          <table:table-cell office:value-type="float" office:value="288.09">
            <text:p>288.0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1-02">
            <text:p>2023-11-02</text:p>
          </table:table-cell>
          <table:table-cell office:value-type="string" office:string-value="A-28-B6">
            <text:p>A-28-B6</text:p>
          </table:table-cell>
        </table:table-row>
        <table:table-row>
          <table:table-cell office:value-type="string" office:string-value="P-0221">
            <text:p>P-0221</text:p>
          </table:table-cell>
          <table:table-cell office:value-type="string" office:string-value="Remain Near">
            <text:p>Remain Near</text:p>
          </table:table-cell>
          <table:table-cell office:value-type="string" office:string-value="Juguetes">
            <text:p>Juguetes</text:p>
          </table:table-cell>
          <table:table-cell office:value-type="float" office:value="415">
            <text:p>415</text:p>
          </table:table-cell>
          <table:table-cell office:value-type="float" office:value="167.62">
            <text:p>167.6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8-31">
            <text:p>2024-08-31</text:p>
          </table:table-cell>
          <table:table-cell office:value-type="string" office:string-value="A-11-B6">
            <text:p>A-11-B6</text:p>
          </table:table-cell>
        </table:table-row>
        <table:table-row>
          <table:table-cell office:value-type="string" office:string-value="P-0222">
            <text:p>P-0222</text:p>
          </table:table-cell>
          <table:table-cell office:value-type="string" office:string-value="Tv American">
            <text:p>Tv American</text:p>
          </table:table-cell>
          <table:table-cell office:value-type="string" office:string-value="Alimentos">
            <text:p>Alimentos</text:p>
          </table:table-cell>
          <table:table-cell office:value-type="float" office:value="329">
            <text:p>329</text:p>
          </table:table-cell>
          <table:table-cell office:value-type="float" office:value="196.46">
            <text:p>196.4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5-12">
            <text:p>2024-05-12</text:p>
          </table:table-cell>
          <table:table-cell office:value-type="string" office:string-value="A-41-B5">
            <text:p>A-41-B5</text:p>
          </table:table-cell>
        </table:table-row>
        <table:table-row>
          <table:table-cell office:value-type="string" office:string-value="P-0223">
            <text:p>P-0223</text:p>
          </table:table-cell>
          <table:table-cell office:value-type="string" office:string-value="Every Heart">
            <text:p>Every Heart</text:p>
          </table:table-cell>
          <table:table-cell office:value-type="string" office:string-value="Ropa">
            <text:p>Ropa</text:p>
          </table:table-cell>
          <table:table-cell office:value-type="float" office:value="403">
            <text:p>403</text:p>
          </table:table-cell>
          <table:table-cell office:value-type="float" office:value="380.76">
            <text:p>380.7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4-13">
            <text:p>2024-04-13</text:p>
          </table:table-cell>
          <table:table-cell office:value-type="string" office:string-value="A-7-B4">
            <text:p>A-7-B4</text:p>
          </table:table-cell>
        </table:table-row>
        <table:table-row>
          <table:table-cell office:value-type="string" office:string-value="P-0224">
            <text:p>P-0224</text:p>
          </table:table-cell>
          <table:table-cell office:value-type="string" office:string-value="A Give">
            <text:p>A Give</text:p>
          </table:table-cell>
          <table:table-cell office:value-type="string" office:string-value="Electrónica">
            <text:p>Electrónica</text:p>
          </table:table-cell>
          <table:table-cell office:value-type="float" office:value="27">
            <text:p>27</text:p>
          </table:table-cell>
          <table:table-cell office:value-type="float" office:value="39.07">
            <text:p>39.0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2-26">
            <text:p>2023-12-26</text:p>
          </table:table-cell>
          <table:table-cell office:value-type="string" office:string-value="A-14-B4">
            <text:p>A-14-B4</text:p>
          </table:table-cell>
        </table:table-row>
        <table:table-row>
          <table:table-cell office:value-type="string" office:string-value="P-0225">
            <text:p>P-0225</text:p>
          </table:table-cell>
          <table:table-cell office:value-type="string" office:string-value="Close Gun">
            <text:p>Close Gun</text:p>
          </table:table-cell>
          <table:table-cell office:value-type="string" office:string-value="Electrónica">
            <text:p>Electrónica</text:p>
          </table:table-cell>
          <table:table-cell office:value-type="float" office:value="124">
            <text:p>124</text:p>
          </table:table-cell>
          <table:table-cell office:value-type="float" office:value="268.22">
            <text:p>268.2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09">
            <text:p>2024-10-09</text:p>
          </table:table-cell>
          <table:table-cell office:value-type="string" office:string-value="A-41-B7">
            <text:p>A-41-B7</text:p>
          </table:table-cell>
        </table:table-row>
        <table:table-row>
          <table:table-cell office:value-type="string" office:string-value="P-0226">
            <text:p>P-0226</text:p>
          </table:table-cell>
          <table:table-cell office:value-type="string" office:string-value="Person Follow">
            <text:p>Person Follow</text:p>
          </table:table-cell>
          <table:table-cell office:value-type="string" office:string-value="Salud">
            <text:p>Salud</text:p>
          </table:table-cell>
          <table:table-cell office:value-type="float" office:value="277">
            <text:p>277</text:p>
          </table:table-cell>
          <table:table-cell office:value-type="float" office:value="367.38">
            <text:p>367.3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9-05">
            <text:p>2023-09-05</text:p>
          </table:table-cell>
          <table:table-cell office:value-type="string" office:string-value="A-39-B18">
            <text:p>A-39-B18</text:p>
          </table:table-cell>
        </table:table-row>
        <table:table-row>
          <table:table-cell office:value-type="string" office:string-value="P-0227">
            <text:p>P-0227</text:p>
          </table:table-cell>
          <table:table-cell office:value-type="string" office:string-value="Black Director">
            <text:p>Black Director</text:p>
          </table:table-cell>
          <table:table-cell office:value-type="string" office:string-value="Automotriz">
            <text:p>Automotriz</text:p>
          </table:table-cell>
          <table:table-cell office:value-type="float" office:value="329">
            <text:p>329</text:p>
          </table:table-cell>
          <table:table-cell office:value-type="float" office:value="243.39">
            <text:p>243.3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2-17">
            <text:p>2024-02-17</text:p>
          </table:table-cell>
          <table:table-cell office:value-type="string" office:string-value="A-26-B17">
            <text:p>A-26-B17</text:p>
          </table:table-cell>
        </table:table-row>
        <table:table-row>
          <table:table-cell office:value-type="string" office:string-value="P-0228">
            <text:p>P-0228</text:p>
          </table:table-cell>
          <table:table-cell office:value-type="string" office:string-value="Idea Few">
            <text:p>Idea Few</text:p>
          </table:table-cell>
          <table:table-cell office:value-type="string" office:string-value="Electrónica">
            <text:p>Electrónica</text:p>
          </table:table-cell>
          <table:table-cell office:value-type="float" office:value="189">
            <text:p>189</text:p>
          </table:table-cell>
          <table:table-cell office:value-type="float" office:value="91.83">
            <text:p>91.8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6-05">
            <text:p>2024-06-05</text:p>
          </table:table-cell>
          <table:table-cell office:value-type="string" office:string-value="A-17-B11">
            <text:p>A-17-B11</text:p>
          </table:table-cell>
        </table:table-row>
        <table:table-row>
          <table:table-cell office:value-type="string" office:string-value="P-0229">
            <text:p>P-0229</text:p>
          </table:table-cell>
          <table:table-cell office:value-type="string" office:string-value="Available There">
            <text:p>Available There</text:p>
          </table:table-cell>
          <table:table-cell office:value-type="string" office:string-value="Ropa">
            <text:p>Ropa</text:p>
          </table:table-cell>
          <table:table-cell office:value-type="float" office:value="156">
            <text:p>156</text:p>
          </table:table-cell>
          <table:table-cell office:value-type="float" office:value="325.31">
            <text:p>325.3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5-16">
            <text:p>2024-05-16</text:p>
          </table:table-cell>
          <table:table-cell office:value-type="string" office:string-value="A-4-B17">
            <text:p>A-4-B17</text:p>
          </table:table-cell>
        </table:table-row>
        <table:table-row>
          <table:table-cell office:value-type="string" office:string-value="P-0230">
            <text:p>P-0230</text:p>
          </table:table-cell>
          <table:table-cell office:value-type="string" office:string-value="Market Idea">
            <text:p>Market Idea</text:p>
          </table:table-cell>
          <table:table-cell office:value-type="string" office:string-value="Ropa">
            <text:p>Ropa</text:p>
          </table:table-cell>
          <table:table-cell office:value-type="float" office:value="133">
            <text:p>133</text:p>
          </table:table-cell>
          <table:table-cell office:value-type="float" office:value="461.47">
            <text:p>461.4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1-11">
            <text:p>2024-01-11</text:p>
          </table:table-cell>
          <table:table-cell office:value-type="string" office:string-value="A-17-B18">
            <text:p>A-17-B18</text:p>
          </table:table-cell>
        </table:table-row>
        <table:table-row>
          <table:table-cell office:value-type="string" office:string-value="P-0231">
            <text:p>P-0231</text:p>
          </table:table-cell>
          <table:table-cell office:value-type="string" office:string-value="Help Somebody">
            <text:p>Help Somebody</text:p>
          </table:table-cell>
          <table:table-cell office:value-type="string" office:string-value="Ropa">
            <text:p>Ropa</text:p>
          </table:table-cell>
          <table:table-cell office:value-type="float" office:value="466">
            <text:p>466</text:p>
          </table:table-cell>
          <table:table-cell office:value-type="float" office:value="221.78">
            <text:p>221.7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1-16">
            <text:p>2025-01-16</text:p>
          </table:table-cell>
          <table:table-cell office:value-type="string" office:string-value="A-44-B18">
            <text:p>A-44-B18</text:p>
          </table:table-cell>
        </table:table-row>
        <table:table-row>
          <table:table-cell office:value-type="string" office:string-value="P-0232">
            <text:p>P-0232</text:p>
          </table:table-cell>
          <table:table-cell office:value-type="string" office:string-value="Soldier Ability">
            <text:p>Soldier Ability</text:p>
          </table:table-cell>
          <table:table-cell office:value-type="string" office:string-value="Hogar">
            <text:p>Hogar</text:p>
          </table:table-cell>
          <table:table-cell office:value-type="float" office:value="185">
            <text:p>185</text:p>
          </table:table-cell>
          <table:table-cell office:value-type="float" office:value="370.23">
            <text:p>370.2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30">
            <text:p>2024-10-30</text:p>
          </table:table-cell>
          <table:table-cell office:value-type="string" office:string-value="A-20-B9">
            <text:p>A-20-B9</text:p>
          </table:table-cell>
        </table:table-row>
        <table:table-row>
          <table:table-cell office:value-type="string" office:string-value="P-0233">
            <text:p>P-0233</text:p>
          </table:table-cell>
          <table:table-cell office:value-type="string" office:string-value="Themselves Choose">
            <text:p>Themselves Choose</text:p>
          </table:table-cell>
          <table:table-cell office:value-type="string" office:string-value="Automotriz">
            <text:p>Automotriz</text:p>
          </table:table-cell>
          <table:table-cell office:value-type="float" office:value="230">
            <text:p>230</text:p>
          </table:table-cell>
          <table:table-cell office:value-type="float" office:value="267.45">
            <text:p>267.4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07">
            <text:p>2024-03-07</text:p>
          </table:table-cell>
          <table:table-cell office:value-type="string" office:string-value="A-43-B14">
            <text:p>A-43-B14</text:p>
          </table:table-cell>
        </table:table-row>
        <table:table-row>
          <table:table-cell office:value-type="string" office:string-value="P-0234">
            <text:p>P-0234</text:p>
          </table:table-cell>
          <table:table-cell office:value-type="string" office:string-value="Church Month">
            <text:p>Church Month</text:p>
          </table:table-cell>
          <table:table-cell office:value-type="string" office:string-value="Electrónica">
            <text:p>Electrónica</text:p>
          </table:table-cell>
          <table:table-cell office:value-type="float" office:value="27">
            <text:p>27</text:p>
          </table:table-cell>
          <table:table-cell office:value-type="float" office:value="395.63">
            <text:p>395.6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1-19">
            <text:p>2023-11-19</text:p>
          </table:table-cell>
          <table:table-cell office:value-type="string" office:string-value="A-24-B8">
            <text:p>A-24-B8</text:p>
          </table:table-cell>
        </table:table-row>
        <table:table-row>
          <table:table-cell office:value-type="string" office:string-value="P-0235">
            <text:p>P-0235</text:p>
          </table:table-cell>
          <table:table-cell office:value-type="string" office:string-value="Either Threat">
            <text:p>Either Threat</text:p>
          </table:table-cell>
          <table:table-cell office:value-type="string" office:string-value="Automotriz">
            <text:p>Automotriz</text:p>
          </table:table-cell>
          <table:table-cell office:value-type="float" office:value="255">
            <text:p>255</text:p>
          </table:table-cell>
          <table:table-cell office:value-type="float" office:value="154.45">
            <text:p>154.4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4-18">
            <text:p>2024-04-18</text:p>
          </table:table-cell>
          <table:table-cell office:value-type="string" office:string-value="A-18-B17">
            <text:p>A-18-B17</text:p>
          </table:table-cell>
        </table:table-row>
        <table:table-row>
          <table:table-cell office:value-type="string" office:string-value="P-0236">
            <text:p>P-0236</text:p>
          </table:table-cell>
          <table:table-cell office:value-type="string" office:string-value="Note Front">
            <text:p>Note Front</text:p>
          </table:table-cell>
          <table:table-cell office:value-type="string" office:string-value="Hogar">
            <text:p>Hogar</text:p>
          </table:table-cell>
          <table:table-cell office:value-type="float" office:value="256">
            <text:p>256</text:p>
          </table:table-cell>
          <table:table-cell office:value-type="float" office:value="150.21">
            <text:p>150.2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7-18">
            <text:p>2024-07-18</text:p>
          </table:table-cell>
          <table:table-cell office:value-type="string" office:string-value="A-33-B7">
            <text:p>A-33-B7</text:p>
          </table:table-cell>
        </table:table-row>
        <table:table-row>
          <table:table-cell office:value-type="string" office:string-value="P-0237">
            <text:p>P-0237</text:p>
          </table:table-cell>
          <table:table-cell office:value-type="string" office:string-value="Perform Provide">
            <text:p>Perform Provide</text:p>
          </table:table-cell>
          <table:table-cell office:value-type="string" office:string-value="Alimentos">
            <text:p>Alimentos</text:p>
          </table:table-cell>
          <table:table-cell office:value-type="float" office:value="59">
            <text:p>59</text:p>
          </table:table-cell>
          <table:table-cell office:value-type="float" office:value="393.85">
            <text:p>393.8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7-26">
            <text:p>2023-07-26</text:p>
          </table:table-cell>
          <table:table-cell office:value-type="string" office:string-value="A-34-B7">
            <text:p>A-34-B7</text:p>
          </table:table-cell>
        </table:table-row>
        <table:table-row>
          <table:table-cell office:value-type="string" office:string-value="P-0238">
            <text:p>P-0238</text:p>
          </table:table-cell>
          <table:table-cell office:value-type="string" office:string-value="Their For">
            <text:p>Their For</text:p>
          </table:table-cell>
          <table:table-cell office:value-type="string" office:string-value="Hogar">
            <text:p>Hogar</text:p>
          </table:table-cell>
          <table:table-cell office:value-type="float" office:value="231">
            <text:p>231</text:p>
          </table:table-cell>
          <table:table-cell office:value-type="float" office:value="31.53">
            <text:p>31.5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5-19">
            <text:p>2024-05-19</text:p>
          </table:table-cell>
          <table:table-cell office:value-type="string" office:string-value="A-34-B3">
            <text:p>A-34-B3</text:p>
          </table:table-cell>
        </table:table-row>
        <table:table-row>
          <table:table-cell office:value-type="string" office:string-value="P-0239">
            <text:p>P-0239</text:p>
          </table:table-cell>
          <table:table-cell office:value-type="string" office:string-value="Single Build">
            <text:p>Single Build</text:p>
          </table:table-cell>
          <table:table-cell office:value-type="string" office:string-value="Deportes">
            <text:p>Deportes</text:p>
          </table:table-cell>
          <table:table-cell office:value-type="float" office:value="475">
            <text:p>475</text:p>
          </table:table-cell>
          <table:table-cell office:value-type="float" office:value="392.34">
            <text:p>392.3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1-17">
            <text:p>2023-11-17</text:p>
          </table:table-cell>
          <table:table-cell office:value-type="string" office:string-value="A-13-B10">
            <text:p>A-13-B10</text:p>
          </table:table-cell>
        </table:table-row>
        <table:table-row>
          <table:table-cell office:value-type="string" office:string-value="P-0240">
            <text:p>P-0240</text:p>
          </table:table-cell>
          <table:table-cell office:value-type="string" office:string-value="General Total">
            <text:p>General Total</text:p>
          </table:table-cell>
          <table:table-cell office:value-type="string" office:string-value="Ropa">
            <text:p>Ropa</text:p>
          </table:table-cell>
          <table:table-cell office:value-type="float" office:value="181">
            <text:p>181</text:p>
          </table:table-cell>
          <table:table-cell office:value-type="float" office:value="292.98">
            <text:p>292.9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1-05">
            <text:p>2024-01-05</text:p>
          </table:table-cell>
          <table:table-cell office:value-type="string" office:string-value="A-31-B8">
            <text:p>A-31-B8</text:p>
          </table:table-cell>
        </table:table-row>
        <table:table-row>
          <table:table-cell office:value-type="string" office:string-value="P-0241">
            <text:p>P-0241</text:p>
          </table:table-cell>
          <table:table-cell office:value-type="string" office:string-value="Hard Risk">
            <text:p>Hard Risk</text:p>
          </table:table-cell>
          <table:table-cell office:value-type="string" office:string-value="Hogar">
            <text:p>Hogar</text:p>
          </table:table-cell>
          <table:table-cell office:value-type="float" office:value="30">
            <text:p>30</text:p>
          </table:table-cell>
          <table:table-cell office:value-type="float" office:value="256.61">
            <text:p>256.6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2-03">
            <text:p>2025-02-03</text:p>
          </table:table-cell>
          <table:table-cell office:value-type="string" office:string-value="A-33-B18">
            <text:p>A-33-B18</text:p>
          </table:table-cell>
        </table:table-row>
        <table:table-row>
          <table:table-cell office:value-type="string" office:string-value="P-0242">
            <text:p>P-0242</text:p>
          </table:table-cell>
          <table:table-cell office:value-type="string" office:string-value="Wear Picture">
            <text:p>Wear Picture</text:p>
          </table:table-cell>
          <table:table-cell office:value-type="string" office:string-value="Salud">
            <text:p>Salud</text:p>
          </table:table-cell>
          <table:table-cell office:value-type="float" office:value="114">
            <text:p>114</text:p>
          </table:table-cell>
          <table:table-cell office:value-type="float" office:value="414.69">
            <text:p>414.6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21">
            <text:p>2024-02-21</text:p>
          </table:table-cell>
          <table:table-cell office:value-type="string" office:string-value="A-8-B19">
            <text:p>A-8-B19</text:p>
          </table:table-cell>
        </table:table-row>
        <table:table-row>
          <table:table-cell office:value-type="string" office:string-value="P-0243">
            <text:p>P-0243</text:p>
          </table:table-cell>
          <table:table-cell office:value-type="string" office:string-value="Woman Such">
            <text:p>Woman Such</text:p>
          </table:table-cell>
          <table:table-cell office:value-type="string" office:string-value="Deportes">
            <text:p>Deportes</text:p>
          </table:table-cell>
          <table:table-cell office:value-type="float" office:value="11">
            <text:p>11</text:p>
          </table:table-cell>
          <table:table-cell office:value-type="float" office:value="243.8">
            <text:p>243.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8-10">
            <text:p>2023-08-10</text:p>
          </table:table-cell>
          <table:table-cell office:value-type="string" office:string-value="A-16-B10">
            <text:p>A-16-B10</text:p>
          </table:table-cell>
        </table:table-row>
        <table:table-row>
          <table:table-cell office:value-type="string" office:string-value="P-0244">
            <text:p>P-0244</text:p>
          </table:table-cell>
          <table:table-cell office:value-type="string" office:string-value="Behind Wonder">
            <text:p>Behind Wonder</text:p>
          </table:table-cell>
          <table:table-cell office:value-type="string" office:string-value="Ropa">
            <text:p>Ropa</text:p>
          </table:table-cell>
          <table:table-cell office:value-type="float" office:value="481">
            <text:p>481</text:p>
          </table:table-cell>
          <table:table-cell office:value-type="float" office:value="97.32">
            <text:p>97.3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20">
            <text:p>2023-09-20</text:p>
          </table:table-cell>
          <table:table-cell office:value-type="string" office:string-value="A-21-B17">
            <text:p>A-21-B17</text:p>
          </table:table-cell>
        </table:table-row>
        <table:table-row>
          <table:table-cell office:value-type="string" office:string-value="P-0245">
            <text:p>P-0245</text:p>
          </table:table-cell>
          <table:table-cell office:value-type="string" office:string-value="Newspaper Former">
            <text:p>Newspaper Former</text:p>
          </table:table-cell>
          <table:table-cell office:value-type="string" office:string-value="Alimentos">
            <text:p>Alimentos</text:p>
          </table:table-cell>
          <table:table-cell office:value-type="float" office:value="273">
            <text:p>273</text:p>
          </table:table-cell>
          <table:table-cell office:value-type="float" office:value="497.45">
            <text:p>497.4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0-07">
            <text:p>2024-10-07</text:p>
          </table:table-cell>
          <table:table-cell office:value-type="string" office:string-value="A-27-B14">
            <text:p>A-27-B14</text:p>
          </table:table-cell>
        </table:table-row>
        <table:table-row>
          <table:table-cell office:value-type="string" office:string-value="P-0246">
            <text:p>P-0246</text:p>
          </table:table-cell>
          <table:table-cell office:value-type="string" office:string-value="One Business">
            <text:p>One Business</text:p>
          </table:table-cell>
          <table:table-cell office:value-type="string" office:string-value="Salud">
            <text:p>Salud</text:p>
          </table:table-cell>
          <table:table-cell office:value-type="float" office:value="128">
            <text:p>128</text:p>
          </table:table-cell>
          <table:table-cell office:value-type="float" office:value="133.44">
            <text:p>133.4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3-26">
            <text:p>2024-03-26</text:p>
          </table:table-cell>
          <table:table-cell office:value-type="string" office:string-value="A-29-B7">
            <text:p>A-29-B7</text:p>
          </table:table-cell>
        </table:table-row>
        <table:table-row>
          <table:table-cell office:value-type="string" office:string-value="P-0247">
            <text:p>P-0247</text:p>
          </table:table-cell>
          <table:table-cell office:value-type="string" office:string-value="Early High">
            <text:p>Early High</text:p>
          </table:table-cell>
          <table:table-cell office:value-type="string" office:string-value="Deportes">
            <text:p>Deportes</text:p>
          </table:table-cell>
          <table:table-cell office:value-type="float" office:value="435">
            <text:p>435</text:p>
          </table:table-cell>
          <table:table-cell office:value-type="float" office:value="485.45">
            <text:p>485.4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3-16">
            <text:p>2024-03-16</text:p>
          </table:table-cell>
          <table:table-cell office:value-type="string" office:string-value="A-44-B9">
            <text:p>A-44-B9</text:p>
          </table:table-cell>
        </table:table-row>
        <table:table-row>
          <table:table-cell office:value-type="string" office:string-value="P-0248">
            <text:p>P-0248</text:p>
          </table:table-cell>
          <table:table-cell office:value-type="string" office:string-value="Above Member">
            <text:p>Above Member</text:p>
          </table:table-cell>
          <table:table-cell office:value-type="string" office:string-value="Ropa">
            <text:p>Ropa</text:p>
          </table:table-cell>
          <table:table-cell office:value-type="float" office:value="419">
            <text:p>419</text:p>
          </table:table-cell>
          <table:table-cell office:value-type="float" office:value="465.99">
            <text:p>465.9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1-12">
            <text:p>2025-01-12</text:p>
          </table:table-cell>
          <table:table-cell office:value-type="string" office:string-value="A-32-B16">
            <text:p>A-32-B16</text:p>
          </table:table-cell>
        </table:table-row>
        <table:table-row>
          <table:table-cell office:value-type="string" office:string-value="P-0249">
            <text:p>P-0249</text:p>
          </table:table-cell>
          <table:table-cell office:value-type="string" office:string-value="Type Stop">
            <text:p>Type Stop</text:p>
          </table:table-cell>
          <table:table-cell office:value-type="string" office:string-value="Electrónica">
            <text:p>Electrónica</text:p>
          </table:table-cell>
          <table:table-cell office:value-type="float" office:value="331">
            <text:p>331</text:p>
          </table:table-cell>
          <table:table-cell office:value-type="float" office:value="496.63">
            <text:p>496.6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1-05">
            <text:p>2024-01-05</text:p>
          </table:table-cell>
          <table:table-cell office:value-type="string" office:string-value="A-39-B9">
            <text:p>A-39-B9</text:p>
          </table:table-cell>
        </table:table-row>
        <table:table-row>
          <table:table-cell office:value-type="string" office:string-value="P-0250">
            <text:p>P-0250</text:p>
          </table:table-cell>
          <table:table-cell office:value-type="string" office:string-value="Even Why">
            <text:p>Even Why</text:p>
          </table:table-cell>
          <table:table-cell office:value-type="string" office:string-value="Hogar">
            <text:p>Hogar</text:p>
          </table:table-cell>
          <table:table-cell office:value-type="float" office:value="109">
            <text:p>109</text:p>
          </table:table-cell>
          <table:table-cell office:value-type="float" office:value="401.08">
            <text:p>401.0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1-08">
            <text:p>2025-01-08</text:p>
          </table:table-cell>
          <table:table-cell office:value-type="string" office:string-value="A-7-B5">
            <text:p>A-7-B5</text:p>
          </table:table-cell>
        </table:table-row>
        <table:table-row>
          <table:table-cell office:value-type="string" office:string-value="P-0251">
            <text:p>P-0251</text:p>
          </table:table-cell>
          <table:table-cell office:value-type="string" office:string-value="Machine Again">
            <text:p>Machine Again</text:p>
          </table:table-cell>
          <table:table-cell office:value-type="string" office:string-value="Alimentos">
            <text:p>Alimentos</text:p>
          </table:table-cell>
          <table:table-cell office:value-type="float" office:value="90">
            <text:p>90</text:p>
          </table:table-cell>
          <table:table-cell office:value-type="float" office:value="418.38">
            <text:p>418.3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25">
            <text:p>2023-05-25</text:p>
          </table:table-cell>
          <table:table-cell office:value-type="string" office:string-value="A-4-B17">
            <text:p>A-4-B17</text:p>
          </table:table-cell>
        </table:table-row>
        <table:table-row>
          <table:table-cell office:value-type="string" office:string-value="P-0252">
            <text:p>P-0252</text:p>
          </table:table-cell>
          <table:table-cell office:value-type="string" office:string-value="Sell First">
            <text:p>Sell First</text:p>
          </table:table-cell>
          <table:table-cell office:value-type="string" office:string-value="Alimentos">
            <text:p>Alimentos</text:p>
          </table:table-cell>
          <table:table-cell office:value-type="float" office:value="76">
            <text:p>76</text:p>
          </table:table-cell>
          <table:table-cell office:value-type="float" office:value="409.01">
            <text:p>409.0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2-19">
            <text:p>2024-12-19</text:p>
          </table:table-cell>
          <table:table-cell office:value-type="string" office:string-value="A-18-B3">
            <text:p>A-18-B3</text:p>
          </table:table-cell>
        </table:table-row>
        <table:table-row>
          <table:table-cell office:value-type="string" office:string-value="P-0253">
            <text:p>P-0253</text:p>
          </table:table-cell>
          <table:table-cell office:value-type="string" office:string-value="Reality Beyond">
            <text:p>Reality Beyond</text:p>
          </table:table-cell>
          <table:table-cell office:value-type="string" office:string-value="Salud">
            <text:p>Salud</text:p>
          </table:table-cell>
          <table:table-cell office:value-type="float" office:value="322">
            <text:p>322</text:p>
          </table:table-cell>
          <table:table-cell office:value-type="float" office:value="151.87">
            <text:p>151.8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3-10">
            <text:p>2024-03-10</text:p>
          </table:table-cell>
          <table:table-cell office:value-type="string" office:string-value="A-21-B20">
            <text:p>A-21-B20</text:p>
          </table:table-cell>
        </table:table-row>
        <table:table-row>
          <table:table-cell office:value-type="string" office:string-value="P-0254">
            <text:p>P-0254</text:p>
          </table:table-cell>
          <table:table-cell office:value-type="string" office:string-value="Which Effort">
            <text:p>Which Effort</text:p>
          </table:table-cell>
          <table:table-cell office:value-type="string" office:string-value="Hogar">
            <text:p>Hogar</text:p>
          </table:table-cell>
          <table:table-cell office:value-type="float" office:value="259">
            <text:p>259</text:p>
          </table:table-cell>
          <table:table-cell office:value-type="float" office:value="7.68">
            <text:p>7.6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8-27">
            <text:p>2024-08-27</text:p>
          </table:table-cell>
          <table:table-cell office:value-type="string" office:string-value="A-45-B18">
            <text:p>A-45-B18</text:p>
          </table:table-cell>
        </table:table-row>
        <table:table-row>
          <table:table-cell office:value-type="string" office:string-value="P-0255">
            <text:p>P-0255</text:p>
          </table:table-cell>
          <table:table-cell office:value-type="string" office:string-value="Later Majority">
            <text:p>Later Majority</text:p>
          </table:table-cell>
          <table:table-cell office:value-type="string" office:string-value="Electrónica">
            <text:p>Electrónica</text:p>
          </table:table-cell>
          <table:table-cell office:value-type="float" office:value="446">
            <text:p>446</text:p>
          </table:table-cell>
          <table:table-cell office:value-type="float" office:value="294.47">
            <text:p>294.4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17">
            <text:p>2023-10-17</text:p>
          </table:table-cell>
          <table:table-cell office:value-type="string" office:string-value="A-2-B19">
            <text:p>A-2-B19</text:p>
          </table:table-cell>
        </table:table-row>
        <table:table-row>
          <table:table-cell office:value-type="string" office:string-value="P-0256">
            <text:p>P-0256</text:p>
          </table:table-cell>
          <table:table-cell office:value-type="string" office:string-value="Trade Yard">
            <text:p>Trade Yard</text:p>
          </table:table-cell>
          <table:table-cell office:value-type="string" office:string-value="Juguetes">
            <text:p>Juguetes</text:p>
          </table:table-cell>
          <table:table-cell office:value-type="float" office:value="120">
            <text:p>120</text:p>
          </table:table-cell>
          <table:table-cell office:value-type="float" office:value="204.45">
            <text:p>204.4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2-12">
            <text:p>2024-12-12</text:p>
          </table:table-cell>
          <table:table-cell office:value-type="string" office:string-value="A-39-B9">
            <text:p>A-39-B9</text:p>
          </table:table-cell>
        </table:table-row>
        <table:table-row>
          <table:table-cell office:value-type="string" office:string-value="P-0257">
            <text:p>P-0257</text:p>
          </table:table-cell>
          <table:table-cell office:value-type="string" office:string-value="Occur Speak">
            <text:p>Occur Speak</text:p>
          </table:table-cell>
          <table:table-cell office:value-type="string" office:string-value="Hogar">
            <text:p>Hogar</text:p>
          </table:table-cell>
          <table:table-cell office:value-type="float" office:value="433">
            <text:p>433</text:p>
          </table:table-cell>
          <table:table-cell office:value-type="float" office:value="371.37">
            <text:p>371.3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1-28">
            <text:p>2023-11-28</text:p>
          </table:table-cell>
          <table:table-cell office:value-type="string" office:string-value="A-30-B19">
            <text:p>A-30-B19</text:p>
          </table:table-cell>
        </table:table-row>
        <table:table-row>
          <table:table-cell office:value-type="string" office:string-value="P-0258">
            <text:p>P-0258</text:p>
          </table:table-cell>
          <table:table-cell office:value-type="string" office:string-value="Choose Pattern">
            <text:p>Choose Pattern</text:p>
          </table:table-cell>
          <table:table-cell office:value-type="string" office:string-value="Alimentos">
            <text:p>Alimentos</text:p>
          </table:table-cell>
          <table:table-cell office:value-type="float" office:value="497">
            <text:p>497</text:p>
          </table:table-cell>
          <table:table-cell office:value-type="float" office:value="187.13">
            <text:p>187.1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08">
            <text:p>2023-08-08</text:p>
          </table:table-cell>
          <table:table-cell office:value-type="string" office:string-value="A-18-B19">
            <text:p>A-18-B19</text:p>
          </table:table-cell>
        </table:table-row>
        <table:table-row>
          <table:table-cell office:value-type="string" office:string-value="P-0259">
            <text:p>P-0259</text:p>
          </table:table-cell>
          <table:table-cell office:value-type="string" office:string-value="Try Firm">
            <text:p>Try Firm</text:p>
          </table:table-cell>
          <table:table-cell office:value-type="string" office:string-value="Automotriz">
            <text:p>Automotriz</text:p>
          </table:table-cell>
          <table:table-cell office:value-type="float" office:value="175">
            <text:p>175</text:p>
          </table:table-cell>
          <table:table-cell office:value-type="float" office:value="391.88">
            <text:p>391.8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4-07">
            <text:p>2024-04-07</text:p>
          </table:table-cell>
          <table:table-cell office:value-type="string" office:string-value="A-16-B8">
            <text:p>A-16-B8</text:p>
          </table:table-cell>
        </table:table-row>
        <table:table-row>
          <table:table-cell office:value-type="string" office:string-value="P-0260">
            <text:p>P-0260</text:p>
          </table:table-cell>
          <table:table-cell office:value-type="string" office:string-value="Value Grow">
            <text:p>Value Grow</text:p>
          </table:table-cell>
          <table:table-cell office:value-type="string" office:string-value="Automotriz">
            <text:p>Automotriz</text:p>
          </table:table-cell>
          <table:table-cell office:value-type="float" office:value="3">
            <text:p>3</text:p>
          </table:table-cell>
          <table:table-cell office:value-type="float" office:value="70.84">
            <text:p>70.8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3-29">
            <text:p>2023-03-29</text:p>
          </table:table-cell>
          <table:table-cell office:value-type="string" office:string-value="A-22-B7">
            <text:p>A-22-B7</text:p>
          </table:table-cell>
        </table:table-row>
        <table:table-row>
          <table:table-cell office:value-type="string" office:string-value="P-0261">
            <text:p>P-0261</text:p>
          </table:table-cell>
          <table:table-cell office:value-type="string" office:string-value="Product Without">
            <text:p>Product Without</text:p>
          </table:table-cell>
          <table:table-cell office:value-type="string" office:string-value="Hogar">
            <text:p>Hogar</text:p>
          </table:table-cell>
          <table:table-cell office:value-type="float" office:value="281">
            <text:p>281</text:p>
          </table:table-cell>
          <table:table-cell office:value-type="float" office:value="373.68">
            <text:p>373.6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28">
            <text:p>2023-05-28</text:p>
          </table:table-cell>
          <table:table-cell office:value-type="string" office:string-value="A-8-B19">
            <text:p>A-8-B19</text:p>
          </table:table-cell>
        </table:table-row>
        <table:table-row>
          <table:table-cell office:value-type="string" office:string-value="P-0262">
            <text:p>P-0262</text:p>
          </table:table-cell>
          <table:table-cell office:value-type="string" office:string-value="Clear Relate">
            <text:p>Clear Relate</text:p>
          </table:table-cell>
          <table:table-cell office:value-type="string" office:string-value="Ropa">
            <text:p>Ropa</text:p>
          </table:table-cell>
          <table:table-cell office:value-type="float" office:value="340">
            <text:p>340</text:p>
          </table:table-cell>
          <table:table-cell office:value-type="float" office:value="320.2">
            <text:p>320.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15">
            <text:p>2024-03-15</text:p>
          </table:table-cell>
          <table:table-cell office:value-type="string" office:string-value="A-49-B19">
            <text:p>A-49-B19</text:p>
          </table:table-cell>
        </table:table-row>
        <table:table-row>
          <table:table-cell office:value-type="string" office:string-value="P-0263">
            <text:p>P-0263</text:p>
          </table:table-cell>
          <table:table-cell office:value-type="string" office:string-value="Carry Just">
            <text:p>Carry Just</text:p>
          </table:table-cell>
          <table:table-cell office:value-type="string" office:string-value="Alimentos">
            <text:p>Alimentos</text:p>
          </table:table-cell>
          <table:table-cell office:value-type="float" office:value="477">
            <text:p>477</text:p>
          </table:table-cell>
          <table:table-cell office:value-type="float" office:value="381.68">
            <text:p>381.6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1-28">
            <text:p>2024-11-28</text:p>
          </table:table-cell>
          <table:table-cell office:value-type="string" office:string-value="A-16-B18">
            <text:p>A-16-B18</text:p>
          </table:table-cell>
        </table:table-row>
        <table:table-row>
          <table:table-cell office:value-type="string" office:string-value="P-0264">
            <text:p>P-0264</text:p>
          </table:table-cell>
          <table:table-cell office:value-type="string" office:string-value="Consider Health">
            <text:p>Consider Health</text:p>
          </table:table-cell>
          <table:table-cell office:value-type="string" office:string-value="Deportes">
            <text:p>Deportes</text:p>
          </table:table-cell>
          <table:table-cell office:value-type="float" office:value="306">
            <text:p>306</text:p>
          </table:table-cell>
          <table:table-cell office:value-type="float" office:value="146.75">
            <text:p>146.7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16">
            <text:p>2023-10-16</text:p>
          </table:table-cell>
          <table:table-cell office:value-type="string" office:string-value="A-46-B10">
            <text:p>A-46-B10</text:p>
          </table:table-cell>
        </table:table-row>
        <table:table-row>
          <table:table-cell office:value-type="string" office:string-value="P-0265">
            <text:p>P-0265</text:p>
          </table:table-cell>
          <table:table-cell office:value-type="string" office:string-value="Discussion Rest">
            <text:p>Discussion Rest</text:p>
          </table:table-cell>
          <table:table-cell office:value-type="string" office:string-value="Electrónica">
            <text:p>Electrónica</text:p>
          </table:table-cell>
          <table:table-cell office:value-type="float" office:value="485">
            <text:p>485</text:p>
          </table:table-cell>
          <table:table-cell office:value-type="float" office:value="474.43">
            <text:p>474.4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30">
            <text:p>2024-12-30</text:p>
          </table:table-cell>
          <table:table-cell office:value-type="string" office:string-value="A-25-B1">
            <text:p>A-25-B1</text:p>
          </table:table-cell>
        </table:table-row>
        <table:table-row>
          <table:table-cell office:value-type="string" office:string-value="P-0266">
            <text:p>P-0266</text:p>
          </table:table-cell>
          <table:table-cell office:value-type="string" office:string-value="During Understand">
            <text:p>During Understand</text:p>
          </table:table-cell>
          <table:table-cell office:value-type="string" office:string-value="Alimentos">
            <text:p>Alimentos</text:p>
          </table:table-cell>
          <table:table-cell office:value-type="float" office:value="317">
            <text:p>317</text:p>
          </table:table-cell>
          <table:table-cell office:value-type="float" office:value="268.15">
            <text:p>268.1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2-27">
            <text:p>2025-02-27</text:p>
          </table:table-cell>
          <table:table-cell office:value-type="string" office:string-value="A-47-B14">
            <text:p>A-47-B14</text:p>
          </table:table-cell>
        </table:table-row>
        <table:table-row>
          <table:table-cell office:value-type="string" office:string-value="P-0267">
            <text:p>P-0267</text:p>
          </table:table-cell>
          <table:table-cell office:value-type="string" office:string-value="Finally Whether">
            <text:p>Finally Whether</text:p>
          </table:table-cell>
          <table:table-cell office:value-type="string" office:string-value="Ropa">
            <text:p>Ropa</text:p>
          </table:table-cell>
          <table:table-cell office:value-type="float" office:value="290">
            <text:p>290</text:p>
          </table:table-cell>
          <table:table-cell office:value-type="float" office:value="437.95">
            <text:p>437.9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22">
            <text:p>2024-12-22</text:p>
          </table:table-cell>
          <table:table-cell office:value-type="string" office:string-value="A-48-B12">
            <text:p>A-48-B12</text:p>
          </table:table-cell>
        </table:table-row>
        <table:table-row>
          <table:table-cell office:value-type="string" office:string-value="P-0268">
            <text:p>P-0268</text:p>
          </table:table-cell>
          <table:table-cell office:value-type="string" office:string-value="Response Sea">
            <text:p>Response Sea</text:p>
          </table:table-cell>
          <table:table-cell office:value-type="string" office:string-value="Automotriz">
            <text:p>Automotriz</text:p>
          </table:table-cell>
          <table:table-cell office:value-type="float" office:value="367">
            <text:p>367</text:p>
          </table:table-cell>
          <table:table-cell office:value-type="float" office:value="375.38">
            <text:p>375.3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06">
            <text:p>2024-03-06</text:p>
          </table:table-cell>
          <table:table-cell office:value-type="string" office:string-value="A-38-B6">
            <text:p>A-38-B6</text:p>
          </table:table-cell>
        </table:table-row>
        <table:table-row>
          <table:table-cell office:value-type="string" office:string-value="P-0269">
            <text:p>P-0269</text:p>
          </table:table-cell>
          <table:table-cell office:value-type="string" office:string-value="Certainly Agency">
            <text:p>Certainly Agency</text:p>
          </table:table-cell>
          <table:table-cell office:value-type="string" office:string-value="Juguetes">
            <text:p>Juguetes</text:p>
          </table:table-cell>
          <table:table-cell office:value-type="float" office:value="263">
            <text:p>263</text:p>
          </table:table-cell>
          <table:table-cell office:value-type="float" office:value="260.64">
            <text:p>260.6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2-26">
            <text:p>2023-12-26</text:p>
          </table:table-cell>
          <table:table-cell office:value-type="string" office:string-value="A-10-B13">
            <text:p>A-10-B13</text:p>
          </table:table-cell>
        </table:table-row>
        <table:table-row>
          <table:table-cell office:value-type="string" office:string-value="P-0270">
            <text:p>P-0270</text:p>
          </table:table-cell>
          <table:table-cell office:value-type="string" office:string-value="Themselves Purpose">
            <text:p>Themselves Purpose</text:p>
          </table:table-cell>
          <table:table-cell office:value-type="string" office:string-value="Ropa">
            <text:p>Ropa</text:p>
          </table:table-cell>
          <table:table-cell office:value-type="float" office:value="68">
            <text:p>68</text:p>
          </table:table-cell>
          <table:table-cell office:value-type="float" office:value="354.82">
            <text:p>354.8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7-29">
            <text:p>2023-07-29</text:p>
          </table:table-cell>
          <table:table-cell office:value-type="string" office:string-value="A-34-B5">
            <text:p>A-34-B5</text:p>
          </table:table-cell>
        </table:table-row>
        <table:table-row>
          <table:table-cell office:value-type="string" office:string-value="P-0271">
            <text:p>P-0271</text:p>
          </table:table-cell>
          <table:table-cell office:value-type="string" office:string-value="Single Social">
            <text:p>Single Social</text:p>
          </table:table-cell>
          <table:table-cell office:value-type="string" office:string-value="Salud">
            <text:p>Salud</text:p>
          </table:table-cell>
          <table:table-cell office:value-type="float" office:value="62">
            <text:p>62</text:p>
          </table:table-cell>
          <table:table-cell office:value-type="float" office:value="362.2">
            <text:p>362.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2-25">
            <text:p>2023-12-25</text:p>
          </table:table-cell>
          <table:table-cell office:value-type="string" office:string-value="A-2-B12">
            <text:p>A-2-B12</text:p>
          </table:table-cell>
        </table:table-row>
        <table:table-row>
          <table:table-cell office:value-type="string" office:string-value="P-0272">
            <text:p>P-0272</text:p>
          </table:table-cell>
          <table:table-cell office:value-type="string" office:string-value="Provide Such">
            <text:p>Provide Such</text:p>
          </table:table-cell>
          <table:table-cell office:value-type="string" office:string-value="Alimentos">
            <text:p>Alimentos</text:p>
          </table:table-cell>
          <table:table-cell office:value-type="float" office:value="115">
            <text:p>115</text:p>
          </table:table-cell>
          <table:table-cell office:value-type="float" office:value="335.66">
            <text:p>335.6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25">
            <text:p>2024-12-25</text:p>
          </table:table-cell>
          <table:table-cell office:value-type="string" office:string-value="A-26-B17">
            <text:p>A-26-B17</text:p>
          </table:table-cell>
        </table:table-row>
        <table:table-row>
          <table:table-cell office:value-type="string" office:string-value="P-0273">
            <text:p>P-0273</text:p>
          </table:table-cell>
          <table:table-cell office:value-type="string" office:string-value="Edge Year">
            <text:p>Edge Year</text:p>
          </table:table-cell>
          <table:table-cell office:value-type="string" office:string-value="Salud">
            <text:p>Salud</text:p>
          </table:table-cell>
          <table:table-cell office:value-type="float" office:value="150">
            <text:p>150</text:p>
          </table:table-cell>
          <table:table-cell office:value-type="float" office:value="1.32">
            <text:p>1.3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30">
            <text:p>2023-10-30</text:p>
          </table:table-cell>
          <table:table-cell office:value-type="string" office:string-value="A-22-B7">
            <text:p>A-22-B7</text:p>
          </table:table-cell>
        </table:table-row>
        <table:table-row>
          <table:table-cell office:value-type="string" office:string-value="P-0274">
            <text:p>P-0274</text:p>
          </table:table-cell>
          <table:table-cell office:value-type="string" office:string-value="Soon Money">
            <text:p>Soon Money</text:p>
          </table:table-cell>
          <table:table-cell office:value-type="string" office:string-value="Deportes">
            <text:p>Deportes</text:p>
          </table:table-cell>
          <table:table-cell office:value-type="float" office:value="72">
            <text:p>72</text:p>
          </table:table-cell>
          <table:table-cell office:value-type="float" office:value="437.03">
            <text:p>437.0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8-02">
            <text:p>2023-08-02</text:p>
          </table:table-cell>
          <table:table-cell office:value-type="string" office:string-value="A-24-B6">
            <text:p>A-24-B6</text:p>
          </table:table-cell>
        </table:table-row>
        <table:table-row>
          <table:table-cell office:value-type="string" office:string-value="P-0275">
            <text:p>P-0275</text:p>
          </table:table-cell>
          <table:table-cell office:value-type="string" office:string-value="Around Wife">
            <text:p>Around Wife</text:p>
          </table:table-cell>
          <table:table-cell office:value-type="string" office:string-value="Automotriz">
            <text:p>Automotriz</text:p>
          </table:table-cell>
          <table:table-cell office:value-type="float" office:value="250">
            <text:p>250</text:p>
          </table:table-cell>
          <table:table-cell office:value-type="float" office:value="47.62">
            <text:p>47.6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01">
            <text:p>2024-05-01</text:p>
          </table:table-cell>
          <table:table-cell office:value-type="string" office:string-value="A-19-B17">
            <text:p>A-19-B17</text:p>
          </table:table-cell>
        </table:table-row>
        <table:table-row>
          <table:table-cell office:value-type="string" office:string-value="P-0276">
            <text:p>P-0276</text:p>
          </table:table-cell>
          <table:table-cell office:value-type="string" office:string-value="Mind Whatever">
            <text:p>Mind Whatever</text:p>
          </table:table-cell>
          <table:table-cell office:value-type="string" office:string-value="Salud">
            <text:p>Salud</text:p>
          </table:table-cell>
          <table:table-cell office:value-type="float" office:value="4">
            <text:p>4</text:p>
          </table:table-cell>
          <table:table-cell office:value-type="float" office:value="8.34">
            <text:p>8.3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0-20">
            <text:p>2024-10-20</text:p>
          </table:table-cell>
          <table:table-cell office:value-type="string" office:string-value="A-9-B11">
            <text:p>A-9-B11</text:p>
          </table:table-cell>
        </table:table-row>
        <table:table-row>
          <table:table-cell office:value-type="string" office:string-value="P-0277">
            <text:p>P-0277</text:p>
          </table:table-cell>
          <table:table-cell office:value-type="string" office:string-value="Edge Necessary">
            <text:p>Edge Necessary</text:p>
          </table:table-cell>
          <table:table-cell office:value-type="string" office:string-value="Ropa">
            <text:p>Ropa</text:p>
          </table:table-cell>
          <table:table-cell office:value-type="float" office:value="129">
            <text:p>129</text:p>
          </table:table-cell>
          <table:table-cell office:value-type="float" office:value="208.7">
            <text:p>208.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9-30">
            <text:p>2024-09-30</text:p>
          </table:table-cell>
          <table:table-cell office:value-type="string" office:string-value="A-42-B12">
            <text:p>A-42-B12</text:p>
          </table:table-cell>
        </table:table-row>
        <table:table-row>
          <table:table-cell office:value-type="string" office:string-value="P-0278">
            <text:p>P-0278</text:p>
          </table:table-cell>
          <table:table-cell office:value-type="string" office:string-value="Structure How">
            <text:p>Structure How</text:p>
          </table:table-cell>
          <table:table-cell office:value-type="string" office:string-value="Ropa">
            <text:p>Ropa</text:p>
          </table:table-cell>
          <table:table-cell office:value-type="float" office:value="169">
            <text:p>169</text:p>
          </table:table-cell>
          <table:table-cell office:value-type="float" office:value="230.28">
            <text:p>230.2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7-12">
            <text:p>2023-07-12</text:p>
          </table:table-cell>
          <table:table-cell office:value-type="string" office:string-value="A-48-B9">
            <text:p>A-48-B9</text:p>
          </table:table-cell>
        </table:table-row>
        <table:table-row>
          <table:table-cell office:value-type="string" office:string-value="P-0279">
            <text:p>P-0279</text:p>
          </table:table-cell>
          <table:table-cell office:value-type="string" office:string-value="Organization Fire">
            <text:p>Organization Fire</text:p>
          </table:table-cell>
          <table:table-cell office:value-type="string" office:string-value="Deportes">
            <text:p>Deportes</text:p>
          </table:table-cell>
          <table:table-cell office:value-type="float" office:value="265">
            <text:p>265</text:p>
          </table:table-cell>
          <table:table-cell office:value-type="float" office:value="84.39">
            <text:p>84.3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4-13">
            <text:p>2023-04-13</text:p>
          </table:table-cell>
          <table:table-cell office:value-type="string" office:string-value="A-23-B4">
            <text:p>A-23-B4</text:p>
          </table:table-cell>
        </table:table-row>
        <table:table-row>
          <table:table-cell office:value-type="string" office:string-value="P-0280">
            <text:p>P-0280</text:p>
          </table:table-cell>
          <table:table-cell office:value-type="string" office:string-value="Professional Morning">
            <text:p>Professional Morning</text:p>
          </table:table-cell>
          <table:table-cell office:value-type="string" office:string-value="Salud">
            <text:p>Salud</text:p>
          </table:table-cell>
          <table:table-cell office:value-type="float" office:value="259">
            <text:p>259</text:p>
          </table:table-cell>
          <table:table-cell office:value-type="float" office:value="353.38">
            <text:p>353.3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8-09">
            <text:p>2024-08-09</text:p>
          </table:table-cell>
          <table:table-cell office:value-type="string" office:string-value="A-10-B19">
            <text:p>A-10-B19</text:p>
          </table:table-cell>
        </table:table-row>
        <table:table-row>
          <table:table-cell office:value-type="string" office:string-value="P-0281">
            <text:p>P-0281</text:p>
          </table:table-cell>
          <table:table-cell office:value-type="string" office:string-value="These History">
            <text:p>These History</text:p>
          </table:table-cell>
          <table:table-cell office:value-type="string" office:string-value="Automotriz">
            <text:p>Automotriz</text:p>
          </table:table-cell>
          <table:table-cell office:value-type="float" office:value="320">
            <text:p>320</text:p>
          </table:table-cell>
          <table:table-cell office:value-type="float" office:value="399.87">
            <text:p>399.8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1-04">
            <text:p>2025-01-04</text:p>
          </table:table-cell>
          <table:table-cell office:value-type="string" office:string-value="A-16-B16">
            <text:p>A-16-B16</text:p>
          </table:table-cell>
        </table:table-row>
        <table:table-row>
          <table:table-cell office:value-type="string" office:string-value="P-0282">
            <text:p>P-0282</text:p>
          </table:table-cell>
          <table:table-cell office:value-type="string" office:string-value="Down Note">
            <text:p>Down Note</text:p>
          </table:table-cell>
          <table:table-cell office:value-type="string" office:string-value="Deportes">
            <text:p>Deportes</text:p>
          </table:table-cell>
          <table:table-cell office:value-type="float" office:value="72">
            <text:p>72</text:p>
          </table:table-cell>
          <table:table-cell office:value-type="float" office:value="217.33">
            <text:p>217.3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5-10">
            <text:p>2024-05-10</text:p>
          </table:table-cell>
          <table:table-cell office:value-type="string" office:string-value="A-7-B17">
            <text:p>A-7-B17</text:p>
          </table:table-cell>
        </table:table-row>
        <table:table-row>
          <table:table-cell office:value-type="string" office:string-value="P-0283">
            <text:p>P-0283</text:p>
          </table:table-cell>
          <table:table-cell office:value-type="string" office:string-value="Blue Would">
            <text:p>Blue Would</text:p>
          </table:table-cell>
          <table:table-cell office:value-type="string" office:string-value="Salud">
            <text:p>Salud</text:p>
          </table:table-cell>
          <table:table-cell office:value-type="float" office:value="283">
            <text:p>283</text:p>
          </table:table-cell>
          <table:table-cell office:value-type="float" office:value="63.49">
            <text:p>63.4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2-07">
            <text:p>2023-12-07</text:p>
          </table:table-cell>
          <table:table-cell office:value-type="string" office:string-value="A-19-B14">
            <text:p>A-19-B14</text:p>
          </table:table-cell>
        </table:table-row>
        <table:table-row>
          <table:table-cell office:value-type="string" office:string-value="P-0284">
            <text:p>P-0284</text:p>
          </table:table-cell>
          <table:table-cell office:value-type="string" office:string-value="Page Security">
            <text:p>Page Security</text:p>
          </table:table-cell>
          <table:table-cell office:value-type="string" office:string-value="Hogar">
            <text:p>Hogar</text:p>
          </table:table-cell>
          <table:table-cell office:value-type="float" office:value="171">
            <text:p>171</text:p>
          </table:table-cell>
          <table:table-cell office:value-type="float" office:value="182.26">
            <text:p>182.2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14">
            <text:p>2024-12-14</text:p>
          </table:table-cell>
          <table:table-cell office:value-type="string" office:string-value="A-24-B8">
            <text:p>A-24-B8</text:p>
          </table:table-cell>
        </table:table-row>
        <table:table-row>
          <table:table-cell office:value-type="string" office:string-value="P-0285">
            <text:p>P-0285</text:p>
          </table:table-cell>
          <table:table-cell office:value-type="string" office:string-value="Hundred Save">
            <text:p>Hundred Save</text:p>
          </table:table-cell>
          <table:table-cell office:value-type="string" office:string-value="Juguetes">
            <text:p>Juguetes</text:p>
          </table:table-cell>
          <table:table-cell office:value-type="float" office:value="53">
            <text:p>53</text:p>
          </table:table-cell>
          <table:table-cell office:value-type="float" office:value="157.53">
            <text:p>157.5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7-02">
            <text:p>2024-07-02</text:p>
          </table:table-cell>
          <table:table-cell office:value-type="string" office:string-value="A-11-B6">
            <text:p>A-11-B6</text:p>
          </table:table-cell>
        </table:table-row>
        <table:table-row>
          <table:table-cell office:value-type="string" office:string-value="P-0286">
            <text:p>P-0286</text:p>
          </table:table-cell>
          <table:table-cell office:value-type="string" office:string-value="Produce Ability">
            <text:p>Produce Ability</text:p>
          </table:table-cell>
          <table:table-cell office:value-type="string" office:string-value="Alimentos">
            <text:p>Alimentos</text:p>
          </table:table-cell>
          <table:table-cell office:value-type="float" office:value="106">
            <text:p>106</text:p>
          </table:table-cell>
          <table:table-cell office:value-type="float" office:value="31.05">
            <text:p>31.0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6-10">
            <text:p>2024-06-10</text:p>
          </table:table-cell>
          <table:table-cell office:value-type="string" office:string-value="A-11-B1">
            <text:p>A-11-B1</text:p>
          </table:table-cell>
        </table:table-row>
        <table:table-row>
          <table:table-cell office:value-type="string" office:string-value="P-0287">
            <text:p>P-0287</text:p>
          </table:table-cell>
          <table:table-cell office:value-type="string" office:string-value="Ago Until">
            <text:p>Ago Until</text:p>
          </table:table-cell>
          <table:table-cell office:value-type="string" office:string-value="Juguetes">
            <text:p>Juguetes</text:p>
          </table:table-cell>
          <table:table-cell office:value-type="float" office:value="489">
            <text:p>489</text:p>
          </table:table-cell>
          <table:table-cell office:value-type="float" office:value="252.22">
            <text:p>252.2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3-12">
            <text:p>2025-03-12</text:p>
          </table:table-cell>
          <table:table-cell office:value-type="string" office:string-value="A-36-B15">
            <text:p>A-36-B15</text:p>
          </table:table-cell>
        </table:table-row>
        <table:table-row>
          <table:table-cell office:value-type="string" office:string-value="P-0288">
            <text:p>P-0288</text:p>
          </table:table-cell>
          <table:table-cell office:value-type="string" office:string-value="Keep Why">
            <text:p>Keep Why</text:p>
          </table:table-cell>
          <table:table-cell office:value-type="string" office:string-value="Ropa">
            <text:p>Ropa</text:p>
          </table:table-cell>
          <table:table-cell office:value-type="float" office:value="337">
            <text:p>337</text:p>
          </table:table-cell>
          <table:table-cell office:value-type="float" office:value="370.4">
            <text:p>370.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25">
            <text:p>2023-07-25</text:p>
          </table:table-cell>
          <table:table-cell office:value-type="string" office:string-value="A-9-B12">
            <text:p>A-9-B12</text:p>
          </table:table-cell>
        </table:table-row>
        <table:table-row>
          <table:table-cell office:value-type="string" office:string-value="P-0289">
            <text:p>P-0289</text:p>
          </table:table-cell>
          <table:table-cell office:value-type="string" office:string-value="Time Foot">
            <text:p>Time Foot</text:p>
          </table:table-cell>
          <table:table-cell office:value-type="string" office:string-value="Alimentos">
            <text:p>Alimentos</text:p>
          </table:table-cell>
          <table:table-cell office:value-type="float" office:value="341">
            <text:p>341</text:p>
          </table:table-cell>
          <table:table-cell office:value-type="float" office:value="169.57">
            <text:p>169.5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8-17">
            <text:p>2023-08-17</text:p>
          </table:table-cell>
          <table:table-cell office:value-type="string" office:string-value="A-43-B4">
            <text:p>A-43-B4</text:p>
          </table:table-cell>
        </table:table-row>
        <table:table-row>
          <table:table-cell office:value-type="string" office:string-value="P-0290">
            <text:p>P-0290</text:p>
          </table:table-cell>
          <table:table-cell office:value-type="string" office:string-value="Similar Class">
            <text:p>Similar Class</text:p>
          </table:table-cell>
          <table:table-cell office:value-type="string" office:string-value="Juguetes">
            <text:p>Juguetes</text:p>
          </table:table-cell>
          <table:table-cell office:value-type="float" office:value="236">
            <text:p>236</text:p>
          </table:table-cell>
          <table:table-cell office:value-type="float" office:value="248.84">
            <text:p>248.8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08">
            <text:p>2024-09-08</text:p>
          </table:table-cell>
          <table:table-cell office:value-type="string" office:string-value="A-9-B11">
            <text:p>A-9-B11</text:p>
          </table:table-cell>
        </table:table-row>
        <table:table-row>
          <table:table-cell office:value-type="string" office:string-value="P-0291">
            <text:p>P-0291</text:p>
          </table:table-cell>
          <table:table-cell office:value-type="string" office:string-value="Head As">
            <text:p>Head As</text:p>
          </table:table-cell>
          <table:table-cell office:value-type="string" office:string-value="Hogar">
            <text:p>Hogar</text:p>
          </table:table-cell>
          <table:table-cell office:value-type="float" office:value="426">
            <text:p>426</text:p>
          </table:table-cell>
          <table:table-cell office:value-type="float" office:value="260.19">
            <text:p>260.1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2-08">
            <text:p>2024-12-08</text:p>
          </table:table-cell>
          <table:table-cell office:value-type="string" office:string-value="A-44-B12">
            <text:p>A-44-B12</text:p>
          </table:table-cell>
        </table:table-row>
        <table:table-row>
          <table:table-cell office:value-type="string" office:string-value="P-0292">
            <text:p>P-0292</text:p>
          </table:table-cell>
          <table:table-cell office:value-type="string" office:string-value="Until Drop">
            <text:p>Until Drop</text:p>
          </table:table-cell>
          <table:table-cell office:value-type="string" office:string-value="Electrónica">
            <text:p>Electrónica</text:p>
          </table:table-cell>
          <table:table-cell office:value-type="float" office:value="212">
            <text:p>212</text:p>
          </table:table-cell>
          <table:table-cell office:value-type="float" office:value="141.49">
            <text:p>141.4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9-03">
            <text:p>2024-09-03</text:p>
          </table:table-cell>
          <table:table-cell office:value-type="string" office:string-value="A-25-B5">
            <text:p>A-25-B5</text:p>
          </table:table-cell>
        </table:table-row>
        <table:table-row>
          <table:table-cell office:value-type="string" office:string-value="P-0293">
            <text:p>P-0293</text:p>
          </table:table-cell>
          <table:table-cell office:value-type="string" office:string-value="Without Mouth">
            <text:p>Without Mouth</text:p>
          </table:table-cell>
          <table:table-cell office:value-type="string" office:string-value="Electrónica">
            <text:p>Electrónica</text:p>
          </table:table-cell>
          <table:table-cell office:value-type="float" office:value="319">
            <text:p>319</text:p>
          </table:table-cell>
          <table:table-cell office:value-type="float" office:value="112.06">
            <text:p>112.0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9-02">
            <text:p>2023-09-02</text:p>
          </table:table-cell>
          <table:table-cell office:value-type="string" office:string-value="A-5-B5">
            <text:p>A-5-B5</text:p>
          </table:table-cell>
        </table:table-row>
        <table:table-row>
          <table:table-cell office:value-type="string" office:string-value="P-0294">
            <text:p>P-0294</text:p>
          </table:table-cell>
          <table:table-cell office:value-type="string" office:string-value="Them Place">
            <text:p>Them Place</text:p>
          </table:table-cell>
          <table:table-cell office:value-type="string" office:string-value="Electrónica">
            <text:p>Electrónica</text:p>
          </table:table-cell>
          <table:table-cell office:value-type="float" office:value="406">
            <text:p>406</text:p>
          </table:table-cell>
          <table:table-cell office:value-type="float" office:value="37.42">
            <text:p>37.4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1-21">
            <text:p>2024-11-21</text:p>
          </table:table-cell>
          <table:table-cell office:value-type="string" office:string-value="A-50-B5">
            <text:p>A-50-B5</text:p>
          </table:table-cell>
        </table:table-row>
        <table:table-row>
          <table:table-cell office:value-type="string" office:string-value="P-0295">
            <text:p>P-0295</text:p>
          </table:table-cell>
          <table:table-cell office:value-type="string" office:string-value="Small Game">
            <text:p>Small Game</text:p>
          </table:table-cell>
          <table:table-cell office:value-type="string" office:string-value="Alimentos">
            <text:p>Alimentos</text:p>
          </table:table-cell>
          <table:table-cell office:value-type="float" office:value="350">
            <text:p>350</text:p>
          </table:table-cell>
          <table:table-cell office:value-type="float" office:value="62.19">
            <text:p>62.1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07">
            <text:p>2023-10-07</text:p>
          </table:table-cell>
          <table:table-cell office:value-type="string" office:string-value="A-37-B16">
            <text:p>A-37-B16</text:p>
          </table:table-cell>
        </table:table-row>
        <table:table-row>
          <table:table-cell office:value-type="string" office:string-value="P-0296">
            <text:p>P-0296</text:p>
          </table:table-cell>
          <table:table-cell office:value-type="string" office:string-value="Phone Word">
            <text:p>Phone Word</text:p>
          </table:table-cell>
          <table:table-cell office:value-type="string" office:string-value="Deportes">
            <text:p>Deportes</text:p>
          </table:table-cell>
          <table:table-cell office:value-type="float" office:value="315">
            <text:p>315</text:p>
          </table:table-cell>
          <table:table-cell office:value-type="float" office:value="379.13">
            <text:p>379.1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4-03">
            <text:p>2024-04-03</text:p>
          </table:table-cell>
          <table:table-cell office:value-type="string" office:string-value="A-38-B6">
            <text:p>A-38-B6</text:p>
          </table:table-cell>
        </table:table-row>
        <table:table-row>
          <table:table-cell office:value-type="string" office:string-value="P-0297">
            <text:p>P-0297</text:p>
          </table:table-cell>
          <table:table-cell office:value-type="string" office:string-value="Without Ok">
            <text:p>Without Ok</text:p>
          </table:table-cell>
          <table:table-cell office:value-type="string" office:string-value="Ropa">
            <text:p>Ropa</text:p>
          </table:table-cell>
          <table:table-cell office:value-type="float" office:value="420">
            <text:p>420</text:p>
          </table:table-cell>
          <table:table-cell office:value-type="float" office:value="345.14">
            <text:p>345.1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09">
            <text:p>2023-06-09</text:p>
          </table:table-cell>
          <table:table-cell office:value-type="string" office:string-value="A-39-B15">
            <text:p>A-39-B15</text:p>
          </table:table-cell>
        </table:table-row>
        <table:table-row>
          <table:table-cell office:value-type="string" office:string-value="P-0298">
            <text:p>P-0298</text:p>
          </table:table-cell>
          <table:table-cell office:value-type="string" office:string-value="World Travel">
            <text:p>World Travel</text:p>
          </table:table-cell>
          <table:table-cell office:value-type="string" office:string-value="Salud">
            <text:p>Salud</text:p>
          </table:table-cell>
          <table:table-cell office:value-type="float" office:value="122">
            <text:p>122</text:p>
          </table:table-cell>
          <table:table-cell office:value-type="float" office:value="445.87">
            <text:p>445.8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1-17">
            <text:p>2024-11-17</text:p>
          </table:table-cell>
          <table:table-cell office:value-type="string" office:string-value="A-41-B7">
            <text:p>A-41-B7</text:p>
          </table:table-cell>
        </table:table-row>
        <table:table-row>
          <table:table-cell office:value-type="string" office:string-value="P-0299">
            <text:p>P-0299</text:p>
          </table:table-cell>
          <table:table-cell office:value-type="string" office:string-value="From Camera">
            <text:p>From Camera</text:p>
          </table:table-cell>
          <table:table-cell office:value-type="string" office:string-value="Electrónica">
            <text:p>Electrónica</text:p>
          </table:table-cell>
          <table:table-cell office:value-type="float" office:value="439">
            <text:p>439</text:p>
          </table:table-cell>
          <table:table-cell office:value-type="float" office:value="475.92">
            <text:p>475.9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2-06">
            <text:p>2024-02-06</text:p>
          </table:table-cell>
          <table:table-cell office:value-type="string" office:string-value="A-26-B10">
            <text:p>A-26-B10</text:p>
          </table:table-cell>
        </table:table-row>
        <table:table-row>
          <table:table-cell office:value-type="string" office:string-value="P-0300">
            <text:p>P-0300</text:p>
          </table:table-cell>
          <table:table-cell office:value-type="string" office:string-value="Another Down">
            <text:p>Another Down</text:p>
          </table:table-cell>
          <table:table-cell office:value-type="string" office:string-value="Alimentos">
            <text:p>Alimentos</text:p>
          </table:table-cell>
          <table:table-cell office:value-type="float" office:value="129">
            <text:p>129</text:p>
          </table:table-cell>
          <table:table-cell office:value-type="float" office:value="156.72">
            <text:p>156.7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2-04">
            <text:p>2023-12-04</text:p>
          </table:table-cell>
          <table:table-cell office:value-type="string" office:string-value="A-39-B9">
            <text:p>A-39-B9</text:p>
          </table:table-cell>
        </table:table-row>
        <table:table-row>
          <table:table-cell office:value-type="string" office:string-value="P-0301">
            <text:p>P-0301</text:p>
          </table:table-cell>
          <table:table-cell office:value-type="string" office:string-value="Hand Result">
            <text:p>Hand Result</text:p>
          </table:table-cell>
          <table:table-cell office:value-type="string" office:string-value="Juguetes">
            <text:p>Juguetes</text:p>
          </table:table-cell>
          <table:table-cell office:value-type="float" office:value="371">
            <text:p>371</text:p>
          </table:table-cell>
          <table:table-cell office:value-type="float" office:value="182.08">
            <text:p>182.0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7-28">
            <text:p>2024-07-28</text:p>
          </table:table-cell>
          <table:table-cell office:value-type="string" office:string-value="A-22-B1">
            <text:p>A-22-B1</text:p>
          </table:table-cell>
        </table:table-row>
        <table:table-row>
          <table:table-cell office:value-type="string" office:string-value="P-0302">
            <text:p>P-0302</text:p>
          </table:table-cell>
          <table:table-cell office:value-type="string" office:string-value="Describe Several">
            <text:p>Describe Several</text:p>
          </table:table-cell>
          <table:table-cell office:value-type="string" office:string-value="Alimentos">
            <text:p>Alimentos</text:p>
          </table:table-cell>
          <table:table-cell office:value-type="float" office:value="428">
            <text:p>428</text:p>
          </table:table-cell>
          <table:table-cell office:value-type="float" office:value="187.31">
            <text:p>187.3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31">
            <text:p>2024-03-31</text:p>
          </table:table-cell>
          <table:table-cell office:value-type="string" office:string-value="A-34-B4">
            <text:p>A-34-B4</text:p>
          </table:table-cell>
        </table:table-row>
        <table:table-row>
          <table:table-cell office:value-type="string" office:string-value="P-0303">
            <text:p>P-0303</text:p>
          </table:table-cell>
          <table:table-cell office:value-type="string" office:string-value="Respond Continue">
            <text:p>Respond Continue</text:p>
          </table:table-cell>
          <table:table-cell office:value-type="string" office:string-value="Hogar">
            <text:p>Hogar</text:p>
          </table:table-cell>
          <table:table-cell office:value-type="float" office:value="194">
            <text:p>194</text:p>
          </table:table-cell>
          <table:table-cell office:value-type="float" office:value="332.21">
            <text:p>332.2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7-26">
            <text:p>2024-07-26</text:p>
          </table:table-cell>
          <table:table-cell office:value-type="string" office:string-value="A-2-B10">
            <text:p>A-2-B10</text:p>
          </table:table-cell>
        </table:table-row>
        <table:table-row>
          <table:table-cell office:value-type="string" office:string-value="P-0304">
            <text:p>P-0304</text:p>
          </table:table-cell>
          <table:table-cell office:value-type="string" office:string-value="Area Successful">
            <text:p>Area Successful</text:p>
          </table:table-cell>
          <table:table-cell office:value-type="string" office:string-value="Automotriz">
            <text:p>Automotriz</text:p>
          </table:table-cell>
          <table:table-cell office:value-type="float" office:value="41">
            <text:p>41</text:p>
          </table:table-cell>
          <table:table-cell office:value-type="float" office:value="12.17">
            <text:p>12.1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9-30">
            <text:p>2024-09-30</text:p>
          </table:table-cell>
          <table:table-cell office:value-type="string" office:string-value="A-6-B7">
            <text:p>A-6-B7</text:p>
          </table:table-cell>
        </table:table-row>
        <table:table-row>
          <table:table-cell office:value-type="string" office:string-value="P-0305">
            <text:p>P-0305</text:p>
          </table:table-cell>
          <table:table-cell office:value-type="string" office:string-value="Mouth Move">
            <text:p>Mouth Move</text:p>
          </table:table-cell>
          <table:table-cell office:value-type="string" office:string-value="Ropa">
            <text:p>Ropa</text:p>
          </table:table-cell>
          <table:table-cell office:value-type="float" office:value="269">
            <text:p>269</text:p>
          </table:table-cell>
          <table:table-cell office:value-type="float" office:value="336.44">
            <text:p>336.4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3-06">
            <text:p>2025-03-06</text:p>
          </table:table-cell>
          <table:table-cell office:value-type="string" office:string-value="A-28-B5">
            <text:p>A-28-B5</text:p>
          </table:table-cell>
        </table:table-row>
        <table:table-row>
          <table:table-cell office:value-type="string" office:string-value="P-0306">
            <text:p>P-0306</text:p>
          </table:table-cell>
          <table:table-cell office:value-type="string" office:string-value="Avoid Unit">
            <text:p>Avoid Unit</text:p>
          </table:table-cell>
          <table:table-cell office:value-type="string" office:string-value="Deportes">
            <text:p>Deportes</text:p>
          </table:table-cell>
          <table:table-cell office:value-type="float" office:value="86">
            <text:p>86</text:p>
          </table:table-cell>
          <table:table-cell office:value-type="float" office:value="30.48">
            <text:p>30.4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6-30">
            <text:p>2023-06-30</text:p>
          </table:table-cell>
          <table:table-cell office:value-type="string" office:string-value="A-29-B1">
            <text:p>A-29-B1</text:p>
          </table:table-cell>
        </table:table-row>
        <table:table-row>
          <table:table-cell office:value-type="string" office:string-value="P-0307">
            <text:p>P-0307</text:p>
          </table:table-cell>
          <table:table-cell office:value-type="string" office:string-value="Career Threat">
            <text:p>Career Threat</text:p>
          </table:table-cell>
          <table:table-cell office:value-type="string" office:string-value="Salud">
            <text:p>Salud</text:p>
          </table:table-cell>
          <table:table-cell office:value-type="float" office:value="397">
            <text:p>397</text:p>
          </table:table-cell>
          <table:table-cell office:value-type="float" office:value="289.65">
            <text:p>289.6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6-02">
            <text:p>2024-06-02</text:p>
          </table:table-cell>
          <table:table-cell office:value-type="string" office:string-value="A-5-B9">
            <text:p>A-5-B9</text:p>
          </table:table-cell>
        </table:table-row>
        <table:table-row>
          <table:table-cell office:value-type="string" office:string-value="P-0308">
            <text:p>P-0308</text:p>
          </table:table-cell>
          <table:table-cell office:value-type="string" office:string-value="Risk There">
            <text:p>Risk There</text:p>
          </table:table-cell>
          <table:table-cell office:value-type="string" office:string-value="Salud">
            <text:p>Salud</text:p>
          </table:table-cell>
          <table:table-cell office:value-type="float" office:value="466">
            <text:p>466</text:p>
          </table:table-cell>
          <table:table-cell office:value-type="float" office:value="298.06">
            <text:p>298.0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6-09">
            <text:p>2023-06-09</text:p>
          </table:table-cell>
          <table:table-cell office:value-type="string" office:string-value="A-37-B2">
            <text:p>A-37-B2</text:p>
          </table:table-cell>
        </table:table-row>
        <table:table-row>
          <table:table-cell office:value-type="string" office:string-value="P-0309">
            <text:p>P-0309</text:p>
          </table:table-cell>
          <table:table-cell office:value-type="string" office:string-value="Individual Away">
            <text:p>Individual Away</text:p>
          </table:table-cell>
          <table:table-cell office:value-type="string" office:string-value="Ropa">
            <text:p>Ropa</text:p>
          </table:table-cell>
          <table:table-cell office:value-type="float" office:value="13">
            <text:p>13</text:p>
          </table:table-cell>
          <table:table-cell office:value-type="float" office:value="235.61">
            <text:p>235.6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9-02">
            <text:p>2023-09-02</text:p>
          </table:table-cell>
          <table:table-cell office:value-type="string" office:string-value="A-13-B9">
            <text:p>A-13-B9</text:p>
          </table:table-cell>
        </table:table-row>
        <table:table-row>
          <table:table-cell office:value-type="string" office:string-value="P-0310">
            <text:p>P-0310</text:p>
          </table:table-cell>
          <table:table-cell office:value-type="string" office:string-value="Book Leader">
            <text:p>Book Leader</text:p>
          </table:table-cell>
          <table:table-cell office:value-type="string" office:string-value="Hogar">
            <text:p>Hogar</text:p>
          </table:table-cell>
          <table:table-cell office:value-type="float" office:value="94">
            <text:p>94</text:p>
          </table:table-cell>
          <table:table-cell office:value-type="float" office:value="256.18">
            <text:p>256.1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5-07">
            <text:p>2024-05-07</text:p>
          </table:table-cell>
          <table:table-cell office:value-type="string" office:string-value="A-33-B6">
            <text:p>A-33-B6</text:p>
          </table:table-cell>
        </table:table-row>
        <table:table-row>
          <table:table-cell office:value-type="string" office:string-value="P-0311">
            <text:p>P-0311</text:p>
          </table:table-cell>
          <table:table-cell office:value-type="string" office:string-value="Not Save">
            <text:p>Not Save</text:p>
          </table:table-cell>
          <table:table-cell office:value-type="string" office:string-value="Hogar">
            <text:p>Hogar</text:p>
          </table:table-cell>
          <table:table-cell office:value-type="float" office:value="4">
            <text:p>4</text:p>
          </table:table-cell>
          <table:table-cell office:value-type="float" office:value="339.38">
            <text:p>339.3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1-20">
            <text:p>2024-01-20</text:p>
          </table:table-cell>
          <table:table-cell office:value-type="string" office:string-value="A-36-B12">
            <text:p>A-36-B12</text:p>
          </table:table-cell>
        </table:table-row>
        <table:table-row>
          <table:table-cell office:value-type="string" office:string-value="P-0312">
            <text:p>P-0312</text:p>
          </table:table-cell>
          <table:table-cell office:value-type="string" office:string-value="Remain Enough">
            <text:p>Remain Enough</text:p>
          </table:table-cell>
          <table:table-cell office:value-type="string" office:string-value="Alimentos">
            <text:p>Alimentos</text:p>
          </table:table-cell>
          <table:table-cell office:value-type="float" office:value="295">
            <text:p>295</text:p>
          </table:table-cell>
          <table:table-cell office:value-type="float" office:value="182.43">
            <text:p>182.4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5-21">
            <text:p>2024-05-21</text:p>
          </table:table-cell>
          <table:table-cell office:value-type="string" office:string-value="A-11-B6">
            <text:p>A-11-B6</text:p>
          </table:table-cell>
        </table:table-row>
        <table:table-row>
          <table:table-cell office:value-type="string" office:string-value="P-0313">
            <text:p>P-0313</text:p>
          </table:table-cell>
          <table:table-cell office:value-type="string" office:string-value="Perform Quickly">
            <text:p>Perform Quickly</text:p>
          </table:table-cell>
          <table:table-cell office:value-type="string" office:string-value="Deportes">
            <text:p>Deportes</text:p>
          </table:table-cell>
          <table:table-cell office:value-type="float" office:value="100">
            <text:p>100</text:p>
          </table:table-cell>
          <table:table-cell office:value-type="float" office:value="233.54">
            <text:p>233.5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09">
            <text:p>2024-12-09</text:p>
          </table:table-cell>
          <table:table-cell office:value-type="string" office:string-value="A-26-B13">
            <text:p>A-26-B13</text:p>
          </table:table-cell>
        </table:table-row>
        <table:table-row>
          <table:table-cell office:value-type="string" office:string-value="P-0314">
            <text:p>P-0314</text:p>
          </table:table-cell>
          <table:table-cell office:value-type="string" office:string-value="Address Safe">
            <text:p>Address Safe</text:p>
          </table:table-cell>
          <table:table-cell office:value-type="string" office:string-value="Alimentos">
            <text:p>Alimentos</text:p>
          </table:table-cell>
          <table:table-cell office:value-type="float" office:value="494">
            <text:p>494</text:p>
          </table:table-cell>
          <table:table-cell office:value-type="float" office:value="275.27">
            <text:p>275.2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2-01">
            <text:p>2023-12-01</text:p>
          </table:table-cell>
          <table:table-cell office:value-type="string" office:string-value="A-21-B8">
            <text:p>A-21-B8</text:p>
          </table:table-cell>
        </table:table-row>
        <table:table-row>
          <table:table-cell office:value-type="string" office:string-value="P-0315">
            <text:p>P-0315</text:p>
          </table:table-cell>
          <table:table-cell office:value-type="string" office:string-value="Purpose Answer">
            <text:p>Purpose Answer</text:p>
          </table:table-cell>
          <table:table-cell office:value-type="string" office:string-value="Salud">
            <text:p>Salud</text:p>
          </table:table-cell>
          <table:table-cell office:value-type="float" office:value="94">
            <text:p>94</text:p>
          </table:table-cell>
          <table:table-cell office:value-type="float" office:value="465.16">
            <text:p>465.1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3-22">
            <text:p>2024-03-22</text:p>
          </table:table-cell>
          <table:table-cell office:value-type="string" office:string-value="A-3-B1">
            <text:p>A-3-B1</text:p>
          </table:table-cell>
        </table:table-row>
        <table:table-row>
          <table:table-cell office:value-type="string" office:string-value="P-0316">
            <text:p>P-0316</text:p>
          </table:table-cell>
          <table:table-cell office:value-type="string" office:string-value="Prove Get">
            <text:p>Prove Get</text:p>
          </table:table-cell>
          <table:table-cell office:value-type="string" office:string-value="Salud">
            <text:p>Salud</text:p>
          </table:table-cell>
          <table:table-cell office:value-type="float" office:value="480">
            <text:p>480</text:p>
          </table:table-cell>
          <table:table-cell office:value-type="float" office:value="427.79">
            <text:p>427.7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19">
            <text:p>2024-05-19</text:p>
          </table:table-cell>
          <table:table-cell office:value-type="string" office:string-value="A-27-B3">
            <text:p>A-27-B3</text:p>
          </table:table-cell>
        </table:table-row>
        <table:table-row>
          <table:table-cell office:value-type="string" office:string-value="P-0317">
            <text:p>P-0317</text:p>
          </table:table-cell>
          <table:table-cell office:value-type="string" office:string-value="Ball Color">
            <text:p>Ball Color</text:p>
          </table:table-cell>
          <table:table-cell office:value-type="string" office:string-value="Hogar">
            <text:p>Hogar</text:p>
          </table:table-cell>
          <table:table-cell office:value-type="float" office:value="151">
            <text:p>151</text:p>
          </table:table-cell>
          <table:table-cell office:value-type="float" office:value="412.94">
            <text:p>412.9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19">
            <text:p>2024-12-19</text:p>
          </table:table-cell>
          <table:table-cell office:value-type="string" office:string-value="A-37-B16">
            <text:p>A-37-B16</text:p>
          </table:table-cell>
        </table:table-row>
        <table:table-row>
          <table:table-cell office:value-type="string" office:string-value="P-0318">
            <text:p>P-0318</text:p>
          </table:table-cell>
          <table:table-cell office:value-type="string" office:string-value="Drug Hour">
            <text:p>Drug Hour</text:p>
          </table:table-cell>
          <table:table-cell office:value-type="string" office:string-value="Automotriz">
            <text:p>Automotriz</text:p>
          </table:table-cell>
          <table:table-cell office:value-type="float" office:value="142">
            <text:p>142</text:p>
          </table:table-cell>
          <table:table-cell office:value-type="float" office:value="401.42">
            <text:p>401.4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3-15">
            <text:p>2025-03-15</text:p>
          </table:table-cell>
          <table:table-cell office:value-type="string" office:string-value="A-13-B7">
            <text:p>A-13-B7</text:p>
          </table:table-cell>
        </table:table-row>
        <table:table-row>
          <table:table-cell office:value-type="string" office:string-value="P-0319">
            <text:p>P-0319</text:p>
          </table:table-cell>
          <table:table-cell office:value-type="string" office:string-value="View Throughout">
            <text:p>View Throughout</text:p>
          </table:table-cell>
          <table:table-cell office:value-type="string" office:string-value="Deportes">
            <text:p>Deportes</text:p>
          </table:table-cell>
          <table:table-cell office:value-type="float" office:value="293">
            <text:p>293</text:p>
          </table:table-cell>
          <table:table-cell office:value-type="float" office:value="72.89">
            <text:p>72.8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0-06">
            <text:p>2024-10-06</text:p>
          </table:table-cell>
          <table:table-cell office:value-type="string" office:string-value="A-45-B18">
            <text:p>A-45-B18</text:p>
          </table:table-cell>
        </table:table-row>
        <table:table-row>
          <table:table-cell office:value-type="string" office:string-value="P-0320">
            <text:p>P-0320</text:p>
          </table:table-cell>
          <table:table-cell office:value-type="string" office:string-value="Performance Strategy">
            <text:p>Performance Strategy</text:p>
          </table:table-cell>
          <table:table-cell office:value-type="string" office:string-value="Electrónica">
            <text:p>Electrónica</text:p>
          </table:table-cell>
          <table:table-cell office:value-type="float" office:value="351">
            <text:p>351</text:p>
          </table:table-cell>
          <table:table-cell office:value-type="float" office:value="432.64">
            <text:p>432.6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4-17">
            <text:p>2023-04-17</text:p>
          </table:table-cell>
          <table:table-cell office:value-type="string" office:string-value="A-11-B6">
            <text:p>A-11-B6</text:p>
          </table:table-cell>
        </table:table-row>
        <table:table-row>
          <table:table-cell office:value-type="string" office:string-value="P-0321">
            <text:p>P-0321</text:p>
          </table:table-cell>
          <table:table-cell office:value-type="string" office:string-value="Once Factor">
            <text:p>Once Factor</text:p>
          </table:table-cell>
          <table:table-cell office:value-type="string" office:string-value="Hogar">
            <text:p>Hogar</text:p>
          </table:table-cell>
          <table:table-cell office:value-type="float" office:value="53">
            <text:p>53</text:p>
          </table:table-cell>
          <table:table-cell office:value-type="float" office:value="312.96">
            <text:p>312.9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0-15">
            <text:p>2024-10-15</text:p>
          </table:table-cell>
          <table:table-cell office:value-type="string" office:string-value="A-25-B17">
            <text:p>A-25-B17</text:p>
          </table:table-cell>
        </table:table-row>
        <table:table-row>
          <table:table-cell office:value-type="string" office:string-value="P-0322">
            <text:p>P-0322</text:p>
          </table:table-cell>
          <table:table-cell office:value-type="string" office:string-value="Authority Society">
            <text:p>Authority Society</text:p>
          </table:table-cell>
          <table:table-cell office:value-type="string" office:string-value="Alimentos">
            <text:p>Alimentos</text:p>
          </table:table-cell>
          <table:table-cell office:value-type="float" office:value="278">
            <text:p>278</text:p>
          </table:table-cell>
          <table:table-cell office:value-type="float" office:value="226.73">
            <text:p>226.7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1-16">
            <text:p>2024-11-16</text:p>
          </table:table-cell>
          <table:table-cell office:value-type="string" office:string-value="A-26-B19">
            <text:p>A-26-B19</text:p>
          </table:table-cell>
        </table:table-row>
        <table:table-row>
          <table:table-cell office:value-type="string" office:string-value="P-0323">
            <text:p>P-0323</text:p>
          </table:table-cell>
          <table:table-cell office:value-type="string" office:string-value="Rule Try">
            <text:p>Rule Try</text:p>
          </table:table-cell>
          <table:table-cell office:value-type="string" office:string-value="Ropa">
            <text:p>Ropa</text:p>
          </table:table-cell>
          <table:table-cell office:value-type="float" office:value="236">
            <text:p>236</text:p>
          </table:table-cell>
          <table:table-cell office:value-type="float" office:value="333.89">
            <text:p>333.8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2-11">
            <text:p>2025-02-11</text:p>
          </table:table-cell>
          <table:table-cell office:value-type="string" office:string-value="A-48-B5">
            <text:p>A-48-B5</text:p>
          </table:table-cell>
        </table:table-row>
        <table:table-row>
          <table:table-cell office:value-type="string" office:string-value="P-0324">
            <text:p>P-0324</text:p>
          </table:table-cell>
          <table:table-cell office:value-type="string" office:string-value="Build Unit">
            <text:p>Build Unit</text:p>
          </table:table-cell>
          <table:table-cell office:value-type="string" office:string-value="Deportes">
            <text:p>Deportes</text:p>
          </table:table-cell>
          <table:table-cell office:value-type="float" office:value="29">
            <text:p>29</text:p>
          </table:table-cell>
          <table:table-cell office:value-type="float" office:value="166.91">
            <text:p>166.9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4-03">
            <text:p>2023-04-03</text:p>
          </table:table-cell>
          <table:table-cell office:value-type="string" office:string-value="A-13-B2">
            <text:p>A-13-B2</text:p>
          </table:table-cell>
        </table:table-row>
        <table:table-row>
          <table:table-cell office:value-type="string" office:string-value="P-0325">
            <text:p>P-0325</text:p>
          </table:table-cell>
          <table:table-cell office:value-type="string" office:string-value="Assume Serious">
            <text:p>Assume Serious</text:p>
          </table:table-cell>
          <table:table-cell office:value-type="string" office:string-value="Ropa">
            <text:p>Ropa</text:p>
          </table:table-cell>
          <table:table-cell office:value-type="float" office:value="437">
            <text:p>437</text:p>
          </table:table-cell>
          <table:table-cell office:value-type="float" office:value="249.95">
            <text:p>249.9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3-23">
            <text:p>2024-03-23</text:p>
          </table:table-cell>
          <table:table-cell office:value-type="string" office:string-value="A-34-B8">
            <text:p>A-34-B8</text:p>
          </table:table-cell>
        </table:table-row>
        <table:table-row>
          <table:table-cell office:value-type="string" office:string-value="P-0326">
            <text:p>P-0326</text:p>
          </table:table-cell>
          <table:table-cell office:value-type="string" office:string-value="Hundred Think">
            <text:p>Hundred Think</text:p>
          </table:table-cell>
          <table:table-cell office:value-type="string" office:string-value="Electrónica">
            <text:p>Electrónica</text:p>
          </table:table-cell>
          <table:table-cell office:value-type="float" office:value="154">
            <text:p>154</text:p>
          </table:table-cell>
          <table:table-cell office:value-type="float" office:value="327.07">
            <text:p>327.0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0-01">
            <text:p>2023-10-01</text:p>
          </table:table-cell>
          <table:table-cell office:value-type="string" office:string-value="A-40-B19">
            <text:p>A-40-B19</text:p>
          </table:table-cell>
        </table:table-row>
        <table:table-row>
          <table:table-cell office:value-type="string" office:string-value="P-0327">
            <text:p>P-0327</text:p>
          </table:table-cell>
          <table:table-cell office:value-type="string" office:string-value="Back General">
            <text:p>Back General</text:p>
          </table:table-cell>
          <table:table-cell office:value-type="string" office:string-value="Electrónica">
            <text:p>Electrónica</text:p>
          </table:table-cell>
          <table:table-cell office:value-type="float" office:value="265">
            <text:p>265</text:p>
          </table:table-cell>
          <table:table-cell office:value-type="float" office:value="252.7">
            <text:p>252.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1-30">
            <text:p>2024-11-30</text:p>
          </table:table-cell>
          <table:table-cell office:value-type="string" office:string-value="A-3-B7">
            <text:p>A-3-B7</text:p>
          </table:table-cell>
        </table:table-row>
        <table:table-row>
          <table:table-cell office:value-type="string" office:string-value="P-0328">
            <text:p>P-0328</text:p>
          </table:table-cell>
          <table:table-cell office:value-type="string" office:string-value="Personal Out">
            <text:p>Personal Out</text:p>
          </table:table-cell>
          <table:table-cell office:value-type="string" office:string-value="Hogar">
            <text:p>Hogar</text:p>
          </table:table-cell>
          <table:table-cell office:value-type="float" office:value="360">
            <text:p>360</text:p>
          </table:table-cell>
          <table:table-cell office:value-type="float" office:value="104.79">
            <text:p>104.7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9-09">
            <text:p>2024-09-09</text:p>
          </table:table-cell>
          <table:table-cell office:value-type="string" office:string-value="A-18-B7">
            <text:p>A-18-B7</text:p>
          </table:table-cell>
        </table:table-row>
        <table:table-row>
          <table:table-cell office:value-type="string" office:string-value="P-0329">
            <text:p>P-0329</text:p>
          </table:table-cell>
          <table:table-cell office:value-type="string" office:string-value="And Allow">
            <text:p>And Allow</text:p>
          </table:table-cell>
          <table:table-cell office:value-type="string" office:string-value="Electrónica">
            <text:p>Electrónica</text:p>
          </table:table-cell>
          <table:table-cell office:value-type="float" office:value="250">
            <text:p>250</text:p>
          </table:table-cell>
          <table:table-cell office:value-type="float" office:value="50.41">
            <text:p>50.4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25">
            <text:p>2024-09-25</text:p>
          </table:table-cell>
          <table:table-cell office:value-type="string" office:string-value="A-18-B20">
            <text:p>A-18-B20</text:p>
          </table:table-cell>
        </table:table-row>
        <table:table-row>
          <table:table-cell office:value-type="string" office:string-value="P-0330">
            <text:p>P-0330</text:p>
          </table:table-cell>
          <table:table-cell office:value-type="string" office:string-value="Big Foreign">
            <text:p>Big Foreign</text:p>
          </table:table-cell>
          <table:table-cell office:value-type="string" office:string-value="Electrónica">
            <text:p>Electrónica</text:p>
          </table:table-cell>
          <table:table-cell office:value-type="float" office:value="497">
            <text:p>497</text:p>
          </table:table-cell>
          <table:table-cell office:value-type="float" office:value="45.51">
            <text:p>45.5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3-10">
            <text:p>2025-03-10</text:p>
          </table:table-cell>
          <table:table-cell office:value-type="string" office:string-value="A-47-B10">
            <text:p>A-47-B10</text:p>
          </table:table-cell>
        </table:table-row>
        <table:table-row>
          <table:table-cell office:value-type="string" office:string-value="P-0331">
            <text:p>P-0331</text:p>
          </table:table-cell>
          <table:table-cell office:value-type="string" office:string-value="Spend Allow">
            <text:p>Spend Allow</text:p>
          </table:table-cell>
          <table:table-cell office:value-type="string" office:string-value="Electrónica">
            <text:p>Electrónica</text:p>
          </table:table-cell>
          <table:table-cell office:value-type="float" office:value="329">
            <text:p>329</text:p>
          </table:table-cell>
          <table:table-cell office:value-type="float" office:value="319.16">
            <text:p>319.1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18">
            <text:p>2023-10-18</text:p>
          </table:table-cell>
          <table:table-cell office:value-type="string" office:string-value="A-39-B15">
            <text:p>A-39-B15</text:p>
          </table:table-cell>
        </table:table-row>
        <table:table-row>
          <table:table-cell office:value-type="string" office:string-value="P-0332">
            <text:p>P-0332</text:p>
          </table:table-cell>
          <table:table-cell office:value-type="string" office:string-value="Include Information">
            <text:p>Include Information</text:p>
          </table:table-cell>
          <table:table-cell office:value-type="string" office:string-value="Hogar">
            <text:p>Hogar</text:p>
          </table:table-cell>
          <table:table-cell office:value-type="float" office:value="250">
            <text:p>250</text:p>
          </table:table-cell>
          <table:table-cell office:value-type="float" office:value="478.06">
            <text:p>478.0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1-16">
            <text:p>2024-11-16</text:p>
          </table:table-cell>
          <table:table-cell office:value-type="string" office:string-value="A-42-B8">
            <text:p>A-42-B8</text:p>
          </table:table-cell>
        </table:table-row>
        <table:table-row>
          <table:table-cell office:value-type="string" office:string-value="P-0333">
            <text:p>P-0333</text:p>
          </table:table-cell>
          <table:table-cell office:value-type="string" office:string-value="Different Thousand">
            <text:p>Different Thousand</text:p>
          </table:table-cell>
          <table:table-cell office:value-type="string" office:string-value="Juguetes">
            <text:p>Juguetes</text:p>
          </table:table-cell>
          <table:table-cell office:value-type="float" office:value="379">
            <text:p>379</text:p>
          </table:table-cell>
          <table:table-cell office:value-type="float" office:value="405.63">
            <text:p>405.6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6-10">
            <text:p>2023-06-10</text:p>
          </table:table-cell>
          <table:table-cell office:value-type="string" office:string-value="A-41-B1">
            <text:p>A-41-B1</text:p>
          </table:table-cell>
        </table:table-row>
        <table:table-row>
          <table:table-cell office:value-type="string" office:string-value="P-0334">
            <text:p>P-0334</text:p>
          </table:table-cell>
          <table:table-cell office:value-type="string" office:string-value="Must Remain">
            <text:p>Must Remain</text:p>
          </table:table-cell>
          <table:table-cell office:value-type="string" office:string-value="Juguetes">
            <text:p>Juguetes</text:p>
          </table:table-cell>
          <table:table-cell office:value-type="float" office:value="101">
            <text:p>101</text:p>
          </table:table-cell>
          <table:table-cell office:value-type="float" office:value="118.34">
            <text:p>118.3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4-23">
            <text:p>2024-04-23</text:p>
          </table:table-cell>
          <table:table-cell office:value-type="string" office:string-value="A-22-B14">
            <text:p>A-22-B14</text:p>
          </table:table-cell>
        </table:table-row>
        <table:table-row>
          <table:table-cell office:value-type="string" office:string-value="P-0335">
            <text:p>P-0335</text:p>
          </table:table-cell>
          <table:table-cell office:value-type="string" office:string-value="Bar Event">
            <text:p>Bar Event</text:p>
          </table:table-cell>
          <table:table-cell office:value-type="string" office:string-value="Electrónica">
            <text:p>Electrónica</text:p>
          </table:table-cell>
          <table:table-cell office:value-type="float" office:value="20">
            <text:p>20</text:p>
          </table:table-cell>
          <table:table-cell office:value-type="float" office:value="304.01">
            <text:p>304.0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05">
            <text:p>2025-01-05</text:p>
          </table:table-cell>
          <table:table-cell office:value-type="string" office:string-value="A-25-B16">
            <text:p>A-25-B16</text:p>
          </table:table-cell>
        </table:table-row>
        <table:table-row>
          <table:table-cell office:value-type="string" office:string-value="P-0336">
            <text:p>P-0336</text:p>
          </table:table-cell>
          <table:table-cell office:value-type="string" office:string-value="Everybody Court">
            <text:p>Everybody Court</text:p>
          </table:table-cell>
          <table:table-cell office:value-type="string" office:string-value="Alimentos">
            <text:p>Alimentos</text:p>
          </table:table-cell>
          <table:table-cell office:value-type="float" office:value="155">
            <text:p>155</text:p>
          </table:table-cell>
          <table:table-cell office:value-type="float" office:value="262.34">
            <text:p>262.3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6-24">
            <text:p>2024-06-24</text:p>
          </table:table-cell>
          <table:table-cell office:value-type="string" office:string-value="A-2-B12">
            <text:p>A-2-B12</text:p>
          </table:table-cell>
        </table:table-row>
        <table:table-row>
          <table:table-cell office:value-type="string" office:string-value="P-0337">
            <text:p>P-0337</text:p>
          </table:table-cell>
          <table:table-cell office:value-type="string" office:string-value="Should Ready">
            <text:p>Should Ready</text:p>
          </table:table-cell>
          <table:table-cell office:value-type="string" office:string-value="Alimentos">
            <text:p>Alimentos</text:p>
          </table:table-cell>
          <table:table-cell office:value-type="float" office:value="342">
            <text:p>342</text:p>
          </table:table-cell>
          <table:table-cell office:value-type="float" office:value="369.78">
            <text:p>369.7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6-18">
            <text:p>2023-06-18</text:p>
          </table:table-cell>
          <table:table-cell office:value-type="string" office:string-value="A-22-B6">
            <text:p>A-22-B6</text:p>
          </table:table-cell>
        </table:table-row>
        <table:table-row>
          <table:table-cell office:value-type="string" office:string-value="P-0338">
            <text:p>P-0338</text:p>
          </table:table-cell>
          <table:table-cell office:value-type="string" office:string-value="Today Usually">
            <text:p>Today Usually</text:p>
          </table:table-cell>
          <table:table-cell office:value-type="string" office:string-value="Salud">
            <text:p>Salud</text:p>
          </table:table-cell>
          <table:table-cell office:value-type="float" office:value="417">
            <text:p>417</text:p>
          </table:table-cell>
          <table:table-cell office:value-type="float" office:value="140.78">
            <text:p>140.7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2-05">
            <text:p>2024-12-05</text:p>
          </table:table-cell>
          <table:table-cell office:value-type="string" office:string-value="A-42-B9">
            <text:p>A-42-B9</text:p>
          </table:table-cell>
        </table:table-row>
        <table:table-row>
          <table:table-cell office:value-type="string" office:string-value="P-0339">
            <text:p>P-0339</text:p>
          </table:table-cell>
          <table:table-cell office:value-type="string" office:string-value="Reach Investment">
            <text:p>Reach Investment</text:p>
          </table:table-cell>
          <table:table-cell office:value-type="string" office:string-value="Electrónica">
            <text:p>Electrónica</text:p>
          </table:table-cell>
          <table:table-cell office:value-type="float" office:value="427">
            <text:p>427</text:p>
          </table:table-cell>
          <table:table-cell office:value-type="float" office:value="490.73">
            <text:p>490.7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1-25">
            <text:p>2024-01-25</text:p>
          </table:table-cell>
          <table:table-cell office:value-type="string" office:string-value="A-22-B12">
            <text:p>A-22-B12</text:p>
          </table:table-cell>
        </table:table-row>
        <table:table-row>
          <table:table-cell office:value-type="string" office:string-value="P-0340">
            <text:p>P-0340</text:p>
          </table:table-cell>
          <table:table-cell office:value-type="string" office:string-value="Carry Idea">
            <text:p>Carry Idea</text:p>
          </table:table-cell>
          <table:table-cell office:value-type="string" office:string-value="Hogar">
            <text:p>Hogar</text:p>
          </table:table-cell>
          <table:table-cell office:value-type="float" office:value="21">
            <text:p>21</text:p>
          </table:table-cell>
          <table:table-cell office:value-type="float" office:value="140.36">
            <text:p>140.3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1-20">
            <text:p>2024-11-20</text:p>
          </table:table-cell>
          <table:table-cell office:value-type="string" office:string-value="A-40-B15">
            <text:p>A-40-B15</text:p>
          </table:table-cell>
        </table:table-row>
        <table:table-row>
          <table:table-cell office:value-type="string" office:string-value="P-0341">
            <text:p>P-0341</text:p>
          </table:table-cell>
          <table:table-cell office:value-type="string" office:string-value="Small Parent">
            <text:p>Small Parent</text:p>
          </table:table-cell>
          <table:table-cell office:value-type="string" office:string-value="Deportes">
            <text:p>Deportes</text:p>
          </table:table-cell>
          <table:table-cell office:value-type="float" office:value="128">
            <text:p>128</text:p>
          </table:table-cell>
          <table:table-cell office:value-type="float" office:value="312.4">
            <text:p>312.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9-23">
            <text:p>2023-09-23</text:p>
          </table:table-cell>
          <table:table-cell office:value-type="string" office:string-value="A-19-B18">
            <text:p>A-19-B18</text:p>
          </table:table-cell>
        </table:table-row>
        <table:table-row>
          <table:table-cell office:value-type="string" office:string-value="P-0342">
            <text:p>P-0342</text:p>
          </table:table-cell>
          <table:table-cell office:value-type="string" office:string-value="Stock Draw">
            <text:p>Stock Draw</text:p>
          </table:table-cell>
          <table:table-cell office:value-type="string" office:string-value="Automotriz">
            <text:p>Automotriz</text:p>
          </table:table-cell>
          <table:table-cell office:value-type="float" office:value="476">
            <text:p>476</text:p>
          </table:table-cell>
          <table:table-cell office:value-type="float" office:value="39.48">
            <text:p>39.4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15">
            <text:p>2023-09-15</text:p>
          </table:table-cell>
          <table:table-cell office:value-type="string" office:string-value="A-32-B12">
            <text:p>A-32-B12</text:p>
          </table:table-cell>
        </table:table-row>
        <table:table-row>
          <table:table-cell office:value-type="string" office:string-value="P-0343">
            <text:p>P-0343</text:p>
          </table:table-cell>
          <table:table-cell office:value-type="string" office:string-value="Focus Material">
            <text:p>Focus Material</text:p>
          </table:table-cell>
          <table:table-cell office:value-type="string" office:string-value="Automotriz">
            <text:p>Automotriz</text:p>
          </table:table-cell>
          <table:table-cell office:value-type="float" office:value="102">
            <text:p>102</text:p>
          </table:table-cell>
          <table:table-cell office:value-type="float" office:value="2.31">
            <text:p>2.3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20">
            <text:p>2024-12-20</text:p>
          </table:table-cell>
          <table:table-cell office:value-type="string" office:string-value="A-37-B2">
            <text:p>A-37-B2</text:p>
          </table:table-cell>
        </table:table-row>
        <table:table-row>
          <table:table-cell office:value-type="string" office:string-value="P-0344">
            <text:p>P-0344</text:p>
          </table:table-cell>
          <table:table-cell office:value-type="string" office:string-value="Realize Throughout">
            <text:p>Realize Throughout</text:p>
          </table:table-cell>
          <table:table-cell office:value-type="string" office:string-value="Hogar">
            <text:p>Hogar</text:p>
          </table:table-cell>
          <table:table-cell office:value-type="float" office:value="406">
            <text:p>406</text:p>
          </table:table-cell>
          <table:table-cell office:value-type="float" office:value="144.01">
            <text:p>144.0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5-02">
            <text:p>2023-05-02</text:p>
          </table:table-cell>
          <table:table-cell office:value-type="string" office:string-value="A-49-B12">
            <text:p>A-49-B12</text:p>
          </table:table-cell>
        </table:table-row>
        <table:table-row>
          <table:table-cell office:value-type="string" office:string-value="P-0345">
            <text:p>P-0345</text:p>
          </table:table-cell>
          <table:table-cell office:value-type="string" office:string-value="Condition Figure">
            <text:p>Condition Figure</text:p>
          </table:table-cell>
          <table:table-cell office:value-type="string" office:string-value="Juguetes">
            <text:p>Juguetes</text:p>
          </table:table-cell>
          <table:table-cell office:value-type="float" office:value="340">
            <text:p>340</text:p>
          </table:table-cell>
          <table:table-cell office:value-type="float" office:value="315.93">
            <text:p>315.9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10">
            <text:p>2023-07-10</text:p>
          </table:table-cell>
          <table:table-cell office:value-type="string" office:string-value="A-9-B5">
            <text:p>A-9-B5</text:p>
          </table:table-cell>
        </table:table-row>
        <table:table-row>
          <table:table-cell office:value-type="string" office:string-value="P-0346">
            <text:p>P-0346</text:p>
          </table:table-cell>
          <table:table-cell office:value-type="string" office:string-value="Also Person">
            <text:p>Also Person</text:p>
          </table:table-cell>
          <table:table-cell office:value-type="string" office:string-value="Juguetes">
            <text:p>Juguetes</text:p>
          </table:table-cell>
          <table:table-cell office:value-type="float" office:value="450">
            <text:p>450</text:p>
          </table:table-cell>
          <table:table-cell office:value-type="float" office:value="490.82">
            <text:p>490.8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4-25">
            <text:p>2023-04-25</text:p>
          </table:table-cell>
          <table:table-cell office:value-type="string" office:string-value="A-45-B14">
            <text:p>A-45-B14</text:p>
          </table:table-cell>
        </table:table-row>
        <table:table-row>
          <table:table-cell office:value-type="string" office:string-value="P-0347">
            <text:p>P-0347</text:p>
          </table:table-cell>
          <table:table-cell office:value-type="string" office:string-value="Win Trade">
            <text:p>Win Trade</text:p>
          </table:table-cell>
          <table:table-cell office:value-type="string" office:string-value="Hogar">
            <text:p>Hogar</text:p>
          </table:table-cell>
          <table:table-cell office:value-type="float" office:value="159">
            <text:p>159</text:p>
          </table:table-cell>
          <table:table-cell office:value-type="float" office:value="99.24">
            <text:p>99.2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0-10">
            <text:p>2023-10-10</text:p>
          </table:table-cell>
          <table:table-cell office:value-type="string" office:string-value="A-27-B16">
            <text:p>A-27-B16</text:p>
          </table:table-cell>
        </table:table-row>
        <table:table-row>
          <table:table-cell office:value-type="string" office:string-value="P-0348">
            <text:p>P-0348</text:p>
          </table:table-cell>
          <table:table-cell office:value-type="string" office:string-value="Leave House">
            <text:p>Leave House</text:p>
          </table:table-cell>
          <table:table-cell office:value-type="string" office:string-value="Deportes">
            <text:p>Deportes</text:p>
          </table:table-cell>
          <table:table-cell office:value-type="float" office:value="78">
            <text:p>78</text:p>
          </table:table-cell>
          <table:table-cell office:value-type="float" office:value="42.07">
            <text:p>42.0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1-28">
            <text:p>2025-01-28</text:p>
          </table:table-cell>
          <table:table-cell office:value-type="string" office:string-value="A-15-B3">
            <text:p>A-15-B3</text:p>
          </table:table-cell>
        </table:table-row>
        <table:table-row>
          <table:table-cell office:value-type="string" office:string-value="P-0349">
            <text:p>P-0349</text:p>
          </table:table-cell>
          <table:table-cell office:value-type="string" office:string-value="Stock Dark">
            <text:p>Stock Dark</text:p>
          </table:table-cell>
          <table:table-cell office:value-type="string" office:string-value="Ropa">
            <text:p>Ropa</text:p>
          </table:table-cell>
          <table:table-cell office:value-type="float" office:value="235">
            <text:p>235</text:p>
          </table:table-cell>
          <table:table-cell office:value-type="float" office:value="339.4">
            <text:p>339.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6-15">
            <text:p>2023-06-15</text:p>
          </table:table-cell>
          <table:table-cell office:value-type="string" office:string-value="A-42-B16">
            <text:p>A-42-B16</text:p>
          </table:table-cell>
        </table:table-row>
        <table:table-row>
          <table:table-cell office:value-type="string" office:string-value="P-0350">
            <text:p>P-0350</text:p>
          </table:table-cell>
          <table:table-cell office:value-type="string" office:string-value="Prove Level">
            <text:p>Prove Level</text:p>
          </table:table-cell>
          <table:table-cell office:value-type="string" office:string-value="Juguetes">
            <text:p>Juguetes</text:p>
          </table:table-cell>
          <table:table-cell office:value-type="float" office:value="40">
            <text:p>40</text:p>
          </table:table-cell>
          <table:table-cell office:value-type="float" office:value="186.19">
            <text:p>186.1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2-25">
            <text:p>2024-12-25</text:p>
          </table:table-cell>
          <table:table-cell office:value-type="string" office:string-value="A-31-B7">
            <text:p>A-31-B7</text:p>
          </table:table-cell>
        </table:table-row>
        <table:table-row>
          <table:table-cell office:value-type="string" office:string-value="P-0351">
            <text:p>P-0351</text:p>
          </table:table-cell>
          <table:table-cell office:value-type="string" office:string-value="Minute Weight">
            <text:p>Minute Weight</text:p>
          </table:table-cell>
          <table:table-cell office:value-type="string" office:string-value="Juguetes">
            <text:p>Juguetes</text:p>
          </table:table-cell>
          <table:table-cell office:value-type="float" office:value="3">
            <text:p>3</text:p>
          </table:table-cell>
          <table:table-cell office:value-type="float" office:value="448.33">
            <text:p>448.3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1-28">
            <text:p>2024-01-28</text:p>
          </table:table-cell>
          <table:table-cell office:value-type="string" office:string-value="A-5-B10">
            <text:p>A-5-B10</text:p>
          </table:table-cell>
        </table:table-row>
        <table:table-row>
          <table:table-cell office:value-type="string" office:string-value="P-0352">
            <text:p>P-0352</text:p>
          </table:table-cell>
          <table:table-cell office:value-type="string" office:string-value="Walk Tell">
            <text:p>Walk Tell</text:p>
          </table:table-cell>
          <table:table-cell office:value-type="string" office:string-value="Juguetes">
            <text:p>Juguetes</text:p>
          </table:table-cell>
          <table:table-cell office:value-type="float" office:value="67">
            <text:p>67</text:p>
          </table:table-cell>
          <table:table-cell office:value-type="float" office:value="271.83">
            <text:p>271.8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2-21">
            <text:p>2023-12-21</text:p>
          </table:table-cell>
          <table:table-cell office:value-type="string" office:string-value="A-6-B7">
            <text:p>A-6-B7</text:p>
          </table:table-cell>
        </table:table-row>
        <table:table-row>
          <table:table-cell office:value-type="string" office:string-value="P-0353">
            <text:p>P-0353</text:p>
          </table:table-cell>
          <table:table-cell office:value-type="string" office:string-value="Firm Event">
            <text:p>Firm Event</text:p>
          </table:table-cell>
          <table:table-cell office:value-type="string" office:string-value="Alimentos">
            <text:p>Alimentos</text:p>
          </table:table-cell>
          <table:table-cell office:value-type="float" office:value="252">
            <text:p>252</text:p>
          </table:table-cell>
          <table:table-cell office:value-type="float" office:value="101.11">
            <text:p>101.1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18">
            <text:p>2024-01-18</text:p>
          </table:table-cell>
          <table:table-cell office:value-type="string" office:string-value="A-11-B16">
            <text:p>A-11-B16</text:p>
          </table:table-cell>
        </table:table-row>
        <table:table-row>
          <table:table-cell office:value-type="string" office:string-value="P-0354">
            <text:p>P-0354</text:p>
          </table:table-cell>
          <table:table-cell office:value-type="string" office:string-value="Might Near">
            <text:p>Might Near</text:p>
          </table:table-cell>
          <table:table-cell office:value-type="string" office:string-value="Electrónica">
            <text:p>Electrónica</text:p>
          </table:table-cell>
          <table:table-cell office:value-type="float" office:value="165">
            <text:p>165</text:p>
          </table:table-cell>
          <table:table-cell office:value-type="float" office:value="235.2">
            <text:p>235.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3-27">
            <text:p>2023-03-27</text:p>
          </table:table-cell>
          <table:table-cell office:value-type="string" office:string-value="A-48-B14">
            <text:p>A-48-B14</text:p>
          </table:table-cell>
        </table:table-row>
        <table:table-row>
          <table:table-cell office:value-type="string" office:string-value="P-0355">
            <text:p>P-0355</text:p>
          </table:table-cell>
          <table:table-cell office:value-type="string" office:string-value="Why Apply">
            <text:p>Why Apply</text:p>
          </table:table-cell>
          <table:table-cell office:value-type="string" office:string-value="Juguetes">
            <text:p>Juguetes</text:p>
          </table:table-cell>
          <table:table-cell office:value-type="float" office:value="244">
            <text:p>244</text:p>
          </table:table-cell>
          <table:table-cell office:value-type="float" office:value="7.38">
            <text:p>7.3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1-16">
            <text:p>2024-11-16</text:p>
          </table:table-cell>
          <table:table-cell office:value-type="string" office:string-value="A-7-B10">
            <text:p>A-7-B10</text:p>
          </table:table-cell>
        </table:table-row>
        <table:table-row>
          <table:table-cell office:value-type="string" office:string-value="P-0356">
            <text:p>P-0356</text:p>
          </table:table-cell>
          <table:table-cell office:value-type="string" office:string-value="As Who">
            <text:p>As Who</text:p>
          </table:table-cell>
          <table:table-cell office:value-type="string" office:string-value="Alimentos">
            <text:p>Alimentos</text:p>
          </table:table-cell>
          <table:table-cell office:value-type="float" office:value="23">
            <text:p>23</text:p>
          </table:table-cell>
          <table:table-cell office:value-type="float" office:value="4.62">
            <text:p>4.6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6-17">
            <text:p>2023-06-17</text:p>
          </table:table-cell>
          <table:table-cell office:value-type="string" office:string-value="A-33-B3">
            <text:p>A-33-B3</text:p>
          </table:table-cell>
        </table:table-row>
        <table:table-row>
          <table:table-cell office:value-type="string" office:string-value="P-0357">
            <text:p>P-0357</text:p>
          </table:table-cell>
          <table:table-cell office:value-type="string" office:string-value="Artist Specific">
            <text:p>Artist Specific</text:p>
          </table:table-cell>
          <table:table-cell office:value-type="string" office:string-value="Automotriz">
            <text:p>Automotriz</text:p>
          </table:table-cell>
          <table:table-cell office:value-type="float" office:value="222">
            <text:p>222</text:p>
          </table:table-cell>
          <table:table-cell office:value-type="float" office:value="419.75">
            <text:p>419.7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22">
            <text:p>2024-03-22</text:p>
          </table:table-cell>
          <table:table-cell office:value-type="string" office:string-value="A-45-B17">
            <text:p>A-45-B17</text:p>
          </table:table-cell>
        </table:table-row>
        <table:table-row>
          <table:table-cell office:value-type="string" office:string-value="P-0358">
            <text:p>P-0358</text:p>
          </table:table-cell>
          <table:table-cell office:value-type="string" office:string-value="Would Science">
            <text:p>Would Science</text:p>
          </table:table-cell>
          <table:table-cell office:value-type="string" office:string-value="Juguetes">
            <text:p>Juguetes</text:p>
          </table:table-cell>
          <table:table-cell office:value-type="float" office:value="136">
            <text:p>136</text:p>
          </table:table-cell>
          <table:table-cell office:value-type="float" office:value="288.12">
            <text:p>288.1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03">
            <text:p>2024-09-03</text:p>
          </table:table-cell>
          <table:table-cell office:value-type="string" office:string-value="A-13-B7">
            <text:p>A-13-B7</text:p>
          </table:table-cell>
        </table:table-row>
        <table:table-row>
          <table:table-cell office:value-type="string" office:string-value="P-0359">
            <text:p>P-0359</text:p>
          </table:table-cell>
          <table:table-cell office:value-type="string" office:string-value="Agency Police">
            <text:p>Agency Police</text:p>
          </table:table-cell>
          <table:table-cell office:value-type="string" office:string-value="Alimentos">
            <text:p>Alimentos</text:p>
          </table:table-cell>
          <table:table-cell office:value-type="float" office:value="196">
            <text:p>196</text:p>
          </table:table-cell>
          <table:table-cell office:value-type="float" office:value="223.32">
            <text:p>223.3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5-28">
            <text:p>2023-05-28</text:p>
          </table:table-cell>
          <table:table-cell office:value-type="string" office:string-value="A-6-B19">
            <text:p>A-6-B19</text:p>
          </table:table-cell>
        </table:table-row>
        <table:table-row>
          <table:table-cell office:value-type="string" office:string-value="P-0360">
            <text:p>P-0360</text:p>
          </table:table-cell>
          <table:table-cell office:value-type="string" office:string-value="Road Start">
            <text:p>Road Start</text:p>
          </table:table-cell>
          <table:table-cell office:value-type="string" office:string-value="Alimentos">
            <text:p>Alimentos</text:p>
          </table:table-cell>
          <table:table-cell office:value-type="float" office:value="246">
            <text:p>246</text:p>
          </table:table-cell>
          <table:table-cell office:value-type="float" office:value="138.27">
            <text:p>138.2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2-09">
            <text:p>2025-02-09</text:p>
          </table:table-cell>
          <table:table-cell office:value-type="string" office:string-value="A-26-B6">
            <text:p>A-26-B6</text:p>
          </table:table-cell>
        </table:table-row>
        <table:table-row>
          <table:table-cell office:value-type="string" office:string-value="P-0361">
            <text:p>P-0361</text:p>
          </table:table-cell>
          <table:table-cell office:value-type="string" office:string-value="Source Under">
            <text:p>Source Under</text:p>
          </table:table-cell>
          <table:table-cell office:value-type="string" office:string-value="Alimentos">
            <text:p>Alimentos</text:p>
          </table:table-cell>
          <table:table-cell office:value-type="float" office:value="495">
            <text:p>495</text:p>
          </table:table-cell>
          <table:table-cell office:value-type="float" office:value="259.99">
            <text:p>259.9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07">
            <text:p>2025-01-07</text:p>
          </table:table-cell>
          <table:table-cell office:value-type="string" office:string-value="A-32-B9">
            <text:p>A-32-B9</text:p>
          </table:table-cell>
        </table:table-row>
        <table:table-row>
          <table:table-cell office:value-type="string" office:string-value="P-0362">
            <text:p>P-0362</text:p>
          </table:table-cell>
          <table:table-cell office:value-type="string" office:string-value="Industry Reflect">
            <text:p>Industry Reflect</text:p>
          </table:table-cell>
          <table:table-cell office:value-type="string" office:string-value="Automotriz">
            <text:p>Automotriz</text:p>
          </table:table-cell>
          <table:table-cell office:value-type="float" office:value="483">
            <text:p>483</text:p>
          </table:table-cell>
          <table:table-cell office:value-type="float" office:value="301.57">
            <text:p>301.5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1-17">
            <text:p>2025-01-17</text:p>
          </table:table-cell>
          <table:table-cell office:value-type="string" office:string-value="A-30-B11">
            <text:p>A-30-B11</text:p>
          </table:table-cell>
        </table:table-row>
        <table:table-row>
          <table:table-cell office:value-type="string" office:string-value="P-0363">
            <text:p>P-0363</text:p>
          </table:table-cell>
          <table:table-cell office:value-type="string" office:string-value="Why In">
            <text:p>Why In</text:p>
          </table:table-cell>
          <table:table-cell office:value-type="string" office:string-value="Ropa">
            <text:p>Ropa</text:p>
          </table:table-cell>
          <table:table-cell office:value-type="float" office:value="170">
            <text:p>170</text:p>
          </table:table-cell>
          <table:table-cell office:value-type="float" office:value="385.83">
            <text:p>385.8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5-04">
            <text:p>2023-05-04</text:p>
          </table:table-cell>
          <table:table-cell office:value-type="string" office:string-value="A-46-B16">
            <text:p>A-46-B16</text:p>
          </table:table-cell>
        </table:table-row>
        <table:table-row>
          <table:table-cell office:value-type="string" office:string-value="P-0364">
            <text:p>P-0364</text:p>
          </table:table-cell>
          <table:table-cell office:value-type="string" office:string-value="Cold Article">
            <text:p>Cold Article</text:p>
          </table:table-cell>
          <table:table-cell office:value-type="string" office:string-value="Hogar">
            <text:p>Hogar</text:p>
          </table:table-cell>
          <table:table-cell office:value-type="float" office:value="111">
            <text:p>111</text:p>
          </table:table-cell>
          <table:table-cell office:value-type="float" office:value="498.51">
            <text:p>498.5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8-03">
            <text:p>2024-08-03</text:p>
          </table:table-cell>
          <table:table-cell office:value-type="string" office:string-value="A-14-B1">
            <text:p>A-14-B1</text:p>
          </table:table-cell>
        </table:table-row>
        <table:table-row>
          <table:table-cell office:value-type="string" office:string-value="P-0365">
            <text:p>P-0365</text:p>
          </table:table-cell>
          <table:table-cell office:value-type="string" office:string-value="Feeling Them">
            <text:p>Feeling Them</text:p>
          </table:table-cell>
          <table:table-cell office:value-type="string" office:string-value="Hogar">
            <text:p>Hogar</text:p>
          </table:table-cell>
          <table:table-cell office:value-type="float" office:value="263">
            <text:p>263</text:p>
          </table:table-cell>
          <table:table-cell office:value-type="float" office:value="237.48">
            <text:p>237.4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8-29">
            <text:p>2024-08-29</text:p>
          </table:table-cell>
          <table:table-cell office:value-type="string" office:string-value="A-23-B6">
            <text:p>A-23-B6</text:p>
          </table:table-cell>
        </table:table-row>
        <table:table-row>
          <table:table-cell office:value-type="string" office:string-value="P-0366">
            <text:p>P-0366</text:p>
          </table:table-cell>
          <table:table-cell office:value-type="string" office:string-value="Recently Enjoy">
            <text:p>Recently Enjoy</text:p>
          </table:table-cell>
          <table:table-cell office:value-type="string" office:string-value="Salud">
            <text:p>Salud</text:p>
          </table:table-cell>
          <table:table-cell office:value-type="float" office:value="416">
            <text:p>416</text:p>
          </table:table-cell>
          <table:table-cell office:value-type="float" office:value="26.63">
            <text:p>26.6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26">
            <text:p>2024-12-26</text:p>
          </table:table-cell>
          <table:table-cell office:value-type="string" office:string-value="A-18-B19">
            <text:p>A-18-B19</text:p>
          </table:table-cell>
        </table:table-row>
        <table:table-row>
          <table:table-cell office:value-type="string" office:string-value="P-0367">
            <text:p>P-0367</text:p>
          </table:table-cell>
          <table:table-cell office:value-type="string" office:string-value="Customer Song">
            <text:p>Customer Song</text:p>
          </table:table-cell>
          <table:table-cell office:value-type="string" office:string-value="Alimentos">
            <text:p>Alimentos</text:p>
          </table:table-cell>
          <table:table-cell office:value-type="float" office:value="68">
            <text:p>68</text:p>
          </table:table-cell>
          <table:table-cell office:value-type="float" office:value="285.6">
            <text:p>285.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05">
            <text:p>2024-09-05</text:p>
          </table:table-cell>
          <table:table-cell office:value-type="string" office:string-value="A-45-B17">
            <text:p>A-45-B17</text:p>
          </table:table-cell>
        </table:table-row>
        <table:table-row>
          <table:table-cell office:value-type="string" office:string-value="P-0368">
            <text:p>P-0368</text:p>
          </table:table-cell>
          <table:table-cell office:value-type="string" office:string-value="Protect Whatever">
            <text:p>Protect Whatever</text:p>
          </table:table-cell>
          <table:table-cell office:value-type="string" office:string-value="Ropa">
            <text:p>Ropa</text:p>
          </table:table-cell>
          <table:table-cell office:value-type="float" office:value="384">
            <text:p>384</text:p>
          </table:table-cell>
          <table:table-cell office:value-type="float" office:value="27.2">
            <text:p>27.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5-04">
            <text:p>2024-05-04</text:p>
          </table:table-cell>
          <table:table-cell office:value-type="string" office:string-value="A-6-B6">
            <text:p>A-6-B6</text:p>
          </table:table-cell>
        </table:table-row>
        <table:table-row>
          <table:table-cell office:value-type="string" office:string-value="P-0369">
            <text:p>P-0369</text:p>
          </table:table-cell>
          <table:table-cell office:value-type="string" office:string-value="Plan Significant">
            <text:p>Plan Significant</text:p>
          </table:table-cell>
          <table:table-cell office:value-type="string" office:string-value="Salud">
            <text:p>Salud</text:p>
          </table:table-cell>
          <table:table-cell office:value-type="float" office:value="162">
            <text:p>162</text:p>
          </table:table-cell>
          <table:table-cell office:value-type="float" office:value="388.69">
            <text:p>388.6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4-30">
            <text:p>2023-04-30</text:p>
          </table:table-cell>
          <table:table-cell office:value-type="string" office:string-value="A-43-B7">
            <text:p>A-43-B7</text:p>
          </table:table-cell>
        </table:table-row>
        <table:table-row>
          <table:table-cell office:value-type="string" office:string-value="P-0370">
            <text:p>P-0370</text:p>
          </table:table-cell>
          <table:table-cell office:value-type="string" office:string-value="Bill Soon">
            <text:p>Bill Soon</text:p>
          </table:table-cell>
          <table:table-cell office:value-type="string" office:string-value="Salud">
            <text:p>Salud</text:p>
          </table:table-cell>
          <table:table-cell office:value-type="float" office:value="328">
            <text:p>328</text:p>
          </table:table-cell>
          <table:table-cell office:value-type="float" office:value="126.87">
            <text:p>126.8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1-02">
            <text:p>2024-01-02</text:p>
          </table:table-cell>
          <table:table-cell office:value-type="string" office:string-value="A-45-B11">
            <text:p>A-45-B11</text:p>
          </table:table-cell>
        </table:table-row>
        <table:table-row>
          <table:table-cell office:value-type="string" office:string-value="P-0371">
            <text:p>P-0371</text:p>
          </table:table-cell>
          <table:table-cell office:value-type="string" office:string-value="Research Control">
            <text:p>Research Control</text:p>
          </table:table-cell>
          <table:table-cell office:value-type="string" office:string-value="Ropa">
            <text:p>Ropa</text:p>
          </table:table-cell>
          <table:table-cell office:value-type="float" office:value="303">
            <text:p>303</text:p>
          </table:table-cell>
          <table:table-cell office:value-type="float" office:value="391.77">
            <text:p>391.7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4-05">
            <text:p>2023-04-05</text:p>
          </table:table-cell>
          <table:table-cell office:value-type="string" office:string-value="A-50-B13">
            <text:p>A-50-B13</text:p>
          </table:table-cell>
        </table:table-row>
        <table:table-row>
          <table:table-cell office:value-type="string" office:string-value="P-0372">
            <text:p>P-0372</text:p>
          </table:table-cell>
          <table:table-cell office:value-type="string" office:string-value="Adult Direction">
            <text:p>Adult Direction</text:p>
          </table:table-cell>
          <table:table-cell office:value-type="string" office:string-value="Ropa">
            <text:p>Ropa</text:p>
          </table:table-cell>
          <table:table-cell office:value-type="float" office:value="369">
            <text:p>369</text:p>
          </table:table-cell>
          <table:table-cell office:value-type="float" office:value="311.25">
            <text:p>311.2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4-13">
            <text:p>2024-04-13</text:p>
          </table:table-cell>
          <table:table-cell office:value-type="string" office:string-value="A-15-B13">
            <text:p>A-15-B13</text:p>
          </table:table-cell>
        </table:table-row>
        <table:table-row>
          <table:table-cell office:value-type="string" office:string-value="P-0373">
            <text:p>P-0373</text:p>
          </table:table-cell>
          <table:table-cell office:value-type="string" office:string-value="Individual Court">
            <text:p>Individual Court</text:p>
          </table:table-cell>
          <table:table-cell office:value-type="string" office:string-value="Hogar">
            <text:p>Hogar</text:p>
          </table:table-cell>
          <table:table-cell office:value-type="float" office:value="378">
            <text:p>378</text:p>
          </table:table-cell>
          <table:table-cell office:value-type="float" office:value="451.28">
            <text:p>451.2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5-06">
            <text:p>2024-05-06</text:p>
          </table:table-cell>
          <table:table-cell office:value-type="string" office:string-value="A-12-B3">
            <text:p>A-12-B3</text:p>
          </table:table-cell>
        </table:table-row>
        <table:table-row>
          <table:table-cell office:value-type="string" office:string-value="P-0374">
            <text:p>P-0374</text:p>
          </table:table-cell>
          <table:table-cell office:value-type="string" office:string-value="Add Available">
            <text:p>Add Available</text:p>
          </table:table-cell>
          <table:table-cell office:value-type="string" office:string-value="Ropa">
            <text:p>Ropa</text:p>
          </table:table-cell>
          <table:table-cell office:value-type="float" office:value="238">
            <text:p>238</text:p>
          </table:table-cell>
          <table:table-cell office:value-type="float" office:value="304.79">
            <text:p>304.7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8-21">
            <text:p>2024-08-21</text:p>
          </table:table-cell>
          <table:table-cell office:value-type="string" office:string-value="A-47-B15">
            <text:p>A-47-B15</text:p>
          </table:table-cell>
        </table:table-row>
        <table:table-row>
          <table:table-cell office:value-type="string" office:string-value="P-0375">
            <text:p>P-0375</text:p>
          </table:table-cell>
          <table:table-cell office:value-type="string" office:string-value="Able Top">
            <text:p>Able Top</text:p>
          </table:table-cell>
          <table:table-cell office:value-type="string" office:string-value="Alimentos">
            <text:p>Alimentos</text:p>
          </table:table-cell>
          <table:table-cell office:value-type="float" office:value="63">
            <text:p>63</text:p>
          </table:table-cell>
          <table:table-cell office:value-type="float" office:value="459.24">
            <text:p>459.2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3-12">
            <text:p>2025-03-12</text:p>
          </table:table-cell>
          <table:table-cell office:value-type="string" office:string-value="A-24-B10">
            <text:p>A-24-B10</text:p>
          </table:table-cell>
        </table:table-row>
        <table:table-row>
          <table:table-cell office:value-type="string" office:string-value="P-0376">
            <text:p>P-0376</text:p>
          </table:table-cell>
          <table:table-cell office:value-type="string" office:string-value="Describe Including">
            <text:p>Describe Including</text:p>
          </table:table-cell>
          <table:table-cell office:value-type="string" office:string-value="Deportes">
            <text:p>Deportes</text:p>
          </table:table-cell>
          <table:table-cell office:value-type="float" office:value="217">
            <text:p>217</text:p>
          </table:table-cell>
          <table:table-cell office:value-type="float" office:value="414.75">
            <text:p>414.7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10">
            <text:p>2023-10-10</text:p>
          </table:table-cell>
          <table:table-cell office:value-type="string" office:string-value="A-23-B12">
            <text:p>A-23-B12</text:p>
          </table:table-cell>
        </table:table-row>
        <table:table-row>
          <table:table-cell office:value-type="string" office:string-value="P-0377">
            <text:p>P-0377</text:p>
          </table:table-cell>
          <table:table-cell office:value-type="string" office:string-value="Miss Fine">
            <text:p>Miss Fine</text:p>
          </table:table-cell>
          <table:table-cell office:value-type="string" office:string-value="Juguetes">
            <text:p>Juguetes</text:p>
          </table:table-cell>
          <table:table-cell office:value-type="float" office:value="309">
            <text:p>309</text:p>
          </table:table-cell>
          <table:table-cell office:value-type="float" office:value="391.83">
            <text:p>391.8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09">
            <text:p>2024-10-09</text:p>
          </table:table-cell>
          <table:table-cell office:value-type="string" office:string-value="A-10-B17">
            <text:p>A-10-B17</text:p>
          </table:table-cell>
        </table:table-row>
        <table:table-row>
          <table:table-cell office:value-type="string" office:string-value="P-0378">
            <text:p>P-0378</text:p>
          </table:table-cell>
          <table:table-cell office:value-type="string" office:string-value="Fund Office">
            <text:p>Fund Office</text:p>
          </table:table-cell>
          <table:table-cell office:value-type="string" office:string-value="Alimentos">
            <text:p>Alimentos</text:p>
          </table:table-cell>
          <table:table-cell office:value-type="float" office:value="61">
            <text:p>61</text:p>
          </table:table-cell>
          <table:table-cell office:value-type="float" office:value="499.66">
            <text:p>499.6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8-20">
            <text:p>2024-08-20</text:p>
          </table:table-cell>
          <table:table-cell office:value-type="string" office:string-value="A-33-B12">
            <text:p>A-33-B12</text:p>
          </table:table-cell>
        </table:table-row>
        <table:table-row>
          <table:table-cell office:value-type="string" office:string-value="P-0379">
            <text:p>P-0379</text:p>
          </table:table-cell>
          <table:table-cell office:value-type="string" office:string-value="Safe Quite">
            <text:p>Safe Quite</text:p>
          </table:table-cell>
          <table:table-cell office:value-type="string" office:string-value="Ropa">
            <text:p>Ropa</text:p>
          </table:table-cell>
          <table:table-cell office:value-type="float" office:value="380">
            <text:p>380</text:p>
          </table:table-cell>
          <table:table-cell office:value-type="float" office:value="387.78">
            <text:p>387.7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1-29">
            <text:p>2025-01-29</text:p>
          </table:table-cell>
          <table:table-cell office:value-type="string" office:string-value="A-8-B4">
            <text:p>A-8-B4</text:p>
          </table:table-cell>
        </table:table-row>
        <table:table-row>
          <table:table-cell office:value-type="string" office:string-value="P-0380">
            <text:p>P-0380</text:p>
          </table:table-cell>
          <table:table-cell office:value-type="string" office:string-value="Its Level">
            <text:p>Its Level</text:p>
          </table:table-cell>
          <table:table-cell office:value-type="string" office:string-value="Electrónica">
            <text:p>Electrónica</text:p>
          </table:table-cell>
          <table:table-cell office:value-type="float" office:value="120">
            <text:p>120</text:p>
          </table:table-cell>
          <table:table-cell office:value-type="float" office:value="257.96">
            <text:p>257.9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28">
            <text:p>2024-05-28</text:p>
          </table:table-cell>
          <table:table-cell office:value-type="string" office:string-value="A-42-B9">
            <text:p>A-42-B9</text:p>
          </table:table-cell>
        </table:table-row>
        <table:table-row>
          <table:table-cell office:value-type="string" office:string-value="P-0381">
            <text:p>P-0381</text:p>
          </table:table-cell>
          <table:table-cell office:value-type="string" office:string-value="Change Modern">
            <text:p>Change Modern</text:p>
          </table:table-cell>
          <table:table-cell office:value-type="string" office:string-value="Juguetes">
            <text:p>Juguetes</text:p>
          </table:table-cell>
          <table:table-cell office:value-type="float" office:value="465">
            <text:p>465</text:p>
          </table:table-cell>
          <table:table-cell office:value-type="float" office:value="104.24">
            <text:p>104.2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8-03">
            <text:p>2023-08-03</text:p>
          </table:table-cell>
          <table:table-cell office:value-type="string" office:string-value="A-16-B10">
            <text:p>A-16-B10</text:p>
          </table:table-cell>
        </table:table-row>
        <table:table-row>
          <table:table-cell office:value-type="string" office:string-value="P-0382">
            <text:p>P-0382</text:p>
          </table:table-cell>
          <table:table-cell office:value-type="string" office:string-value="Show Right">
            <text:p>Show Right</text:p>
          </table:table-cell>
          <table:table-cell office:value-type="string" office:string-value="Juguetes">
            <text:p>Juguetes</text:p>
          </table:table-cell>
          <table:table-cell office:value-type="float" office:value="110">
            <text:p>110</text:p>
          </table:table-cell>
          <table:table-cell office:value-type="float" office:value="135.33">
            <text:p>135.3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1-28">
            <text:p>2025-01-28</text:p>
          </table:table-cell>
          <table:table-cell office:value-type="string" office:string-value="A-13-B18">
            <text:p>A-13-B18</text:p>
          </table:table-cell>
        </table:table-row>
        <table:table-row>
          <table:table-cell office:value-type="string" office:string-value="P-0383">
            <text:p>P-0383</text:p>
          </table:table-cell>
          <table:table-cell office:value-type="string" office:string-value="Mr Attention">
            <text:p>Mr Attention</text:p>
          </table:table-cell>
          <table:table-cell office:value-type="string" office:string-value="Automotriz">
            <text:p>Automotriz</text:p>
          </table:table-cell>
          <table:table-cell office:value-type="float" office:value="319">
            <text:p>319</text:p>
          </table:table-cell>
          <table:table-cell office:value-type="float" office:value="248.86">
            <text:p>248.8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08">
            <text:p>2024-01-08</text:p>
          </table:table-cell>
          <table:table-cell office:value-type="string" office:string-value="A-14-B16">
            <text:p>A-14-B16</text:p>
          </table:table-cell>
        </table:table-row>
        <table:table-row>
          <table:table-cell office:value-type="string" office:string-value="P-0384">
            <text:p>P-0384</text:p>
          </table:table-cell>
          <table:table-cell office:value-type="string" office:string-value="Among Cost">
            <text:p>Among Cost</text:p>
          </table:table-cell>
          <table:table-cell office:value-type="string" office:string-value="Hogar">
            <text:p>Hogar</text:p>
          </table:table-cell>
          <table:table-cell office:value-type="float" office:value="296">
            <text:p>296</text:p>
          </table:table-cell>
          <table:table-cell office:value-type="float" office:value="304.76">
            <text:p>304.7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1-12">
            <text:p>2024-01-12</text:p>
          </table:table-cell>
          <table:table-cell office:value-type="string" office:string-value="A-43-B20">
            <text:p>A-43-B20</text:p>
          </table:table-cell>
        </table:table-row>
        <table:table-row>
          <table:table-cell office:value-type="string" office:string-value="P-0385">
            <text:p>P-0385</text:p>
          </table:table-cell>
          <table:table-cell office:value-type="string" office:string-value="Political Hand">
            <text:p>Political Hand</text:p>
          </table:table-cell>
          <table:table-cell office:value-type="string" office:string-value="Electrónica">
            <text:p>Electrónica</text:p>
          </table:table-cell>
          <table:table-cell office:value-type="float" office:value="106">
            <text:p>106</text:p>
          </table:table-cell>
          <table:table-cell office:value-type="float" office:value="473.67">
            <text:p>473.6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1-19">
            <text:p>2024-01-19</text:p>
          </table:table-cell>
          <table:table-cell office:value-type="string" office:string-value="A-33-B5">
            <text:p>A-33-B5</text:p>
          </table:table-cell>
        </table:table-row>
        <table:table-row>
          <table:table-cell office:value-type="string" office:string-value="P-0386">
            <text:p>P-0386</text:p>
          </table:table-cell>
          <table:table-cell office:value-type="string" office:string-value="Model Particular">
            <text:p>Model Particular</text:p>
          </table:table-cell>
          <table:table-cell office:value-type="string" office:string-value="Hogar">
            <text:p>Hogar</text:p>
          </table:table-cell>
          <table:table-cell office:value-type="float" office:value="489">
            <text:p>489</text:p>
          </table:table-cell>
          <table:table-cell office:value-type="float" office:value="301.63">
            <text:p>301.6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3-17">
            <text:p>2025-03-17</text:p>
          </table:table-cell>
          <table:table-cell office:value-type="string" office:string-value="A-15-B20">
            <text:p>A-15-B20</text:p>
          </table:table-cell>
        </table:table-row>
        <table:table-row>
          <table:table-cell office:value-type="string" office:string-value="P-0387">
            <text:p>P-0387</text:p>
          </table:table-cell>
          <table:table-cell office:value-type="string" office:string-value="Hear Central">
            <text:p>Hear Central</text:p>
          </table:table-cell>
          <table:table-cell office:value-type="string" office:string-value="Salud">
            <text:p>Salud</text:p>
          </table:table-cell>
          <table:table-cell office:value-type="float" office:value="452">
            <text:p>452</text:p>
          </table:table-cell>
          <table:table-cell office:value-type="float" office:value="42.5">
            <text:p>42.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24">
            <text:p>2024-10-24</text:p>
          </table:table-cell>
          <table:table-cell office:value-type="string" office:string-value="A-9-B11">
            <text:p>A-9-B11</text:p>
          </table:table-cell>
        </table:table-row>
        <table:table-row>
          <table:table-cell office:value-type="string" office:string-value="P-0388">
            <text:p>P-0388</text:p>
          </table:table-cell>
          <table:table-cell office:value-type="string" office:string-value="Ability Really">
            <text:p>Ability Really</text:p>
          </table:table-cell>
          <table:table-cell office:value-type="string" office:string-value="Juguetes">
            <text:p>Juguetes</text:p>
          </table:table-cell>
          <table:table-cell office:value-type="float" office:value="157">
            <text:p>157</text:p>
          </table:table-cell>
          <table:table-cell office:value-type="float" office:value="72.03">
            <text:p>72.0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11">
            <text:p>2024-10-11</text:p>
          </table:table-cell>
          <table:table-cell office:value-type="string" office:string-value="A-49-B2">
            <text:p>A-49-B2</text:p>
          </table:table-cell>
        </table:table-row>
        <table:table-row>
          <table:table-cell office:value-type="string" office:string-value="P-0389">
            <text:p>P-0389</text:p>
          </table:table-cell>
          <table:table-cell office:value-type="string" office:string-value="Carry As">
            <text:p>Carry As</text:p>
          </table:table-cell>
          <table:table-cell office:value-type="string" office:string-value="Juguetes">
            <text:p>Juguetes</text:p>
          </table:table-cell>
          <table:table-cell office:value-type="float" office:value="214">
            <text:p>214</text:p>
          </table:table-cell>
          <table:table-cell office:value-type="float" office:value="201.39">
            <text:p>201.3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28">
            <text:p>2023-06-28</text:p>
          </table:table-cell>
          <table:table-cell office:value-type="string" office:string-value="A-1-B11">
            <text:p>A-1-B11</text:p>
          </table:table-cell>
        </table:table-row>
        <table:table-row>
          <table:table-cell office:value-type="string" office:string-value="P-0390">
            <text:p>P-0390</text:p>
          </table:table-cell>
          <table:table-cell office:value-type="string" office:string-value="Another During">
            <text:p>Another During</text:p>
          </table:table-cell>
          <table:table-cell office:value-type="string" office:string-value="Juguetes">
            <text:p>Juguetes</text:p>
          </table:table-cell>
          <table:table-cell office:value-type="float" office:value="256">
            <text:p>256</text:p>
          </table:table-cell>
          <table:table-cell office:value-type="float" office:value="356.6">
            <text:p>356.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7-16">
            <text:p>2024-07-16</text:p>
          </table:table-cell>
          <table:table-cell office:value-type="string" office:string-value="A-29-B11">
            <text:p>A-29-B11</text:p>
          </table:table-cell>
        </table:table-row>
        <table:table-row>
          <table:table-cell office:value-type="string" office:string-value="P-0391">
            <text:p>P-0391</text:p>
          </table:table-cell>
          <table:table-cell office:value-type="string" office:string-value="Cause Sort">
            <text:p>Cause Sort</text:p>
          </table:table-cell>
          <table:table-cell office:value-type="string" office:string-value="Automotriz">
            <text:p>Automotriz</text:p>
          </table:table-cell>
          <table:table-cell office:value-type="float" office:value="155">
            <text:p>155</text:p>
          </table:table-cell>
          <table:table-cell office:value-type="float" office:value="60.1">
            <text:p>60.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1-18">
            <text:p>2023-11-18</text:p>
          </table:table-cell>
          <table:table-cell office:value-type="string" office:string-value="A-47-B3">
            <text:p>A-47-B3</text:p>
          </table:table-cell>
        </table:table-row>
        <table:table-row>
          <table:table-cell office:value-type="string" office:string-value="P-0392">
            <text:p>P-0392</text:p>
          </table:table-cell>
          <table:table-cell office:value-type="string" office:string-value="Industry Camera">
            <text:p>Industry Camera</text:p>
          </table:table-cell>
          <table:table-cell office:value-type="string" office:string-value="Juguetes">
            <text:p>Juguetes</text:p>
          </table:table-cell>
          <table:table-cell office:value-type="float" office:value="146">
            <text:p>146</text:p>
          </table:table-cell>
          <table:table-cell office:value-type="float" office:value="490.61">
            <text:p>490.6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1-11">
            <text:p>2025-01-11</text:p>
          </table:table-cell>
          <table:table-cell office:value-type="string" office:string-value="A-12-B16">
            <text:p>A-12-B16</text:p>
          </table:table-cell>
        </table:table-row>
        <table:table-row>
          <table:table-cell office:value-type="string" office:string-value="P-0393">
            <text:p>P-0393</text:p>
          </table:table-cell>
          <table:table-cell office:value-type="string" office:string-value="Stop Involve">
            <text:p>Stop Involve</text:p>
          </table:table-cell>
          <table:table-cell office:value-type="string" office:string-value="Ropa">
            <text:p>Ropa</text:p>
          </table:table-cell>
          <table:table-cell office:value-type="float" office:value="483">
            <text:p>483</text:p>
          </table:table-cell>
          <table:table-cell office:value-type="float" office:value="353.26">
            <text:p>353.2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9-15">
            <text:p>2023-09-15</text:p>
          </table:table-cell>
          <table:table-cell office:value-type="string" office:string-value="A-17-B17">
            <text:p>A-17-B17</text:p>
          </table:table-cell>
        </table:table-row>
        <table:table-row>
          <table:table-cell office:value-type="string" office:string-value="P-0394">
            <text:p>P-0394</text:p>
          </table:table-cell>
          <table:table-cell office:value-type="string" office:string-value="Treatment Key">
            <text:p>Treatment Key</text:p>
          </table:table-cell>
          <table:table-cell office:value-type="string" office:string-value="Automotriz">
            <text:p>Automotriz</text:p>
          </table:table-cell>
          <table:table-cell office:value-type="float" office:value="229">
            <text:p>229</text:p>
          </table:table-cell>
          <table:table-cell office:value-type="float" office:value="209.5">
            <text:p>209.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9-03">
            <text:p>2024-09-03</text:p>
          </table:table-cell>
          <table:table-cell office:value-type="string" office:string-value="A-12-B20">
            <text:p>A-12-B20</text:p>
          </table:table-cell>
        </table:table-row>
        <table:table-row>
          <table:table-cell office:value-type="string" office:string-value="P-0395">
            <text:p>P-0395</text:p>
          </table:table-cell>
          <table:table-cell office:value-type="string" office:string-value="People No">
            <text:p>People No</text:p>
          </table:table-cell>
          <table:table-cell office:value-type="string" office:string-value="Juguetes">
            <text:p>Juguetes</text:p>
          </table:table-cell>
          <table:table-cell office:value-type="float" office:value="497">
            <text:p>497</text:p>
          </table:table-cell>
          <table:table-cell office:value-type="float" office:value="467.54">
            <text:p>467.5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1-21">
            <text:p>2024-01-21</text:p>
          </table:table-cell>
          <table:table-cell office:value-type="string" office:string-value="A-19-B15">
            <text:p>A-19-B15</text:p>
          </table:table-cell>
        </table:table-row>
        <table:table-row>
          <table:table-cell office:value-type="string" office:string-value="P-0396">
            <text:p>P-0396</text:p>
          </table:table-cell>
          <table:table-cell office:value-type="string" office:string-value="Great At">
            <text:p>Great At</text:p>
          </table:table-cell>
          <table:table-cell office:value-type="string" office:string-value="Deportes">
            <text:p>Deportes</text:p>
          </table:table-cell>
          <table:table-cell office:value-type="float" office:value="323">
            <text:p>323</text:p>
          </table:table-cell>
          <table:table-cell office:value-type="float" office:value="389.06">
            <text:p>389.0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17">
            <text:p>2023-07-17</text:p>
          </table:table-cell>
          <table:table-cell office:value-type="string" office:string-value="A-36-B7">
            <text:p>A-36-B7</text:p>
          </table:table-cell>
        </table:table-row>
        <table:table-row>
          <table:table-cell office:value-type="string" office:string-value="P-0397">
            <text:p>P-0397</text:p>
          </table:table-cell>
          <table:table-cell office:value-type="string" office:string-value="Summer Raise">
            <text:p>Summer Raise</text:p>
          </table:table-cell>
          <table:table-cell office:value-type="string" office:string-value="Ropa">
            <text:p>Ropa</text:p>
          </table:table-cell>
          <table:table-cell office:value-type="float" office:value="354">
            <text:p>354</text:p>
          </table:table-cell>
          <table:table-cell office:value-type="float" office:value="259.75">
            <text:p>259.7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1-26">
            <text:p>2025-01-26</text:p>
          </table:table-cell>
          <table:table-cell office:value-type="string" office:string-value="A-42-B17">
            <text:p>A-42-B17</text:p>
          </table:table-cell>
        </table:table-row>
        <table:table-row>
          <table:table-cell office:value-type="string" office:string-value="P-0398">
            <text:p>P-0398</text:p>
          </table:table-cell>
          <table:table-cell office:value-type="string" office:string-value="Before Tell">
            <text:p>Before Tell</text:p>
          </table:table-cell>
          <table:table-cell office:value-type="string" office:string-value="Electrónica">
            <text:p>Electrónica</text:p>
          </table:table-cell>
          <table:table-cell office:value-type="float" office:value="43">
            <text:p>43</text:p>
          </table:table-cell>
          <table:table-cell office:value-type="float" office:value="336.57">
            <text:p>336.5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7-03">
            <text:p>2024-07-03</text:p>
          </table:table-cell>
          <table:table-cell office:value-type="string" office:string-value="A-45-B14">
            <text:p>A-45-B14</text:p>
          </table:table-cell>
        </table:table-row>
        <table:table-row>
          <table:table-cell office:value-type="string" office:string-value="P-0399">
            <text:p>P-0399</text:p>
          </table:table-cell>
          <table:table-cell office:value-type="string" office:string-value="Ahead Blue">
            <text:p>Ahead Blue</text:p>
          </table:table-cell>
          <table:table-cell office:value-type="string" office:string-value="Alimentos">
            <text:p>Alimentos</text:p>
          </table:table-cell>
          <table:table-cell office:value-type="float" office:value="422">
            <text:p>422</text:p>
          </table:table-cell>
          <table:table-cell office:value-type="float" office:value="378.93">
            <text:p>378.9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07">
            <text:p>2024-10-07</text:p>
          </table:table-cell>
          <table:table-cell office:value-type="string" office:string-value="A-15-B18">
            <text:p>A-15-B18</text:p>
          </table:table-cell>
        </table:table-row>
        <table:table-row>
          <table:table-cell office:value-type="string" office:string-value="P-0400">
            <text:p>P-0400</text:p>
          </table:table-cell>
          <table:table-cell office:value-type="string" office:string-value="As Budget">
            <text:p>As Budget</text:p>
          </table:table-cell>
          <table:table-cell office:value-type="string" office:string-value="Automotriz">
            <text:p>Automotriz</text:p>
          </table:table-cell>
          <table:table-cell office:value-type="float" office:value="198">
            <text:p>198</text:p>
          </table:table-cell>
          <table:table-cell office:value-type="float" office:value="80.03">
            <text:p>80.0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23">
            <text:p>2025-01-23</text:p>
          </table:table-cell>
          <table:table-cell office:value-type="string" office:string-value="A-25-B1">
            <text:p>A-25-B1</text:p>
          </table:table-cell>
        </table:table-row>
        <table:table-row>
          <table:table-cell office:value-type="string" office:string-value="P-0401">
            <text:p>P-0401</text:p>
          </table:table-cell>
          <table:table-cell office:value-type="string" office:string-value="Crime Weight">
            <text:p>Crime Weight</text:p>
          </table:table-cell>
          <table:table-cell office:value-type="string" office:string-value="Automotriz">
            <text:p>Automotriz</text:p>
          </table:table-cell>
          <table:table-cell office:value-type="float" office:value="299">
            <text:p>299</text:p>
          </table:table-cell>
          <table:table-cell office:value-type="float" office:value="213.44">
            <text:p>213.4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2-20">
            <text:p>2023-12-20</text:p>
          </table:table-cell>
          <table:table-cell office:value-type="string" office:string-value="A-25-B5">
            <text:p>A-25-B5</text:p>
          </table:table-cell>
        </table:table-row>
        <table:table-row>
          <table:table-cell office:value-type="string" office:string-value="P-0402">
            <text:p>P-0402</text:p>
          </table:table-cell>
          <table:table-cell office:value-type="string" office:string-value="Left Goal">
            <text:p>Left Goal</text:p>
          </table:table-cell>
          <table:table-cell office:value-type="string" office:string-value="Salud">
            <text:p>Salud</text:p>
          </table:table-cell>
          <table:table-cell office:value-type="float" office:value="300">
            <text:p>300</text:p>
          </table:table-cell>
          <table:table-cell office:value-type="float" office:value="135.5">
            <text:p>135.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2-12">
            <text:p>2024-02-12</text:p>
          </table:table-cell>
          <table:table-cell office:value-type="string" office:string-value="A-23-B4">
            <text:p>A-23-B4</text:p>
          </table:table-cell>
        </table:table-row>
        <table:table-row>
          <table:table-cell office:value-type="string" office:string-value="P-0403">
            <text:p>P-0403</text:p>
          </table:table-cell>
          <table:table-cell office:value-type="string" office:string-value="Trial Sense">
            <text:p>Trial Sense</text:p>
          </table:table-cell>
          <table:table-cell office:value-type="string" office:string-value="Alimentos">
            <text:p>Alimentos</text:p>
          </table:table-cell>
          <table:table-cell office:value-type="float" office:value="43">
            <text:p>43</text:p>
          </table:table-cell>
          <table:table-cell office:value-type="float" office:value="16.04">
            <text:p>16.0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07">
            <text:p>2023-10-07</text:p>
          </table:table-cell>
          <table:table-cell office:value-type="string" office:string-value="A-17-B8">
            <text:p>A-17-B8</text:p>
          </table:table-cell>
        </table:table-row>
        <table:table-row>
          <table:table-cell office:value-type="string" office:string-value="P-0404">
            <text:p>P-0404</text:p>
          </table:table-cell>
          <table:table-cell office:value-type="string" office:string-value="Health Indeed">
            <text:p>Health Indeed</text:p>
          </table:table-cell>
          <table:table-cell office:value-type="string" office:string-value="Ropa">
            <text:p>Ropa</text:p>
          </table:table-cell>
          <table:table-cell office:value-type="float" office:value="362">
            <text:p>362</text:p>
          </table:table-cell>
          <table:table-cell office:value-type="float" office:value="413.67">
            <text:p>413.6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1-26">
            <text:p>2025-01-26</text:p>
          </table:table-cell>
          <table:table-cell office:value-type="string" office:string-value="A-25-B9">
            <text:p>A-25-B9</text:p>
          </table:table-cell>
        </table:table-row>
        <table:table-row>
          <table:table-cell office:value-type="string" office:string-value="P-0405">
            <text:p>P-0405</text:p>
          </table:table-cell>
          <table:table-cell office:value-type="string" office:string-value="Number Short">
            <text:p>Number Short</text:p>
          </table:table-cell>
          <table:table-cell office:value-type="string" office:string-value="Salud">
            <text:p>Salud</text:p>
          </table:table-cell>
          <table:table-cell office:value-type="float" office:value="189">
            <text:p>189</text:p>
          </table:table-cell>
          <table:table-cell office:value-type="float" office:value="53.86">
            <text:p>53.8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1-05">
            <text:p>2024-01-05</text:p>
          </table:table-cell>
          <table:table-cell office:value-type="string" office:string-value="A-7-B19">
            <text:p>A-7-B19</text:p>
          </table:table-cell>
        </table:table-row>
        <table:table-row>
          <table:table-cell office:value-type="string" office:string-value="P-0406">
            <text:p>P-0406</text:p>
          </table:table-cell>
          <table:table-cell office:value-type="string" office:string-value="Gun Goal">
            <text:p>Gun Goal</text:p>
          </table:table-cell>
          <table:table-cell office:value-type="string" office:string-value="Electrónica">
            <text:p>Electrónica</text:p>
          </table:table-cell>
          <table:table-cell office:value-type="float" office:value="407">
            <text:p>407</text:p>
          </table:table-cell>
          <table:table-cell office:value-type="float" office:value="491.07">
            <text:p>491.0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2-19">
            <text:p>2024-02-19</text:p>
          </table:table-cell>
          <table:table-cell office:value-type="string" office:string-value="A-19-B3">
            <text:p>A-19-B3</text:p>
          </table:table-cell>
        </table:table-row>
        <table:table-row>
          <table:table-cell office:value-type="string" office:string-value="P-0407">
            <text:p>P-0407</text:p>
          </table:table-cell>
          <table:table-cell office:value-type="string" office:string-value="Trade Usually">
            <text:p>Trade Usually</text:p>
          </table:table-cell>
          <table:table-cell office:value-type="string" office:string-value="Automotriz">
            <text:p>Automotriz</text:p>
          </table:table-cell>
          <table:table-cell office:value-type="float" office:value="34">
            <text:p>34</text:p>
          </table:table-cell>
          <table:table-cell office:value-type="float" office:value="44.2">
            <text:p>44.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1-05">
            <text:p>2023-11-05</text:p>
          </table:table-cell>
          <table:table-cell office:value-type="string" office:string-value="A-12-B3">
            <text:p>A-12-B3</text:p>
          </table:table-cell>
        </table:table-row>
        <table:table-row>
          <table:table-cell office:value-type="string" office:string-value="P-0408">
            <text:p>P-0408</text:p>
          </table:table-cell>
          <table:table-cell office:value-type="string" office:string-value="Wonder Window">
            <text:p>Wonder Window</text:p>
          </table:table-cell>
          <table:table-cell office:value-type="string" office:string-value="Automotriz">
            <text:p>Automotriz</text:p>
          </table:table-cell>
          <table:table-cell office:value-type="float" office:value="215">
            <text:p>215</text:p>
          </table:table-cell>
          <table:table-cell office:value-type="float" office:value="325.22">
            <text:p>325.2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3-17">
            <text:p>2025-03-17</text:p>
          </table:table-cell>
          <table:table-cell office:value-type="string" office:string-value="A-18-B17">
            <text:p>A-18-B17</text:p>
          </table:table-cell>
        </table:table-row>
        <table:table-row>
          <table:table-cell office:value-type="string" office:string-value="P-0409">
            <text:p>P-0409</text:p>
          </table:table-cell>
          <table:table-cell office:value-type="string" office:string-value="But Break">
            <text:p>But Break</text:p>
          </table:table-cell>
          <table:table-cell office:value-type="string" office:string-value="Juguetes">
            <text:p>Juguetes</text:p>
          </table:table-cell>
          <table:table-cell office:value-type="float" office:value="160">
            <text:p>160</text:p>
          </table:table-cell>
          <table:table-cell office:value-type="float" office:value="448.67">
            <text:p>448.6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18">
            <text:p>2023-10-18</text:p>
          </table:table-cell>
          <table:table-cell office:value-type="string" office:string-value="A-21-B10">
            <text:p>A-21-B10</text:p>
          </table:table-cell>
        </table:table-row>
        <table:table-row>
          <table:table-cell office:value-type="string" office:string-value="P-0410">
            <text:p>P-0410</text:p>
          </table:table-cell>
          <table:table-cell office:value-type="string" office:string-value="Rock Memory">
            <text:p>Rock Memory</text:p>
          </table:table-cell>
          <table:table-cell office:value-type="string" office:string-value="Salud">
            <text:p>Salud</text:p>
          </table:table-cell>
          <table:table-cell office:value-type="float" office:value="233">
            <text:p>233</text:p>
          </table:table-cell>
          <table:table-cell office:value-type="float" office:value="498.63">
            <text:p>498.6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2-27">
            <text:p>2025-02-27</text:p>
          </table:table-cell>
          <table:table-cell office:value-type="string" office:string-value="A-44-B7">
            <text:p>A-44-B7</text:p>
          </table:table-cell>
        </table:table-row>
        <table:table-row>
          <table:table-cell office:value-type="string" office:string-value="P-0411">
            <text:p>P-0411</text:p>
          </table:table-cell>
          <table:table-cell office:value-type="string" office:string-value="True While">
            <text:p>True While</text:p>
          </table:table-cell>
          <table:table-cell office:value-type="string" office:string-value="Alimentos">
            <text:p>Alimentos</text:p>
          </table:table-cell>
          <table:table-cell office:value-type="float" office:value="253">
            <text:p>253</text:p>
          </table:table-cell>
          <table:table-cell office:value-type="float" office:value="475.4">
            <text:p>475.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26">
            <text:p>2023-08-26</text:p>
          </table:table-cell>
          <table:table-cell office:value-type="string" office:string-value="A-1-B11">
            <text:p>A-1-B11</text:p>
          </table:table-cell>
        </table:table-row>
        <table:table-row>
          <table:table-cell office:value-type="string" office:string-value="P-0412">
            <text:p>P-0412</text:p>
          </table:table-cell>
          <table:table-cell office:value-type="string" office:string-value="Star Them">
            <text:p>Star Them</text:p>
          </table:table-cell>
          <table:table-cell office:value-type="string" office:string-value="Ropa">
            <text:p>Ropa</text:p>
          </table:table-cell>
          <table:table-cell office:value-type="float" office:value="431">
            <text:p>431</text:p>
          </table:table-cell>
          <table:table-cell office:value-type="float" office:value="417.79">
            <text:p>417.7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0-19">
            <text:p>2023-10-19</text:p>
          </table:table-cell>
          <table:table-cell office:value-type="string" office:string-value="A-12-B16">
            <text:p>A-12-B16</text:p>
          </table:table-cell>
        </table:table-row>
        <table:table-row>
          <table:table-cell office:value-type="string" office:string-value="P-0413">
            <text:p>P-0413</text:p>
          </table:table-cell>
          <table:table-cell office:value-type="string" office:string-value="Effort Do">
            <text:p>Effort Do</text:p>
          </table:table-cell>
          <table:table-cell office:value-type="string" office:string-value="Juguetes">
            <text:p>Juguetes</text:p>
          </table:table-cell>
          <table:table-cell office:value-type="float" office:value="211">
            <text:p>211</text:p>
          </table:table-cell>
          <table:table-cell office:value-type="float" office:value="97.56">
            <text:p>97.5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09">
            <text:p>2024-10-09</text:p>
          </table:table-cell>
          <table:table-cell office:value-type="string" office:string-value="A-2-B15">
            <text:p>A-2-B15</text:p>
          </table:table-cell>
        </table:table-row>
        <table:table-row>
          <table:table-cell office:value-type="string" office:string-value="P-0414">
            <text:p>P-0414</text:p>
          </table:table-cell>
          <table:table-cell office:value-type="string" office:string-value="Much Third">
            <text:p>Much Third</text:p>
          </table:table-cell>
          <table:table-cell office:value-type="string" office:string-value="Ropa">
            <text:p>Ropa</text:p>
          </table:table-cell>
          <table:table-cell office:value-type="float" office:value="341">
            <text:p>341</text:p>
          </table:table-cell>
          <table:table-cell office:value-type="float" office:value="90.67">
            <text:p>90.6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4-23">
            <text:p>2023-04-23</text:p>
          </table:table-cell>
          <table:table-cell office:value-type="string" office:string-value="A-36-B1">
            <text:p>A-36-B1</text:p>
          </table:table-cell>
        </table:table-row>
        <table:table-row>
          <table:table-cell office:value-type="string" office:string-value="P-0415">
            <text:p>P-0415</text:p>
          </table:table-cell>
          <table:table-cell office:value-type="string" office:string-value="Glass Voice">
            <text:p>Glass Voice</text:p>
          </table:table-cell>
          <table:table-cell office:value-type="string" office:string-value="Ropa">
            <text:p>Ropa</text:p>
          </table:table-cell>
          <table:table-cell office:value-type="float" office:value="190">
            <text:p>190</text:p>
          </table:table-cell>
          <table:table-cell office:value-type="float" office:value="89.65">
            <text:p>89.6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8-18">
            <text:p>2024-08-18</text:p>
          </table:table-cell>
          <table:table-cell office:value-type="string" office:string-value="A-25-B17">
            <text:p>A-25-B17</text:p>
          </table:table-cell>
        </table:table-row>
        <table:table-row>
          <table:table-cell office:value-type="string" office:string-value="P-0416">
            <text:p>P-0416</text:p>
          </table:table-cell>
          <table:table-cell office:value-type="string" office:string-value="Article Attorney">
            <text:p>Article Attorney</text:p>
          </table:table-cell>
          <table:table-cell office:value-type="string" office:string-value="Electrónica">
            <text:p>Electrónica</text:p>
          </table:table-cell>
          <table:table-cell office:value-type="float" office:value="328">
            <text:p>328</text:p>
          </table:table-cell>
          <table:table-cell office:value-type="float" office:value="303.85">
            <text:p>303.8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7-19">
            <text:p>2023-07-19</text:p>
          </table:table-cell>
          <table:table-cell office:value-type="string" office:string-value="A-48-B20">
            <text:p>A-48-B20</text:p>
          </table:table-cell>
        </table:table-row>
        <table:table-row>
          <table:table-cell office:value-type="string" office:string-value="P-0417">
            <text:p>P-0417</text:p>
          </table:table-cell>
          <table:table-cell office:value-type="string" office:string-value="Whether Toward">
            <text:p>Whether Toward</text:p>
          </table:table-cell>
          <table:table-cell office:value-type="string" office:string-value="Hogar">
            <text:p>Hogar</text:p>
          </table:table-cell>
          <table:table-cell office:value-type="float" office:value="236">
            <text:p>236</text:p>
          </table:table-cell>
          <table:table-cell office:value-type="float" office:value="28.12">
            <text:p>28.1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1-13">
            <text:p>2023-11-13</text:p>
          </table:table-cell>
          <table:table-cell office:value-type="string" office:string-value="A-23-B17">
            <text:p>A-23-B17</text:p>
          </table:table-cell>
        </table:table-row>
        <table:table-row>
          <table:table-cell office:value-type="string" office:string-value="P-0418">
            <text:p>P-0418</text:p>
          </table:table-cell>
          <table:table-cell office:value-type="string" office:string-value="Student Identify">
            <text:p>Student Identify</text:p>
          </table:table-cell>
          <table:table-cell office:value-type="string" office:string-value="Juguetes">
            <text:p>Juguetes</text:p>
          </table:table-cell>
          <table:table-cell office:value-type="float" office:value="362">
            <text:p>362</text:p>
          </table:table-cell>
          <table:table-cell office:value-type="float" office:value="358.93">
            <text:p>358.9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0-01">
            <text:p>2024-10-01</text:p>
          </table:table-cell>
          <table:table-cell office:value-type="string" office:string-value="A-40-B12">
            <text:p>A-40-B12</text:p>
          </table:table-cell>
        </table:table-row>
        <table:table-row>
          <table:table-cell office:value-type="string" office:string-value="P-0419">
            <text:p>P-0419</text:p>
          </table:table-cell>
          <table:table-cell office:value-type="string" office:string-value="Home Fine">
            <text:p>Home Fine</text:p>
          </table:table-cell>
          <table:table-cell office:value-type="string" office:string-value="Electrónica">
            <text:p>Electrónica</text:p>
          </table:table-cell>
          <table:table-cell office:value-type="float" office:value="435">
            <text:p>435</text:p>
          </table:table-cell>
          <table:table-cell office:value-type="float" office:value="263.37">
            <text:p>263.3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9-13">
            <text:p>2023-09-13</text:p>
          </table:table-cell>
          <table:table-cell office:value-type="string" office:string-value="A-29-B20">
            <text:p>A-29-B20</text:p>
          </table:table-cell>
        </table:table-row>
        <table:table-row>
          <table:table-cell office:value-type="string" office:string-value="P-0420">
            <text:p>P-0420</text:p>
          </table:table-cell>
          <table:table-cell office:value-type="string" office:string-value="Republican Within">
            <text:p>Republican Within</text:p>
          </table:table-cell>
          <table:table-cell office:value-type="string" office:string-value="Electrónica">
            <text:p>Electrónica</text:p>
          </table:table-cell>
          <table:table-cell office:value-type="float" office:value="7">
            <text:p>7</text:p>
          </table:table-cell>
          <table:table-cell office:value-type="float" office:value="111.92">
            <text:p>111.9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1-29">
            <text:p>2024-11-29</text:p>
          </table:table-cell>
          <table:table-cell office:value-type="string" office:string-value="A-35-B13">
            <text:p>A-35-B13</text:p>
          </table:table-cell>
        </table:table-row>
        <table:table-row>
          <table:table-cell office:value-type="string" office:string-value="P-0421">
            <text:p>P-0421</text:p>
          </table:table-cell>
          <table:table-cell office:value-type="string" office:string-value="Various Shake">
            <text:p>Various Shake</text:p>
          </table:table-cell>
          <table:table-cell office:value-type="string" office:string-value="Electrónica">
            <text:p>Electrónica</text:p>
          </table:table-cell>
          <table:table-cell office:value-type="float" office:value="55">
            <text:p>55</text:p>
          </table:table-cell>
          <table:table-cell office:value-type="float" office:value="312.92">
            <text:p>312.9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7-02">
            <text:p>2024-07-02</text:p>
          </table:table-cell>
          <table:table-cell office:value-type="string" office:string-value="A-8-B12">
            <text:p>A-8-B12</text:p>
          </table:table-cell>
        </table:table-row>
        <table:table-row>
          <table:table-cell office:value-type="string" office:string-value="P-0422">
            <text:p>P-0422</text:p>
          </table:table-cell>
          <table:table-cell office:value-type="string" office:string-value="Stay Guess">
            <text:p>Stay Guess</text:p>
          </table:table-cell>
          <table:table-cell office:value-type="string" office:string-value="Automotriz">
            <text:p>Automotriz</text:p>
          </table:table-cell>
          <table:table-cell office:value-type="float" office:value="205">
            <text:p>205</text:p>
          </table:table-cell>
          <table:table-cell office:value-type="float" office:value="251.68">
            <text:p>251.6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2-23">
            <text:p>2025-02-23</text:p>
          </table:table-cell>
          <table:table-cell office:value-type="string" office:string-value="A-9-B5">
            <text:p>A-9-B5</text:p>
          </table:table-cell>
        </table:table-row>
        <table:table-row>
          <table:table-cell office:value-type="string" office:string-value="P-0423">
            <text:p>P-0423</text:p>
          </table:table-cell>
          <table:table-cell office:value-type="string" office:string-value="Strong Fact">
            <text:p>Strong Fact</text:p>
          </table:table-cell>
          <table:table-cell office:value-type="string" office:string-value="Automotriz">
            <text:p>Automotriz</text:p>
          </table:table-cell>
          <table:table-cell office:value-type="float" office:value="372">
            <text:p>372</text:p>
          </table:table-cell>
          <table:table-cell office:value-type="float" office:value="390.96">
            <text:p>390.9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23">
            <text:p>2023-05-23</text:p>
          </table:table-cell>
          <table:table-cell office:value-type="string" office:string-value="A-43-B16">
            <text:p>A-43-B16</text:p>
          </table:table-cell>
        </table:table-row>
        <table:table-row>
          <table:table-cell office:value-type="string" office:string-value="P-0424">
            <text:p>P-0424</text:p>
          </table:table-cell>
          <table:table-cell office:value-type="string" office:string-value="Than Physical">
            <text:p>Than Physical</text:p>
          </table:table-cell>
          <table:table-cell office:value-type="string" office:string-value="Ropa">
            <text:p>Ropa</text:p>
          </table:table-cell>
          <table:table-cell office:value-type="float" office:value="131">
            <text:p>131</text:p>
          </table:table-cell>
          <table:table-cell office:value-type="float" office:value="356.78">
            <text:p>356.7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7-20">
            <text:p>2023-07-20</text:p>
          </table:table-cell>
          <table:table-cell office:value-type="string" office:string-value="A-37-B19">
            <text:p>A-37-B19</text:p>
          </table:table-cell>
        </table:table-row>
        <table:table-row>
          <table:table-cell office:value-type="string" office:string-value="P-0425">
            <text:p>P-0425</text:p>
          </table:table-cell>
          <table:table-cell office:value-type="string" office:string-value="Issue Key">
            <text:p>Issue Key</text:p>
          </table:table-cell>
          <table:table-cell office:value-type="string" office:string-value="Hogar">
            <text:p>Hogar</text:p>
          </table:table-cell>
          <table:table-cell office:value-type="float" office:value="398">
            <text:p>398</text:p>
          </table:table-cell>
          <table:table-cell office:value-type="float" office:value="16.43">
            <text:p>16.4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9-11">
            <text:p>2023-09-11</text:p>
          </table:table-cell>
          <table:table-cell office:value-type="string" office:string-value="A-8-B15">
            <text:p>A-8-B15</text:p>
          </table:table-cell>
        </table:table-row>
        <table:table-row>
          <table:table-cell office:value-type="string" office:string-value="P-0426">
            <text:p>P-0426</text:p>
          </table:table-cell>
          <table:table-cell office:value-type="string" office:string-value="Pull Social">
            <text:p>Pull Social</text:p>
          </table:table-cell>
          <table:table-cell office:value-type="string" office:string-value="Ropa">
            <text:p>Ropa</text:p>
          </table:table-cell>
          <table:table-cell office:value-type="float" office:value="51">
            <text:p>51</text:p>
          </table:table-cell>
          <table:table-cell office:value-type="float" office:value="289.22">
            <text:p>289.2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3-28">
            <text:p>2023-03-28</text:p>
          </table:table-cell>
          <table:table-cell office:value-type="string" office:string-value="A-12-B2">
            <text:p>A-12-B2</text:p>
          </table:table-cell>
        </table:table-row>
        <table:table-row>
          <table:table-cell office:value-type="string" office:string-value="P-0427">
            <text:p>P-0427</text:p>
          </table:table-cell>
          <table:table-cell office:value-type="string" office:string-value="Station Song">
            <text:p>Station Song</text:p>
          </table:table-cell>
          <table:table-cell office:value-type="string" office:string-value="Electrónica">
            <text:p>Electrónica</text:p>
          </table:table-cell>
          <table:table-cell office:value-type="float" office:value="88">
            <text:p>88</text:p>
          </table:table-cell>
          <table:table-cell office:value-type="float" office:value="468.9">
            <text:p>468.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2-18">
            <text:p>2024-02-18</text:p>
          </table:table-cell>
          <table:table-cell office:value-type="string" office:string-value="A-45-B11">
            <text:p>A-45-B11</text:p>
          </table:table-cell>
        </table:table-row>
        <table:table-row>
          <table:table-cell office:value-type="string" office:string-value="P-0428">
            <text:p>P-0428</text:p>
          </table:table-cell>
          <table:table-cell office:value-type="string" office:string-value="Effect Think">
            <text:p>Effect Think</text:p>
          </table:table-cell>
          <table:table-cell office:value-type="string" office:string-value="Electrónica">
            <text:p>Electrónica</text:p>
          </table:table-cell>
          <table:table-cell office:value-type="float" office:value="238">
            <text:p>238</text:p>
          </table:table-cell>
          <table:table-cell office:value-type="float" office:value="375.74">
            <text:p>375.7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3-26">
            <text:p>2023-03-26</text:p>
          </table:table-cell>
          <table:table-cell office:value-type="string" office:string-value="A-20-B4">
            <text:p>A-20-B4</text:p>
          </table:table-cell>
        </table:table-row>
        <table:table-row>
          <table:table-cell office:value-type="string" office:string-value="P-0429">
            <text:p>P-0429</text:p>
          </table:table-cell>
          <table:table-cell office:value-type="string" office:string-value="Few Shoulder">
            <text:p>Few Shoulder</text:p>
          </table:table-cell>
          <table:table-cell office:value-type="string" office:string-value="Juguetes">
            <text:p>Juguetes</text:p>
          </table:table-cell>
          <table:table-cell office:value-type="float" office:value="237">
            <text:p>237</text:p>
          </table:table-cell>
          <table:table-cell office:value-type="float" office:value="355.02">
            <text:p>355.0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9-20">
            <text:p>2023-09-20</text:p>
          </table:table-cell>
          <table:table-cell office:value-type="string" office:string-value="A-19-B6">
            <text:p>A-19-B6</text:p>
          </table:table-cell>
        </table:table-row>
        <table:table-row>
          <table:table-cell office:value-type="string" office:string-value="P-0430">
            <text:p>P-0430</text:p>
          </table:table-cell>
          <table:table-cell office:value-type="string" office:string-value="Over Difficult">
            <text:p>Over Difficult</text:p>
          </table:table-cell>
          <table:table-cell office:value-type="string" office:string-value="Ropa">
            <text:p>Ropa</text:p>
          </table:table-cell>
          <table:table-cell office:value-type="float" office:value="2">
            <text:p>2</text:p>
          </table:table-cell>
          <table:table-cell office:value-type="float" office:value="402.83">
            <text:p>402.8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20">
            <text:p>2024-09-20</text:p>
          </table:table-cell>
          <table:table-cell office:value-type="string" office:string-value="A-47-B3">
            <text:p>A-47-B3</text:p>
          </table:table-cell>
        </table:table-row>
        <table:table-row>
          <table:table-cell office:value-type="string" office:string-value="P-0431">
            <text:p>P-0431</text:p>
          </table:table-cell>
          <table:table-cell office:value-type="string" office:string-value="Activity Support">
            <text:p>Activity Support</text:p>
          </table:table-cell>
          <table:table-cell office:value-type="string" office:string-value="Automotriz">
            <text:p>Automotriz</text:p>
          </table:table-cell>
          <table:table-cell office:value-type="float" office:value="172">
            <text:p>172</text:p>
          </table:table-cell>
          <table:table-cell office:value-type="float" office:value="145.71">
            <text:p>145.7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2-19">
            <text:p>2025-02-19</text:p>
          </table:table-cell>
          <table:table-cell office:value-type="string" office:string-value="A-13-B3">
            <text:p>A-13-B3</text:p>
          </table:table-cell>
        </table:table-row>
        <table:table-row>
          <table:table-cell office:value-type="string" office:string-value="P-0432">
            <text:p>P-0432</text:p>
          </table:table-cell>
          <table:table-cell office:value-type="string" office:string-value="Air Method">
            <text:p>Air Method</text:p>
          </table:table-cell>
          <table:table-cell office:value-type="string" office:string-value="Ropa">
            <text:p>Ropa</text:p>
          </table:table-cell>
          <table:table-cell office:value-type="float" office:value="48">
            <text:p>48</text:p>
          </table:table-cell>
          <table:table-cell office:value-type="float" office:value="203.42">
            <text:p>203.4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2-29">
            <text:p>2024-12-29</text:p>
          </table:table-cell>
          <table:table-cell office:value-type="string" office:string-value="A-12-B8">
            <text:p>A-12-B8</text:p>
          </table:table-cell>
        </table:table-row>
        <table:table-row>
          <table:table-cell office:value-type="string" office:string-value="P-0433">
            <text:p>P-0433</text:p>
          </table:table-cell>
          <table:table-cell office:value-type="string" office:string-value="Discuss Use">
            <text:p>Discuss Use</text:p>
          </table:table-cell>
          <table:table-cell office:value-type="string" office:string-value="Alimentos">
            <text:p>Alimentos</text:p>
          </table:table-cell>
          <table:table-cell office:value-type="float" office:value="361">
            <text:p>361</text:p>
          </table:table-cell>
          <table:table-cell office:value-type="float" office:value="412.33">
            <text:p>412.3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5-09">
            <text:p>2023-05-09</text:p>
          </table:table-cell>
          <table:table-cell office:value-type="string" office:string-value="A-7-B11">
            <text:p>A-7-B11</text:p>
          </table:table-cell>
        </table:table-row>
        <table:table-row>
          <table:table-cell office:value-type="string" office:string-value="P-0434">
            <text:p>P-0434</text:p>
          </table:table-cell>
          <table:table-cell office:value-type="string" office:string-value="Amount Official">
            <text:p>Amount Official</text:p>
          </table:table-cell>
          <table:table-cell office:value-type="string" office:string-value="Electrónica">
            <text:p>Electrónica</text:p>
          </table:table-cell>
          <table:table-cell office:value-type="float" office:value="176">
            <text:p>176</text:p>
          </table:table-cell>
          <table:table-cell office:value-type="float" office:value="207.81">
            <text:p>207.8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4-03">
            <text:p>2023-04-03</text:p>
          </table:table-cell>
          <table:table-cell office:value-type="string" office:string-value="A-13-B8">
            <text:p>A-13-B8</text:p>
          </table:table-cell>
        </table:table-row>
        <table:table-row>
          <table:table-cell office:value-type="string" office:string-value="P-0435">
            <text:p>P-0435</text:p>
          </table:table-cell>
          <table:table-cell office:value-type="string" office:string-value="Water Outside">
            <text:p>Water Outside</text:p>
          </table:table-cell>
          <table:table-cell office:value-type="string" office:string-value="Salud">
            <text:p>Salud</text:p>
          </table:table-cell>
          <table:table-cell office:value-type="float" office:value="209">
            <text:p>209</text:p>
          </table:table-cell>
          <table:table-cell office:value-type="float" office:value="55.17">
            <text:p>55.1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7-18">
            <text:p>2024-07-18</text:p>
          </table:table-cell>
          <table:table-cell office:value-type="string" office:string-value="A-28-B7">
            <text:p>A-28-B7</text:p>
          </table:table-cell>
        </table:table-row>
        <table:table-row>
          <table:table-cell office:value-type="string" office:string-value="P-0436">
            <text:p>P-0436</text:p>
          </table:table-cell>
          <table:table-cell office:value-type="string" office:string-value="Its Stuff">
            <text:p>Its Stuff</text:p>
          </table:table-cell>
          <table:table-cell office:value-type="string" office:string-value="Hogar">
            <text:p>Hogar</text:p>
          </table:table-cell>
          <table:table-cell office:value-type="float" office:value="265">
            <text:p>265</text:p>
          </table:table-cell>
          <table:table-cell office:value-type="float" office:value="144.78">
            <text:p>144.7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4-02">
            <text:p>2024-04-02</text:p>
          </table:table-cell>
          <table:table-cell office:value-type="string" office:string-value="A-23-B11">
            <text:p>A-23-B11</text:p>
          </table:table-cell>
        </table:table-row>
        <table:table-row>
          <table:table-cell office:value-type="string" office:string-value="P-0437">
            <text:p>P-0437</text:p>
          </table:table-cell>
          <table:table-cell office:value-type="string" office:string-value="Throw Much">
            <text:p>Throw Much</text:p>
          </table:table-cell>
          <table:table-cell office:value-type="string" office:string-value="Automotriz">
            <text:p>Automotriz</text:p>
          </table:table-cell>
          <table:table-cell office:value-type="float" office:value="46">
            <text:p>46</text:p>
          </table:table-cell>
          <table:table-cell office:value-type="float" office:value="412.57">
            <text:p>412.5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4-14">
            <text:p>2024-04-14</text:p>
          </table:table-cell>
          <table:table-cell office:value-type="string" office:string-value="A-32-B14">
            <text:p>A-32-B14</text:p>
          </table:table-cell>
        </table:table-row>
        <table:table-row>
          <table:table-cell office:value-type="string" office:string-value="P-0438">
            <text:p>P-0438</text:p>
          </table:table-cell>
          <table:table-cell office:value-type="string" office:string-value="He Anything">
            <text:p>He Anything</text:p>
          </table:table-cell>
          <table:table-cell office:value-type="string" office:string-value="Automotriz">
            <text:p>Automotriz</text:p>
          </table:table-cell>
          <table:table-cell office:value-type="float" office:value="110">
            <text:p>110</text:p>
          </table:table-cell>
          <table:table-cell office:value-type="float" office:value="171.3">
            <text:p>171.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18">
            <text:p>2024-09-18</text:p>
          </table:table-cell>
          <table:table-cell office:value-type="string" office:string-value="A-45-B11">
            <text:p>A-45-B11</text:p>
          </table:table-cell>
        </table:table-row>
        <table:table-row>
          <table:table-cell office:value-type="string" office:string-value="P-0439">
            <text:p>P-0439</text:p>
          </table:table-cell>
          <table:table-cell office:value-type="string" office:string-value="Candidate Prepare">
            <text:p>Candidate Prepare</text:p>
          </table:table-cell>
          <table:table-cell office:value-type="string" office:string-value="Salud">
            <text:p>Salud</text:p>
          </table:table-cell>
          <table:table-cell office:value-type="float" office:value="452">
            <text:p>452</text:p>
          </table:table-cell>
          <table:table-cell office:value-type="float" office:value="175.21">
            <text:p>175.2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4-22">
            <text:p>2023-04-22</text:p>
          </table:table-cell>
          <table:table-cell office:value-type="string" office:string-value="A-37-B8">
            <text:p>A-37-B8</text:p>
          </table:table-cell>
        </table:table-row>
        <table:table-row>
          <table:table-cell office:value-type="string" office:string-value="P-0440">
            <text:p>P-0440</text:p>
          </table:table-cell>
          <table:table-cell office:value-type="string" office:string-value="Dinner Instead">
            <text:p>Dinner Instead</text:p>
          </table:table-cell>
          <table:table-cell office:value-type="string" office:string-value="Ropa">
            <text:p>Ropa</text:p>
          </table:table-cell>
          <table:table-cell office:value-type="float" office:value="37">
            <text:p>37</text:p>
          </table:table-cell>
          <table:table-cell office:value-type="float" office:value="425.01">
            <text:p>425.0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1-15">
            <text:p>2024-11-15</text:p>
          </table:table-cell>
          <table:table-cell office:value-type="string" office:string-value="A-4-B9">
            <text:p>A-4-B9</text:p>
          </table:table-cell>
        </table:table-row>
        <table:table-row>
          <table:table-cell office:value-type="string" office:string-value="P-0441">
            <text:p>P-0441</text:p>
          </table:table-cell>
          <table:table-cell office:value-type="string" office:string-value="Person Value">
            <text:p>Person Value</text:p>
          </table:table-cell>
          <table:table-cell office:value-type="string" office:string-value="Juguetes">
            <text:p>Juguetes</text:p>
          </table:table-cell>
          <table:table-cell office:value-type="float" office:value="292">
            <text:p>292</text:p>
          </table:table-cell>
          <table:table-cell office:value-type="float" office:value="94.91">
            <text:p>94.9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24">
            <text:p>2023-10-24</text:p>
          </table:table-cell>
          <table:table-cell office:value-type="string" office:string-value="A-27-B16">
            <text:p>A-27-B16</text:p>
          </table:table-cell>
        </table:table-row>
        <table:table-row>
          <table:table-cell office:value-type="string" office:string-value="P-0442">
            <text:p>P-0442</text:p>
          </table:table-cell>
          <table:table-cell office:value-type="string" office:string-value="Report Success">
            <text:p>Report Success</text:p>
          </table:table-cell>
          <table:table-cell office:value-type="string" office:string-value="Ropa">
            <text:p>Ropa</text:p>
          </table:table-cell>
          <table:table-cell office:value-type="float" office:value="9">
            <text:p>9</text:p>
          </table:table-cell>
          <table:table-cell office:value-type="float" office:value="222.52">
            <text:p>222.5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1-02">
            <text:p>2023-11-02</text:p>
          </table:table-cell>
          <table:table-cell office:value-type="string" office:string-value="A-12-B20">
            <text:p>A-12-B20</text:p>
          </table:table-cell>
        </table:table-row>
        <table:table-row>
          <table:table-cell office:value-type="string" office:string-value="P-0443">
            <text:p>P-0443</text:p>
          </table:table-cell>
          <table:table-cell office:value-type="string" office:string-value="Take Military">
            <text:p>Take Military</text:p>
          </table:table-cell>
          <table:table-cell office:value-type="string" office:string-value="Ropa">
            <text:p>Ropa</text:p>
          </table:table-cell>
          <table:table-cell office:value-type="float" office:value="224">
            <text:p>224</text:p>
          </table:table-cell>
          <table:table-cell office:value-type="float" office:value="377.56">
            <text:p>377.5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0-11">
            <text:p>2024-10-11</text:p>
          </table:table-cell>
          <table:table-cell office:value-type="string" office:string-value="A-38-B6">
            <text:p>A-38-B6</text:p>
          </table:table-cell>
        </table:table-row>
        <table:table-row>
          <table:table-cell office:value-type="string" office:string-value="P-0444">
            <text:p>P-0444</text:p>
          </table:table-cell>
          <table:table-cell office:value-type="string" office:string-value="Recent Couple">
            <text:p>Recent Couple</text:p>
          </table:table-cell>
          <table:table-cell office:value-type="string" office:string-value="Hogar">
            <text:p>Hogar</text:p>
          </table:table-cell>
          <table:table-cell office:value-type="float" office:value="405">
            <text:p>405</text:p>
          </table:table-cell>
          <table:table-cell office:value-type="float" office:value="396.11">
            <text:p>396.1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7-10">
            <text:p>2024-07-10</text:p>
          </table:table-cell>
          <table:table-cell office:value-type="string" office:string-value="A-7-B4">
            <text:p>A-7-B4</text:p>
          </table:table-cell>
        </table:table-row>
        <table:table-row>
          <table:table-cell office:value-type="string" office:string-value="P-0445">
            <text:p>P-0445</text:p>
          </table:table-cell>
          <table:table-cell office:value-type="string" office:string-value="Serve Would">
            <text:p>Serve Would</text:p>
          </table:table-cell>
          <table:table-cell office:value-type="string" office:string-value="Hogar">
            <text:p>Hogar</text:p>
          </table:table-cell>
          <table:table-cell office:value-type="float" office:value="124">
            <text:p>124</text:p>
          </table:table-cell>
          <table:table-cell office:value-type="float" office:value="446.32">
            <text:p>446.3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3-13">
            <text:p>2025-03-13</text:p>
          </table:table-cell>
          <table:table-cell office:value-type="string" office:string-value="A-25-B17">
            <text:p>A-25-B17</text:p>
          </table:table-cell>
        </table:table-row>
        <table:table-row>
          <table:table-cell office:value-type="string" office:string-value="P-0446">
            <text:p>P-0446</text:p>
          </table:table-cell>
          <table:table-cell office:value-type="string" office:string-value="Public Hand">
            <text:p>Public Hand</text:p>
          </table:table-cell>
          <table:table-cell office:value-type="string" office:string-value="Deportes">
            <text:p>Deportes</text:p>
          </table:table-cell>
          <table:table-cell office:value-type="float" office:value="255">
            <text:p>255</text:p>
          </table:table-cell>
          <table:table-cell office:value-type="float" office:value="66.17">
            <text:p>66.1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7-24">
            <text:p>2024-07-24</text:p>
          </table:table-cell>
          <table:table-cell office:value-type="string" office:string-value="A-23-B4">
            <text:p>A-23-B4</text:p>
          </table:table-cell>
        </table:table-row>
        <table:table-row>
          <table:table-cell office:value-type="string" office:string-value="P-0447">
            <text:p>P-0447</text:p>
          </table:table-cell>
          <table:table-cell office:value-type="string" office:string-value="Now Method">
            <text:p>Now Method</text:p>
          </table:table-cell>
          <table:table-cell office:value-type="string" office:string-value="Automotriz">
            <text:p>Automotriz</text:p>
          </table:table-cell>
          <table:table-cell office:value-type="float" office:value="343">
            <text:p>343</text:p>
          </table:table-cell>
          <table:table-cell office:value-type="float" office:value="479.22">
            <text:p>479.2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7-04">
            <text:p>2024-07-04</text:p>
          </table:table-cell>
          <table:table-cell office:value-type="string" office:string-value="A-32-B19">
            <text:p>A-32-B19</text:p>
          </table:table-cell>
        </table:table-row>
        <table:table-row>
          <table:table-cell office:value-type="string" office:string-value="P-0448">
            <text:p>P-0448</text:p>
          </table:table-cell>
          <table:table-cell office:value-type="string" office:string-value="Talk Fast">
            <text:p>Talk Fast</text:p>
          </table:table-cell>
          <table:table-cell office:value-type="string" office:string-value="Salud">
            <text:p>Salud</text:p>
          </table:table-cell>
          <table:table-cell office:value-type="float" office:value="350">
            <text:p>350</text:p>
          </table:table-cell>
          <table:table-cell office:value-type="float" office:value="339.32">
            <text:p>339.3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28">
            <text:p>2023-08-28</text:p>
          </table:table-cell>
          <table:table-cell office:value-type="string" office:string-value="A-23-B7">
            <text:p>A-23-B7</text:p>
          </table:table-cell>
        </table:table-row>
        <table:table-row>
          <table:table-cell office:value-type="string" office:string-value="P-0449">
            <text:p>P-0449</text:p>
          </table:table-cell>
          <table:table-cell office:value-type="string" office:string-value="Lose Fire">
            <text:p>Lose Fire</text:p>
          </table:table-cell>
          <table:table-cell office:value-type="string" office:string-value="Alimentos">
            <text:p>Alimentos</text:p>
          </table:table-cell>
          <table:table-cell office:value-type="float" office:value="488">
            <text:p>488</text:p>
          </table:table-cell>
          <table:table-cell office:value-type="float" office:value="48.96">
            <text:p>48.9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2-29">
            <text:p>2023-12-29</text:p>
          </table:table-cell>
          <table:table-cell office:value-type="string" office:string-value="A-3-B1">
            <text:p>A-3-B1</text:p>
          </table:table-cell>
        </table:table-row>
        <table:table-row>
          <table:table-cell office:value-type="string" office:string-value="P-0450">
            <text:p>P-0450</text:p>
          </table:table-cell>
          <table:table-cell office:value-type="string" office:string-value="Reflect Month">
            <text:p>Reflect Month</text:p>
          </table:table-cell>
          <table:table-cell office:value-type="string" office:string-value="Electrónica">
            <text:p>Electrónica</text:p>
          </table:table-cell>
          <table:table-cell office:value-type="float" office:value="398">
            <text:p>398</text:p>
          </table:table-cell>
          <table:table-cell office:value-type="float" office:value="449.59">
            <text:p>449.5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7-29">
            <text:p>2024-07-29</text:p>
          </table:table-cell>
          <table:table-cell office:value-type="string" office:string-value="A-44-B20">
            <text:p>A-44-B20</text:p>
          </table:table-cell>
        </table:table-row>
        <table:table-row>
          <table:table-cell office:value-type="string" office:string-value="P-0451">
            <text:p>P-0451</text:p>
          </table:table-cell>
          <table:table-cell office:value-type="string" office:string-value="Pressure Finally">
            <text:p>Pressure Finally</text:p>
          </table:table-cell>
          <table:table-cell office:value-type="string" office:string-value="Automotriz">
            <text:p>Automotriz</text:p>
          </table:table-cell>
          <table:table-cell office:value-type="float" office:value="465">
            <text:p>465</text:p>
          </table:table-cell>
          <table:table-cell office:value-type="float" office:value="401.43">
            <text:p>401.4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18">
            <text:p>2023-07-18</text:p>
          </table:table-cell>
          <table:table-cell office:value-type="string" office:string-value="A-16-B10">
            <text:p>A-16-B10</text:p>
          </table:table-cell>
        </table:table-row>
        <table:table-row>
          <table:table-cell office:value-type="string" office:string-value="P-0452">
            <text:p>P-0452</text:p>
          </table:table-cell>
          <table:table-cell office:value-type="string" office:string-value="Magazine Hundred">
            <text:p>Magazine Hundred</text:p>
          </table:table-cell>
          <table:table-cell office:value-type="string" office:string-value="Alimentos">
            <text:p>Alimentos</text:p>
          </table:table-cell>
          <table:table-cell office:value-type="float" office:value="285">
            <text:p>285</text:p>
          </table:table-cell>
          <table:table-cell office:value-type="float" office:value="453.12">
            <text:p>453.1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06">
            <text:p>2023-10-06</text:p>
          </table:table-cell>
          <table:table-cell office:value-type="string" office:string-value="A-45-B17">
            <text:p>A-45-B17</text:p>
          </table:table-cell>
        </table:table-row>
        <table:table-row>
          <table:table-cell office:value-type="string" office:string-value="P-0453">
            <text:p>P-0453</text:p>
          </table:table-cell>
          <table:table-cell office:value-type="string" office:string-value="Few Along">
            <text:p>Few Along</text:p>
          </table:table-cell>
          <table:table-cell office:value-type="string" office:string-value="Hogar">
            <text:p>Hogar</text:p>
          </table:table-cell>
          <table:table-cell office:value-type="float" office:value="198">
            <text:p>198</text:p>
          </table:table-cell>
          <table:table-cell office:value-type="float" office:value="427.74">
            <text:p>427.7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3-29">
            <text:p>2023-03-29</text:p>
          </table:table-cell>
          <table:table-cell office:value-type="string" office:string-value="A-19-B18">
            <text:p>A-19-B18</text:p>
          </table:table-cell>
        </table:table-row>
        <table:table-row>
          <table:table-cell office:value-type="string" office:string-value="P-0454">
            <text:p>P-0454</text:p>
          </table:table-cell>
          <table:table-cell office:value-type="string" office:string-value="Radio Main">
            <text:p>Radio Main</text:p>
          </table:table-cell>
          <table:table-cell office:value-type="string" office:string-value="Ropa">
            <text:p>Ropa</text:p>
          </table:table-cell>
          <table:table-cell office:value-type="float" office:value="236">
            <text:p>236</text:p>
          </table:table-cell>
          <table:table-cell office:value-type="float" office:value="189.89">
            <text:p>189.8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8-20">
            <text:p>2024-08-20</text:p>
          </table:table-cell>
          <table:table-cell office:value-type="string" office:string-value="A-47-B7">
            <text:p>A-47-B7</text:p>
          </table:table-cell>
        </table:table-row>
        <table:table-row>
          <table:table-cell office:value-type="string" office:string-value="P-0455">
            <text:p>P-0455</text:p>
          </table:table-cell>
          <table:table-cell office:value-type="string" office:string-value="Admit Hour">
            <text:p>Admit Hour</text:p>
          </table:table-cell>
          <table:table-cell office:value-type="string" office:string-value="Automotriz">
            <text:p>Automotriz</text:p>
          </table:table-cell>
          <table:table-cell office:value-type="float" office:value="185">
            <text:p>185</text:p>
          </table:table-cell>
          <table:table-cell office:value-type="float" office:value="111.48">
            <text:p>111.4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4-04">
            <text:p>2023-04-04</text:p>
          </table:table-cell>
          <table:table-cell office:value-type="string" office:string-value="A-12-B20">
            <text:p>A-12-B20</text:p>
          </table:table-cell>
        </table:table-row>
        <table:table-row>
          <table:table-cell office:value-type="string" office:string-value="P-0456">
            <text:p>P-0456</text:p>
          </table:table-cell>
          <table:table-cell office:value-type="string" office:string-value="Choice Future">
            <text:p>Choice Future</text:p>
          </table:table-cell>
          <table:table-cell office:value-type="string" office:string-value="Automotriz">
            <text:p>Automotriz</text:p>
          </table:table-cell>
          <table:table-cell office:value-type="float" office:value="112">
            <text:p>112</text:p>
          </table:table-cell>
          <table:table-cell office:value-type="float" office:value="243.02">
            <text:p>243.0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7-23">
            <text:p>2024-07-23</text:p>
          </table:table-cell>
          <table:table-cell office:value-type="string" office:string-value="A-44-B5">
            <text:p>A-44-B5</text:p>
          </table:table-cell>
        </table:table-row>
        <table:table-row>
          <table:table-cell office:value-type="string" office:string-value="P-0457">
            <text:p>P-0457</text:p>
          </table:table-cell>
          <table:table-cell office:value-type="string" office:string-value="Themselves Number">
            <text:p>Themselves Number</text:p>
          </table:table-cell>
          <table:table-cell office:value-type="string" office:string-value="Electrónica">
            <text:p>Electrónica</text:p>
          </table:table-cell>
          <table:table-cell office:value-type="float" office:value="21">
            <text:p>21</text:p>
          </table:table-cell>
          <table:table-cell office:value-type="float" office:value="282.12">
            <text:p>282.1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6-10">
            <text:p>2024-06-10</text:p>
          </table:table-cell>
          <table:table-cell office:value-type="string" office:string-value="A-43-B17">
            <text:p>A-43-B17</text:p>
          </table:table-cell>
        </table:table-row>
        <table:table-row>
          <table:table-cell office:value-type="string" office:string-value="P-0458">
            <text:p>P-0458</text:p>
          </table:table-cell>
          <table:table-cell office:value-type="string" office:string-value="Station Back">
            <text:p>Station Back</text:p>
          </table:table-cell>
          <table:table-cell office:value-type="string" office:string-value="Juguetes">
            <text:p>Juguetes</text:p>
          </table:table-cell>
          <table:table-cell office:value-type="float" office:value="329">
            <text:p>329</text:p>
          </table:table-cell>
          <table:table-cell office:value-type="float" office:value="393.44">
            <text:p>393.4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3-30">
            <text:p>2023-03-30</text:p>
          </table:table-cell>
          <table:table-cell office:value-type="string" office:string-value="A-10-B4">
            <text:p>A-10-B4</text:p>
          </table:table-cell>
        </table:table-row>
        <table:table-row>
          <table:table-cell office:value-type="string" office:string-value="P-0459">
            <text:p>P-0459</text:p>
          </table:table-cell>
          <table:table-cell office:value-type="string" office:string-value="Full It">
            <text:p>Full It</text:p>
          </table:table-cell>
          <table:table-cell office:value-type="string" office:string-value="Juguetes">
            <text:p>Juguetes</text:p>
          </table:table-cell>
          <table:table-cell office:value-type="float" office:value="15">
            <text:p>15</text:p>
          </table:table-cell>
          <table:table-cell office:value-type="float" office:value="330.39">
            <text:p>330.3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3-02">
            <text:p>2024-03-02</text:p>
          </table:table-cell>
          <table:table-cell office:value-type="string" office:string-value="A-48-B20">
            <text:p>A-48-B20</text:p>
          </table:table-cell>
        </table:table-row>
        <table:table-row>
          <table:table-cell office:value-type="string" office:string-value="P-0460">
            <text:p>P-0460</text:p>
          </table:table-cell>
          <table:table-cell office:value-type="string" office:string-value="Thing Need">
            <text:p>Thing Need</text:p>
          </table:table-cell>
          <table:table-cell office:value-type="string" office:string-value="Electrónica">
            <text:p>Electrónica</text:p>
          </table:table-cell>
          <table:table-cell office:value-type="float" office:value="267">
            <text:p>267</text:p>
          </table:table-cell>
          <table:table-cell office:value-type="float" office:value="265.44">
            <text:p>265.4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6-10">
            <text:p>2024-06-10</text:p>
          </table:table-cell>
          <table:table-cell office:value-type="string" office:string-value="A-12-B5">
            <text:p>A-12-B5</text:p>
          </table:table-cell>
        </table:table-row>
        <table:table-row>
          <table:table-cell office:value-type="string" office:string-value="P-0461">
            <text:p>P-0461</text:p>
          </table:table-cell>
          <table:table-cell office:value-type="string" office:string-value="Card Plan">
            <text:p>Card Plan</text:p>
          </table:table-cell>
          <table:table-cell office:value-type="string" office:string-value="Deportes">
            <text:p>Deportes</text:p>
          </table:table-cell>
          <table:table-cell office:value-type="float" office:value="44">
            <text:p>44</text:p>
          </table:table-cell>
          <table:table-cell office:value-type="float" office:value="230.75">
            <text:p>230.7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0-29">
            <text:p>2024-10-29</text:p>
          </table:table-cell>
          <table:table-cell office:value-type="string" office:string-value="A-13-B14">
            <text:p>A-13-B14</text:p>
          </table:table-cell>
        </table:table-row>
        <table:table-row>
          <table:table-cell office:value-type="string" office:string-value="P-0462">
            <text:p>P-0462</text:p>
          </table:table-cell>
          <table:table-cell office:value-type="string" office:string-value="Order Federal">
            <text:p>Order Federal</text:p>
          </table:table-cell>
          <table:table-cell office:value-type="string" office:string-value="Alimentos">
            <text:p>Alimentos</text:p>
          </table:table-cell>
          <table:table-cell office:value-type="float" office:value="71">
            <text:p>71</text:p>
          </table:table-cell>
          <table:table-cell office:value-type="float" office:value="393.39">
            <text:p>393.3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0-24">
            <text:p>2024-10-24</text:p>
          </table:table-cell>
          <table:table-cell office:value-type="string" office:string-value="A-27-B15">
            <text:p>A-27-B15</text:p>
          </table:table-cell>
        </table:table-row>
        <table:table-row>
          <table:table-cell office:value-type="string" office:string-value="P-0463">
            <text:p>P-0463</text:p>
          </table:table-cell>
          <table:table-cell office:value-type="string" office:string-value="Over Guy">
            <text:p>Over Guy</text:p>
          </table:table-cell>
          <table:table-cell office:value-type="string" office:string-value="Deportes">
            <text:p>Deportes</text:p>
          </table:table-cell>
          <table:table-cell office:value-type="float" office:value="460">
            <text:p>460</text:p>
          </table:table-cell>
          <table:table-cell office:value-type="float" office:value="185.02">
            <text:p>185.0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1-25">
            <text:p>2025-01-25</text:p>
          </table:table-cell>
          <table:table-cell office:value-type="string" office:string-value="A-43-B14">
            <text:p>A-43-B14</text:p>
          </table:table-cell>
        </table:table-row>
        <table:table-row>
          <table:table-cell office:value-type="string" office:string-value="P-0464">
            <text:p>P-0464</text:p>
          </table:table-cell>
          <table:table-cell office:value-type="string" office:string-value="Wide Stand">
            <text:p>Wide Stand</text:p>
          </table:table-cell>
          <table:table-cell office:value-type="string" office:string-value="Alimentos">
            <text:p>Alimentos</text:p>
          </table:table-cell>
          <table:table-cell office:value-type="float" office:value="437">
            <text:p>437</text:p>
          </table:table-cell>
          <table:table-cell office:value-type="float" office:value="485.7">
            <text:p>485.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2-22">
            <text:p>2023-12-22</text:p>
          </table:table-cell>
          <table:table-cell office:value-type="string" office:string-value="A-42-B13">
            <text:p>A-42-B13</text:p>
          </table:table-cell>
        </table:table-row>
        <table:table-row>
          <table:table-cell office:value-type="string" office:string-value="P-0465">
            <text:p>P-0465</text:p>
          </table:table-cell>
          <table:table-cell office:value-type="string" office:string-value="You Decision">
            <text:p>You Decision</text:p>
          </table:table-cell>
          <table:table-cell office:value-type="string" office:string-value="Deportes">
            <text:p>Deportes</text:p>
          </table:table-cell>
          <table:table-cell office:value-type="float" office:value="28">
            <text:p>28</text:p>
          </table:table-cell>
          <table:table-cell office:value-type="float" office:value="289.72">
            <text:p>289.7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5-25">
            <text:p>2024-05-25</text:p>
          </table:table-cell>
          <table:table-cell office:value-type="string" office:string-value="A-24-B10">
            <text:p>A-24-B10</text:p>
          </table:table-cell>
        </table:table-row>
        <table:table-row>
          <table:table-cell office:value-type="string" office:string-value="P-0466">
            <text:p>P-0466</text:p>
          </table:table-cell>
          <table:table-cell office:value-type="string" office:string-value="President Challenge">
            <text:p>President Challenge</text:p>
          </table:table-cell>
          <table:table-cell office:value-type="string" office:string-value="Alimentos">
            <text:p>Alimentos</text:p>
          </table:table-cell>
          <table:table-cell office:value-type="float" office:value="75">
            <text:p>75</text:p>
          </table:table-cell>
          <table:table-cell office:value-type="float" office:value="153.5">
            <text:p>153.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0-05">
            <text:p>2023-10-05</text:p>
          </table:table-cell>
          <table:table-cell office:value-type="string" office:string-value="A-41-B19">
            <text:p>A-41-B19</text:p>
          </table:table-cell>
        </table:table-row>
        <table:table-row>
          <table:table-cell office:value-type="string" office:string-value="P-0467">
            <text:p>P-0467</text:p>
          </table:table-cell>
          <table:table-cell office:value-type="string" office:string-value="Design Question">
            <text:p>Design Question</text:p>
          </table:table-cell>
          <table:table-cell office:value-type="string" office:string-value="Automotriz">
            <text:p>Automotriz</text:p>
          </table:table-cell>
          <table:table-cell office:value-type="float" office:value="493">
            <text:p>493</text:p>
          </table:table-cell>
          <table:table-cell office:value-type="float" office:value="352.21">
            <text:p>352.2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16">
            <text:p>2024-12-16</text:p>
          </table:table-cell>
          <table:table-cell office:value-type="string" office:string-value="A-21-B17">
            <text:p>A-21-B17</text:p>
          </table:table-cell>
        </table:table-row>
        <table:table-row>
          <table:table-cell office:value-type="string" office:string-value="P-0468">
            <text:p>P-0468</text:p>
          </table:table-cell>
          <table:table-cell office:value-type="string" office:string-value="Water Century">
            <text:p>Water Century</text:p>
          </table:table-cell>
          <table:table-cell office:value-type="string" office:string-value="Hogar">
            <text:p>Hogar</text:p>
          </table:table-cell>
          <table:table-cell office:value-type="float" office:value="165">
            <text:p>165</text:p>
          </table:table-cell>
          <table:table-cell office:value-type="float" office:value="449.83">
            <text:p>449.8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4-24">
            <text:p>2023-04-24</text:p>
          </table:table-cell>
          <table:table-cell office:value-type="string" office:string-value="A-30-B10">
            <text:p>A-30-B10</text:p>
          </table:table-cell>
        </table:table-row>
        <table:table-row>
          <table:table-cell office:value-type="string" office:string-value="P-0469">
            <text:p>P-0469</text:p>
          </table:table-cell>
          <table:table-cell office:value-type="string" office:string-value="Assume Visit">
            <text:p>Assume Visit</text:p>
          </table:table-cell>
          <table:table-cell office:value-type="string" office:string-value="Deportes">
            <text:p>Deportes</text:p>
          </table:table-cell>
          <table:table-cell office:value-type="float" office:value="416">
            <text:p>416</text:p>
          </table:table-cell>
          <table:table-cell office:value-type="float" office:value="49.77">
            <text:p>49.7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4-18">
            <text:p>2023-04-18</text:p>
          </table:table-cell>
          <table:table-cell office:value-type="string" office:string-value="A-29-B14">
            <text:p>A-29-B14</text:p>
          </table:table-cell>
        </table:table-row>
        <table:table-row>
          <table:table-cell office:value-type="string" office:string-value="P-0470">
            <text:p>P-0470</text:p>
          </table:table-cell>
          <table:table-cell office:value-type="string" office:string-value="Exist Fight">
            <text:p>Exist Fight</text:p>
          </table:table-cell>
          <table:table-cell office:value-type="string" office:string-value="Salud">
            <text:p>Salud</text:p>
          </table:table-cell>
          <table:table-cell office:value-type="float" office:value="365">
            <text:p>365</text:p>
          </table:table-cell>
          <table:table-cell office:value-type="float" office:value="201.71">
            <text:p>201.7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4-20">
            <text:p>2024-04-20</text:p>
          </table:table-cell>
          <table:table-cell office:value-type="string" office:string-value="A-9-B11">
            <text:p>A-9-B11</text:p>
          </table:table-cell>
        </table:table-row>
        <table:table-row>
          <table:table-cell office:value-type="string" office:string-value="P-0471">
            <text:p>P-0471</text:p>
          </table:table-cell>
          <table:table-cell office:value-type="string" office:string-value="Anything Why">
            <text:p>Anything Why</text:p>
          </table:table-cell>
          <table:table-cell office:value-type="string" office:string-value="Hogar">
            <text:p>Hogar</text:p>
          </table:table-cell>
          <table:table-cell office:value-type="float" office:value="477">
            <text:p>477</text:p>
          </table:table-cell>
          <table:table-cell office:value-type="float" office:value="181.78">
            <text:p>181.7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23">
            <text:p>2023-08-23</text:p>
          </table:table-cell>
          <table:table-cell office:value-type="string" office:string-value="A-3-B18">
            <text:p>A-3-B18</text:p>
          </table:table-cell>
        </table:table-row>
        <table:table-row>
          <table:table-cell office:value-type="string" office:string-value="P-0472">
            <text:p>P-0472</text:p>
          </table:table-cell>
          <table:table-cell office:value-type="string" office:string-value="Real Cover">
            <text:p>Real Cover</text:p>
          </table:table-cell>
          <table:table-cell office:value-type="string" office:string-value="Alimentos">
            <text:p>Alimentos</text:p>
          </table:table-cell>
          <table:table-cell office:value-type="float" office:value="405">
            <text:p>405</text:p>
          </table:table-cell>
          <table:table-cell office:value-type="float" office:value="472.63">
            <text:p>472.6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2-21">
            <text:p>2025-02-21</text:p>
          </table:table-cell>
          <table:table-cell office:value-type="string" office:string-value="A-42-B1">
            <text:p>A-42-B1</text:p>
          </table:table-cell>
        </table:table-row>
        <table:table-row>
          <table:table-cell office:value-type="string" office:string-value="P-0473">
            <text:p>P-0473</text:p>
          </table:table-cell>
          <table:table-cell office:value-type="string" office:string-value="Least Test">
            <text:p>Least Test</text:p>
          </table:table-cell>
          <table:table-cell office:value-type="string" office:string-value="Salud">
            <text:p>Salud</text:p>
          </table:table-cell>
          <table:table-cell office:value-type="float" office:value="177">
            <text:p>177</text:p>
          </table:table-cell>
          <table:table-cell office:value-type="float" office:value="131.79">
            <text:p>131.7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29">
            <text:p>2023-10-29</text:p>
          </table:table-cell>
          <table:table-cell office:value-type="string" office:string-value="A-39-B15">
            <text:p>A-39-B15</text:p>
          </table:table-cell>
        </table:table-row>
        <table:table-row>
          <table:table-cell office:value-type="string" office:string-value="P-0474">
            <text:p>P-0474</text:p>
          </table:table-cell>
          <table:table-cell office:value-type="string" office:string-value="Where President">
            <text:p>Where President</text:p>
          </table:table-cell>
          <table:table-cell office:value-type="string" office:string-value="Automotriz">
            <text:p>Automotriz</text:p>
          </table:table-cell>
          <table:table-cell office:value-type="float" office:value="220">
            <text:p>220</text:p>
          </table:table-cell>
          <table:table-cell office:value-type="float" office:value="260.29">
            <text:p>260.2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6-20">
            <text:p>2023-06-20</text:p>
          </table:table-cell>
          <table:table-cell office:value-type="string" office:string-value="A-49-B11">
            <text:p>A-49-B11</text:p>
          </table:table-cell>
        </table:table-row>
        <table:table-row>
          <table:table-cell office:value-type="string" office:string-value="P-0475">
            <text:p>P-0475</text:p>
          </table:table-cell>
          <table:table-cell office:value-type="string" office:string-value="Book Paper">
            <text:p>Book Paper</text:p>
          </table:table-cell>
          <table:table-cell office:value-type="string" office:string-value="Automotriz">
            <text:p>Automotriz</text:p>
          </table:table-cell>
          <table:table-cell office:value-type="float" office:value="399">
            <text:p>399</text:p>
          </table:table-cell>
          <table:table-cell office:value-type="float" office:value="233.76">
            <text:p>233.7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1-10">
            <text:p>2025-01-10</text:p>
          </table:table-cell>
          <table:table-cell office:value-type="string" office:string-value="A-28-B13">
            <text:p>A-28-B13</text:p>
          </table:table-cell>
        </table:table-row>
        <table:table-row>
          <table:table-cell office:value-type="string" office:string-value="P-0476">
            <text:p>P-0476</text:p>
          </table:table-cell>
          <table:table-cell office:value-type="string" office:string-value="Structure Cause">
            <text:p>Structure Cause</text:p>
          </table:table-cell>
          <table:table-cell office:value-type="string" office:string-value="Hogar">
            <text:p>Hogar</text:p>
          </table:table-cell>
          <table:table-cell office:value-type="float" office:value="28">
            <text:p>28</text:p>
          </table:table-cell>
          <table:table-cell office:value-type="float" office:value="117.21">
            <text:p>117.2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6-20">
            <text:p>2023-06-20</text:p>
          </table:table-cell>
          <table:table-cell office:value-type="string" office:string-value="A-15-B4">
            <text:p>A-15-B4</text:p>
          </table:table-cell>
        </table:table-row>
        <table:table-row>
          <table:table-cell office:value-type="string" office:string-value="P-0477">
            <text:p>P-0477</text:p>
          </table:table-cell>
          <table:table-cell office:value-type="string" office:string-value="Season May">
            <text:p>Season May</text:p>
          </table:table-cell>
          <table:table-cell office:value-type="string" office:string-value="Hogar">
            <text:p>Hogar</text:p>
          </table:table-cell>
          <table:table-cell office:value-type="float" office:value="252">
            <text:p>252</text:p>
          </table:table-cell>
          <table:table-cell office:value-type="float" office:value="250.05">
            <text:p>250.0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4-02">
            <text:p>2024-04-02</text:p>
          </table:table-cell>
          <table:table-cell office:value-type="string" office:string-value="A-28-B12">
            <text:p>A-28-B12</text:p>
          </table:table-cell>
        </table:table-row>
        <table:table-row>
          <table:table-cell office:value-type="string" office:string-value="P-0478">
            <text:p>P-0478</text:p>
          </table:table-cell>
          <table:table-cell office:value-type="string" office:string-value="Final Inside">
            <text:p>Final Inside</text:p>
          </table:table-cell>
          <table:table-cell office:value-type="string" office:string-value="Salud">
            <text:p>Salud</text:p>
          </table:table-cell>
          <table:table-cell office:value-type="float" office:value="160">
            <text:p>160</text:p>
          </table:table-cell>
          <table:table-cell office:value-type="float" office:value="163.45">
            <text:p>163.4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0-13">
            <text:p>2023-10-13</text:p>
          </table:table-cell>
          <table:table-cell office:value-type="string" office:string-value="A-24-B20">
            <text:p>A-24-B20</text:p>
          </table:table-cell>
        </table:table-row>
        <table:table-row>
          <table:table-cell office:value-type="string" office:string-value="P-0479">
            <text:p>P-0479</text:p>
          </table:table-cell>
          <table:table-cell office:value-type="string" office:string-value="Important Car">
            <text:p>Important Car</text:p>
          </table:table-cell>
          <table:table-cell office:value-type="string" office:string-value="Juguetes">
            <text:p>Juguetes</text:p>
          </table:table-cell>
          <table:table-cell office:value-type="float" office:value="85">
            <text:p>85</text:p>
          </table:table-cell>
          <table:table-cell office:value-type="float" office:value="109.92">
            <text:p>109.9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9-09">
            <text:p>2023-09-09</text:p>
          </table:table-cell>
          <table:table-cell office:value-type="string" office:string-value="A-9-B9">
            <text:p>A-9-B9</text:p>
          </table:table-cell>
        </table:table-row>
        <table:table-row>
          <table:table-cell office:value-type="string" office:string-value="P-0480">
            <text:p>P-0480</text:p>
          </table:table-cell>
          <table:table-cell office:value-type="string" office:string-value="My Everything">
            <text:p>My Everything</text:p>
          </table:table-cell>
          <table:table-cell office:value-type="string" office:string-value="Ropa">
            <text:p>Ropa</text:p>
          </table:table-cell>
          <table:table-cell office:value-type="float" office:value="475">
            <text:p>475</text:p>
          </table:table-cell>
          <table:table-cell office:value-type="float" office:value="31.87">
            <text:p>31.8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9-03">
            <text:p>2023-09-03</text:p>
          </table:table-cell>
          <table:table-cell office:value-type="string" office:string-value="A-7-B19">
            <text:p>A-7-B19</text:p>
          </table:table-cell>
        </table:table-row>
        <table:table-row>
          <table:table-cell office:value-type="string" office:string-value="P-0481">
            <text:p>P-0481</text:p>
          </table:table-cell>
          <table:table-cell office:value-type="string" office:string-value="Campaign Page">
            <text:p>Campaign Page</text:p>
          </table:table-cell>
          <table:table-cell office:value-type="string" office:string-value="Juguetes">
            <text:p>Juguetes</text:p>
          </table:table-cell>
          <table:table-cell office:value-type="float" office:value="204">
            <text:p>204</text:p>
          </table:table-cell>
          <table:table-cell office:value-type="float" office:value="410.4">
            <text:p>410.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7-20">
            <text:p>2023-07-20</text:p>
          </table:table-cell>
          <table:table-cell office:value-type="string" office:string-value="A-40-B12">
            <text:p>A-40-B12</text:p>
          </table:table-cell>
        </table:table-row>
        <table:table-row>
          <table:table-cell office:value-type="string" office:string-value="P-0482">
            <text:p>P-0482</text:p>
          </table:table-cell>
          <table:table-cell office:value-type="string" office:string-value="If True">
            <text:p>If True</text:p>
          </table:table-cell>
          <table:table-cell office:value-type="string" office:string-value="Hogar">
            <text:p>Hogar</text:p>
          </table:table-cell>
          <table:table-cell office:value-type="float" office:value="157">
            <text:p>157</text:p>
          </table:table-cell>
          <table:table-cell office:value-type="float" office:value="481.74">
            <text:p>481.7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1-16">
            <text:p>2024-01-16</text:p>
          </table:table-cell>
          <table:table-cell office:value-type="string" office:string-value="A-4-B8">
            <text:p>A-4-B8</text:p>
          </table:table-cell>
        </table:table-row>
        <table:table-row>
          <table:table-cell office:value-type="string" office:string-value="P-0483">
            <text:p>P-0483</text:p>
          </table:table-cell>
          <table:table-cell office:value-type="string" office:string-value="Behavior Mrs">
            <text:p>Behavior Mrs</text:p>
          </table:table-cell>
          <table:table-cell office:value-type="string" office:string-value="Salud">
            <text:p>Salud</text:p>
          </table:table-cell>
          <table:table-cell office:value-type="float" office:value="241">
            <text:p>241</text:p>
          </table:table-cell>
          <table:table-cell office:value-type="float" office:value="59.32">
            <text:p>59.3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2-16">
            <text:p>2023-12-16</text:p>
          </table:table-cell>
          <table:table-cell office:value-type="string" office:string-value="A-15-B18">
            <text:p>A-15-B18</text:p>
          </table:table-cell>
        </table:table-row>
        <table:table-row>
          <table:table-cell office:value-type="string" office:string-value="P-0484">
            <text:p>P-0484</text:p>
          </table:table-cell>
          <table:table-cell office:value-type="string" office:string-value="Stage Gas">
            <text:p>Stage Gas</text:p>
          </table:table-cell>
          <table:table-cell office:value-type="string" office:string-value="Electrónica">
            <text:p>Electrónica</text:p>
          </table:table-cell>
          <table:table-cell office:value-type="float" office:value="488">
            <text:p>488</text:p>
          </table:table-cell>
          <table:table-cell office:value-type="float" office:value="24.42">
            <text:p>24.4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1-06">
            <text:p>2025-01-06</text:p>
          </table:table-cell>
          <table:table-cell office:value-type="string" office:string-value="A-45-B10">
            <text:p>A-45-B10</text:p>
          </table:table-cell>
        </table:table-row>
        <table:table-row>
          <table:table-cell office:value-type="string" office:string-value="P-0485">
            <text:p>P-0485</text:p>
          </table:table-cell>
          <table:table-cell office:value-type="string" office:string-value="Field Phone">
            <text:p>Field Phone</text:p>
          </table:table-cell>
          <table:table-cell office:value-type="string" office:string-value="Deportes">
            <text:p>Deportes</text:p>
          </table:table-cell>
          <table:table-cell office:value-type="float" office:value="357">
            <text:p>357</text:p>
          </table:table-cell>
          <table:table-cell office:value-type="float" office:value="337.86">
            <text:p>337.8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0-27">
            <text:p>2024-10-27</text:p>
          </table:table-cell>
          <table:table-cell office:value-type="string" office:string-value="A-4-B16">
            <text:p>A-4-B16</text:p>
          </table:table-cell>
        </table:table-row>
        <table:table-row>
          <table:table-cell office:value-type="string" office:string-value="P-0486">
            <text:p>P-0486</text:p>
          </table:table-cell>
          <table:table-cell office:value-type="string" office:string-value="Hospital Medical">
            <text:p>Hospital Medical</text:p>
          </table:table-cell>
          <table:table-cell office:value-type="string" office:string-value="Alimentos">
            <text:p>Alimentos</text:p>
          </table:table-cell>
          <table:table-cell office:value-type="float" office:value="331">
            <text:p>331</text:p>
          </table:table-cell>
          <table:table-cell office:value-type="float" office:value="331.78">
            <text:p>331.7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3-29">
            <text:p>2023-03-29</text:p>
          </table:table-cell>
          <table:table-cell office:value-type="string" office:string-value="A-32-B13">
            <text:p>A-32-B13</text:p>
          </table:table-cell>
        </table:table-row>
        <table:table-row>
          <table:table-cell office:value-type="string" office:string-value="P-0487">
            <text:p>P-0487</text:p>
          </table:table-cell>
          <table:table-cell office:value-type="string" office:string-value="Job Size">
            <text:p>Job Size</text:p>
          </table:table-cell>
          <table:table-cell office:value-type="string" office:string-value="Alimentos">
            <text:p>Alimentos</text:p>
          </table:table-cell>
          <table:table-cell office:value-type="float" office:value="50">
            <text:p>50</text:p>
          </table:table-cell>
          <table:table-cell office:value-type="float" office:value="404.8">
            <text:p>404.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5-16">
            <text:p>2024-05-16</text:p>
          </table:table-cell>
          <table:table-cell office:value-type="string" office:string-value="A-11-B6">
            <text:p>A-11-B6</text:p>
          </table:table-cell>
        </table:table-row>
        <table:table-row>
          <table:table-cell office:value-type="string" office:string-value="P-0488">
            <text:p>P-0488</text:p>
          </table:table-cell>
          <table:table-cell office:value-type="string" office:string-value="Throughout Huge">
            <text:p>Throughout Huge</text:p>
          </table:table-cell>
          <table:table-cell office:value-type="string" office:string-value="Alimentos">
            <text:p>Alimentos</text:p>
          </table:table-cell>
          <table:table-cell office:value-type="float" office:value="226">
            <text:p>226</text:p>
          </table:table-cell>
          <table:table-cell office:value-type="float" office:value="52.57">
            <text:p>52.5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1-17">
            <text:p>2025-01-17</text:p>
          </table:table-cell>
          <table:table-cell office:value-type="string" office:string-value="A-10-B13">
            <text:p>A-10-B13</text:p>
          </table:table-cell>
        </table:table-row>
        <table:table-row>
          <table:table-cell office:value-type="string" office:string-value="P-0489">
            <text:p>P-0489</text:p>
          </table:table-cell>
          <table:table-cell office:value-type="string" office:string-value="Rise Sound">
            <text:p>Rise Sound</text:p>
          </table:table-cell>
          <table:table-cell office:value-type="string" office:string-value="Ropa">
            <text:p>Ropa</text:p>
          </table:table-cell>
          <table:table-cell office:value-type="float" office:value="342">
            <text:p>342</text:p>
          </table:table-cell>
          <table:table-cell office:value-type="float" office:value="478.77">
            <text:p>478.7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2-17">
            <text:p>2024-12-17</text:p>
          </table:table-cell>
          <table:table-cell office:value-type="string" office:string-value="A-29-B6">
            <text:p>A-29-B6</text:p>
          </table:table-cell>
        </table:table-row>
        <table:table-row>
          <table:table-cell office:value-type="string" office:string-value="P-0490">
            <text:p>P-0490</text:p>
          </table:table-cell>
          <table:table-cell office:value-type="string" office:string-value="Will Clear">
            <text:p>Will Clear</text:p>
          </table:table-cell>
          <table:table-cell office:value-type="string" office:string-value="Alimentos">
            <text:p>Alimentos</text:p>
          </table:table-cell>
          <table:table-cell office:value-type="float" office:value="269">
            <text:p>269</text:p>
          </table:table-cell>
          <table:table-cell office:value-type="float" office:value="320.49">
            <text:p>320.4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20">
            <text:p>2024-09-20</text:p>
          </table:table-cell>
          <table:table-cell office:value-type="string" office:string-value="A-14-B18">
            <text:p>A-14-B18</text:p>
          </table:table-cell>
        </table:table-row>
        <table:table-row>
          <table:table-cell office:value-type="string" office:string-value="P-0491">
            <text:p>P-0491</text:p>
          </table:table-cell>
          <table:table-cell office:value-type="string" office:string-value="Plant Product">
            <text:p>Plant Product</text:p>
          </table:table-cell>
          <table:table-cell office:value-type="string" office:string-value="Ropa">
            <text:p>Ropa</text:p>
          </table:table-cell>
          <table:table-cell office:value-type="float" office:value="128">
            <text:p>128</text:p>
          </table:table-cell>
          <table:table-cell office:value-type="float" office:value="275.87">
            <text:p>275.8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6-23">
            <text:p>2024-06-23</text:p>
          </table:table-cell>
          <table:table-cell office:value-type="string" office:string-value="A-22-B13">
            <text:p>A-22-B13</text:p>
          </table:table-cell>
        </table:table-row>
        <table:table-row>
          <table:table-cell office:value-type="string" office:string-value="P-0492">
            <text:p>P-0492</text:p>
          </table:table-cell>
          <table:table-cell office:value-type="string" office:string-value="Buy Director">
            <text:p>Buy Director</text:p>
          </table:table-cell>
          <table:table-cell office:value-type="string" office:string-value="Automotriz">
            <text:p>Automotriz</text:p>
          </table:table-cell>
          <table:table-cell office:value-type="float" office:value="201">
            <text:p>201</text:p>
          </table:table-cell>
          <table:table-cell office:value-type="float" office:value="337.17">
            <text:p>337.1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0-01">
            <text:p>2024-10-01</text:p>
          </table:table-cell>
          <table:table-cell office:value-type="string" office:string-value="A-19-B2">
            <text:p>A-19-B2</text:p>
          </table:table-cell>
        </table:table-row>
        <table:table-row>
          <table:table-cell office:value-type="string" office:string-value="P-0493">
            <text:p>P-0493</text:p>
          </table:table-cell>
          <table:table-cell office:value-type="string" office:string-value="Claim Cell">
            <text:p>Claim Cell</text:p>
          </table:table-cell>
          <table:table-cell office:value-type="string" office:string-value="Alimentos">
            <text:p>Alimentos</text:p>
          </table:table-cell>
          <table:table-cell office:value-type="float" office:value="99">
            <text:p>99</text:p>
          </table:table-cell>
          <table:table-cell office:value-type="float" office:value="317.42">
            <text:p>317.4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5-18">
            <text:p>2024-05-18</text:p>
          </table:table-cell>
          <table:table-cell office:value-type="string" office:string-value="A-2-B17">
            <text:p>A-2-B17</text:p>
          </table:table-cell>
        </table:table-row>
        <table:table-row>
          <table:table-cell office:value-type="string" office:string-value="P-0494">
            <text:p>P-0494</text:p>
          </table:table-cell>
          <table:table-cell office:value-type="string" office:string-value="With Free">
            <text:p>With Free</text:p>
          </table:table-cell>
          <table:table-cell office:value-type="string" office:string-value="Ropa">
            <text:p>Ropa</text:p>
          </table:table-cell>
          <table:table-cell office:value-type="float" office:value="244">
            <text:p>244</text:p>
          </table:table-cell>
          <table:table-cell office:value-type="float" office:value="438.98">
            <text:p>438.9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25">
            <text:p>2024-03-25</text:p>
          </table:table-cell>
          <table:table-cell office:value-type="string" office:string-value="A-12-B3">
            <text:p>A-12-B3</text:p>
          </table:table-cell>
        </table:table-row>
        <table:table-row>
          <table:table-cell office:value-type="string" office:string-value="P-0495">
            <text:p>P-0495</text:p>
          </table:table-cell>
          <table:table-cell office:value-type="string" office:string-value="Service Material">
            <text:p>Service Material</text:p>
          </table:table-cell>
          <table:table-cell office:value-type="string" office:string-value="Hogar">
            <text:p>Hogar</text:p>
          </table:table-cell>
          <table:table-cell office:value-type="float" office:value="199">
            <text:p>199</text:p>
          </table:table-cell>
          <table:table-cell office:value-type="float" office:value="276.97">
            <text:p>276.9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6-11">
            <text:p>2024-06-11</text:p>
          </table:table-cell>
          <table:table-cell office:value-type="string" office:string-value="A-10-B9">
            <text:p>A-10-B9</text:p>
          </table:table-cell>
        </table:table-row>
        <table:table-row>
          <table:table-cell office:value-type="string" office:string-value="P-0496">
            <text:p>P-0496</text:p>
          </table:table-cell>
          <table:table-cell office:value-type="string" office:string-value="Else Already">
            <text:p>Else Already</text:p>
          </table:table-cell>
          <table:table-cell office:value-type="string" office:string-value="Alimentos">
            <text:p>Alimentos</text:p>
          </table:table-cell>
          <table:table-cell office:value-type="float" office:value="230">
            <text:p>230</text:p>
          </table:table-cell>
          <table:table-cell office:value-type="float" office:value="491.1">
            <text:p>491.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05">
            <text:p>2024-05-05</text:p>
          </table:table-cell>
          <table:table-cell office:value-type="string" office:string-value="A-22-B9">
            <text:p>A-22-B9</text:p>
          </table:table-cell>
        </table:table-row>
        <table:table-row>
          <table:table-cell office:value-type="string" office:string-value="P-0497">
            <text:p>P-0497</text:p>
          </table:table-cell>
          <table:table-cell office:value-type="string" office:string-value="Maintain Today">
            <text:p>Maintain Today</text:p>
          </table:table-cell>
          <table:table-cell office:value-type="string" office:string-value="Hogar">
            <text:p>Hogar</text:p>
          </table:table-cell>
          <table:table-cell office:value-type="float" office:value="324">
            <text:p>324</text:p>
          </table:table-cell>
          <table:table-cell office:value-type="float" office:value="11.84">
            <text:p>11.8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1-04">
            <text:p>2024-01-04</text:p>
          </table:table-cell>
          <table:table-cell office:value-type="string" office:string-value="A-44-B1">
            <text:p>A-44-B1</text:p>
          </table:table-cell>
        </table:table-row>
        <table:table-row>
          <table:table-cell office:value-type="string" office:string-value="P-0498">
            <text:p>P-0498</text:p>
          </table:table-cell>
          <table:table-cell office:value-type="string" office:string-value="Call Write">
            <text:p>Call Write</text:p>
          </table:table-cell>
          <table:table-cell office:value-type="string" office:string-value="Automotriz">
            <text:p>Automotriz</text:p>
          </table:table-cell>
          <table:table-cell office:value-type="float" office:value="48">
            <text:p>48</text:p>
          </table:table-cell>
          <table:table-cell office:value-type="float" office:value="49.92">
            <text:p>49.9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15">
            <text:p>2023-05-15</text:p>
          </table:table-cell>
          <table:table-cell office:value-type="string" office:string-value="A-14-B9">
            <text:p>A-14-B9</text:p>
          </table:table-cell>
        </table:table-row>
        <table:table-row>
          <table:table-cell office:value-type="string" office:string-value="P-0499">
            <text:p>P-0499</text:p>
          </table:table-cell>
          <table:table-cell office:value-type="string" office:string-value="Left Then">
            <text:p>Left Then</text:p>
          </table:table-cell>
          <table:table-cell office:value-type="string" office:string-value="Alimentos">
            <text:p>Alimentos</text:p>
          </table:table-cell>
          <table:table-cell office:value-type="float" office:value="291">
            <text:p>291</text:p>
          </table:table-cell>
          <table:table-cell office:value-type="float" office:value="268.91">
            <text:p>268.9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3-13">
            <text:p>2024-03-13</text:p>
          </table:table-cell>
          <table:table-cell office:value-type="string" office:string-value="A-39-B9">
            <text:p>A-39-B9</text:p>
          </table:table-cell>
        </table:table-row>
        <table:table-row>
          <table:table-cell office:value-type="string" office:string-value="P-0500">
            <text:p>P-0500</text:p>
          </table:table-cell>
          <table:table-cell office:value-type="string" office:string-value="Ready And">
            <text:p>Ready And</text:p>
          </table:table-cell>
          <table:table-cell office:value-type="string" office:string-value="Alimentos">
            <text:p>Alimentos</text:p>
          </table:table-cell>
          <table:table-cell office:value-type="float" office:value="387">
            <text:p>387</text:p>
          </table:table-cell>
          <table:table-cell office:value-type="float" office:value="191.73">
            <text:p>191.7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4-03">
            <text:p>2024-04-03</text:p>
          </table:table-cell>
          <table:table-cell office:value-type="string" office:string-value="A-7-B4">
            <text:p>A-7-B4</text:p>
          </table:table-cell>
        </table:table-row>
        <table:table-row>
          <table:table-cell office:value-type="string" office:string-value="P-0501">
            <text:p>P-0501</text:p>
          </table:table-cell>
          <table:table-cell office:value-type="string" office:string-value="Some Space">
            <text:p>Some Space</text:p>
          </table:table-cell>
          <table:table-cell office:value-type="string" office:string-value="Automotriz">
            <text:p>Automotriz</text:p>
          </table:table-cell>
          <table:table-cell office:value-type="float" office:value="242">
            <text:p>242</text:p>
          </table:table-cell>
          <table:table-cell office:value-type="float" office:value="82.73">
            <text:p>82.7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15">
            <text:p>2024-01-15</text:p>
          </table:table-cell>
          <table:table-cell office:value-type="string" office:string-value="A-4-B17">
            <text:p>A-4-B17</text:p>
          </table:table-cell>
        </table:table-row>
        <table:table-row>
          <table:table-cell office:value-type="string" office:string-value="P-0502">
            <text:p>P-0502</text:p>
          </table:table-cell>
          <table:table-cell office:value-type="string" office:string-value="These Open">
            <text:p>These Open</text:p>
          </table:table-cell>
          <table:table-cell office:value-type="string" office:string-value="Electrónica">
            <text:p>Electrónica</text:p>
          </table:table-cell>
          <table:table-cell office:value-type="float" office:value="329">
            <text:p>329</text:p>
          </table:table-cell>
          <table:table-cell office:value-type="float" office:value="410.33">
            <text:p>410.3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2-13">
            <text:p>2024-02-13</text:p>
          </table:table-cell>
          <table:table-cell office:value-type="string" office:string-value="A-37-B8">
            <text:p>A-37-B8</text:p>
          </table:table-cell>
        </table:table-row>
        <table:table-row>
          <table:table-cell office:value-type="string" office:string-value="P-0503">
            <text:p>P-0503</text:p>
          </table:table-cell>
          <table:table-cell office:value-type="string" office:string-value="Seven Spend">
            <text:p>Seven Spend</text:p>
          </table:table-cell>
          <table:table-cell office:value-type="string" office:string-value="Electrónica">
            <text:p>Electrónica</text:p>
          </table:table-cell>
          <table:table-cell office:value-type="float" office:value="150">
            <text:p>150</text:p>
          </table:table-cell>
          <table:table-cell office:value-type="float" office:value="199.69">
            <text:p>199.6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25">
            <text:p>2023-05-25</text:p>
          </table:table-cell>
          <table:table-cell office:value-type="string" office:string-value="A-23-B17">
            <text:p>A-23-B17</text:p>
          </table:table-cell>
        </table:table-row>
        <table:table-row>
          <table:table-cell office:value-type="string" office:string-value="P-0504">
            <text:p>P-0504</text:p>
          </table:table-cell>
          <table:table-cell office:value-type="string" office:string-value="Next Small">
            <text:p>Next Small</text:p>
          </table:table-cell>
          <table:table-cell office:value-type="string" office:string-value="Juguetes">
            <text:p>Juguetes</text:p>
          </table:table-cell>
          <table:table-cell office:value-type="float" office:value="283">
            <text:p>283</text:p>
          </table:table-cell>
          <table:table-cell office:value-type="float" office:value="465.2">
            <text:p>465.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07">
            <text:p>2024-10-07</text:p>
          </table:table-cell>
          <table:table-cell office:value-type="string" office:string-value="A-4-B17">
            <text:p>A-4-B17</text:p>
          </table:table-cell>
        </table:table-row>
        <table:table-row>
          <table:table-cell office:value-type="string" office:string-value="P-0505">
            <text:p>P-0505</text:p>
          </table:table-cell>
          <table:table-cell office:value-type="string" office:string-value="Show Thought">
            <text:p>Show Thought</text:p>
          </table:table-cell>
          <table:table-cell office:value-type="string" office:string-value="Electrónica">
            <text:p>Electrónica</text:p>
          </table:table-cell>
          <table:table-cell office:value-type="float" office:value="149">
            <text:p>149</text:p>
          </table:table-cell>
          <table:table-cell office:value-type="float" office:value="77.6">
            <text:p>77.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09">
            <text:p>2023-09-09</text:p>
          </table:table-cell>
          <table:table-cell office:value-type="string" office:string-value="A-34-B5">
            <text:p>A-34-B5</text:p>
          </table:table-cell>
        </table:table-row>
        <table:table-row>
          <table:table-cell office:value-type="string" office:string-value="P-0506">
            <text:p>P-0506</text:p>
          </table:table-cell>
          <table:table-cell office:value-type="string" office:string-value="Exist Oil">
            <text:p>Exist Oil</text:p>
          </table:table-cell>
          <table:table-cell office:value-type="string" office:string-value="Deportes">
            <text:p>Deportes</text:p>
          </table:table-cell>
          <table:table-cell office:value-type="float" office:value="319">
            <text:p>319</text:p>
          </table:table-cell>
          <table:table-cell office:value-type="float" office:value="245.77">
            <text:p>245.7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3-22">
            <text:p>2023-03-22</text:p>
          </table:table-cell>
          <table:table-cell office:value-type="string" office:string-value="A-32-B18">
            <text:p>A-32-B18</text:p>
          </table:table-cell>
        </table:table-row>
        <table:table-row>
          <table:table-cell office:value-type="string" office:string-value="P-0507">
            <text:p>P-0507</text:p>
          </table:table-cell>
          <table:table-cell office:value-type="string" office:string-value="Arm Behavior">
            <text:p>Arm Behavior</text:p>
          </table:table-cell>
          <table:table-cell office:value-type="string" office:string-value="Juguetes">
            <text:p>Juguetes</text:p>
          </table:table-cell>
          <table:table-cell office:value-type="float" office:value="202">
            <text:p>202</text:p>
          </table:table-cell>
          <table:table-cell office:value-type="float" office:value="76.1">
            <text:p>76.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2-30">
            <text:p>2023-12-30</text:p>
          </table:table-cell>
          <table:table-cell office:value-type="string" office:string-value="A-45-B14">
            <text:p>A-45-B14</text:p>
          </table:table-cell>
        </table:table-row>
        <table:table-row>
          <table:table-cell office:value-type="string" office:string-value="P-0508">
            <text:p>P-0508</text:p>
          </table:table-cell>
          <table:table-cell office:value-type="string" office:string-value="Sport Production">
            <text:p>Sport Production</text:p>
          </table:table-cell>
          <table:table-cell office:value-type="string" office:string-value="Juguetes">
            <text:p>Juguetes</text:p>
          </table:table-cell>
          <table:table-cell office:value-type="float" office:value="313">
            <text:p>313</text:p>
          </table:table-cell>
          <table:table-cell office:value-type="float" office:value="356.26">
            <text:p>356.2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4-28">
            <text:p>2023-04-28</text:p>
          </table:table-cell>
          <table:table-cell office:value-type="string" office:string-value="A-41-B5">
            <text:p>A-41-B5</text:p>
          </table:table-cell>
        </table:table-row>
        <table:table-row>
          <table:table-cell office:value-type="string" office:string-value="P-0509">
            <text:p>P-0509</text:p>
          </table:table-cell>
          <table:table-cell office:value-type="string" office:string-value="Perform Begin">
            <text:p>Perform Begin</text:p>
          </table:table-cell>
          <table:table-cell office:value-type="string" office:string-value="Ropa">
            <text:p>Ropa</text:p>
          </table:table-cell>
          <table:table-cell office:value-type="float" office:value="73">
            <text:p>73</text:p>
          </table:table-cell>
          <table:table-cell office:value-type="float" office:value="34.18">
            <text:p>34.1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5-11">
            <text:p>2024-05-11</text:p>
          </table:table-cell>
          <table:table-cell office:value-type="string" office:string-value="A-11-B3">
            <text:p>A-11-B3</text:p>
          </table:table-cell>
        </table:table-row>
        <table:table-row>
          <table:table-cell office:value-type="string" office:string-value="P-0510">
            <text:p>P-0510</text:p>
          </table:table-cell>
          <table:table-cell office:value-type="string" office:string-value="South Part">
            <text:p>South Part</text:p>
          </table:table-cell>
          <table:table-cell office:value-type="string" office:string-value="Deportes">
            <text:p>Deportes</text:p>
          </table:table-cell>
          <table:table-cell office:value-type="float" office:value="5">
            <text:p>5</text:p>
          </table:table-cell>
          <table:table-cell office:value-type="float" office:value="122.93">
            <text:p>122.9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0-14">
            <text:p>2024-10-14</text:p>
          </table:table-cell>
          <table:table-cell office:value-type="string" office:string-value="A-40-B19">
            <text:p>A-40-B19</text:p>
          </table:table-cell>
        </table:table-row>
        <table:table-row>
          <table:table-cell office:value-type="string" office:string-value="P-0511">
            <text:p>P-0511</text:p>
          </table:table-cell>
          <table:table-cell office:value-type="string" office:string-value="Allow Able">
            <text:p>Allow Able</text:p>
          </table:table-cell>
          <table:table-cell office:value-type="string" office:string-value="Electrónica">
            <text:p>Electrónica</text:p>
          </table:table-cell>
          <table:table-cell office:value-type="float" office:value="277">
            <text:p>277</text:p>
          </table:table-cell>
          <table:table-cell office:value-type="float" office:value="186.4">
            <text:p>186.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9-02">
            <text:p>2024-09-02</text:p>
          </table:table-cell>
          <table:table-cell office:value-type="string" office:string-value="A-45-B16">
            <text:p>A-45-B16</text:p>
          </table:table-cell>
        </table:table-row>
        <table:table-row>
          <table:table-cell office:value-type="string" office:string-value="P-0512">
            <text:p>P-0512</text:p>
          </table:table-cell>
          <table:table-cell office:value-type="string" office:string-value="Area Possible">
            <text:p>Area Possible</text:p>
          </table:table-cell>
          <table:table-cell office:value-type="string" office:string-value="Salud">
            <text:p>Salud</text:p>
          </table:table-cell>
          <table:table-cell office:value-type="float" office:value="252">
            <text:p>252</text:p>
          </table:table-cell>
          <table:table-cell office:value-type="float" office:value="72.82">
            <text:p>72.8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21">
            <text:p>2025-01-21</text:p>
          </table:table-cell>
          <table:table-cell office:value-type="string" office:string-value="A-22-B7">
            <text:p>A-22-B7</text:p>
          </table:table-cell>
        </table:table-row>
        <table:table-row>
          <table:table-cell office:value-type="string" office:string-value="P-0513">
            <text:p>P-0513</text:p>
          </table:table-cell>
          <table:table-cell office:value-type="string" office:string-value="Picture Surface">
            <text:p>Picture Surface</text:p>
          </table:table-cell>
          <table:table-cell office:value-type="string" office:string-value="Alimentos">
            <text:p>Alimentos</text:p>
          </table:table-cell>
          <table:table-cell office:value-type="float" office:value="169">
            <text:p>169</text:p>
          </table:table-cell>
          <table:table-cell office:value-type="float" office:value="61.39">
            <text:p>61.3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03">
            <text:p>2023-06-03</text:p>
          </table:table-cell>
          <table:table-cell office:value-type="string" office:string-value="A-26-B6">
            <text:p>A-26-B6</text:p>
          </table:table-cell>
        </table:table-row>
        <table:table-row>
          <table:table-cell office:value-type="string" office:string-value="P-0514">
            <text:p>P-0514</text:p>
          </table:table-cell>
          <table:table-cell office:value-type="string" office:string-value="Prove Knowledge">
            <text:p>Prove Knowledge</text:p>
          </table:table-cell>
          <table:table-cell office:value-type="string" office:string-value="Ropa">
            <text:p>Ropa</text:p>
          </table:table-cell>
          <table:table-cell office:value-type="float" office:value="396">
            <text:p>396</text:p>
          </table:table-cell>
          <table:table-cell office:value-type="float" office:value="103.77">
            <text:p>103.7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6-18">
            <text:p>2024-06-18</text:p>
          </table:table-cell>
          <table:table-cell office:value-type="string" office:string-value="A-16-B16">
            <text:p>A-16-B16</text:p>
          </table:table-cell>
        </table:table-row>
        <table:table-row>
          <table:table-cell office:value-type="string" office:string-value="P-0515">
            <text:p>P-0515</text:p>
          </table:table-cell>
          <table:table-cell office:value-type="string" office:string-value="Commercial Along">
            <text:p>Commercial Along</text:p>
          </table:table-cell>
          <table:table-cell office:value-type="string" office:string-value="Electrónica">
            <text:p>Electrónica</text:p>
          </table:table-cell>
          <table:table-cell office:value-type="float" office:value="290">
            <text:p>290</text:p>
          </table:table-cell>
          <table:table-cell office:value-type="float" office:value="158.45">
            <text:p>158.4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1-25">
            <text:p>2025-01-25</text:p>
          </table:table-cell>
          <table:table-cell office:value-type="string" office:string-value="A-49-B19">
            <text:p>A-49-B19</text:p>
          </table:table-cell>
        </table:table-row>
        <table:table-row>
          <table:table-cell office:value-type="string" office:string-value="P-0516">
            <text:p>P-0516</text:p>
          </table:table-cell>
          <table:table-cell office:value-type="string" office:string-value="Pattern Fall">
            <text:p>Pattern Fall</text:p>
          </table:table-cell>
          <table:table-cell office:value-type="string" office:string-value="Electrónica">
            <text:p>Electrónica</text:p>
          </table:table-cell>
          <table:table-cell office:value-type="float" office:value="335">
            <text:p>335</text:p>
          </table:table-cell>
          <table:table-cell office:value-type="float" office:value="44.85">
            <text:p>44.8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7-31">
            <text:p>2024-07-31</text:p>
          </table:table-cell>
          <table:table-cell office:value-type="string" office:string-value="A-22-B9">
            <text:p>A-22-B9</text:p>
          </table:table-cell>
        </table:table-row>
        <table:table-row>
          <table:table-cell office:value-type="string" office:string-value="P-0517">
            <text:p>P-0517</text:p>
          </table:table-cell>
          <table:table-cell office:value-type="string" office:string-value="Cover Apply">
            <text:p>Cover Apply</text:p>
          </table:table-cell>
          <table:table-cell office:value-type="string" office:string-value="Alimentos">
            <text:p>Alimentos</text:p>
          </table:table-cell>
          <table:table-cell office:value-type="float" office:value="401">
            <text:p>401</text:p>
          </table:table-cell>
          <table:table-cell office:value-type="float" office:value="247.75">
            <text:p>247.7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0-04">
            <text:p>2024-10-04</text:p>
          </table:table-cell>
          <table:table-cell office:value-type="string" office:string-value="A-6-B4">
            <text:p>A-6-B4</text:p>
          </table:table-cell>
        </table:table-row>
        <table:table-row>
          <table:table-cell office:value-type="string" office:string-value="P-0518">
            <text:p>P-0518</text:p>
          </table:table-cell>
          <table:table-cell office:value-type="string" office:string-value="But Activity">
            <text:p>But Activity</text:p>
          </table:table-cell>
          <table:table-cell office:value-type="string" office:string-value="Electrónica">
            <text:p>Electrónica</text:p>
          </table:table-cell>
          <table:table-cell office:value-type="float" office:value="98">
            <text:p>98</text:p>
          </table:table-cell>
          <table:table-cell office:value-type="float" office:value="54.74">
            <text:p>54.7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19">
            <text:p>2023-07-19</text:p>
          </table:table-cell>
          <table:table-cell office:value-type="string" office:string-value="A-8-B11">
            <text:p>A-8-B11</text:p>
          </table:table-cell>
        </table:table-row>
        <table:table-row>
          <table:table-cell office:value-type="string" office:string-value="P-0519">
            <text:p>P-0519</text:p>
          </table:table-cell>
          <table:table-cell office:value-type="string" office:string-value="Nation Ago">
            <text:p>Nation Ago</text:p>
          </table:table-cell>
          <table:table-cell office:value-type="string" office:string-value="Salud">
            <text:p>Salud</text:p>
          </table:table-cell>
          <table:table-cell office:value-type="float" office:value="93">
            <text:p>93</text:p>
          </table:table-cell>
          <table:table-cell office:value-type="float" office:value="83.47">
            <text:p>83.4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9-08">
            <text:p>2024-09-08</text:p>
          </table:table-cell>
          <table:table-cell office:value-type="string" office:string-value="A-46-B5">
            <text:p>A-46-B5</text:p>
          </table:table-cell>
        </table:table-row>
        <table:table-row>
          <table:table-cell office:value-type="string" office:string-value="P-0520">
            <text:p>P-0520</text:p>
          </table:table-cell>
          <table:table-cell office:value-type="string" office:string-value="Appear Successful">
            <text:p>Appear Successful</text:p>
          </table:table-cell>
          <table:table-cell office:value-type="string" office:string-value="Salud">
            <text:p>Salud</text:p>
          </table:table-cell>
          <table:table-cell office:value-type="float" office:value="375">
            <text:p>375</text:p>
          </table:table-cell>
          <table:table-cell office:value-type="float" office:value="414.99">
            <text:p>414.9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1-12">
            <text:p>2025-01-12</text:p>
          </table:table-cell>
          <table:table-cell office:value-type="string" office:string-value="A-3-B17">
            <text:p>A-3-B17</text:p>
          </table:table-cell>
        </table:table-row>
        <table:table-row>
          <table:table-cell office:value-type="string" office:string-value="P-0521">
            <text:p>P-0521</text:p>
          </table:table-cell>
          <table:table-cell office:value-type="string" office:string-value="Appear From">
            <text:p>Appear From</text:p>
          </table:table-cell>
          <table:table-cell office:value-type="string" office:string-value="Hogar">
            <text:p>Hogar</text:p>
          </table:table-cell>
          <table:table-cell office:value-type="float" office:value="385">
            <text:p>385</text:p>
          </table:table-cell>
          <table:table-cell office:value-type="float" office:value="72.81">
            <text:p>72.8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14">
            <text:p>2023-07-14</text:p>
          </table:table-cell>
          <table:table-cell office:value-type="string" office:string-value="A-19-B2">
            <text:p>A-19-B2</text:p>
          </table:table-cell>
        </table:table-row>
        <table:table-row>
          <table:table-cell office:value-type="string" office:string-value="P-0522">
            <text:p>P-0522</text:p>
          </table:table-cell>
          <table:table-cell office:value-type="string" office:string-value="Second Last">
            <text:p>Second Last</text:p>
          </table:table-cell>
          <table:table-cell office:value-type="string" office:string-value="Automotriz">
            <text:p>Automotriz</text:p>
          </table:table-cell>
          <table:table-cell office:value-type="float" office:value="322">
            <text:p>322</text:p>
          </table:table-cell>
          <table:table-cell office:value-type="float" office:value="408.14">
            <text:p>408.1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11">
            <text:p>2024-03-11</text:p>
          </table:table-cell>
          <table:table-cell office:value-type="string" office:string-value="A-12-B16">
            <text:p>A-12-B16</text:p>
          </table:table-cell>
        </table:table-row>
        <table:table-row>
          <table:table-cell office:value-type="string" office:string-value="P-0523">
            <text:p>P-0523</text:p>
          </table:table-cell>
          <table:table-cell office:value-type="string" office:string-value="Phone From">
            <text:p>Phone From</text:p>
          </table:table-cell>
          <table:table-cell office:value-type="string" office:string-value="Ropa">
            <text:p>Ropa</text:p>
          </table:table-cell>
          <table:table-cell office:value-type="float" office:value="206">
            <text:p>206</text:p>
          </table:table-cell>
          <table:table-cell office:value-type="float" office:value="470.25">
            <text:p>470.2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02">
            <text:p>2023-06-02</text:p>
          </table:table-cell>
          <table:table-cell office:value-type="string" office:string-value="A-48-B6">
            <text:p>A-48-B6</text:p>
          </table:table-cell>
        </table:table-row>
        <table:table-row>
          <table:table-cell office:value-type="string" office:string-value="P-0524">
            <text:p>P-0524</text:p>
          </table:table-cell>
          <table:table-cell office:value-type="string" office:string-value="Happy Institution">
            <text:p>Happy Institution</text:p>
          </table:table-cell>
          <table:table-cell office:value-type="string" office:string-value="Automotriz">
            <text:p>Automotriz</text:p>
          </table:table-cell>
          <table:table-cell office:value-type="float" office:value="106">
            <text:p>106</text:p>
          </table:table-cell>
          <table:table-cell office:value-type="float" office:value="14.54">
            <text:p>14.5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2-25">
            <text:p>2024-12-25</text:p>
          </table:table-cell>
          <table:table-cell office:value-type="string" office:string-value="A-35-B3">
            <text:p>A-35-B3</text:p>
          </table:table-cell>
        </table:table-row>
        <table:table-row>
          <table:table-cell office:value-type="string" office:string-value="P-0525">
            <text:p>P-0525</text:p>
          </table:table-cell>
          <table:table-cell office:value-type="string" office:string-value="Case Else">
            <text:p>Case Else</text:p>
          </table:table-cell>
          <table:table-cell office:value-type="string" office:string-value="Ropa">
            <text:p>Ropa</text:p>
          </table:table-cell>
          <table:table-cell office:value-type="float" office:value="429">
            <text:p>429</text:p>
          </table:table-cell>
          <table:table-cell office:value-type="float" office:value="298.74">
            <text:p>298.7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2-16">
            <text:p>2023-12-16</text:p>
          </table:table-cell>
          <table:table-cell office:value-type="string" office:string-value="A-48-B5">
            <text:p>A-48-B5</text:p>
          </table:table-cell>
        </table:table-row>
        <table:table-row>
          <table:table-cell office:value-type="string" office:string-value="P-0526">
            <text:p>P-0526</text:p>
          </table:table-cell>
          <table:table-cell office:value-type="string" office:string-value="Citizen Early">
            <text:p>Citizen Early</text:p>
          </table:table-cell>
          <table:table-cell office:value-type="string" office:string-value="Hogar">
            <text:p>Hogar</text:p>
          </table:table-cell>
          <table:table-cell office:value-type="float" office:value="368">
            <text:p>368</text:p>
          </table:table-cell>
          <table:table-cell office:value-type="float" office:value="40.17">
            <text:p>40.1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7-08">
            <text:p>2024-07-08</text:p>
          </table:table-cell>
          <table:table-cell office:value-type="string" office:string-value="A-46-B19">
            <text:p>A-46-B19</text:p>
          </table:table-cell>
        </table:table-row>
        <table:table-row>
          <table:table-cell office:value-type="string" office:string-value="P-0527">
            <text:p>P-0527</text:p>
          </table:table-cell>
          <table:table-cell office:value-type="string" office:string-value="Area Read">
            <text:p>Area Read</text:p>
          </table:table-cell>
          <table:table-cell office:value-type="string" office:string-value="Electrónica">
            <text:p>Electrónica</text:p>
          </table:table-cell>
          <table:table-cell office:value-type="float" office:value="30">
            <text:p>30</text:p>
          </table:table-cell>
          <table:table-cell office:value-type="float" office:value="408.59">
            <text:p>408.5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8-04">
            <text:p>2024-08-04</text:p>
          </table:table-cell>
          <table:table-cell office:value-type="string" office:string-value="A-14-B17">
            <text:p>A-14-B17</text:p>
          </table:table-cell>
        </table:table-row>
        <table:table-row>
          <table:table-cell office:value-type="string" office:string-value="P-0528">
            <text:p>P-0528</text:p>
          </table:table-cell>
          <table:table-cell office:value-type="string" office:string-value="Amount Population">
            <text:p>Amount Population</text:p>
          </table:table-cell>
          <table:table-cell office:value-type="string" office:string-value="Deportes">
            <text:p>Deportes</text:p>
          </table:table-cell>
          <table:table-cell office:value-type="float" office:value="313">
            <text:p>313</text:p>
          </table:table-cell>
          <table:table-cell office:value-type="float" office:value="440.05">
            <text:p>440.0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3-08">
            <text:p>2025-03-08</text:p>
          </table:table-cell>
          <table:table-cell office:value-type="string" office:string-value="A-43-B17">
            <text:p>A-43-B17</text:p>
          </table:table-cell>
        </table:table-row>
        <table:table-row>
          <table:table-cell office:value-type="string" office:string-value="P-0529">
            <text:p>P-0529</text:p>
          </table:table-cell>
          <table:table-cell office:value-type="string" office:string-value="Factor Each">
            <text:p>Factor Each</text:p>
          </table:table-cell>
          <table:table-cell office:value-type="string" office:string-value="Deportes">
            <text:p>Deportes</text:p>
          </table:table-cell>
          <table:table-cell office:value-type="float" office:value="276">
            <text:p>276</text:p>
          </table:table-cell>
          <table:table-cell office:value-type="float" office:value="163.34">
            <text:p>163.3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8-21">
            <text:p>2024-08-21</text:p>
          </table:table-cell>
          <table:table-cell office:value-type="string" office:string-value="A-16-B4">
            <text:p>A-16-B4</text:p>
          </table:table-cell>
        </table:table-row>
        <table:table-row>
          <table:table-cell office:value-type="string" office:string-value="P-0530">
            <text:p>P-0530</text:p>
          </table:table-cell>
          <table:table-cell office:value-type="string" office:string-value="Man Technology">
            <text:p>Man Technology</text:p>
          </table:table-cell>
          <table:table-cell office:value-type="string" office:string-value="Juguetes">
            <text:p>Juguetes</text:p>
          </table:table-cell>
          <table:table-cell office:value-type="float" office:value="5">
            <text:p>5</text:p>
          </table:table-cell>
          <table:table-cell office:value-type="float" office:value="224.27">
            <text:p>224.2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9-30">
            <text:p>2023-09-30</text:p>
          </table:table-cell>
          <table:table-cell office:value-type="string" office:string-value="A-23-B4">
            <text:p>A-23-B4</text:p>
          </table:table-cell>
        </table:table-row>
        <table:table-row>
          <table:table-cell office:value-type="string" office:string-value="P-0531">
            <text:p>P-0531</text:p>
          </table:table-cell>
          <table:table-cell office:value-type="string" office:string-value="Write Will">
            <text:p>Write Will</text:p>
          </table:table-cell>
          <table:table-cell office:value-type="string" office:string-value="Ropa">
            <text:p>Ropa</text:p>
          </table:table-cell>
          <table:table-cell office:value-type="float" office:value="380">
            <text:p>380</text:p>
          </table:table-cell>
          <table:table-cell office:value-type="float" office:value="216.09">
            <text:p>216.0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24">
            <text:p>2023-05-24</text:p>
          </table:table-cell>
          <table:table-cell office:value-type="string" office:string-value="A-1-B8">
            <text:p>A-1-B8</text:p>
          </table:table-cell>
        </table:table-row>
        <table:table-row>
          <table:table-cell office:value-type="string" office:string-value="P-0532">
            <text:p>P-0532</text:p>
          </table:table-cell>
          <table:table-cell office:value-type="string" office:string-value="Bad Where">
            <text:p>Bad Where</text:p>
          </table:table-cell>
          <table:table-cell office:value-type="string" office:string-value="Hogar">
            <text:p>Hogar</text:p>
          </table:table-cell>
          <table:table-cell office:value-type="float" office:value="68">
            <text:p>68</text:p>
          </table:table-cell>
          <table:table-cell office:value-type="float" office:value="94.75">
            <text:p>94.7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4-05">
            <text:p>2023-04-05</text:p>
          </table:table-cell>
          <table:table-cell office:value-type="string" office:string-value="A-35-B12">
            <text:p>A-35-B12</text:p>
          </table:table-cell>
        </table:table-row>
        <table:table-row>
          <table:table-cell office:value-type="string" office:string-value="P-0533">
            <text:p>P-0533</text:p>
          </table:table-cell>
          <table:table-cell office:value-type="string" office:string-value="Total Plant">
            <text:p>Total Plant</text:p>
          </table:table-cell>
          <table:table-cell office:value-type="string" office:string-value="Alimentos">
            <text:p>Alimentos</text:p>
          </table:table-cell>
          <table:table-cell office:value-type="float" office:value="461">
            <text:p>461</text:p>
          </table:table-cell>
          <table:table-cell office:value-type="float" office:value="405.64">
            <text:p>405.6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1-10">
            <text:p>2023-11-10</text:p>
          </table:table-cell>
          <table:table-cell office:value-type="string" office:string-value="A-4-B14">
            <text:p>A-4-B14</text:p>
          </table:table-cell>
        </table:table-row>
        <table:table-row>
          <table:table-cell office:value-type="string" office:string-value="P-0534">
            <text:p>P-0534</text:p>
          </table:table-cell>
          <table:table-cell office:value-type="string" office:string-value="Team Show">
            <text:p>Team Show</text:p>
          </table:table-cell>
          <table:table-cell office:value-type="string" office:string-value="Automotriz">
            <text:p>Automotriz</text:p>
          </table:table-cell>
          <table:table-cell office:value-type="float" office:value="95">
            <text:p>95</text:p>
          </table:table-cell>
          <table:table-cell office:value-type="float" office:value="169.71">
            <text:p>169.7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0-29">
            <text:p>2024-10-29</text:p>
          </table:table-cell>
          <table:table-cell office:value-type="string" office:string-value="A-21-B2">
            <text:p>A-21-B2</text:p>
          </table:table-cell>
        </table:table-row>
        <table:table-row>
          <table:table-cell office:value-type="string" office:string-value="P-0535">
            <text:p>P-0535</text:p>
          </table:table-cell>
          <table:table-cell office:value-type="string" office:string-value="Husband Hotel">
            <text:p>Husband Hotel</text:p>
          </table:table-cell>
          <table:table-cell office:value-type="string" office:string-value="Juguetes">
            <text:p>Juguetes</text:p>
          </table:table-cell>
          <table:table-cell office:value-type="float" office:value="417">
            <text:p>417</text:p>
          </table:table-cell>
          <table:table-cell office:value-type="float" office:value="159.17">
            <text:p>159.1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11">
            <text:p>2023-05-11</text:p>
          </table:table-cell>
          <table:table-cell office:value-type="string" office:string-value="A-46-B19">
            <text:p>A-46-B19</text:p>
          </table:table-cell>
        </table:table-row>
        <table:table-row>
          <table:table-cell office:value-type="string" office:string-value="P-0536">
            <text:p>P-0536</text:p>
          </table:table-cell>
          <table:table-cell office:value-type="string" office:string-value="Share Ground">
            <text:p>Share Ground</text:p>
          </table:table-cell>
          <table:table-cell office:value-type="string" office:string-value="Alimentos">
            <text:p>Alimentos</text:p>
          </table:table-cell>
          <table:table-cell office:value-type="float" office:value="299">
            <text:p>299</text:p>
          </table:table-cell>
          <table:table-cell office:value-type="float" office:value="159.75">
            <text:p>159.7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5-05">
            <text:p>2023-05-05</text:p>
          </table:table-cell>
          <table:table-cell office:value-type="string" office:string-value="A-37-B19">
            <text:p>A-37-B19</text:p>
          </table:table-cell>
        </table:table-row>
        <table:table-row>
          <table:table-cell office:value-type="string" office:string-value="P-0537">
            <text:p>P-0537</text:p>
          </table:table-cell>
          <table:table-cell office:value-type="string" office:string-value="Finally Drug">
            <text:p>Finally Drug</text:p>
          </table:table-cell>
          <table:table-cell office:value-type="string" office:string-value="Hogar">
            <text:p>Hogar</text:p>
          </table:table-cell>
          <table:table-cell office:value-type="float" office:value="105">
            <text:p>105</text:p>
          </table:table-cell>
          <table:table-cell office:value-type="float" office:value="181.13">
            <text:p>181.1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09">
            <text:p>2023-07-09</text:p>
          </table:table-cell>
          <table:table-cell office:value-type="string" office:string-value="A-47-B3">
            <text:p>A-47-B3</text:p>
          </table:table-cell>
        </table:table-row>
        <table:table-row>
          <table:table-cell office:value-type="string" office:string-value="P-0538">
            <text:p>P-0538</text:p>
          </table:table-cell>
          <table:table-cell office:value-type="string" office:string-value="Drop Allow">
            <text:p>Drop Allow</text:p>
          </table:table-cell>
          <table:table-cell office:value-type="string" office:string-value="Deportes">
            <text:p>Deportes</text:p>
          </table:table-cell>
          <table:table-cell office:value-type="float" office:value="108">
            <text:p>108</text:p>
          </table:table-cell>
          <table:table-cell office:value-type="float" office:value="197.59">
            <text:p>197.5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2-09">
            <text:p>2023-12-09</text:p>
          </table:table-cell>
          <table:table-cell office:value-type="string" office:string-value="A-11-B13">
            <text:p>A-11-B13</text:p>
          </table:table-cell>
        </table:table-row>
        <table:table-row>
          <table:table-cell office:value-type="string" office:string-value="P-0539">
            <text:p>P-0539</text:p>
          </table:table-cell>
          <table:table-cell office:value-type="string" office:string-value="Long End">
            <text:p>Long End</text:p>
          </table:table-cell>
          <table:table-cell office:value-type="string" office:string-value="Electrónica">
            <text:p>Electrónica</text:p>
          </table:table-cell>
          <table:table-cell office:value-type="float" office:value="239">
            <text:p>239</text:p>
          </table:table-cell>
          <table:table-cell office:value-type="float" office:value="269.23">
            <text:p>269.2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4-19">
            <text:p>2024-04-19</text:p>
          </table:table-cell>
          <table:table-cell office:value-type="string" office:string-value="A-36-B7">
            <text:p>A-36-B7</text:p>
          </table:table-cell>
        </table:table-row>
        <table:table-row>
          <table:table-cell office:value-type="string" office:string-value="P-0540">
            <text:p>P-0540</text:p>
          </table:table-cell>
          <table:table-cell office:value-type="string" office:string-value="Because Nothing">
            <text:p>Because Nothing</text:p>
          </table:table-cell>
          <table:table-cell office:value-type="string" office:string-value="Electrónica">
            <text:p>Electrónica</text:p>
          </table:table-cell>
          <table:table-cell office:value-type="float" office:value="289">
            <text:p>289</text:p>
          </table:table-cell>
          <table:table-cell office:value-type="float" office:value="101.13">
            <text:p>101.1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1-14">
            <text:p>2024-01-14</text:p>
          </table:table-cell>
          <table:table-cell office:value-type="string" office:string-value="A-41-B13">
            <text:p>A-41-B13</text:p>
          </table:table-cell>
        </table:table-row>
        <table:table-row>
          <table:table-cell office:value-type="string" office:string-value="P-0541">
            <text:p>P-0541</text:p>
          </table:table-cell>
          <table:table-cell office:value-type="string" office:string-value="Challenge Through">
            <text:p>Challenge Through</text:p>
          </table:table-cell>
          <table:table-cell office:value-type="string" office:string-value="Hogar">
            <text:p>Hogar</text:p>
          </table:table-cell>
          <table:table-cell office:value-type="float" office:value="468">
            <text:p>468</text:p>
          </table:table-cell>
          <table:table-cell office:value-type="float" office:value="312.82">
            <text:p>312.8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6-08">
            <text:p>2024-06-08</text:p>
          </table:table-cell>
          <table:table-cell office:value-type="string" office:string-value="A-11-B18">
            <text:p>A-11-B18</text:p>
          </table:table-cell>
        </table:table-row>
        <table:table-row>
          <table:table-cell office:value-type="string" office:string-value="P-0542">
            <text:p>P-0542</text:p>
          </table:table-cell>
          <table:table-cell office:value-type="string" office:string-value="Much State">
            <text:p>Much State</text:p>
          </table:table-cell>
          <table:table-cell office:value-type="string" office:string-value="Automotriz">
            <text:p>Automotriz</text:p>
          </table:table-cell>
          <table:table-cell office:value-type="float" office:value="199">
            <text:p>199</text:p>
          </table:table-cell>
          <table:table-cell office:value-type="float" office:value="168.04">
            <text:p>168.0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3-06">
            <text:p>2025-03-06</text:p>
          </table:table-cell>
          <table:table-cell office:value-type="string" office:string-value="A-21-B19">
            <text:p>A-21-B19</text:p>
          </table:table-cell>
        </table:table-row>
        <table:table-row>
          <table:table-cell office:value-type="string" office:string-value="P-0543">
            <text:p>P-0543</text:p>
          </table:table-cell>
          <table:table-cell office:value-type="string" office:string-value="Share Throw">
            <text:p>Share Throw</text:p>
          </table:table-cell>
          <table:table-cell office:value-type="string" office:string-value="Alimentos">
            <text:p>Alimentos</text:p>
          </table:table-cell>
          <table:table-cell office:value-type="float" office:value="224">
            <text:p>224</text:p>
          </table:table-cell>
          <table:table-cell office:value-type="float" office:value="139.26">
            <text:p>139.2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2-06">
            <text:p>2023-12-06</text:p>
          </table:table-cell>
          <table:table-cell office:value-type="string" office:string-value="A-16-B8">
            <text:p>A-16-B8</text:p>
          </table:table-cell>
        </table:table-row>
        <table:table-row>
          <table:table-cell office:value-type="string" office:string-value="P-0544">
            <text:p>P-0544</text:p>
          </table:table-cell>
          <table:table-cell office:value-type="string" office:string-value="Deep Left">
            <text:p>Deep Left</text:p>
          </table:table-cell>
          <table:table-cell office:value-type="string" office:string-value="Ropa">
            <text:p>Ropa</text:p>
          </table:table-cell>
          <table:table-cell office:value-type="float" office:value="160">
            <text:p>160</text:p>
          </table:table-cell>
          <table:table-cell office:value-type="float" office:value="76.66">
            <text:p>76.6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3-26">
            <text:p>2023-03-26</text:p>
          </table:table-cell>
          <table:table-cell office:value-type="string" office:string-value="A-40-B16">
            <text:p>A-40-B16</text:p>
          </table:table-cell>
        </table:table-row>
        <table:table-row>
          <table:table-cell office:value-type="string" office:string-value="P-0545">
            <text:p>P-0545</text:p>
          </table:table-cell>
          <table:table-cell office:value-type="string" office:string-value="Significant Industry">
            <text:p>Significant Industry</text:p>
          </table:table-cell>
          <table:table-cell office:value-type="string" office:string-value="Automotriz">
            <text:p>Automotriz</text:p>
          </table:table-cell>
          <table:table-cell office:value-type="float" office:value="191">
            <text:p>191</text:p>
          </table:table-cell>
          <table:table-cell office:value-type="float" office:value="202.0">
            <text:p>202.0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6-15">
            <text:p>2024-06-15</text:p>
          </table:table-cell>
          <table:table-cell office:value-type="string" office:string-value="A-13-B10">
            <text:p>A-13-B10</text:p>
          </table:table-cell>
        </table:table-row>
        <table:table-row>
          <table:table-cell office:value-type="string" office:string-value="P-0546">
            <text:p>P-0546</text:p>
          </table:table-cell>
          <table:table-cell office:value-type="string" office:string-value="Near Truth">
            <text:p>Near Truth</text:p>
          </table:table-cell>
          <table:table-cell office:value-type="string" office:string-value="Alimentos">
            <text:p>Alimentos</text:p>
          </table:table-cell>
          <table:table-cell office:value-type="float" office:value="176">
            <text:p>176</text:p>
          </table:table-cell>
          <table:table-cell office:value-type="float" office:value="143.46">
            <text:p>143.4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2-27">
            <text:p>2025-02-27</text:p>
          </table:table-cell>
          <table:table-cell office:value-type="string" office:string-value="A-40-B12">
            <text:p>A-40-B12</text:p>
          </table:table-cell>
        </table:table-row>
        <table:table-row>
          <table:table-cell office:value-type="string" office:string-value="P-0547">
            <text:p>P-0547</text:p>
          </table:table-cell>
          <table:table-cell office:value-type="string" office:string-value="Skill Thank">
            <text:p>Skill Thank</text:p>
          </table:table-cell>
          <table:table-cell office:value-type="string" office:string-value="Hogar">
            <text:p>Hogar</text:p>
          </table:table-cell>
          <table:table-cell office:value-type="float" office:value="423">
            <text:p>423</text:p>
          </table:table-cell>
          <table:table-cell office:value-type="float" office:value="282.34">
            <text:p>282.3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23">
            <text:p>2023-08-23</text:p>
          </table:table-cell>
          <table:table-cell office:value-type="string" office:string-value="A-36-B11">
            <text:p>A-36-B11</text:p>
          </table:table-cell>
        </table:table-row>
        <table:table-row>
          <table:table-cell office:value-type="string" office:string-value="P-0548">
            <text:p>P-0548</text:p>
          </table:table-cell>
          <table:table-cell office:value-type="string" office:string-value="Picture Form">
            <text:p>Picture Form</text:p>
          </table:table-cell>
          <table:table-cell office:value-type="string" office:string-value="Deportes">
            <text:p>Deportes</text:p>
          </table:table-cell>
          <table:table-cell office:value-type="float" office:value="358">
            <text:p>358</text:p>
          </table:table-cell>
          <table:table-cell office:value-type="float" office:value="107.57">
            <text:p>107.5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2-04">
            <text:p>2025-02-04</text:p>
          </table:table-cell>
          <table:table-cell office:value-type="string" office:string-value="A-7-B4">
            <text:p>A-7-B4</text:p>
          </table:table-cell>
        </table:table-row>
        <table:table-row>
          <table:table-cell office:value-type="string" office:string-value="P-0549">
            <text:p>P-0549</text:p>
          </table:table-cell>
          <table:table-cell office:value-type="string" office:string-value="Bed Off">
            <text:p>Bed Off</text:p>
          </table:table-cell>
          <table:table-cell office:value-type="string" office:string-value="Hogar">
            <text:p>Hogar</text:p>
          </table:table-cell>
          <table:table-cell office:value-type="float" office:value="369">
            <text:p>369</text:p>
          </table:table-cell>
          <table:table-cell office:value-type="float" office:value="341.73">
            <text:p>341.7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6-13">
            <text:p>2024-06-13</text:p>
          </table:table-cell>
          <table:table-cell office:value-type="string" office:string-value="A-41-B5">
            <text:p>A-41-B5</text:p>
          </table:table-cell>
        </table:table-row>
        <table:table-row>
          <table:table-cell office:value-type="string" office:string-value="P-0550">
            <text:p>P-0550</text:p>
          </table:table-cell>
          <table:table-cell office:value-type="string" office:string-value="Now Agreement">
            <text:p>Now Agreement</text:p>
          </table:table-cell>
          <table:table-cell office:value-type="string" office:string-value="Automotriz">
            <text:p>Automotriz</text:p>
          </table:table-cell>
          <table:table-cell office:value-type="float" office:value="264">
            <text:p>264</text:p>
          </table:table-cell>
          <table:table-cell office:value-type="float" office:value="472.43">
            <text:p>472.4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2-27">
            <text:p>2025-02-27</text:p>
          </table:table-cell>
          <table:table-cell office:value-type="string" office:string-value="A-1-B5">
            <text:p>A-1-B5</text:p>
          </table:table-cell>
        </table:table-row>
        <table:table-row>
          <table:table-cell office:value-type="string" office:string-value="P-0551">
            <text:p>P-0551</text:p>
          </table:table-cell>
          <table:table-cell office:value-type="string" office:string-value="Major Suddenly">
            <text:p>Major Suddenly</text:p>
          </table:table-cell>
          <table:table-cell office:value-type="string" office:string-value="Deportes">
            <text:p>Deportes</text:p>
          </table:table-cell>
          <table:table-cell office:value-type="float" office:value="240">
            <text:p>240</text:p>
          </table:table-cell>
          <table:table-cell office:value-type="float" office:value="384.72">
            <text:p>384.7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2-03">
            <text:p>2023-12-03</text:p>
          </table:table-cell>
          <table:table-cell office:value-type="string" office:string-value="A-13-B14">
            <text:p>A-13-B14</text:p>
          </table:table-cell>
        </table:table-row>
        <table:table-row>
          <table:table-cell office:value-type="string" office:string-value="P-0552">
            <text:p>P-0552</text:p>
          </table:table-cell>
          <table:table-cell office:value-type="string" office:string-value="Federal A">
            <text:p>Federal A</text:p>
          </table:table-cell>
          <table:table-cell office:value-type="string" office:string-value="Salud">
            <text:p>Salud</text:p>
          </table:table-cell>
          <table:table-cell office:value-type="float" office:value="193">
            <text:p>193</text:p>
          </table:table-cell>
          <table:table-cell office:value-type="float" office:value="98.49">
            <text:p>98.4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3-12">
            <text:p>2025-03-12</text:p>
          </table:table-cell>
          <table:table-cell office:value-type="string" office:string-value="A-48-B18">
            <text:p>A-48-B18</text:p>
          </table:table-cell>
        </table:table-row>
        <table:table-row>
          <table:table-cell office:value-type="string" office:string-value="P-0553">
            <text:p>P-0553</text:p>
          </table:table-cell>
          <table:table-cell office:value-type="string" office:string-value="Author Answer">
            <text:p>Author Answer</text:p>
          </table:table-cell>
          <table:table-cell office:value-type="string" office:string-value="Salud">
            <text:p>Salud</text:p>
          </table:table-cell>
          <table:table-cell office:value-type="float" office:value="365">
            <text:p>365</text:p>
          </table:table-cell>
          <table:table-cell office:value-type="float" office:value="399.07">
            <text:p>399.0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17">
            <text:p>2025-01-17</text:p>
          </table:table-cell>
          <table:table-cell office:value-type="string" office:string-value="A-50-B4">
            <text:p>A-50-B4</text:p>
          </table:table-cell>
        </table:table-row>
        <table:table-row>
          <table:table-cell office:value-type="string" office:string-value="P-0554">
            <text:p>P-0554</text:p>
          </table:table-cell>
          <table:table-cell office:value-type="string" office:string-value="Certainly Serious">
            <text:p>Certainly Serious</text:p>
          </table:table-cell>
          <table:table-cell office:value-type="string" office:string-value="Deportes">
            <text:p>Deportes</text:p>
          </table:table-cell>
          <table:table-cell office:value-type="float" office:value="466">
            <text:p>466</text:p>
          </table:table-cell>
          <table:table-cell office:value-type="float" office:value="329.59">
            <text:p>329.5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27">
            <text:p>2025-01-27</text:p>
          </table:table-cell>
          <table:table-cell office:value-type="string" office:string-value="A-41-B1">
            <text:p>A-41-B1</text:p>
          </table:table-cell>
        </table:table-row>
        <table:table-row>
          <table:table-cell office:value-type="string" office:string-value="P-0555">
            <text:p>P-0555</text:p>
          </table:table-cell>
          <table:table-cell office:value-type="string" office:string-value="Finish Accept">
            <text:p>Finish Accept</text:p>
          </table:table-cell>
          <table:table-cell office:value-type="string" office:string-value="Juguetes">
            <text:p>Juguetes</text:p>
          </table:table-cell>
          <table:table-cell office:value-type="float" office:value="142">
            <text:p>142</text:p>
          </table:table-cell>
          <table:table-cell office:value-type="float" office:value="431.19">
            <text:p>431.1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2-10">
            <text:p>2023-12-10</text:p>
          </table:table-cell>
          <table:table-cell office:value-type="string" office:string-value="A-14-B18">
            <text:p>A-14-B18</text:p>
          </table:table-cell>
        </table:table-row>
        <table:table-row>
          <table:table-cell office:value-type="string" office:string-value="P-0556">
            <text:p>P-0556</text:p>
          </table:table-cell>
          <table:table-cell office:value-type="string" office:string-value="Customer Order">
            <text:p>Customer Order</text:p>
          </table:table-cell>
          <table:table-cell office:value-type="string" office:string-value="Ropa">
            <text:p>Ropa</text:p>
          </table:table-cell>
          <table:table-cell office:value-type="float" office:value="217">
            <text:p>217</text:p>
          </table:table-cell>
          <table:table-cell office:value-type="float" office:value="283.79">
            <text:p>283.7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1-05">
            <text:p>2024-01-05</text:p>
          </table:table-cell>
          <table:table-cell office:value-type="string" office:string-value="A-16-B16">
            <text:p>A-16-B16</text:p>
          </table:table-cell>
        </table:table-row>
        <table:table-row>
          <table:table-cell office:value-type="string" office:string-value="P-0557">
            <text:p>P-0557</text:p>
          </table:table-cell>
          <table:table-cell office:value-type="string" office:string-value="Develop Nation">
            <text:p>Develop Nation</text:p>
          </table:table-cell>
          <table:table-cell office:value-type="string" office:string-value="Alimentos">
            <text:p>Alimentos</text:p>
          </table:table-cell>
          <table:table-cell office:value-type="float" office:value="161">
            <text:p>161</text:p>
          </table:table-cell>
          <table:table-cell office:value-type="float" office:value="456.88">
            <text:p>456.8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2-01">
            <text:p>2023-12-01</text:p>
          </table:table-cell>
          <table:table-cell office:value-type="string" office:string-value="A-10-B13">
            <text:p>A-10-B13</text:p>
          </table:table-cell>
        </table:table-row>
        <table:table-row>
          <table:table-cell office:value-type="string" office:string-value="P-0558">
            <text:p>P-0558</text:p>
          </table:table-cell>
          <table:table-cell office:value-type="string" office:string-value="If Evening">
            <text:p>If Evening</text:p>
          </table:table-cell>
          <table:table-cell office:value-type="string" office:string-value="Electrónica">
            <text:p>Electrónica</text:p>
          </table:table-cell>
          <table:table-cell office:value-type="float" office:value="187">
            <text:p>187</text:p>
          </table:table-cell>
          <table:table-cell office:value-type="float" office:value="494.76">
            <text:p>494.7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8-09">
            <text:p>2023-08-09</text:p>
          </table:table-cell>
          <table:table-cell office:value-type="string" office:string-value="A-8-B13">
            <text:p>A-8-B13</text:p>
          </table:table-cell>
        </table:table-row>
        <table:table-row>
          <table:table-cell office:value-type="string" office:string-value="P-0559">
            <text:p>P-0559</text:p>
          </table:table-cell>
          <table:table-cell office:value-type="string" office:string-value="Interesting Indicate">
            <text:p>Interesting Indicate</text:p>
          </table:table-cell>
          <table:table-cell office:value-type="string" office:string-value="Salud">
            <text:p>Salud</text:p>
          </table:table-cell>
          <table:table-cell office:value-type="float" office:value="124">
            <text:p>124</text:p>
          </table:table-cell>
          <table:table-cell office:value-type="float" office:value="26.19">
            <text:p>26.1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16">
            <text:p>2025-01-16</text:p>
          </table:table-cell>
          <table:table-cell office:value-type="string" office:string-value="A-49-B19">
            <text:p>A-49-B19</text:p>
          </table:table-cell>
        </table:table-row>
        <table:table-row>
          <table:table-cell office:value-type="string" office:string-value="P-0560">
            <text:p>P-0560</text:p>
          </table:table-cell>
          <table:table-cell office:value-type="string" office:string-value="Sport Bit">
            <text:p>Sport Bit</text:p>
          </table:table-cell>
          <table:table-cell office:value-type="string" office:string-value="Hogar">
            <text:p>Hogar</text:p>
          </table:table-cell>
          <table:table-cell office:value-type="float" office:value="280">
            <text:p>280</text:p>
          </table:table-cell>
          <table:table-cell office:value-type="float" office:value="2.32">
            <text:p>2.3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16">
            <text:p>2023-07-16</text:p>
          </table:table-cell>
          <table:table-cell office:value-type="string" office:string-value="A-18-B16">
            <text:p>A-18-B16</text:p>
          </table:table-cell>
        </table:table-row>
        <table:table-row>
          <table:table-cell office:value-type="string" office:string-value="P-0561">
            <text:p>P-0561</text:p>
          </table:table-cell>
          <table:table-cell office:value-type="string" office:string-value="Foreign Professor">
            <text:p>Foreign Professor</text:p>
          </table:table-cell>
          <table:table-cell office:value-type="string" office:string-value="Automotriz">
            <text:p>Automotriz</text:p>
          </table:table-cell>
          <table:table-cell office:value-type="float" office:value="464">
            <text:p>464</text:p>
          </table:table-cell>
          <table:table-cell office:value-type="float" office:value="88.94">
            <text:p>88.9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8-11">
            <text:p>2023-08-11</text:p>
          </table:table-cell>
          <table:table-cell office:value-type="string" office:string-value="A-42-B12">
            <text:p>A-42-B12</text:p>
          </table:table-cell>
        </table:table-row>
        <table:table-row>
          <table:table-cell office:value-type="string" office:string-value="P-0562">
            <text:p>P-0562</text:p>
          </table:table-cell>
          <table:table-cell office:value-type="string" office:string-value="We Born">
            <text:p>We Born</text:p>
          </table:table-cell>
          <table:table-cell office:value-type="string" office:string-value="Hogar">
            <text:p>Hogar</text:p>
          </table:table-cell>
          <table:table-cell office:value-type="float" office:value="321">
            <text:p>321</text:p>
          </table:table-cell>
          <table:table-cell office:value-type="float" office:value="359.95">
            <text:p>359.9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10">
            <text:p>2024-09-10</text:p>
          </table:table-cell>
          <table:table-cell office:value-type="string" office:string-value="A-39-B2">
            <text:p>A-39-B2</text:p>
          </table:table-cell>
        </table:table-row>
        <table:table-row>
          <table:table-cell office:value-type="string" office:string-value="P-0563">
            <text:p>P-0563</text:p>
          </table:table-cell>
          <table:table-cell office:value-type="string" office:string-value="Little Phone">
            <text:p>Little Phone</text:p>
          </table:table-cell>
          <table:table-cell office:value-type="string" office:string-value="Deportes">
            <text:p>Deportes</text:p>
          </table:table-cell>
          <table:table-cell office:value-type="float" office:value="297">
            <text:p>297</text:p>
          </table:table-cell>
          <table:table-cell office:value-type="float" office:value="209.71">
            <text:p>209.7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1-07">
            <text:p>2025-01-07</text:p>
          </table:table-cell>
          <table:table-cell office:value-type="string" office:string-value="A-27-B9">
            <text:p>A-27-B9</text:p>
          </table:table-cell>
        </table:table-row>
        <table:table-row>
          <table:table-cell office:value-type="string" office:string-value="P-0564">
            <text:p>P-0564</text:p>
          </table:table-cell>
          <table:table-cell office:value-type="string" office:string-value="Brother Official">
            <text:p>Brother Official</text:p>
          </table:table-cell>
          <table:table-cell office:value-type="string" office:string-value="Hogar">
            <text:p>Hogar</text:p>
          </table:table-cell>
          <table:table-cell office:value-type="float" office:value="245">
            <text:p>245</text:p>
          </table:table-cell>
          <table:table-cell office:value-type="float" office:value="257.88">
            <text:p>257.8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23">
            <text:p>2023-07-23</text:p>
          </table:table-cell>
          <table:table-cell office:value-type="string" office:string-value="A-49-B3">
            <text:p>A-49-B3</text:p>
          </table:table-cell>
        </table:table-row>
        <table:table-row>
          <table:table-cell office:value-type="string" office:string-value="P-0565">
            <text:p>P-0565</text:p>
          </table:table-cell>
          <table:table-cell office:value-type="string" office:string-value="Avoid Base">
            <text:p>Avoid Base</text:p>
          </table:table-cell>
          <table:table-cell office:value-type="string" office:string-value="Juguetes">
            <text:p>Juguetes</text:p>
          </table:table-cell>
          <table:table-cell office:value-type="float" office:value="169">
            <text:p>169</text:p>
          </table:table-cell>
          <table:table-cell office:value-type="float" office:value="104.61">
            <text:p>104.6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27">
            <text:p>2024-12-27</text:p>
          </table:table-cell>
          <table:table-cell office:value-type="string" office:string-value="A-40-B6">
            <text:p>A-40-B6</text:p>
          </table:table-cell>
        </table:table-row>
        <table:table-row>
          <table:table-cell office:value-type="string" office:string-value="P-0566">
            <text:p>P-0566</text:p>
          </table:table-cell>
          <table:table-cell office:value-type="string" office:string-value="More Hot">
            <text:p>More Hot</text:p>
          </table:table-cell>
          <table:table-cell office:value-type="string" office:string-value="Electrónica">
            <text:p>Electrónica</text:p>
          </table:table-cell>
          <table:table-cell office:value-type="float" office:value="476">
            <text:p>476</text:p>
          </table:table-cell>
          <table:table-cell office:value-type="float" office:value="274.15">
            <text:p>274.1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7-03">
            <text:p>2024-07-03</text:p>
          </table:table-cell>
          <table:table-cell office:value-type="string" office:string-value="A-43-B16">
            <text:p>A-43-B16</text:p>
          </table:table-cell>
        </table:table-row>
        <table:table-row>
          <table:table-cell office:value-type="string" office:string-value="P-0567">
            <text:p>P-0567</text:p>
          </table:table-cell>
          <table:table-cell office:value-type="string" office:string-value="Employee Than">
            <text:p>Employee Than</text:p>
          </table:table-cell>
          <table:table-cell office:value-type="string" office:string-value="Hogar">
            <text:p>Hogar</text:p>
          </table:table-cell>
          <table:table-cell office:value-type="float" office:value="151">
            <text:p>151</text:p>
          </table:table-cell>
          <table:table-cell office:value-type="float" office:value="431.74">
            <text:p>431.7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9-25">
            <text:p>2023-09-25</text:p>
          </table:table-cell>
          <table:table-cell office:value-type="string" office:string-value="A-45-B11">
            <text:p>A-45-B11</text:p>
          </table:table-cell>
        </table:table-row>
        <table:table-row>
          <table:table-cell office:value-type="string" office:string-value="P-0568">
            <text:p>P-0568</text:p>
          </table:table-cell>
          <table:table-cell office:value-type="string" office:string-value="Stage Do">
            <text:p>Stage Do</text:p>
          </table:table-cell>
          <table:table-cell office:value-type="string" office:string-value="Automotriz">
            <text:p>Automotriz</text:p>
          </table:table-cell>
          <table:table-cell office:value-type="float" office:value="467">
            <text:p>467</text:p>
          </table:table-cell>
          <table:table-cell office:value-type="float" office:value="306.85">
            <text:p>306.8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6-30">
            <text:p>2023-06-30</text:p>
          </table:table-cell>
          <table:table-cell office:value-type="string" office:string-value="A-33-B7">
            <text:p>A-33-B7</text:p>
          </table:table-cell>
        </table:table-row>
        <table:table-row>
          <table:table-cell office:value-type="string" office:string-value="P-0569">
            <text:p>P-0569</text:p>
          </table:table-cell>
          <table:table-cell office:value-type="string" office:string-value="Subject Since">
            <text:p>Subject Since</text:p>
          </table:table-cell>
          <table:table-cell office:value-type="string" office:string-value="Alimentos">
            <text:p>Alimentos</text:p>
          </table:table-cell>
          <table:table-cell office:value-type="float" office:value="41">
            <text:p>41</text:p>
          </table:table-cell>
          <table:table-cell office:value-type="float" office:value="315.84">
            <text:p>315.8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2-17">
            <text:p>2025-02-17</text:p>
          </table:table-cell>
          <table:table-cell office:value-type="string" office:string-value="A-8-B11">
            <text:p>A-8-B11</text:p>
          </table:table-cell>
        </table:table-row>
        <table:table-row>
          <table:table-cell office:value-type="string" office:string-value="P-0570">
            <text:p>P-0570</text:p>
          </table:table-cell>
          <table:table-cell office:value-type="string" office:string-value="With Maintain">
            <text:p>With Maintain</text:p>
          </table:table-cell>
          <table:table-cell office:value-type="string" office:string-value="Salud">
            <text:p>Salud</text:p>
          </table:table-cell>
          <table:table-cell office:value-type="float" office:value="188">
            <text:p>188</text:p>
          </table:table-cell>
          <table:table-cell office:value-type="float" office:value="38.64">
            <text:p>38.6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2-15">
            <text:p>2025-02-15</text:p>
          </table:table-cell>
          <table:table-cell office:value-type="string" office:string-value="A-14-B16">
            <text:p>A-14-B16</text:p>
          </table:table-cell>
        </table:table-row>
        <table:table-row>
          <table:table-cell office:value-type="string" office:string-value="P-0571">
            <text:p>P-0571</text:p>
          </table:table-cell>
          <table:table-cell office:value-type="string" office:string-value="Fine Lose">
            <text:p>Fine Lose</text:p>
          </table:table-cell>
          <table:table-cell office:value-type="string" office:string-value="Juguetes">
            <text:p>Juguetes</text:p>
          </table:table-cell>
          <table:table-cell office:value-type="float" office:value="366">
            <text:p>366</text:p>
          </table:table-cell>
          <table:table-cell office:value-type="float" office:value="22.48">
            <text:p>22.4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6-25">
            <text:p>2023-06-25</text:p>
          </table:table-cell>
          <table:table-cell office:value-type="string" office:string-value="A-47-B14">
            <text:p>A-47-B14</text:p>
          </table:table-cell>
        </table:table-row>
        <table:table-row>
          <table:table-cell office:value-type="string" office:string-value="P-0572">
            <text:p>P-0572</text:p>
          </table:table-cell>
          <table:table-cell office:value-type="string" office:string-value="Congress Make">
            <text:p>Congress Make</text:p>
          </table:table-cell>
          <table:table-cell office:value-type="string" office:string-value="Alimentos">
            <text:p>Alimentos</text:p>
          </table:table-cell>
          <table:table-cell office:value-type="float" office:value="483">
            <text:p>483</text:p>
          </table:table-cell>
          <table:table-cell office:value-type="float" office:value="365.33">
            <text:p>365.3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1-06">
            <text:p>2025-01-06</text:p>
          </table:table-cell>
          <table:table-cell office:value-type="string" office:string-value="A-50-B9">
            <text:p>A-50-B9</text:p>
          </table:table-cell>
        </table:table-row>
        <table:table-row>
          <table:table-cell office:value-type="string" office:string-value="P-0573">
            <text:p>P-0573</text:p>
          </table:table-cell>
          <table:table-cell office:value-type="string" office:string-value="With Beautiful">
            <text:p>With Beautiful</text:p>
          </table:table-cell>
          <table:table-cell office:value-type="string" office:string-value="Hogar">
            <text:p>Hogar</text:p>
          </table:table-cell>
          <table:table-cell office:value-type="float" office:value="355">
            <text:p>355</text:p>
          </table:table-cell>
          <table:table-cell office:value-type="float" office:value="106.12">
            <text:p>106.1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1-22">
            <text:p>2023-11-22</text:p>
          </table:table-cell>
          <table:table-cell office:value-type="string" office:string-value="A-23-B4">
            <text:p>A-23-B4</text:p>
          </table:table-cell>
        </table:table-row>
        <table:table-row>
          <table:table-cell office:value-type="string" office:string-value="P-0574">
            <text:p>P-0574</text:p>
          </table:table-cell>
          <table:table-cell office:value-type="string" office:string-value="Her Include">
            <text:p>Her Include</text:p>
          </table:table-cell>
          <table:table-cell office:value-type="string" office:string-value="Hogar">
            <text:p>Hogar</text:p>
          </table:table-cell>
          <table:table-cell office:value-type="float" office:value="460">
            <text:p>460</text:p>
          </table:table-cell>
          <table:table-cell office:value-type="float" office:value="144.28">
            <text:p>144.2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7-17">
            <text:p>2023-07-17</text:p>
          </table:table-cell>
          <table:table-cell office:value-type="string" office:string-value="A-10-B19">
            <text:p>A-10-B19</text:p>
          </table:table-cell>
        </table:table-row>
        <table:table-row>
          <table:table-cell office:value-type="string" office:string-value="P-0575">
            <text:p>P-0575</text:p>
          </table:table-cell>
          <table:table-cell office:value-type="string" office:string-value="Laugh Believe">
            <text:p>Laugh Believe</text:p>
          </table:table-cell>
          <table:table-cell office:value-type="string" office:string-value="Hogar">
            <text:p>Hogar</text:p>
          </table:table-cell>
          <table:table-cell office:value-type="float" office:value="444">
            <text:p>444</text:p>
          </table:table-cell>
          <table:table-cell office:value-type="float" office:value="271.54">
            <text:p>271.5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01">
            <text:p>2023-07-01</text:p>
          </table:table-cell>
          <table:table-cell office:value-type="string" office:string-value="A-10-B17">
            <text:p>A-10-B17</text:p>
          </table:table-cell>
        </table:table-row>
        <table:table-row>
          <table:table-cell office:value-type="string" office:string-value="P-0576">
            <text:p>P-0576</text:p>
          </table:table-cell>
          <table:table-cell office:value-type="string" office:string-value="Decide Any">
            <text:p>Decide Any</text:p>
          </table:table-cell>
          <table:table-cell office:value-type="string" office:string-value="Juguetes">
            <text:p>Juguetes</text:p>
          </table:table-cell>
          <table:table-cell office:value-type="float" office:value="311">
            <text:p>311</text:p>
          </table:table-cell>
          <table:table-cell office:value-type="float" office:value="270.89">
            <text:p>270.8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13">
            <text:p>2023-06-13</text:p>
          </table:table-cell>
          <table:table-cell office:value-type="string" office:string-value="A-22-B15">
            <text:p>A-22-B15</text:p>
          </table:table-cell>
        </table:table-row>
        <table:table-row>
          <table:table-cell office:value-type="string" office:string-value="P-0577">
            <text:p>P-0577</text:p>
          </table:table-cell>
          <table:table-cell office:value-type="string" office:string-value="Color Eat">
            <text:p>Color Eat</text:p>
          </table:table-cell>
          <table:table-cell office:value-type="string" office:string-value="Alimentos">
            <text:p>Alimentos</text:p>
          </table:table-cell>
          <table:table-cell office:value-type="float" office:value="217">
            <text:p>217</text:p>
          </table:table-cell>
          <table:table-cell office:value-type="float" office:value="78.99">
            <text:p>78.9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06">
            <text:p>2023-10-06</text:p>
          </table:table-cell>
          <table:table-cell office:value-type="string" office:string-value="A-12-B2">
            <text:p>A-12-B2</text:p>
          </table:table-cell>
        </table:table-row>
        <table:table-row>
          <table:table-cell office:value-type="string" office:string-value="P-0578">
            <text:p>P-0578</text:p>
          </table:table-cell>
          <table:table-cell office:value-type="string" office:string-value="Great Understand">
            <text:p>Great Understand</text:p>
          </table:table-cell>
          <table:table-cell office:value-type="string" office:string-value="Juguetes">
            <text:p>Juguetes</text:p>
          </table:table-cell>
          <table:table-cell office:value-type="float" office:value="341">
            <text:p>341</text:p>
          </table:table-cell>
          <table:table-cell office:value-type="float" office:value="257.4">
            <text:p>257.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6-02">
            <text:p>2024-06-02</text:p>
          </table:table-cell>
          <table:table-cell office:value-type="string" office:string-value="A-46-B18">
            <text:p>A-46-B18</text:p>
          </table:table-cell>
        </table:table-row>
        <table:table-row>
          <table:table-cell office:value-type="string" office:string-value="P-0579">
            <text:p>P-0579</text:p>
          </table:table-cell>
          <table:table-cell office:value-type="string" office:string-value="Realize West">
            <text:p>Realize West</text:p>
          </table:table-cell>
          <table:table-cell office:value-type="string" office:string-value="Hogar">
            <text:p>Hogar</text:p>
          </table:table-cell>
          <table:table-cell office:value-type="float" office:value="297">
            <text:p>297</text:p>
          </table:table-cell>
          <table:table-cell office:value-type="float" office:value="24.02">
            <text:p>24.0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17">
            <text:p>2023-10-17</text:p>
          </table:table-cell>
          <table:table-cell office:value-type="string" office:string-value="A-3-B1">
            <text:p>A-3-B1</text:p>
          </table:table-cell>
        </table:table-row>
        <table:table-row>
          <table:table-cell office:value-type="string" office:string-value="P-0580">
            <text:p>P-0580</text:p>
          </table:table-cell>
          <table:table-cell office:value-type="string" office:string-value="Past Step">
            <text:p>Past Step</text:p>
          </table:table-cell>
          <table:table-cell office:value-type="string" office:string-value="Hogar">
            <text:p>Hogar</text:p>
          </table:table-cell>
          <table:table-cell office:value-type="float" office:value="51">
            <text:p>51</text:p>
          </table:table-cell>
          <table:table-cell office:value-type="float" office:value="499.72">
            <text:p>499.7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6-29">
            <text:p>2024-06-29</text:p>
          </table:table-cell>
          <table:table-cell office:value-type="string" office:string-value="A-45-B12">
            <text:p>A-45-B12</text:p>
          </table:table-cell>
        </table:table-row>
        <table:table-row>
          <table:table-cell office:value-type="string" office:string-value="P-0581">
            <text:p>P-0581</text:p>
          </table:table-cell>
          <table:table-cell office:value-type="string" office:string-value="Since Record">
            <text:p>Since Record</text:p>
          </table:table-cell>
          <table:table-cell office:value-type="string" office:string-value="Electrónica">
            <text:p>Electrónica</text:p>
          </table:table-cell>
          <table:table-cell office:value-type="float" office:value="321">
            <text:p>321</text:p>
          </table:table-cell>
          <table:table-cell office:value-type="float" office:value="2.12">
            <text:p>2.1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7-28">
            <text:p>2023-07-28</text:p>
          </table:table-cell>
          <table:table-cell office:value-type="string" office:string-value="A-21-B20">
            <text:p>A-21-B20</text:p>
          </table:table-cell>
        </table:table-row>
        <table:table-row>
          <table:table-cell office:value-type="string" office:string-value="P-0582">
            <text:p>P-0582</text:p>
          </table:table-cell>
          <table:table-cell office:value-type="string" office:string-value="Market Certainly">
            <text:p>Market Certainly</text:p>
          </table:table-cell>
          <table:table-cell office:value-type="string" office:string-value="Juguetes">
            <text:p>Juguetes</text:p>
          </table:table-cell>
          <table:table-cell office:value-type="float" office:value="270">
            <text:p>270</text:p>
          </table:table-cell>
          <table:table-cell office:value-type="float" office:value="354.74">
            <text:p>354.7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7-17">
            <text:p>2024-07-17</text:p>
          </table:table-cell>
          <table:table-cell office:value-type="string" office:string-value="A-36-B9">
            <text:p>A-36-B9</text:p>
          </table:table-cell>
        </table:table-row>
        <table:table-row>
          <table:table-cell office:value-type="string" office:string-value="P-0583">
            <text:p>P-0583</text:p>
          </table:table-cell>
          <table:table-cell office:value-type="string" office:string-value="Use Majority">
            <text:p>Use Majority</text:p>
          </table:table-cell>
          <table:table-cell office:value-type="string" office:string-value="Electrónica">
            <text:p>Electrónica</text:p>
          </table:table-cell>
          <table:table-cell office:value-type="float" office:value="121">
            <text:p>121</text:p>
          </table:table-cell>
          <table:table-cell office:value-type="float" office:value="473.65">
            <text:p>473.6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8-21">
            <text:p>2024-08-21</text:p>
          </table:table-cell>
          <table:table-cell office:value-type="string" office:string-value="A-37-B12">
            <text:p>A-37-B12</text:p>
          </table:table-cell>
        </table:table-row>
        <table:table-row>
          <table:table-cell office:value-type="string" office:string-value="P-0584">
            <text:p>P-0584</text:p>
          </table:table-cell>
          <table:table-cell office:value-type="string" office:string-value="Else Move">
            <text:p>Else Move</text:p>
          </table:table-cell>
          <table:table-cell office:value-type="string" office:string-value="Electrónica">
            <text:p>Electrónica</text:p>
          </table:table-cell>
          <table:table-cell office:value-type="float" office:value="197">
            <text:p>197</text:p>
          </table:table-cell>
          <table:table-cell office:value-type="float" office:value="198.53">
            <text:p>198.5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5-24">
            <text:p>2024-05-24</text:p>
          </table:table-cell>
          <table:table-cell office:value-type="string" office:string-value="A-22-B4">
            <text:p>A-22-B4</text:p>
          </table:table-cell>
        </table:table-row>
        <table:table-row>
          <table:table-cell office:value-type="string" office:string-value="P-0585">
            <text:p>P-0585</text:p>
          </table:table-cell>
          <table:table-cell office:value-type="string" office:string-value="Talk No">
            <text:p>Talk No</text:p>
          </table:table-cell>
          <table:table-cell office:value-type="string" office:string-value="Salud">
            <text:p>Salud</text:p>
          </table:table-cell>
          <table:table-cell office:value-type="float" office:value="490">
            <text:p>490</text:p>
          </table:table-cell>
          <table:table-cell office:value-type="float" office:value="206.68">
            <text:p>206.6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0-29">
            <text:p>2023-10-29</text:p>
          </table:table-cell>
          <table:table-cell office:value-type="string" office:string-value="A-49-B15">
            <text:p>A-49-B15</text:p>
          </table:table-cell>
        </table:table-row>
        <table:table-row>
          <table:table-cell office:value-type="string" office:string-value="P-0586">
            <text:p>P-0586</text:p>
          </table:table-cell>
          <table:table-cell office:value-type="string" office:string-value="Thus Drive">
            <text:p>Thus Drive</text:p>
          </table:table-cell>
          <table:table-cell office:value-type="string" office:string-value="Salud">
            <text:p>Salud</text:p>
          </table:table-cell>
          <table:table-cell office:value-type="float" office:value="7">
            <text:p>7</text:p>
          </table:table-cell>
          <table:table-cell office:value-type="float" office:value="226.63">
            <text:p>226.6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6-05">
            <text:p>2024-06-05</text:p>
          </table:table-cell>
          <table:table-cell office:value-type="string" office:string-value="A-37-B18">
            <text:p>A-37-B18</text:p>
          </table:table-cell>
        </table:table-row>
        <table:table-row>
          <table:table-cell office:value-type="string" office:string-value="P-0587">
            <text:p>P-0587</text:p>
          </table:table-cell>
          <table:table-cell office:value-type="string" office:string-value="Understand Specific">
            <text:p>Understand Specific</text:p>
          </table:table-cell>
          <table:table-cell office:value-type="string" office:string-value="Alimentos">
            <text:p>Alimentos</text:p>
          </table:table-cell>
          <table:table-cell office:value-type="float" office:value="105">
            <text:p>105</text:p>
          </table:table-cell>
          <table:table-cell office:value-type="float" office:value="431.44">
            <text:p>431.4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2-16">
            <text:p>2023-12-16</text:p>
          </table:table-cell>
          <table:table-cell office:value-type="string" office:string-value="A-4-B9">
            <text:p>A-4-B9</text:p>
          </table:table-cell>
        </table:table-row>
        <table:table-row>
          <table:table-cell office:value-type="string" office:string-value="P-0588">
            <text:p>P-0588</text:p>
          </table:table-cell>
          <table:table-cell office:value-type="string" office:string-value="Theory Happen">
            <text:p>Theory Happen</text:p>
          </table:table-cell>
          <table:table-cell office:value-type="string" office:string-value="Juguetes">
            <text:p>Juguetes</text:p>
          </table:table-cell>
          <table:table-cell office:value-type="float" office:value="489">
            <text:p>489</text:p>
          </table:table-cell>
          <table:table-cell office:value-type="float" office:value="149.88">
            <text:p>149.8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8-23">
            <text:p>2024-08-23</text:p>
          </table:table-cell>
          <table:table-cell office:value-type="string" office:string-value="A-19-B18">
            <text:p>A-19-B18</text:p>
          </table:table-cell>
        </table:table-row>
        <table:table-row>
          <table:table-cell office:value-type="string" office:string-value="P-0589">
            <text:p>P-0589</text:p>
          </table:table-cell>
          <table:table-cell office:value-type="string" office:string-value="Message Late">
            <text:p>Message Late</text:p>
          </table:table-cell>
          <table:table-cell office:value-type="string" office:string-value="Electrónica">
            <text:p>Electrónica</text:p>
          </table:table-cell>
          <table:table-cell office:value-type="float" office:value="320">
            <text:p>320</text:p>
          </table:table-cell>
          <table:table-cell office:value-type="float" office:value="75.08">
            <text:p>75.0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8-23">
            <text:p>2024-08-23</text:p>
          </table:table-cell>
          <table:table-cell office:value-type="string" office:string-value="A-18-B5">
            <text:p>A-18-B5</text:p>
          </table:table-cell>
        </table:table-row>
        <table:table-row>
          <table:table-cell office:value-type="string" office:string-value="P-0590">
            <text:p>P-0590</text:p>
          </table:table-cell>
          <table:table-cell office:value-type="string" office:string-value="Soldier Personal">
            <text:p>Soldier Personal</text:p>
          </table:table-cell>
          <table:table-cell office:value-type="string" office:string-value="Automotriz">
            <text:p>Automotriz</text:p>
          </table:table-cell>
          <table:table-cell office:value-type="float" office:value="291">
            <text:p>291</text:p>
          </table:table-cell>
          <table:table-cell office:value-type="float" office:value="429.57">
            <text:p>429.5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28">
            <text:p>2024-02-28</text:p>
          </table:table-cell>
          <table:table-cell office:value-type="string" office:string-value="A-5-B13">
            <text:p>A-5-B13</text:p>
          </table:table-cell>
        </table:table-row>
        <table:table-row>
          <table:table-cell office:value-type="string" office:string-value="P-0591">
            <text:p>P-0591</text:p>
          </table:table-cell>
          <table:table-cell office:value-type="string" office:string-value="Smile Read">
            <text:p>Smile Read</text:p>
          </table:table-cell>
          <table:table-cell office:value-type="string" office:string-value="Alimentos">
            <text:p>Alimentos</text:p>
          </table:table-cell>
          <table:table-cell office:value-type="float" office:value="22">
            <text:p>22</text:p>
          </table:table-cell>
          <table:table-cell office:value-type="float" office:value="208.12">
            <text:p>208.1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4-17">
            <text:p>2024-04-17</text:p>
          </table:table-cell>
          <table:table-cell office:value-type="string" office:string-value="A-31-B8">
            <text:p>A-31-B8</text:p>
          </table:table-cell>
        </table:table-row>
        <table:table-row>
          <table:table-cell office:value-type="string" office:string-value="P-0592">
            <text:p>P-0592</text:p>
          </table:table-cell>
          <table:table-cell office:value-type="string" office:string-value="Itself Method">
            <text:p>Itself Method</text:p>
          </table:table-cell>
          <table:table-cell office:value-type="string" office:string-value="Hogar">
            <text:p>Hogar</text:p>
          </table:table-cell>
          <table:table-cell office:value-type="float" office:value="382">
            <text:p>382</text:p>
          </table:table-cell>
          <table:table-cell office:value-type="float" office:value="369.84">
            <text:p>369.8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9-06">
            <text:p>2024-09-06</text:p>
          </table:table-cell>
          <table:table-cell office:value-type="string" office:string-value="A-36-B7">
            <text:p>A-36-B7</text:p>
          </table:table-cell>
        </table:table-row>
        <table:table-row>
          <table:table-cell office:value-type="string" office:string-value="P-0593">
            <text:p>P-0593</text:p>
          </table:table-cell>
          <table:table-cell office:value-type="string" office:string-value="Age Sometimes">
            <text:p>Age Sometimes</text:p>
          </table:table-cell>
          <table:table-cell office:value-type="string" office:string-value="Automotriz">
            <text:p>Automotriz</text:p>
          </table:table-cell>
          <table:table-cell office:value-type="float" office:value="216">
            <text:p>216</text:p>
          </table:table-cell>
          <table:table-cell office:value-type="float" office:value="423.07">
            <text:p>423.0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07">
            <text:p>2024-12-07</text:p>
          </table:table-cell>
          <table:table-cell office:value-type="string" office:string-value="A-3-B14">
            <text:p>A-3-B14</text:p>
          </table:table-cell>
        </table:table-row>
        <table:table-row>
          <table:table-cell office:value-type="string" office:string-value="P-0594">
            <text:p>P-0594</text:p>
          </table:table-cell>
          <table:table-cell office:value-type="string" office:string-value="Go Term">
            <text:p>Go Term</text:p>
          </table:table-cell>
          <table:table-cell office:value-type="string" office:string-value="Alimentos">
            <text:p>Alimentos</text:p>
          </table:table-cell>
          <table:table-cell office:value-type="float" office:value="301">
            <text:p>301</text:p>
          </table:table-cell>
          <table:table-cell office:value-type="float" office:value="92.95">
            <text:p>92.9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3-18">
            <text:p>2024-03-18</text:p>
          </table:table-cell>
          <table:table-cell office:value-type="string" office:string-value="A-47-B6">
            <text:p>A-47-B6</text:p>
          </table:table-cell>
        </table:table-row>
        <table:table-row>
          <table:table-cell office:value-type="string" office:string-value="P-0595">
            <text:p>P-0595</text:p>
          </table:table-cell>
          <table:table-cell office:value-type="string" office:string-value="War Hand">
            <text:p>War Hand</text:p>
          </table:table-cell>
          <table:table-cell office:value-type="string" office:string-value="Salud">
            <text:p>Salud</text:p>
          </table:table-cell>
          <table:table-cell office:value-type="float" office:value="36">
            <text:p>36</text:p>
          </table:table-cell>
          <table:table-cell office:value-type="float" office:value="36.53">
            <text:p>36.5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2-17">
            <text:p>2024-02-17</text:p>
          </table:table-cell>
          <table:table-cell office:value-type="string" office:string-value="A-47-B6">
            <text:p>A-47-B6</text:p>
          </table:table-cell>
        </table:table-row>
        <table:table-row>
          <table:table-cell office:value-type="string" office:string-value="P-0596">
            <text:p>P-0596</text:p>
          </table:table-cell>
          <table:table-cell office:value-type="string" office:string-value="Notice Action">
            <text:p>Notice Action</text:p>
          </table:table-cell>
          <table:table-cell office:value-type="string" office:string-value="Deportes">
            <text:p>Deportes</text:p>
          </table:table-cell>
          <table:table-cell office:value-type="float" office:value="321">
            <text:p>321</text:p>
          </table:table-cell>
          <table:table-cell office:value-type="float" office:value="221.78">
            <text:p>221.7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2-21">
            <text:p>2025-02-21</text:p>
          </table:table-cell>
          <table:table-cell office:value-type="string" office:string-value="A-27-B19">
            <text:p>A-27-B19</text:p>
          </table:table-cell>
        </table:table-row>
        <table:table-row>
          <table:table-cell office:value-type="string" office:string-value="P-0597">
            <text:p>P-0597</text:p>
          </table:table-cell>
          <table:table-cell office:value-type="string" office:string-value="Than Training">
            <text:p>Than Training</text:p>
          </table:table-cell>
          <table:table-cell office:value-type="string" office:string-value="Deportes">
            <text:p>Deportes</text:p>
          </table:table-cell>
          <table:table-cell office:value-type="float" office:value="147">
            <text:p>147</text:p>
          </table:table-cell>
          <table:table-cell office:value-type="float" office:value="189.17">
            <text:p>189.1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22">
            <text:p>2024-12-22</text:p>
          </table:table-cell>
          <table:table-cell office:value-type="string" office:string-value="A-37-B11">
            <text:p>A-37-B11</text:p>
          </table:table-cell>
        </table:table-row>
        <table:table-row>
          <table:table-cell office:value-type="string" office:string-value="P-0598">
            <text:p>P-0598</text:p>
          </table:table-cell>
          <table:table-cell office:value-type="string" office:string-value="Song When">
            <text:p>Song When</text:p>
          </table:table-cell>
          <table:table-cell office:value-type="string" office:string-value="Deportes">
            <text:p>Deportes</text:p>
          </table:table-cell>
          <table:table-cell office:value-type="float" office:value="327">
            <text:p>327</text:p>
          </table:table-cell>
          <table:table-cell office:value-type="float" office:value="367.57">
            <text:p>367.5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1-28">
            <text:p>2025-01-28</text:p>
          </table:table-cell>
          <table:table-cell office:value-type="string" office:string-value="A-10-B3">
            <text:p>A-10-B3</text:p>
          </table:table-cell>
        </table:table-row>
        <table:table-row>
          <table:table-cell office:value-type="string" office:string-value="P-0599">
            <text:p>P-0599</text:p>
          </table:table-cell>
          <table:table-cell office:value-type="string" office:string-value="Kind Sing">
            <text:p>Kind Sing</text:p>
          </table:table-cell>
          <table:table-cell office:value-type="string" office:string-value="Hogar">
            <text:p>Hogar</text:p>
          </table:table-cell>
          <table:table-cell office:value-type="float" office:value="157">
            <text:p>157</text:p>
          </table:table-cell>
          <table:table-cell office:value-type="float" office:value="365.58">
            <text:p>365.5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21">
            <text:p>2023-09-21</text:p>
          </table:table-cell>
          <table:table-cell office:value-type="string" office:string-value="A-42-B12">
            <text:p>A-42-B12</text:p>
          </table:table-cell>
        </table:table-row>
        <table:table-row>
          <table:table-cell office:value-type="string" office:string-value="P-0600">
            <text:p>P-0600</text:p>
          </table:table-cell>
          <table:table-cell office:value-type="string" office:string-value="I Probably">
            <text:p>I Probably</text:p>
          </table:table-cell>
          <table:table-cell office:value-type="string" office:string-value="Hogar">
            <text:p>Hogar</text:p>
          </table:table-cell>
          <table:table-cell office:value-type="float" office:value="354">
            <text:p>354</text:p>
          </table:table-cell>
          <table:table-cell office:value-type="float" office:value="256.6">
            <text:p>256.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7-30">
            <text:p>2024-07-30</text:p>
          </table:table-cell>
          <table:table-cell office:value-type="string" office:string-value="A-16-B8">
            <text:p>A-16-B8</text:p>
          </table:table-cell>
        </table:table-row>
        <table:table-row>
          <table:table-cell office:value-type="string" office:string-value="P-0601">
            <text:p>P-0601</text:p>
          </table:table-cell>
          <table:table-cell office:value-type="string" office:string-value="Threat Choose">
            <text:p>Threat Choose</text:p>
          </table:table-cell>
          <table:table-cell office:value-type="string" office:string-value="Automotriz">
            <text:p>Automotriz</text:p>
          </table:table-cell>
          <table:table-cell office:value-type="float" office:value="207">
            <text:p>207</text:p>
          </table:table-cell>
          <table:table-cell office:value-type="float" office:value="314.93">
            <text:p>314.9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2-11">
            <text:p>2024-02-11</text:p>
          </table:table-cell>
          <table:table-cell office:value-type="string" office:string-value="A-39-B10">
            <text:p>A-39-B10</text:p>
          </table:table-cell>
        </table:table-row>
        <table:table-row>
          <table:table-cell office:value-type="string" office:string-value="P-0602">
            <text:p>P-0602</text:p>
          </table:table-cell>
          <table:table-cell office:value-type="string" office:string-value="Nearly Song">
            <text:p>Nearly Song</text:p>
          </table:table-cell>
          <table:table-cell office:value-type="string" office:string-value="Alimentos">
            <text:p>Alimentos</text:p>
          </table:table-cell>
          <table:table-cell office:value-type="float" office:value="19">
            <text:p>19</text:p>
          </table:table-cell>
          <table:table-cell office:value-type="float" office:value="463.23">
            <text:p>463.2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21">
            <text:p>2024-10-21</text:p>
          </table:table-cell>
          <table:table-cell office:value-type="string" office:string-value="A-5-B5">
            <text:p>A-5-B5</text:p>
          </table:table-cell>
        </table:table-row>
        <table:table-row>
          <table:table-cell office:value-type="string" office:string-value="P-0603">
            <text:p>P-0603</text:p>
          </table:table-cell>
          <table:table-cell office:value-type="string" office:string-value="Should Thought">
            <text:p>Should Thought</text:p>
          </table:table-cell>
          <table:table-cell office:value-type="string" office:string-value="Automotriz">
            <text:p>Automotriz</text:p>
          </table:table-cell>
          <table:table-cell office:value-type="float" office:value="126">
            <text:p>126</text:p>
          </table:table-cell>
          <table:table-cell office:value-type="float" office:value="438.83">
            <text:p>438.8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8-09">
            <text:p>2023-08-09</text:p>
          </table:table-cell>
          <table:table-cell office:value-type="string" office:string-value="A-44-B9">
            <text:p>A-44-B9</text:p>
          </table:table-cell>
        </table:table-row>
        <table:table-row>
          <table:table-cell office:value-type="string" office:string-value="P-0604">
            <text:p>P-0604</text:p>
          </table:table-cell>
          <table:table-cell office:value-type="string" office:string-value="Evidence Off">
            <text:p>Evidence Off</text:p>
          </table:table-cell>
          <table:table-cell office:value-type="string" office:string-value="Hogar">
            <text:p>Hogar</text:p>
          </table:table-cell>
          <table:table-cell office:value-type="float" office:value="86">
            <text:p>86</text:p>
          </table:table-cell>
          <table:table-cell office:value-type="float" office:value="365.15">
            <text:p>365.1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1-03">
            <text:p>2025-01-03</text:p>
          </table:table-cell>
          <table:table-cell office:value-type="string" office:string-value="A-25-B17">
            <text:p>A-25-B17</text:p>
          </table:table-cell>
        </table:table-row>
        <table:table-row>
          <table:table-cell office:value-type="string" office:string-value="P-0605">
            <text:p>P-0605</text:p>
          </table:table-cell>
          <table:table-cell office:value-type="string" office:string-value="Either Ever">
            <text:p>Either Ever</text:p>
          </table:table-cell>
          <table:table-cell office:value-type="string" office:string-value="Ropa">
            <text:p>Ropa</text:p>
          </table:table-cell>
          <table:table-cell office:value-type="float" office:value="71">
            <text:p>71</text:p>
          </table:table-cell>
          <table:table-cell office:value-type="float" office:value="26.18">
            <text:p>26.1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6-28">
            <text:p>2023-06-28</text:p>
          </table:table-cell>
          <table:table-cell office:value-type="string" office:string-value="A-35-B12">
            <text:p>A-35-B12</text:p>
          </table:table-cell>
        </table:table-row>
        <table:table-row>
          <table:table-cell office:value-type="string" office:string-value="P-0606">
            <text:p>P-0606</text:p>
          </table:table-cell>
          <table:table-cell office:value-type="string" office:string-value="Last Sing">
            <text:p>Last Sing</text:p>
          </table:table-cell>
          <table:table-cell office:value-type="string" office:string-value="Alimentos">
            <text:p>Alimentos</text:p>
          </table:table-cell>
          <table:table-cell office:value-type="float" office:value="330">
            <text:p>330</text:p>
          </table:table-cell>
          <table:table-cell office:value-type="float" office:value="107.67">
            <text:p>107.6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7-15">
            <text:p>2023-07-15</text:p>
          </table:table-cell>
          <table:table-cell office:value-type="string" office:string-value="A-39-B9">
            <text:p>A-39-B9</text:p>
          </table:table-cell>
        </table:table-row>
        <table:table-row>
          <table:table-cell office:value-type="string" office:string-value="P-0607">
            <text:p>P-0607</text:p>
          </table:table-cell>
          <table:table-cell office:value-type="string" office:string-value="Defense Effort">
            <text:p>Defense Effort</text:p>
          </table:table-cell>
          <table:table-cell office:value-type="string" office:string-value="Salud">
            <text:p>Salud</text:p>
          </table:table-cell>
          <table:table-cell office:value-type="float" office:value="24">
            <text:p>24</text:p>
          </table:table-cell>
          <table:table-cell office:value-type="float" office:value="236.01">
            <text:p>236.0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2-28">
            <text:p>2025-02-28</text:p>
          </table:table-cell>
          <table:table-cell office:value-type="string" office:string-value="A-32-B16">
            <text:p>A-32-B16</text:p>
          </table:table-cell>
        </table:table-row>
        <table:table-row>
          <table:table-cell office:value-type="string" office:string-value="P-0608">
            <text:p>P-0608</text:p>
          </table:table-cell>
          <table:table-cell office:value-type="string" office:string-value="Sister Imagine">
            <text:p>Sister Imagine</text:p>
          </table:table-cell>
          <table:table-cell office:value-type="string" office:string-value="Alimentos">
            <text:p>Alimentos</text:p>
          </table:table-cell>
          <table:table-cell office:value-type="float" office:value="399">
            <text:p>399</text:p>
          </table:table-cell>
          <table:table-cell office:value-type="float" office:value="175.33">
            <text:p>175.3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3-18">
            <text:p>2025-03-18</text:p>
          </table:table-cell>
          <table:table-cell office:value-type="string" office:string-value="A-34-B20">
            <text:p>A-34-B20</text:p>
          </table:table-cell>
        </table:table-row>
        <table:table-row>
          <table:table-cell office:value-type="string" office:string-value="P-0609">
            <text:p>P-0609</text:p>
          </table:table-cell>
          <table:table-cell office:value-type="string" office:string-value="Keep Different">
            <text:p>Keep Different</text:p>
          </table:table-cell>
          <table:table-cell office:value-type="string" office:string-value="Salud">
            <text:p>Salud</text:p>
          </table:table-cell>
          <table:table-cell office:value-type="float" office:value="376">
            <text:p>376</text:p>
          </table:table-cell>
          <table:table-cell office:value-type="float" office:value="234.22">
            <text:p>234.2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5-06">
            <text:p>2024-05-06</text:p>
          </table:table-cell>
          <table:table-cell office:value-type="string" office:string-value="A-34-B20">
            <text:p>A-34-B20</text:p>
          </table:table-cell>
        </table:table-row>
        <table:table-row>
          <table:table-cell office:value-type="string" office:string-value="P-0610">
            <text:p>P-0610</text:p>
          </table:table-cell>
          <table:table-cell office:value-type="string" office:string-value="Partner For">
            <text:p>Partner For</text:p>
          </table:table-cell>
          <table:table-cell office:value-type="string" office:string-value="Hogar">
            <text:p>Hogar</text:p>
          </table:table-cell>
          <table:table-cell office:value-type="float" office:value="425">
            <text:p>425</text:p>
          </table:table-cell>
          <table:table-cell office:value-type="float" office:value="465.68">
            <text:p>465.6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8-19">
            <text:p>2024-08-19</text:p>
          </table:table-cell>
          <table:table-cell office:value-type="string" office:string-value="A-32-B10">
            <text:p>A-32-B10</text:p>
          </table:table-cell>
        </table:table-row>
        <table:table-row>
          <table:table-cell office:value-type="string" office:string-value="P-0611">
            <text:p>P-0611</text:p>
          </table:table-cell>
          <table:table-cell office:value-type="string" office:string-value="Either Especially">
            <text:p>Either Especially</text:p>
          </table:table-cell>
          <table:table-cell office:value-type="string" office:string-value="Automotriz">
            <text:p>Automotriz</text:p>
          </table:table-cell>
          <table:table-cell office:value-type="float" office:value="237">
            <text:p>237</text:p>
          </table:table-cell>
          <table:table-cell office:value-type="float" office:value="290.34">
            <text:p>290.3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0-17">
            <text:p>2023-10-17</text:p>
          </table:table-cell>
          <table:table-cell office:value-type="string" office:string-value="A-25-B1">
            <text:p>A-25-B1</text:p>
          </table:table-cell>
        </table:table-row>
        <table:table-row>
          <table:table-cell office:value-type="string" office:string-value="P-0612">
            <text:p>P-0612</text:p>
          </table:table-cell>
          <table:table-cell office:value-type="string" office:string-value="Foreign Rate">
            <text:p>Foreign Rate</text:p>
          </table:table-cell>
          <table:table-cell office:value-type="string" office:string-value="Automotriz">
            <text:p>Automotriz</text:p>
          </table:table-cell>
          <table:table-cell office:value-type="float" office:value="295">
            <text:p>295</text:p>
          </table:table-cell>
          <table:table-cell office:value-type="float" office:value="473.38">
            <text:p>473.3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14">
            <text:p>2024-05-14</text:p>
          </table:table-cell>
          <table:table-cell office:value-type="string" office:string-value="A-32-B16">
            <text:p>A-32-B16</text:p>
          </table:table-cell>
        </table:table-row>
        <table:table-row>
          <table:table-cell office:value-type="string" office:string-value="P-0613">
            <text:p>P-0613</text:p>
          </table:table-cell>
          <table:table-cell office:value-type="string" office:string-value="Until Ground">
            <text:p>Until Ground</text:p>
          </table:table-cell>
          <table:table-cell office:value-type="string" office:string-value="Salud">
            <text:p>Salud</text:p>
          </table:table-cell>
          <table:table-cell office:value-type="float" office:value="21">
            <text:p>21</text:p>
          </table:table-cell>
          <table:table-cell office:value-type="float" office:value="414.02">
            <text:p>414.0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2-31">
            <text:p>2023-12-31</text:p>
          </table:table-cell>
          <table:table-cell office:value-type="string" office:string-value="A-43-B4">
            <text:p>A-43-B4</text:p>
          </table:table-cell>
        </table:table-row>
        <table:table-row>
          <table:table-cell office:value-type="string" office:string-value="P-0614">
            <text:p>P-0614</text:p>
          </table:table-cell>
          <table:table-cell office:value-type="string" office:string-value="Center Any">
            <text:p>Center Any</text:p>
          </table:table-cell>
          <table:table-cell office:value-type="string" office:string-value="Salud">
            <text:p>Salud</text:p>
          </table:table-cell>
          <table:table-cell office:value-type="float" office:value="331">
            <text:p>331</text:p>
          </table:table-cell>
          <table:table-cell office:value-type="float" office:value="342.61">
            <text:p>342.6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2-01">
            <text:p>2024-02-01</text:p>
          </table:table-cell>
          <table:table-cell office:value-type="string" office:string-value="A-15-B4">
            <text:p>A-15-B4</text:p>
          </table:table-cell>
        </table:table-row>
        <table:table-row>
          <table:table-cell office:value-type="string" office:string-value="P-0615">
            <text:p>P-0615</text:p>
          </table:table-cell>
          <table:table-cell office:value-type="string" office:string-value="East Office">
            <text:p>East Office</text:p>
          </table:table-cell>
          <table:table-cell office:value-type="string" office:string-value="Electrónica">
            <text:p>Electrónica</text:p>
          </table:table-cell>
          <table:table-cell office:value-type="float" office:value="216">
            <text:p>216</text:p>
          </table:table-cell>
          <table:table-cell office:value-type="float" office:value="67.05">
            <text:p>67.0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4-06">
            <text:p>2024-04-06</text:p>
          </table:table-cell>
          <table:table-cell office:value-type="string" office:string-value="A-29-B5">
            <text:p>A-29-B5</text:p>
          </table:table-cell>
        </table:table-row>
        <table:table-row>
          <table:table-cell office:value-type="string" office:string-value="P-0616">
            <text:p>P-0616</text:p>
          </table:table-cell>
          <table:table-cell office:value-type="string" office:string-value="Ever Risk">
            <text:p>Ever Risk</text:p>
          </table:table-cell>
          <table:table-cell office:value-type="string" office:string-value="Alimentos">
            <text:p>Alimentos</text:p>
          </table:table-cell>
          <table:table-cell office:value-type="float" office:value="145">
            <text:p>145</text:p>
          </table:table-cell>
          <table:table-cell office:value-type="float" office:value="483.29">
            <text:p>483.2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2-17">
            <text:p>2024-12-17</text:p>
          </table:table-cell>
          <table:table-cell office:value-type="string" office:string-value="A-32-B17">
            <text:p>A-32-B17</text:p>
          </table:table-cell>
        </table:table-row>
        <table:table-row>
          <table:table-cell office:value-type="string" office:string-value="P-0617">
            <text:p>P-0617</text:p>
          </table:table-cell>
          <table:table-cell office:value-type="string" office:string-value="Evidence Every">
            <text:p>Evidence Every</text:p>
          </table:table-cell>
          <table:table-cell office:value-type="string" office:string-value="Deportes">
            <text:p>Deportes</text:p>
          </table:table-cell>
          <table:table-cell office:value-type="float" office:value="347">
            <text:p>347</text:p>
          </table:table-cell>
          <table:table-cell office:value-type="float" office:value="25.66">
            <text:p>25.6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1-26">
            <text:p>2024-11-26</text:p>
          </table:table-cell>
          <table:table-cell office:value-type="string" office:string-value="A-16-B16">
            <text:p>A-16-B16</text:p>
          </table:table-cell>
        </table:table-row>
        <table:table-row>
          <table:table-cell office:value-type="string" office:string-value="P-0618">
            <text:p>P-0618</text:p>
          </table:table-cell>
          <table:table-cell office:value-type="string" office:string-value="Parent Establish">
            <text:p>Parent Establish</text:p>
          </table:table-cell>
          <table:table-cell office:value-type="string" office:string-value="Juguetes">
            <text:p>Juguetes</text:p>
          </table:table-cell>
          <table:table-cell office:value-type="float" office:value="89">
            <text:p>89</text:p>
          </table:table-cell>
          <table:table-cell office:value-type="float" office:value="452.01">
            <text:p>452.0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13">
            <text:p>2023-10-13</text:p>
          </table:table-cell>
          <table:table-cell office:value-type="string" office:string-value="A-25-B14">
            <text:p>A-25-B14</text:p>
          </table:table-cell>
        </table:table-row>
        <table:table-row>
          <table:table-cell office:value-type="string" office:string-value="P-0619">
            <text:p>P-0619</text:p>
          </table:table-cell>
          <table:table-cell office:value-type="string" office:string-value="Take By">
            <text:p>Take By</text:p>
          </table:table-cell>
          <table:table-cell office:value-type="string" office:string-value="Salud">
            <text:p>Salud</text:p>
          </table:table-cell>
          <table:table-cell office:value-type="float" office:value="64">
            <text:p>64</text:p>
          </table:table-cell>
          <table:table-cell office:value-type="float" office:value="197.78">
            <text:p>197.7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8-01">
            <text:p>2023-08-01</text:p>
          </table:table-cell>
          <table:table-cell office:value-type="string" office:string-value="A-1-B16">
            <text:p>A-1-B16</text:p>
          </table:table-cell>
        </table:table-row>
        <table:table-row>
          <table:table-cell office:value-type="string" office:string-value="P-0620">
            <text:p>P-0620</text:p>
          </table:table-cell>
          <table:table-cell office:value-type="string" office:string-value="Newspaper Face">
            <text:p>Newspaper Face</text:p>
          </table:table-cell>
          <table:table-cell office:value-type="string" office:string-value="Alimentos">
            <text:p>Alimentos</text:p>
          </table:table-cell>
          <table:table-cell office:value-type="float" office:value="236">
            <text:p>236</text:p>
          </table:table-cell>
          <table:table-cell office:value-type="float" office:value="15.73">
            <text:p>15.7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6-05">
            <text:p>2024-06-05</text:p>
          </table:table-cell>
          <table:table-cell office:value-type="string" office:string-value="A-41-B1">
            <text:p>A-41-B1</text:p>
          </table:table-cell>
        </table:table-row>
        <table:table-row>
          <table:table-cell office:value-type="string" office:string-value="P-0621">
            <text:p>P-0621</text:p>
          </table:table-cell>
          <table:table-cell office:value-type="string" office:string-value="Rather Position">
            <text:p>Rather Position</text:p>
          </table:table-cell>
          <table:table-cell office:value-type="string" office:string-value="Electrónica">
            <text:p>Electrónica</text:p>
          </table:table-cell>
          <table:table-cell office:value-type="float" office:value="498">
            <text:p>498</text:p>
          </table:table-cell>
          <table:table-cell office:value-type="float" office:value="145.54">
            <text:p>145.5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9-27">
            <text:p>2023-09-27</text:p>
          </table:table-cell>
          <table:table-cell office:value-type="string" office:string-value="A-3-B19">
            <text:p>A-3-B19</text:p>
          </table:table-cell>
        </table:table-row>
        <table:table-row>
          <table:table-cell office:value-type="string" office:string-value="P-0622">
            <text:p>P-0622</text:p>
          </table:table-cell>
          <table:table-cell office:value-type="string" office:string-value="Technology Plan">
            <text:p>Technology Plan</text:p>
          </table:table-cell>
          <table:table-cell office:value-type="string" office:string-value="Alimentos">
            <text:p>Alimentos</text:p>
          </table:table-cell>
          <table:table-cell office:value-type="float" office:value="221">
            <text:p>221</text:p>
          </table:table-cell>
          <table:table-cell office:value-type="float" office:value="450.43">
            <text:p>450.4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7-11">
            <text:p>2024-07-11</text:p>
          </table:table-cell>
          <table:table-cell office:value-type="string" office:string-value="A-29-B14">
            <text:p>A-29-B14</text:p>
          </table:table-cell>
        </table:table-row>
        <table:table-row>
          <table:table-cell office:value-type="string" office:string-value="P-0623">
            <text:p>P-0623</text:p>
          </table:table-cell>
          <table:table-cell office:value-type="string" office:string-value="Contain Heart">
            <text:p>Contain Heart</text:p>
          </table:table-cell>
          <table:table-cell office:value-type="string" office:string-value="Alimentos">
            <text:p>Alimentos</text:p>
          </table:table-cell>
          <table:table-cell office:value-type="float" office:value="190">
            <text:p>190</text:p>
          </table:table-cell>
          <table:table-cell office:value-type="float" office:value="485.17">
            <text:p>485.1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3-14">
            <text:p>2025-03-14</text:p>
          </table:table-cell>
          <table:table-cell office:value-type="string" office:string-value="A-18-B4">
            <text:p>A-18-B4</text:p>
          </table:table-cell>
        </table:table-row>
        <table:table-row>
          <table:table-cell office:value-type="string" office:string-value="P-0624">
            <text:p>P-0624</text:p>
          </table:table-cell>
          <table:table-cell office:value-type="string" office:string-value="Movie Practice">
            <text:p>Movie Practice</text:p>
          </table:table-cell>
          <table:table-cell office:value-type="string" office:string-value="Deportes">
            <text:p>Deportes</text:p>
          </table:table-cell>
          <table:table-cell office:value-type="float" office:value="80">
            <text:p>80</text:p>
          </table:table-cell>
          <table:table-cell office:value-type="float" office:value="459.63">
            <text:p>459.6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2-26">
            <text:p>2024-02-26</text:p>
          </table:table-cell>
          <table:table-cell office:value-type="string" office:string-value="A-11-B3">
            <text:p>A-11-B3</text:p>
          </table:table-cell>
        </table:table-row>
        <table:table-row>
          <table:table-cell office:value-type="string" office:string-value="P-0625">
            <text:p>P-0625</text:p>
          </table:table-cell>
          <table:table-cell office:value-type="string" office:string-value="Star Plan">
            <text:p>Star Plan</text:p>
          </table:table-cell>
          <table:table-cell office:value-type="string" office:string-value="Electrónica">
            <text:p>Electrónica</text:p>
          </table:table-cell>
          <table:table-cell office:value-type="float" office:value="300">
            <text:p>300</text:p>
          </table:table-cell>
          <table:table-cell office:value-type="float" office:value="366.79">
            <text:p>366.7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8-29">
            <text:p>2023-08-29</text:p>
          </table:table-cell>
          <table:table-cell office:value-type="string" office:string-value="A-39-B13">
            <text:p>A-39-B13</text:p>
          </table:table-cell>
        </table:table-row>
        <table:table-row>
          <table:table-cell office:value-type="string" office:string-value="P-0626">
            <text:p>P-0626</text:p>
          </table:table-cell>
          <table:table-cell office:value-type="string" office:string-value="Offer Time">
            <text:p>Offer Time</text:p>
          </table:table-cell>
          <table:table-cell office:value-type="string" office:string-value="Alimentos">
            <text:p>Alimentos</text:p>
          </table:table-cell>
          <table:table-cell office:value-type="float" office:value="303">
            <text:p>303</text:p>
          </table:table-cell>
          <table:table-cell office:value-type="float" office:value="146.46">
            <text:p>146.4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13">
            <text:p>2023-10-13</text:p>
          </table:table-cell>
          <table:table-cell office:value-type="string" office:string-value="A-37-B7">
            <text:p>A-37-B7</text:p>
          </table:table-cell>
        </table:table-row>
        <table:table-row>
          <table:table-cell office:value-type="string" office:string-value="P-0627">
            <text:p>P-0627</text:p>
          </table:table-cell>
          <table:table-cell office:value-type="string" office:string-value="End Necessary">
            <text:p>End Necessary</text:p>
          </table:table-cell>
          <table:table-cell office:value-type="string" office:string-value="Electrónica">
            <text:p>Electrónica</text:p>
          </table:table-cell>
          <table:table-cell office:value-type="float" office:value="477">
            <text:p>477</text:p>
          </table:table-cell>
          <table:table-cell office:value-type="float" office:value="113.21">
            <text:p>113.2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16">
            <text:p>2023-10-16</text:p>
          </table:table-cell>
          <table:table-cell office:value-type="string" office:string-value="A-8-B13">
            <text:p>A-8-B13</text:p>
          </table:table-cell>
        </table:table-row>
        <table:table-row>
          <table:table-cell office:value-type="string" office:string-value="P-0628">
            <text:p>P-0628</text:p>
          </table:table-cell>
          <table:table-cell office:value-type="string" office:string-value="These Democratic">
            <text:p>These Democratic</text:p>
          </table:table-cell>
          <table:table-cell office:value-type="string" office:string-value="Ropa">
            <text:p>Ropa</text:p>
          </table:table-cell>
          <table:table-cell office:value-type="float" office:value="202">
            <text:p>202</text:p>
          </table:table-cell>
          <table:table-cell office:value-type="float" office:value="333.09">
            <text:p>333.0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1-18">
            <text:p>2024-01-18</text:p>
          </table:table-cell>
          <table:table-cell office:value-type="string" office:string-value="A-25-B16">
            <text:p>A-25-B16</text:p>
          </table:table-cell>
        </table:table-row>
        <table:table-row>
          <table:table-cell office:value-type="string" office:string-value="P-0629">
            <text:p>P-0629</text:p>
          </table:table-cell>
          <table:table-cell office:value-type="string" office:string-value="Discover Debate">
            <text:p>Discover Debate</text:p>
          </table:table-cell>
          <table:table-cell office:value-type="string" office:string-value="Hogar">
            <text:p>Hogar</text:p>
          </table:table-cell>
          <table:table-cell office:value-type="float" office:value="136">
            <text:p>136</text:p>
          </table:table-cell>
          <table:table-cell office:value-type="float" office:value="311.32">
            <text:p>311.3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8-29">
            <text:p>2024-08-29</text:p>
          </table:table-cell>
          <table:table-cell office:value-type="string" office:string-value="A-5-B3">
            <text:p>A-5-B3</text:p>
          </table:table-cell>
        </table:table-row>
        <table:table-row>
          <table:table-cell office:value-type="string" office:string-value="P-0630">
            <text:p>P-0630</text:p>
          </table:table-cell>
          <table:table-cell office:value-type="string" office:string-value="Race Thing">
            <text:p>Race Thing</text:p>
          </table:table-cell>
          <table:table-cell office:value-type="string" office:string-value="Automotriz">
            <text:p>Automotriz</text:p>
          </table:table-cell>
          <table:table-cell office:value-type="float" office:value="36">
            <text:p>36</text:p>
          </table:table-cell>
          <table:table-cell office:value-type="float" office:value="77.81">
            <text:p>77.8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8-08">
            <text:p>2023-08-08</text:p>
          </table:table-cell>
          <table:table-cell office:value-type="string" office:string-value="A-13-B9">
            <text:p>A-13-B9</text:p>
          </table:table-cell>
        </table:table-row>
        <table:table-row>
          <table:table-cell office:value-type="string" office:string-value="P-0631">
            <text:p>P-0631</text:p>
          </table:table-cell>
          <table:table-cell office:value-type="string" office:string-value="Film Chance">
            <text:p>Film Chance</text:p>
          </table:table-cell>
          <table:table-cell office:value-type="string" office:string-value="Salud">
            <text:p>Salud</text:p>
          </table:table-cell>
          <table:table-cell office:value-type="float" office:value="84">
            <text:p>84</text:p>
          </table:table-cell>
          <table:table-cell office:value-type="float" office:value="226.37">
            <text:p>226.3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18">
            <text:p>2023-06-18</text:p>
          </table:table-cell>
          <table:table-cell office:value-type="string" office:string-value="A-33-B6">
            <text:p>A-33-B6</text:p>
          </table:table-cell>
        </table:table-row>
        <table:table-row>
          <table:table-cell office:value-type="string" office:string-value="P-0632">
            <text:p>P-0632</text:p>
          </table:table-cell>
          <table:table-cell office:value-type="string" office:string-value="Special We">
            <text:p>Special We</text:p>
          </table:table-cell>
          <table:table-cell office:value-type="string" office:string-value="Deportes">
            <text:p>Deportes</text:p>
          </table:table-cell>
          <table:table-cell office:value-type="float" office:value="183">
            <text:p>183</text:p>
          </table:table-cell>
          <table:table-cell office:value-type="float" office:value="325.78">
            <text:p>325.7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08">
            <text:p>2024-01-08</text:p>
          </table:table-cell>
          <table:table-cell office:value-type="string" office:string-value="A-16-B18">
            <text:p>A-16-B18</text:p>
          </table:table-cell>
        </table:table-row>
        <table:table-row>
          <table:table-cell office:value-type="string" office:string-value="P-0633">
            <text:p>P-0633</text:p>
          </table:table-cell>
          <table:table-cell office:value-type="string" office:string-value="Out Shoulder">
            <text:p>Out Shoulder</text:p>
          </table:table-cell>
          <table:table-cell office:value-type="string" office:string-value="Automotriz">
            <text:p>Automotriz</text:p>
          </table:table-cell>
          <table:table-cell office:value-type="float" office:value="461">
            <text:p>461</text:p>
          </table:table-cell>
          <table:table-cell office:value-type="float" office:value="392.76">
            <text:p>392.7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4-18">
            <text:p>2024-04-18</text:p>
          </table:table-cell>
          <table:table-cell office:value-type="string" office:string-value="A-16-B2">
            <text:p>A-16-B2</text:p>
          </table:table-cell>
        </table:table-row>
        <table:table-row>
          <table:table-cell office:value-type="string" office:string-value="P-0634">
            <text:p>P-0634</text:p>
          </table:table-cell>
          <table:table-cell office:value-type="string" office:string-value="Place View">
            <text:p>Place View</text:p>
          </table:table-cell>
          <table:table-cell office:value-type="string" office:string-value="Electrónica">
            <text:p>Electrónica</text:p>
          </table:table-cell>
          <table:table-cell office:value-type="float" office:value="181">
            <text:p>181</text:p>
          </table:table-cell>
          <table:table-cell office:value-type="float" office:value="88.11">
            <text:p>88.1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4-27">
            <text:p>2023-04-27</text:p>
          </table:table-cell>
          <table:table-cell office:value-type="string" office:string-value="A-39-B11">
            <text:p>A-39-B11</text:p>
          </table:table-cell>
        </table:table-row>
        <table:table-row>
          <table:table-cell office:value-type="string" office:string-value="P-0635">
            <text:p>P-0635</text:p>
          </table:table-cell>
          <table:table-cell office:value-type="string" office:string-value="Within Value">
            <text:p>Within Value</text:p>
          </table:table-cell>
          <table:table-cell office:value-type="string" office:string-value="Hogar">
            <text:p>Hogar</text:p>
          </table:table-cell>
          <table:table-cell office:value-type="float" office:value="450">
            <text:p>450</text:p>
          </table:table-cell>
          <table:table-cell office:value-type="float" office:value="132.13">
            <text:p>132.1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05">
            <text:p>2024-10-05</text:p>
          </table:table-cell>
          <table:table-cell office:value-type="string" office:string-value="A-38-B8">
            <text:p>A-38-B8</text:p>
          </table:table-cell>
        </table:table-row>
        <table:table-row>
          <table:table-cell office:value-type="string" office:string-value="P-0636">
            <text:p>P-0636</text:p>
          </table:table-cell>
          <table:table-cell office:value-type="string" office:string-value="Lay Give">
            <text:p>Lay Give</text:p>
          </table:table-cell>
          <table:table-cell office:value-type="string" office:string-value="Salud">
            <text:p>Salud</text:p>
          </table:table-cell>
          <table:table-cell office:value-type="float" office:value="478">
            <text:p>478</text:p>
          </table:table-cell>
          <table:table-cell office:value-type="float" office:value="395.21">
            <text:p>395.2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1-19">
            <text:p>2024-11-19</text:p>
          </table:table-cell>
          <table:table-cell office:value-type="string" office:string-value="A-3-B12">
            <text:p>A-3-B12</text:p>
          </table:table-cell>
        </table:table-row>
        <table:table-row>
          <table:table-cell office:value-type="string" office:string-value="P-0637">
            <text:p>P-0637</text:p>
          </table:table-cell>
          <table:table-cell office:value-type="string" office:string-value="Stay Lot">
            <text:p>Stay Lot</text:p>
          </table:table-cell>
          <table:table-cell office:value-type="string" office:string-value="Salud">
            <text:p>Salud</text:p>
          </table:table-cell>
          <table:table-cell office:value-type="float" office:value="412">
            <text:p>412</text:p>
          </table:table-cell>
          <table:table-cell office:value-type="float" office:value="195.19">
            <text:p>195.1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20">
            <text:p>2023-10-20</text:p>
          </table:table-cell>
          <table:table-cell office:value-type="string" office:string-value="A-13-B8">
            <text:p>A-13-B8</text:p>
          </table:table-cell>
        </table:table-row>
        <table:table-row>
          <table:table-cell office:value-type="string" office:string-value="P-0638">
            <text:p>P-0638</text:p>
          </table:table-cell>
          <table:table-cell office:value-type="string" office:string-value="Trial Fear">
            <text:p>Trial Fear</text:p>
          </table:table-cell>
          <table:table-cell office:value-type="string" office:string-value="Hogar">
            <text:p>Hogar</text:p>
          </table:table-cell>
          <table:table-cell office:value-type="float" office:value="339">
            <text:p>339</text:p>
          </table:table-cell>
          <table:table-cell office:value-type="float" office:value="84.78">
            <text:p>84.7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3-10">
            <text:p>2024-03-10</text:p>
          </table:table-cell>
          <table:table-cell office:value-type="string" office:string-value="A-38-B14">
            <text:p>A-38-B14</text:p>
          </table:table-cell>
        </table:table-row>
        <table:table-row>
          <table:table-cell office:value-type="string" office:string-value="P-0639">
            <text:p>P-0639</text:p>
          </table:table-cell>
          <table:table-cell office:value-type="string" office:string-value="Natural Mr">
            <text:p>Natural Mr</text:p>
          </table:table-cell>
          <table:table-cell office:value-type="string" office:string-value="Electrónica">
            <text:p>Electrónica</text:p>
          </table:table-cell>
          <table:table-cell office:value-type="float" office:value="295">
            <text:p>295</text:p>
          </table:table-cell>
          <table:table-cell office:value-type="float" office:value="237.81">
            <text:p>237.8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29">
            <text:p>2023-09-29</text:p>
          </table:table-cell>
          <table:table-cell office:value-type="string" office:string-value="A-29-B6">
            <text:p>A-29-B6</text:p>
          </table:table-cell>
        </table:table-row>
        <table:table-row>
          <table:table-cell office:value-type="string" office:string-value="P-0640">
            <text:p>P-0640</text:p>
          </table:table-cell>
          <table:table-cell office:value-type="string" office:string-value="Nation Coach">
            <text:p>Nation Coach</text:p>
          </table:table-cell>
          <table:table-cell office:value-type="string" office:string-value="Deportes">
            <text:p>Deportes</text:p>
          </table:table-cell>
          <table:table-cell office:value-type="float" office:value="192">
            <text:p>192</text:p>
          </table:table-cell>
          <table:table-cell office:value-type="float" office:value="145.56">
            <text:p>145.5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11">
            <text:p>2023-08-11</text:p>
          </table:table-cell>
          <table:table-cell office:value-type="string" office:string-value="A-28-B14">
            <text:p>A-28-B14</text:p>
          </table:table-cell>
        </table:table-row>
        <table:table-row>
          <table:table-cell office:value-type="string" office:string-value="P-0641">
            <text:p>P-0641</text:p>
          </table:table-cell>
          <table:table-cell office:value-type="string" office:string-value="Movement Music">
            <text:p>Movement Music</text:p>
          </table:table-cell>
          <table:table-cell office:value-type="string" office:string-value="Salud">
            <text:p>Salud</text:p>
          </table:table-cell>
          <table:table-cell office:value-type="float" office:value="192">
            <text:p>192</text:p>
          </table:table-cell>
          <table:table-cell office:value-type="float" office:value="147.28">
            <text:p>147.2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2-18">
            <text:p>2023-12-18</text:p>
          </table:table-cell>
          <table:table-cell office:value-type="string" office:string-value="A-47-B3">
            <text:p>A-47-B3</text:p>
          </table:table-cell>
        </table:table-row>
        <table:table-row>
          <table:table-cell office:value-type="string" office:string-value="P-0642">
            <text:p>P-0642</text:p>
          </table:table-cell>
          <table:table-cell office:value-type="string" office:string-value="Son Continue">
            <text:p>Son Continue</text:p>
          </table:table-cell>
          <table:table-cell office:value-type="string" office:string-value="Deportes">
            <text:p>Deportes</text:p>
          </table:table-cell>
          <table:table-cell office:value-type="float" office:value="120">
            <text:p>120</text:p>
          </table:table-cell>
          <table:table-cell office:value-type="float" office:value="8.13">
            <text:p>8.1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2-15">
            <text:p>2024-02-15</text:p>
          </table:table-cell>
          <table:table-cell office:value-type="string" office:string-value="A-12-B6">
            <text:p>A-12-B6</text:p>
          </table:table-cell>
        </table:table-row>
        <table:table-row>
          <table:table-cell office:value-type="string" office:string-value="P-0643">
            <text:p>P-0643</text:p>
          </table:table-cell>
          <table:table-cell office:value-type="string" office:string-value="Young Sort">
            <text:p>Young Sort</text:p>
          </table:table-cell>
          <table:table-cell office:value-type="string" office:string-value="Salud">
            <text:p>Salud</text:p>
          </table:table-cell>
          <table:table-cell office:value-type="float" office:value="310">
            <text:p>310</text:p>
          </table:table-cell>
          <table:table-cell office:value-type="float" office:value="44.87">
            <text:p>44.8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23">
            <text:p>2023-08-23</text:p>
          </table:table-cell>
          <table:table-cell office:value-type="string" office:string-value="A-47-B2">
            <text:p>A-47-B2</text:p>
          </table:table-cell>
        </table:table-row>
        <table:table-row>
          <table:table-cell office:value-type="string" office:string-value="P-0644">
            <text:p>P-0644</text:p>
          </table:table-cell>
          <table:table-cell office:value-type="string" office:string-value="Reach End">
            <text:p>Reach End</text:p>
          </table:table-cell>
          <table:table-cell office:value-type="string" office:string-value="Juguetes">
            <text:p>Juguetes</text:p>
          </table:table-cell>
          <table:table-cell office:value-type="float" office:value="474">
            <text:p>474</text:p>
          </table:table-cell>
          <table:table-cell office:value-type="float" office:value="479.22">
            <text:p>479.2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2-16">
            <text:p>2024-12-16</text:p>
          </table:table-cell>
          <table:table-cell office:value-type="string" office:string-value="A-39-B9">
            <text:p>A-39-B9</text:p>
          </table:table-cell>
        </table:table-row>
        <table:table-row>
          <table:table-cell office:value-type="string" office:string-value="P-0645">
            <text:p>P-0645</text:p>
          </table:table-cell>
          <table:table-cell office:value-type="string" office:string-value="Project Half">
            <text:p>Project Half</text:p>
          </table:table-cell>
          <table:table-cell office:value-type="string" office:string-value="Salud">
            <text:p>Salud</text:p>
          </table:table-cell>
          <table:table-cell office:value-type="float" office:value="350">
            <text:p>350</text:p>
          </table:table-cell>
          <table:table-cell office:value-type="float" office:value="370.7">
            <text:p>370.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19">
            <text:p>2024-10-19</text:p>
          </table:table-cell>
          <table:table-cell office:value-type="string" office:string-value="A-19-B11">
            <text:p>A-19-B11</text:p>
          </table:table-cell>
        </table:table-row>
        <table:table-row>
          <table:table-cell office:value-type="string" office:string-value="P-0646">
            <text:p>P-0646</text:p>
          </table:table-cell>
          <table:table-cell office:value-type="string" office:string-value="Data Vote">
            <text:p>Data Vote</text:p>
          </table:table-cell>
          <table:table-cell office:value-type="string" office:string-value="Alimentos">
            <text:p>Alimentos</text:p>
          </table:table-cell>
          <table:table-cell office:value-type="float" office:value="242">
            <text:p>242</text:p>
          </table:table-cell>
          <table:table-cell office:value-type="float" office:value="157.2">
            <text:p>157.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04">
            <text:p>2023-07-04</text:p>
          </table:table-cell>
          <table:table-cell office:value-type="string" office:string-value="A-12-B7">
            <text:p>A-12-B7</text:p>
          </table:table-cell>
        </table:table-row>
        <table:table-row>
          <table:table-cell office:value-type="string" office:string-value="P-0647">
            <text:p>P-0647</text:p>
          </table:table-cell>
          <table:table-cell office:value-type="string" office:string-value="Behavior House">
            <text:p>Behavior House</text:p>
          </table:table-cell>
          <table:table-cell office:value-type="string" office:string-value="Alimentos">
            <text:p>Alimentos</text:p>
          </table:table-cell>
          <table:table-cell office:value-type="float" office:value="300">
            <text:p>300</text:p>
          </table:table-cell>
          <table:table-cell office:value-type="float" office:value="216.53">
            <text:p>216.5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1-03">
            <text:p>2024-11-03</text:p>
          </table:table-cell>
          <table:table-cell office:value-type="string" office:string-value="A-28-B11">
            <text:p>A-28-B11</text:p>
          </table:table-cell>
        </table:table-row>
        <table:table-row>
          <table:table-cell office:value-type="string" office:string-value="P-0648">
            <text:p>P-0648</text:p>
          </table:table-cell>
          <table:table-cell office:value-type="string" office:string-value="Message Five">
            <text:p>Message Five</text:p>
          </table:table-cell>
          <table:table-cell office:value-type="string" office:string-value="Alimentos">
            <text:p>Alimentos</text:p>
          </table:table-cell>
          <table:table-cell office:value-type="float" office:value="473">
            <text:p>473</text:p>
          </table:table-cell>
          <table:table-cell office:value-type="float" office:value="60.06">
            <text:p>60.0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1-27">
            <text:p>2025-01-27</text:p>
          </table:table-cell>
          <table:table-cell office:value-type="string" office:string-value="A-35-B3">
            <text:p>A-35-B3</text:p>
          </table:table-cell>
        </table:table-row>
        <table:table-row>
          <table:table-cell office:value-type="string" office:string-value="P-0649">
            <text:p>P-0649</text:p>
          </table:table-cell>
          <table:table-cell office:value-type="string" office:string-value="Main Product">
            <text:p>Main Product</text:p>
          </table:table-cell>
          <table:table-cell office:value-type="string" office:string-value="Electrónica">
            <text:p>Electrónica</text:p>
          </table:table-cell>
          <table:table-cell office:value-type="float" office:value="267">
            <text:p>267</text:p>
          </table:table-cell>
          <table:table-cell office:value-type="float" office:value="383.32">
            <text:p>383.3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01">
            <text:p>2023-10-01</text:p>
          </table:table-cell>
          <table:table-cell office:value-type="string" office:string-value="A-11-B13">
            <text:p>A-11-B13</text:p>
          </table:table-cell>
        </table:table-row>
        <table:table-row>
          <table:table-cell office:value-type="string" office:string-value="P-0650">
            <text:p>P-0650</text:p>
          </table:table-cell>
          <table:table-cell office:value-type="string" office:string-value="Else Kid">
            <text:p>Else Kid</text:p>
          </table:table-cell>
          <table:table-cell office:value-type="string" office:string-value="Deportes">
            <text:p>Deportes</text:p>
          </table:table-cell>
          <table:table-cell office:value-type="float" office:value="264">
            <text:p>264</text:p>
          </table:table-cell>
          <table:table-cell office:value-type="float" office:value="288.15">
            <text:p>288.1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9-19">
            <text:p>2023-09-19</text:p>
          </table:table-cell>
          <table:table-cell office:value-type="string" office:string-value="A-24-B18">
            <text:p>A-24-B18</text:p>
          </table:table-cell>
        </table:table-row>
        <table:table-row>
          <table:table-cell office:value-type="string" office:string-value="P-0651">
            <text:p>P-0651</text:p>
          </table:table-cell>
          <table:table-cell office:value-type="string" office:string-value="Hundred Probably">
            <text:p>Hundred Probably</text:p>
          </table:table-cell>
          <table:table-cell office:value-type="string" office:string-value="Automotriz">
            <text:p>Automotriz</text:p>
          </table:table-cell>
          <table:table-cell office:value-type="float" office:value="218">
            <text:p>218</text:p>
          </table:table-cell>
          <table:table-cell office:value-type="float" office:value="148.53">
            <text:p>148.5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6-22">
            <text:p>2024-06-22</text:p>
          </table:table-cell>
          <table:table-cell office:value-type="string" office:string-value="A-9-B3">
            <text:p>A-9-B3</text:p>
          </table:table-cell>
        </table:table-row>
        <table:table-row>
          <table:table-cell office:value-type="string" office:string-value="P-0652">
            <text:p>P-0652</text:p>
          </table:table-cell>
          <table:table-cell office:value-type="string" office:string-value="Gas Conference">
            <text:p>Gas Conference</text:p>
          </table:table-cell>
          <table:table-cell office:value-type="string" office:string-value="Juguetes">
            <text:p>Juguetes</text:p>
          </table:table-cell>
          <table:table-cell office:value-type="float" office:value="215">
            <text:p>215</text:p>
          </table:table-cell>
          <table:table-cell office:value-type="float" office:value="79.31">
            <text:p>79.3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9-21">
            <text:p>2024-09-21</text:p>
          </table:table-cell>
          <table:table-cell office:value-type="string" office:string-value="A-37-B18">
            <text:p>A-37-B18</text:p>
          </table:table-cell>
        </table:table-row>
        <table:table-row>
          <table:table-cell office:value-type="string" office:string-value="P-0653">
            <text:p>P-0653</text:p>
          </table:table-cell>
          <table:table-cell office:value-type="string" office:string-value="Letter People">
            <text:p>Letter People</text:p>
          </table:table-cell>
          <table:table-cell office:value-type="string" office:string-value="Juguetes">
            <text:p>Juguetes</text:p>
          </table:table-cell>
          <table:table-cell office:value-type="float" office:value="498">
            <text:p>498</text:p>
          </table:table-cell>
          <table:table-cell office:value-type="float" office:value="109.97">
            <text:p>109.9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4-19">
            <text:p>2023-04-19</text:p>
          </table:table-cell>
          <table:table-cell office:value-type="string" office:string-value="A-13-B5">
            <text:p>A-13-B5</text:p>
          </table:table-cell>
        </table:table-row>
        <table:table-row>
          <table:table-cell office:value-type="string" office:string-value="P-0654">
            <text:p>P-0654</text:p>
          </table:table-cell>
          <table:table-cell office:value-type="string" office:string-value="Activity Perhaps">
            <text:p>Activity Perhaps</text:p>
          </table:table-cell>
          <table:table-cell office:value-type="string" office:string-value="Deportes">
            <text:p>Deportes</text:p>
          </table:table-cell>
          <table:table-cell office:value-type="float" office:value="341">
            <text:p>341</text:p>
          </table:table-cell>
          <table:table-cell office:value-type="float" office:value="435.21">
            <text:p>435.2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3-19">
            <text:p>2023-03-19</text:p>
          </table:table-cell>
          <table:table-cell office:value-type="string" office:string-value="A-18-B16">
            <text:p>A-18-B16</text:p>
          </table:table-cell>
        </table:table-row>
        <table:table-row>
          <table:table-cell office:value-type="string" office:string-value="P-0655">
            <text:p>P-0655</text:p>
          </table:table-cell>
          <table:table-cell office:value-type="string" office:string-value="Magazine Management">
            <text:p>Magazine Management</text:p>
          </table:table-cell>
          <table:table-cell office:value-type="string" office:string-value="Deportes">
            <text:p>Deportes</text:p>
          </table:table-cell>
          <table:table-cell office:value-type="float" office:value="25">
            <text:p>25</text:p>
          </table:table-cell>
          <table:table-cell office:value-type="float" office:value="484.88">
            <text:p>484.8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9-09">
            <text:p>2023-09-09</text:p>
          </table:table-cell>
          <table:table-cell office:value-type="string" office:string-value="A-28-B7">
            <text:p>A-28-B7</text:p>
          </table:table-cell>
        </table:table-row>
        <table:table-row>
          <table:table-cell office:value-type="string" office:string-value="P-0656">
            <text:p>P-0656</text:p>
          </table:table-cell>
          <table:table-cell office:value-type="string" office:string-value="On Sometimes">
            <text:p>On Sometimes</text:p>
          </table:table-cell>
          <table:table-cell office:value-type="string" office:string-value="Salud">
            <text:p>Salud</text:p>
          </table:table-cell>
          <table:table-cell office:value-type="float" office:value="318">
            <text:p>318</text:p>
          </table:table-cell>
          <table:table-cell office:value-type="float" office:value="453.58">
            <text:p>453.5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2-18">
            <text:p>2025-02-18</text:p>
          </table:table-cell>
          <table:table-cell office:value-type="string" office:string-value="A-23-B1">
            <text:p>A-23-B1</text:p>
          </table:table-cell>
        </table:table-row>
        <table:table-row>
          <table:table-cell office:value-type="string" office:string-value="P-0657">
            <text:p>P-0657</text:p>
          </table:table-cell>
          <table:table-cell office:value-type="string" office:string-value="Second Hotel">
            <text:p>Second Hotel</text:p>
          </table:table-cell>
          <table:table-cell office:value-type="string" office:string-value="Ropa">
            <text:p>Ropa</text:p>
          </table:table-cell>
          <table:table-cell office:value-type="float" office:value="266">
            <text:p>266</text:p>
          </table:table-cell>
          <table:table-cell office:value-type="float" office:value="423.45">
            <text:p>423.4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3-02">
            <text:p>2025-03-02</text:p>
          </table:table-cell>
          <table:table-cell office:value-type="string" office:string-value="A-10-B4">
            <text:p>A-10-B4</text:p>
          </table:table-cell>
        </table:table-row>
        <table:table-row>
          <table:table-cell office:value-type="string" office:string-value="P-0658">
            <text:p>P-0658</text:p>
          </table:table-cell>
          <table:table-cell office:value-type="string" office:string-value="Attorney Sign">
            <text:p>Attorney Sign</text:p>
          </table:table-cell>
          <table:table-cell office:value-type="string" office:string-value="Salud">
            <text:p>Salud</text:p>
          </table:table-cell>
          <table:table-cell office:value-type="float" office:value="356">
            <text:p>356</text:p>
          </table:table-cell>
          <table:table-cell office:value-type="float" office:value="91.16">
            <text:p>91.1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1-25">
            <text:p>2023-11-25</text:p>
          </table:table-cell>
          <table:table-cell office:value-type="string" office:string-value="A-16-B13">
            <text:p>A-16-B13</text:p>
          </table:table-cell>
        </table:table-row>
        <table:table-row>
          <table:table-cell office:value-type="string" office:string-value="P-0659">
            <text:p>P-0659</text:p>
          </table:table-cell>
          <table:table-cell office:value-type="string" office:string-value="Southern Water">
            <text:p>Southern Water</text:p>
          </table:table-cell>
          <table:table-cell office:value-type="string" office:string-value="Juguetes">
            <text:p>Juguetes</text:p>
          </table:table-cell>
          <table:table-cell office:value-type="float" office:value="345">
            <text:p>345</text:p>
          </table:table-cell>
          <table:table-cell office:value-type="float" office:value="225.59">
            <text:p>225.5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8-10">
            <text:p>2024-08-10</text:p>
          </table:table-cell>
          <table:table-cell office:value-type="string" office:string-value="A-1-B11">
            <text:p>A-1-B11</text:p>
          </table:table-cell>
        </table:table-row>
        <table:table-row>
          <table:table-cell office:value-type="string" office:string-value="P-0660">
            <text:p>P-0660</text:p>
          </table:table-cell>
          <table:table-cell office:value-type="string" office:string-value="Decision Wrong">
            <text:p>Decision Wrong</text:p>
          </table:table-cell>
          <table:table-cell office:value-type="string" office:string-value="Juguetes">
            <text:p>Juguetes</text:p>
          </table:table-cell>
          <table:table-cell office:value-type="float" office:value="278">
            <text:p>278</text:p>
          </table:table-cell>
          <table:table-cell office:value-type="float" office:value="439.3">
            <text:p>439.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6-23">
            <text:p>2024-06-23</text:p>
          </table:table-cell>
          <table:table-cell office:value-type="string" office:string-value="A-31-B1">
            <text:p>A-31-B1</text:p>
          </table:table-cell>
        </table:table-row>
        <table:table-row>
          <table:table-cell office:value-type="string" office:string-value="P-0661">
            <text:p>P-0661</text:p>
          </table:table-cell>
          <table:table-cell office:value-type="string" office:string-value="Generation Would">
            <text:p>Generation Would</text:p>
          </table:table-cell>
          <table:table-cell office:value-type="string" office:string-value="Ropa">
            <text:p>Ropa</text:p>
          </table:table-cell>
          <table:table-cell office:value-type="float" office:value="306">
            <text:p>306</text:p>
          </table:table-cell>
          <table:table-cell office:value-type="float" office:value="36.73">
            <text:p>36.7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1-06">
            <text:p>2023-11-06</text:p>
          </table:table-cell>
          <table:table-cell office:value-type="string" office:string-value="A-42-B12">
            <text:p>A-42-B12</text:p>
          </table:table-cell>
        </table:table-row>
        <table:table-row>
          <table:table-cell office:value-type="string" office:string-value="P-0662">
            <text:p>P-0662</text:p>
          </table:table-cell>
          <table:table-cell office:value-type="string" office:string-value="Fight Affect">
            <text:p>Fight Affect</text:p>
          </table:table-cell>
          <table:table-cell office:value-type="string" office:string-value="Deportes">
            <text:p>Deportes</text:p>
          </table:table-cell>
          <table:table-cell office:value-type="float" office:value="398">
            <text:p>398</text:p>
          </table:table-cell>
          <table:table-cell office:value-type="float" office:value="291.77">
            <text:p>291.7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0-16">
            <text:p>2024-10-16</text:p>
          </table:table-cell>
          <table:table-cell office:value-type="string" office:string-value="A-47-B5">
            <text:p>A-47-B5</text:p>
          </table:table-cell>
        </table:table-row>
        <table:table-row>
          <table:table-cell office:value-type="string" office:string-value="P-0663">
            <text:p>P-0663</text:p>
          </table:table-cell>
          <table:table-cell office:value-type="string" office:string-value="Left Charge">
            <text:p>Left Charge</text:p>
          </table:table-cell>
          <table:table-cell office:value-type="string" office:string-value="Automotriz">
            <text:p>Automotriz</text:p>
          </table:table-cell>
          <table:table-cell office:value-type="float" office:value="283">
            <text:p>283</text:p>
          </table:table-cell>
          <table:table-cell office:value-type="float" office:value="138.44">
            <text:p>138.4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8-29">
            <text:p>2024-08-29</text:p>
          </table:table-cell>
          <table:table-cell office:value-type="string" office:string-value="A-19-B20">
            <text:p>A-19-B20</text:p>
          </table:table-cell>
        </table:table-row>
        <table:table-row>
          <table:table-cell office:value-type="string" office:string-value="P-0664">
            <text:p>P-0664</text:p>
          </table:table-cell>
          <table:table-cell office:value-type="string" office:string-value="West Left">
            <text:p>West Left</text:p>
          </table:table-cell>
          <table:table-cell office:value-type="string" office:string-value="Hogar">
            <text:p>Hogar</text:p>
          </table:table-cell>
          <table:table-cell office:value-type="float" office:value="166">
            <text:p>166</text:p>
          </table:table-cell>
          <table:table-cell office:value-type="float" office:value="490.16">
            <text:p>490.1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1-26">
            <text:p>2023-11-26</text:p>
          </table:table-cell>
          <table:table-cell office:value-type="string" office:string-value="A-21-B13">
            <text:p>A-21-B13</text:p>
          </table:table-cell>
        </table:table-row>
        <table:table-row>
          <table:table-cell office:value-type="string" office:string-value="P-0665">
            <text:p>P-0665</text:p>
          </table:table-cell>
          <table:table-cell office:value-type="string" office:string-value="Result Check">
            <text:p>Result Check</text:p>
          </table:table-cell>
          <table:table-cell office:value-type="string" office:string-value="Hogar">
            <text:p>Hogar</text:p>
          </table:table-cell>
          <table:table-cell office:value-type="float" office:value="111">
            <text:p>111</text:p>
          </table:table-cell>
          <table:table-cell office:value-type="float" office:value="168.71">
            <text:p>168.7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3-13">
            <text:p>2025-03-13</text:p>
          </table:table-cell>
          <table:table-cell office:value-type="string" office:string-value="A-8-B14">
            <text:p>A-8-B14</text:p>
          </table:table-cell>
        </table:table-row>
        <table:table-row>
          <table:table-cell office:value-type="string" office:string-value="P-0666">
            <text:p>P-0666</text:p>
          </table:table-cell>
          <table:table-cell office:value-type="string" office:string-value="Seek Exactly">
            <text:p>Seek Exactly</text:p>
          </table:table-cell>
          <table:table-cell office:value-type="string" office:string-value="Juguetes">
            <text:p>Juguetes</text:p>
          </table:table-cell>
          <table:table-cell office:value-type="float" office:value="440">
            <text:p>440</text:p>
          </table:table-cell>
          <table:table-cell office:value-type="float" office:value="224.48">
            <text:p>224.4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1-27">
            <text:p>2024-01-27</text:p>
          </table:table-cell>
          <table:table-cell office:value-type="string" office:string-value="A-14-B2">
            <text:p>A-14-B2</text:p>
          </table:table-cell>
        </table:table-row>
        <table:table-row>
          <table:table-cell office:value-type="string" office:string-value="P-0667">
            <text:p>P-0667</text:p>
          </table:table-cell>
          <table:table-cell office:value-type="string" office:string-value="Federal Decade">
            <text:p>Federal Decade</text:p>
          </table:table-cell>
          <table:table-cell office:value-type="string" office:string-value="Hogar">
            <text:p>Hogar</text:p>
          </table:table-cell>
          <table:table-cell office:value-type="float" office:value="199">
            <text:p>199</text:p>
          </table:table-cell>
          <table:table-cell office:value-type="float" office:value="361.0">
            <text:p>361.0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21">
            <text:p>2025-01-21</text:p>
          </table:table-cell>
          <table:table-cell office:value-type="string" office:string-value="A-11-B17">
            <text:p>A-11-B17</text:p>
          </table:table-cell>
        </table:table-row>
        <table:table-row>
          <table:table-cell office:value-type="string" office:string-value="P-0668">
            <text:p>P-0668</text:p>
          </table:table-cell>
          <table:table-cell office:value-type="string" office:string-value="Western Several">
            <text:p>Western Several</text:p>
          </table:table-cell>
          <table:table-cell office:value-type="string" office:string-value="Ropa">
            <text:p>Ropa</text:p>
          </table:table-cell>
          <table:table-cell office:value-type="float" office:value="469">
            <text:p>469</text:p>
          </table:table-cell>
          <table:table-cell office:value-type="float" office:value="423.98">
            <text:p>423.9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04">
            <text:p>2023-10-04</text:p>
          </table:table-cell>
          <table:table-cell office:value-type="string" office:string-value="A-34-B19">
            <text:p>A-34-B19</text:p>
          </table:table-cell>
        </table:table-row>
        <table:table-row>
          <table:table-cell office:value-type="string" office:string-value="P-0669">
            <text:p>P-0669</text:p>
          </table:table-cell>
          <table:table-cell office:value-type="string" office:string-value="Check Represent">
            <text:p>Check Represent</text:p>
          </table:table-cell>
          <table:table-cell office:value-type="string" office:string-value="Alimentos">
            <text:p>Alimentos</text:p>
          </table:table-cell>
          <table:table-cell office:value-type="float" office:value="469">
            <text:p>469</text:p>
          </table:table-cell>
          <table:table-cell office:value-type="float" office:value="392.62">
            <text:p>392.6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3-29">
            <text:p>2023-03-29</text:p>
          </table:table-cell>
          <table:table-cell office:value-type="string" office:string-value="A-7-B5">
            <text:p>A-7-B5</text:p>
          </table:table-cell>
        </table:table-row>
        <table:table-row>
          <table:table-cell office:value-type="string" office:string-value="P-0670">
            <text:p>P-0670</text:p>
          </table:table-cell>
          <table:table-cell office:value-type="string" office:string-value="Interview Common">
            <text:p>Interview Common</text:p>
          </table:table-cell>
          <table:table-cell office:value-type="string" office:string-value="Alimentos">
            <text:p>Alimentos</text:p>
          </table:table-cell>
          <table:table-cell office:value-type="float" office:value="227">
            <text:p>227</text:p>
          </table:table-cell>
          <table:table-cell office:value-type="float" office:value="207.77">
            <text:p>207.7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5-24">
            <text:p>2023-05-24</text:p>
          </table:table-cell>
          <table:table-cell office:value-type="string" office:string-value="A-39-B5">
            <text:p>A-39-B5</text:p>
          </table:table-cell>
        </table:table-row>
        <table:table-row>
          <table:table-cell office:value-type="string" office:string-value="P-0671">
            <text:p>P-0671</text:p>
          </table:table-cell>
          <table:table-cell office:value-type="string" office:string-value="Result Hour">
            <text:p>Result Hour</text:p>
          </table:table-cell>
          <table:table-cell office:value-type="string" office:string-value="Ropa">
            <text:p>Ropa</text:p>
          </table:table-cell>
          <table:table-cell office:value-type="float" office:value="261">
            <text:p>261</text:p>
          </table:table-cell>
          <table:table-cell office:value-type="float" office:value="432.87">
            <text:p>432.8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3-01">
            <text:p>2025-03-01</text:p>
          </table:table-cell>
          <table:table-cell office:value-type="string" office:string-value="A-19-B17">
            <text:p>A-19-B17</text:p>
          </table:table-cell>
        </table:table-row>
        <table:table-row>
          <table:table-cell office:value-type="string" office:string-value="P-0672">
            <text:p>P-0672</text:p>
          </table:table-cell>
          <table:table-cell office:value-type="string" office:string-value="Explain Blood">
            <text:p>Explain Blood</text:p>
          </table:table-cell>
          <table:table-cell office:value-type="string" office:string-value="Alimentos">
            <text:p>Alimentos</text:p>
          </table:table-cell>
          <table:table-cell office:value-type="float" office:value="173">
            <text:p>173</text:p>
          </table:table-cell>
          <table:table-cell office:value-type="float" office:value="148.66">
            <text:p>148.6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7-02">
            <text:p>2023-07-02</text:p>
          </table:table-cell>
          <table:table-cell office:value-type="string" office:string-value="A-7-B2">
            <text:p>A-7-B2</text:p>
          </table:table-cell>
        </table:table-row>
        <table:table-row>
          <table:table-cell office:value-type="string" office:string-value="P-0673">
            <text:p>P-0673</text:p>
          </table:table-cell>
          <table:table-cell office:value-type="string" office:string-value="Serious Phone">
            <text:p>Serious Phone</text:p>
          </table:table-cell>
          <table:table-cell office:value-type="string" office:string-value="Salud">
            <text:p>Salud</text:p>
          </table:table-cell>
          <table:table-cell office:value-type="float" office:value="14">
            <text:p>14</text:p>
          </table:table-cell>
          <table:table-cell office:value-type="float" office:value="431.28">
            <text:p>431.2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8-20">
            <text:p>2024-08-20</text:p>
          </table:table-cell>
          <table:table-cell office:value-type="string" office:string-value="A-47-B10">
            <text:p>A-47-B10</text:p>
          </table:table-cell>
        </table:table-row>
        <table:table-row>
          <table:table-cell office:value-type="string" office:string-value="P-0674">
            <text:p>P-0674</text:p>
          </table:table-cell>
          <table:table-cell office:value-type="string" office:string-value="Project Coach">
            <text:p>Project Coach</text:p>
          </table:table-cell>
          <table:table-cell office:value-type="string" office:string-value="Automotriz">
            <text:p>Automotriz</text:p>
          </table:table-cell>
          <table:table-cell office:value-type="float" office:value="244">
            <text:p>244</text:p>
          </table:table-cell>
          <table:table-cell office:value-type="float" office:value="327.31">
            <text:p>327.3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26">
            <text:p>2023-07-26</text:p>
          </table:table-cell>
          <table:table-cell office:value-type="string" office:string-value="A-14-B8">
            <text:p>A-14-B8</text:p>
          </table:table-cell>
        </table:table-row>
        <table:table-row>
          <table:table-cell office:value-type="string" office:string-value="P-0675">
            <text:p>P-0675</text:p>
          </table:table-cell>
          <table:table-cell office:value-type="string" office:string-value="Many Instead">
            <text:p>Many Instead</text:p>
          </table:table-cell>
          <table:table-cell office:value-type="string" office:string-value="Deportes">
            <text:p>Deportes</text:p>
          </table:table-cell>
          <table:table-cell office:value-type="float" office:value="322">
            <text:p>322</text:p>
          </table:table-cell>
          <table:table-cell office:value-type="float" office:value="405.99">
            <text:p>405.9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4-27">
            <text:p>2024-04-27</text:p>
          </table:table-cell>
          <table:table-cell office:value-type="string" office:string-value="A-4-B9">
            <text:p>A-4-B9</text:p>
          </table:table-cell>
        </table:table-row>
        <table:table-row>
          <table:table-cell office:value-type="string" office:string-value="P-0676">
            <text:p>P-0676</text:p>
          </table:table-cell>
          <table:table-cell office:value-type="string" office:string-value="Similar Set">
            <text:p>Similar Set</text:p>
          </table:table-cell>
          <table:table-cell office:value-type="string" office:string-value="Salud">
            <text:p>Salud</text:p>
          </table:table-cell>
          <table:table-cell office:value-type="float" office:value="446">
            <text:p>446</text:p>
          </table:table-cell>
          <table:table-cell office:value-type="float" office:value="390.13">
            <text:p>390.1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15">
            <text:p>2023-09-15</text:p>
          </table:table-cell>
          <table:table-cell office:value-type="string" office:string-value="A-30-B19">
            <text:p>A-30-B19</text:p>
          </table:table-cell>
        </table:table-row>
        <table:table-row>
          <table:table-cell office:value-type="string" office:string-value="P-0677">
            <text:p>P-0677</text:p>
          </table:table-cell>
          <table:table-cell office:value-type="string" office:string-value="Common President">
            <text:p>Common President</text:p>
          </table:table-cell>
          <table:table-cell office:value-type="string" office:string-value="Salud">
            <text:p>Salud</text:p>
          </table:table-cell>
          <table:table-cell office:value-type="float" office:value="22">
            <text:p>22</text:p>
          </table:table-cell>
          <table:table-cell office:value-type="float" office:value="441.93">
            <text:p>441.9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9-23">
            <text:p>2024-09-23</text:p>
          </table:table-cell>
          <table:table-cell office:value-type="string" office:string-value="A-26-B19">
            <text:p>A-26-B19</text:p>
          </table:table-cell>
        </table:table-row>
        <table:table-row>
          <table:table-cell office:value-type="string" office:string-value="P-0678">
            <text:p>P-0678</text:p>
          </table:table-cell>
          <table:table-cell office:value-type="string" office:string-value="Article See">
            <text:p>Article See</text:p>
          </table:table-cell>
          <table:table-cell office:value-type="string" office:string-value="Salud">
            <text:p>Salud</text:p>
          </table:table-cell>
          <table:table-cell office:value-type="float" office:value="342">
            <text:p>342</text:p>
          </table:table-cell>
          <table:table-cell office:value-type="float" office:value="471.58">
            <text:p>471.5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9-05">
            <text:p>2024-09-05</text:p>
          </table:table-cell>
          <table:table-cell office:value-type="string" office:string-value="A-15-B7">
            <text:p>A-15-B7</text:p>
          </table:table-cell>
        </table:table-row>
        <table:table-row>
          <table:table-cell office:value-type="string" office:string-value="P-0679">
            <text:p>P-0679</text:p>
          </table:table-cell>
          <table:table-cell office:value-type="string" office:string-value="Possible My">
            <text:p>Possible My</text:p>
          </table:table-cell>
          <table:table-cell office:value-type="string" office:string-value="Deportes">
            <text:p>Deportes</text:p>
          </table:table-cell>
          <table:table-cell office:value-type="float" office:value="128">
            <text:p>128</text:p>
          </table:table-cell>
          <table:table-cell office:value-type="float" office:value="290.67">
            <text:p>290.6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3-07">
            <text:p>2025-03-07</text:p>
          </table:table-cell>
          <table:table-cell office:value-type="string" office:string-value="A-6-B17">
            <text:p>A-6-B17</text:p>
          </table:table-cell>
        </table:table-row>
        <table:table-row>
          <table:table-cell office:value-type="string" office:string-value="P-0680">
            <text:p>P-0680</text:p>
          </table:table-cell>
          <table:table-cell office:value-type="string" office:string-value="Listen Remain">
            <text:p>Listen Remain</text:p>
          </table:table-cell>
          <table:table-cell office:value-type="string" office:string-value="Salud">
            <text:p>Salud</text:p>
          </table:table-cell>
          <table:table-cell office:value-type="float" office:value="97">
            <text:p>97</text:p>
          </table:table-cell>
          <table:table-cell office:value-type="float" office:value="291.37">
            <text:p>291.3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4-30">
            <text:p>2023-04-30</text:p>
          </table:table-cell>
          <table:table-cell office:value-type="string" office:string-value="A-38-B16">
            <text:p>A-38-B16</text:p>
          </table:table-cell>
        </table:table-row>
        <table:table-row>
          <table:table-cell office:value-type="string" office:string-value="P-0681">
            <text:p>P-0681</text:p>
          </table:table-cell>
          <table:table-cell office:value-type="string" office:string-value="Certainly Player">
            <text:p>Certainly Player</text:p>
          </table:table-cell>
          <table:table-cell office:value-type="string" office:string-value="Electrónica">
            <text:p>Electrónica</text:p>
          </table:table-cell>
          <table:table-cell office:value-type="float" office:value="420">
            <text:p>420</text:p>
          </table:table-cell>
          <table:table-cell office:value-type="float" office:value="49.87">
            <text:p>49.8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21">
            <text:p>2023-10-21</text:p>
          </table:table-cell>
          <table:table-cell office:value-type="string" office:string-value="A-48-B8">
            <text:p>A-48-B8</text:p>
          </table:table-cell>
        </table:table-row>
        <table:table-row>
          <table:table-cell office:value-type="string" office:string-value="P-0682">
            <text:p>P-0682</text:p>
          </table:table-cell>
          <table:table-cell office:value-type="string" office:string-value="Head Near">
            <text:p>Head Near</text:p>
          </table:table-cell>
          <table:table-cell office:value-type="string" office:string-value="Ropa">
            <text:p>Ropa</text:p>
          </table:table-cell>
          <table:table-cell office:value-type="float" office:value="448">
            <text:p>448</text:p>
          </table:table-cell>
          <table:table-cell office:value-type="float" office:value="368.16">
            <text:p>368.1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5-16">
            <text:p>2024-05-16</text:p>
          </table:table-cell>
          <table:table-cell office:value-type="string" office:string-value="A-7-B19">
            <text:p>A-7-B19</text:p>
          </table:table-cell>
        </table:table-row>
        <table:table-row>
          <table:table-cell office:value-type="string" office:string-value="P-0683">
            <text:p>P-0683</text:p>
          </table:table-cell>
          <table:table-cell office:value-type="string" office:string-value="Loss Those">
            <text:p>Loss Those</text:p>
          </table:table-cell>
          <table:table-cell office:value-type="string" office:string-value="Hogar">
            <text:p>Hogar</text:p>
          </table:table-cell>
          <table:table-cell office:value-type="float" office:value="122">
            <text:p>122</text:p>
          </table:table-cell>
          <table:table-cell office:value-type="float" office:value="211.77">
            <text:p>211.7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30">
            <text:p>2023-08-30</text:p>
          </table:table-cell>
          <table:table-cell office:value-type="string" office:string-value="A-32-B20">
            <text:p>A-32-B20</text:p>
          </table:table-cell>
        </table:table-row>
        <table:table-row>
          <table:table-cell office:value-type="string" office:string-value="P-0684">
            <text:p>P-0684</text:p>
          </table:table-cell>
          <table:table-cell office:value-type="string" office:string-value="Agent Item">
            <text:p>Agent Item</text:p>
          </table:table-cell>
          <table:table-cell office:value-type="string" office:string-value="Alimentos">
            <text:p>Alimentos</text:p>
          </table:table-cell>
          <table:table-cell office:value-type="float" office:value="207">
            <text:p>207</text:p>
          </table:table-cell>
          <table:table-cell office:value-type="float" office:value="100.96">
            <text:p>100.9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7-23">
            <text:p>2024-07-23</text:p>
          </table:table-cell>
          <table:table-cell office:value-type="string" office:string-value="A-37-B8">
            <text:p>A-37-B8</text:p>
          </table:table-cell>
        </table:table-row>
        <table:table-row>
          <table:table-cell office:value-type="string" office:string-value="P-0685">
            <text:p>P-0685</text:p>
          </table:table-cell>
          <table:table-cell office:value-type="string" office:string-value="Avoid Property">
            <text:p>Avoid Property</text:p>
          </table:table-cell>
          <table:table-cell office:value-type="string" office:string-value="Ropa">
            <text:p>Ropa</text:p>
          </table:table-cell>
          <table:table-cell office:value-type="float" office:value="274">
            <text:p>274</text:p>
          </table:table-cell>
          <table:table-cell office:value-type="float" office:value="341.62">
            <text:p>341.6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06">
            <text:p>2024-03-06</text:p>
          </table:table-cell>
          <table:table-cell office:value-type="string" office:string-value="A-40-B17">
            <text:p>A-40-B17</text:p>
          </table:table-cell>
        </table:table-row>
        <table:table-row>
          <table:table-cell office:value-type="string" office:string-value="P-0686">
            <text:p>P-0686</text:p>
          </table:table-cell>
          <table:table-cell office:value-type="string" office:string-value="Become Important">
            <text:p>Become Important</text:p>
          </table:table-cell>
          <table:table-cell office:value-type="string" office:string-value="Electrónica">
            <text:p>Electrónica</text:p>
          </table:table-cell>
          <table:table-cell office:value-type="float" office:value="67">
            <text:p>67</text:p>
          </table:table-cell>
          <table:table-cell office:value-type="float" office:value="73.66">
            <text:p>73.6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09">
            <text:p>2024-10-09</text:p>
          </table:table-cell>
          <table:table-cell office:value-type="string" office:string-value="A-46-B4">
            <text:p>A-46-B4</text:p>
          </table:table-cell>
        </table:table-row>
        <table:table-row>
          <table:table-cell office:value-type="string" office:string-value="P-0687">
            <text:p>P-0687</text:p>
          </table:table-cell>
          <table:table-cell office:value-type="string" office:string-value="Hit Just">
            <text:p>Hit Just</text:p>
          </table:table-cell>
          <table:table-cell office:value-type="string" office:string-value="Ropa">
            <text:p>Ropa</text:p>
          </table:table-cell>
          <table:table-cell office:value-type="float" office:value="365">
            <text:p>365</text:p>
          </table:table-cell>
          <table:table-cell office:value-type="float" office:value="17.09">
            <text:p>17.0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25">
            <text:p>2024-02-25</text:p>
          </table:table-cell>
          <table:table-cell office:value-type="string" office:string-value="A-7-B5">
            <text:p>A-7-B5</text:p>
          </table:table-cell>
        </table:table-row>
        <table:table-row>
          <table:table-cell office:value-type="string" office:string-value="P-0688">
            <text:p>P-0688</text:p>
          </table:table-cell>
          <table:table-cell office:value-type="string" office:string-value="Wide News">
            <text:p>Wide News</text:p>
          </table:table-cell>
          <table:table-cell office:value-type="string" office:string-value="Salud">
            <text:p>Salud</text:p>
          </table:table-cell>
          <table:table-cell office:value-type="float" office:value="306">
            <text:p>306</text:p>
          </table:table-cell>
          <table:table-cell office:value-type="float" office:value="499.93">
            <text:p>499.9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7-01">
            <text:p>2024-07-01</text:p>
          </table:table-cell>
          <table:table-cell office:value-type="string" office:string-value="A-30-B11">
            <text:p>A-30-B11</text:p>
          </table:table-cell>
        </table:table-row>
        <table:table-row>
          <table:table-cell office:value-type="string" office:string-value="P-0689">
            <text:p>P-0689</text:p>
          </table:table-cell>
          <table:table-cell office:value-type="string" office:string-value="Change Small">
            <text:p>Change Small</text:p>
          </table:table-cell>
          <table:table-cell office:value-type="string" office:string-value="Juguetes">
            <text:p>Juguetes</text:p>
          </table:table-cell>
          <table:table-cell office:value-type="float" office:value="113">
            <text:p>113</text:p>
          </table:table-cell>
          <table:table-cell office:value-type="float" office:value="451.04">
            <text:p>451.0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1-18">
            <text:p>2025-01-18</text:p>
          </table:table-cell>
          <table:table-cell office:value-type="string" office:string-value="A-49-B15">
            <text:p>A-49-B15</text:p>
          </table:table-cell>
        </table:table-row>
        <table:table-row>
          <table:table-cell office:value-type="string" office:string-value="P-0690">
            <text:p>P-0690</text:p>
          </table:table-cell>
          <table:table-cell office:value-type="string" office:string-value="Politics War">
            <text:p>Politics War</text:p>
          </table:table-cell>
          <table:table-cell office:value-type="string" office:string-value="Salud">
            <text:p>Salud</text:p>
          </table:table-cell>
          <table:table-cell office:value-type="float" office:value="445">
            <text:p>445</text:p>
          </table:table-cell>
          <table:table-cell office:value-type="float" office:value="90.05">
            <text:p>90.0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01">
            <text:p>2024-01-01</text:p>
          </table:table-cell>
          <table:table-cell office:value-type="string" office:string-value="A-13-B8">
            <text:p>A-13-B8</text:p>
          </table:table-cell>
        </table:table-row>
        <table:table-row>
          <table:table-cell office:value-type="string" office:string-value="P-0691">
            <text:p>P-0691</text:p>
          </table:table-cell>
          <table:table-cell office:value-type="string" office:string-value="Sit Particularly">
            <text:p>Sit Particularly</text:p>
          </table:table-cell>
          <table:table-cell office:value-type="string" office:string-value="Ropa">
            <text:p>Ropa</text:p>
          </table:table-cell>
          <table:table-cell office:value-type="float" office:value="227">
            <text:p>227</text:p>
          </table:table-cell>
          <table:table-cell office:value-type="float" office:value="321.63">
            <text:p>321.6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24">
            <text:p>2023-06-24</text:p>
          </table:table-cell>
          <table:table-cell office:value-type="string" office:string-value="A-47-B15">
            <text:p>A-47-B15</text:p>
          </table:table-cell>
        </table:table-row>
        <table:table-row>
          <table:table-cell office:value-type="string" office:string-value="P-0692">
            <text:p>P-0692</text:p>
          </table:table-cell>
          <table:table-cell office:value-type="string" office:string-value="Easy Want">
            <text:p>Easy Want</text:p>
          </table:table-cell>
          <table:table-cell office:value-type="string" office:string-value="Automotriz">
            <text:p>Automotriz</text:p>
          </table:table-cell>
          <table:table-cell office:value-type="float" office:value="65">
            <text:p>65</text:p>
          </table:table-cell>
          <table:table-cell office:value-type="float" office:value="490.99">
            <text:p>490.9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4-09">
            <text:p>2023-04-09</text:p>
          </table:table-cell>
          <table:table-cell office:value-type="string" office:string-value="A-46-B4">
            <text:p>A-46-B4</text:p>
          </table:table-cell>
        </table:table-row>
        <table:table-row>
          <table:table-cell office:value-type="string" office:string-value="P-0693">
            <text:p>P-0693</text:p>
          </table:table-cell>
          <table:table-cell office:value-type="string" office:string-value="Kid Degree">
            <text:p>Kid Degree</text:p>
          </table:table-cell>
          <table:table-cell office:value-type="string" office:string-value="Deportes">
            <text:p>Deportes</text:p>
          </table:table-cell>
          <table:table-cell office:value-type="float" office:value="477">
            <text:p>477</text:p>
          </table:table-cell>
          <table:table-cell office:value-type="float" office:value="149.57">
            <text:p>149.5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7-12">
            <text:p>2023-07-12</text:p>
          </table:table-cell>
          <table:table-cell office:value-type="string" office:string-value="A-30-B7">
            <text:p>A-30-B7</text:p>
          </table:table-cell>
        </table:table-row>
        <table:table-row>
          <table:table-cell office:value-type="string" office:string-value="P-0694">
            <text:p>P-0694</text:p>
          </table:table-cell>
          <table:table-cell office:value-type="string" office:string-value="Listen Southern">
            <text:p>Listen Southern</text:p>
          </table:table-cell>
          <table:table-cell office:value-type="string" office:string-value="Juguetes">
            <text:p>Juguetes</text:p>
          </table:table-cell>
          <table:table-cell office:value-type="float" office:value="186">
            <text:p>186</text:p>
          </table:table-cell>
          <table:table-cell office:value-type="float" office:value="287.18">
            <text:p>287.1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7-07">
            <text:p>2024-07-07</text:p>
          </table:table-cell>
          <table:table-cell office:value-type="string" office:string-value="A-27-B6">
            <text:p>A-27-B6</text:p>
          </table:table-cell>
        </table:table-row>
        <table:table-row>
          <table:table-cell office:value-type="string" office:string-value="P-0695">
            <text:p>P-0695</text:p>
          </table:table-cell>
          <table:table-cell office:value-type="string" office:string-value="Speech Free">
            <text:p>Speech Free</text:p>
          </table:table-cell>
          <table:table-cell office:value-type="string" office:string-value="Alimentos">
            <text:p>Alimentos</text:p>
          </table:table-cell>
          <table:table-cell office:value-type="float" office:value="275">
            <text:p>275</text:p>
          </table:table-cell>
          <table:table-cell office:value-type="float" office:value="485.8">
            <text:p>485.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2-15">
            <text:p>2024-12-15</text:p>
          </table:table-cell>
          <table:table-cell office:value-type="string" office:string-value="A-2-B9">
            <text:p>A-2-B9</text:p>
          </table:table-cell>
        </table:table-row>
        <table:table-row>
          <table:table-cell office:value-type="string" office:string-value="P-0696">
            <text:p>P-0696</text:p>
          </table:table-cell>
          <table:table-cell office:value-type="string" office:string-value="Face Against">
            <text:p>Face Against</text:p>
          </table:table-cell>
          <table:table-cell office:value-type="string" office:string-value="Salud">
            <text:p>Salud</text:p>
          </table:table-cell>
          <table:table-cell office:value-type="float" office:value="16">
            <text:p>16</text:p>
          </table:table-cell>
          <table:table-cell office:value-type="float" office:value="469.18">
            <text:p>469.1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3-07">
            <text:p>2025-03-07</text:p>
          </table:table-cell>
          <table:table-cell office:value-type="string" office:string-value="A-4-B2">
            <text:p>A-4-B2</text:p>
          </table:table-cell>
        </table:table-row>
        <table:table-row>
          <table:table-cell office:value-type="string" office:string-value="P-0697">
            <text:p>P-0697</text:p>
          </table:table-cell>
          <table:table-cell office:value-type="string" office:string-value="Author Institution">
            <text:p>Author Institution</text:p>
          </table:table-cell>
          <table:table-cell office:value-type="string" office:string-value="Electrónica">
            <text:p>Electrónica</text:p>
          </table:table-cell>
          <table:table-cell office:value-type="float" office:value="327">
            <text:p>327</text:p>
          </table:table-cell>
          <table:table-cell office:value-type="float" office:value="68.53">
            <text:p>68.5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1-15">
            <text:p>2023-11-15</text:p>
          </table:table-cell>
          <table:table-cell office:value-type="string" office:string-value="A-45-B11">
            <text:p>A-45-B11</text:p>
          </table:table-cell>
        </table:table-row>
        <table:table-row>
          <table:table-cell office:value-type="string" office:string-value="P-0698">
            <text:p>P-0698</text:p>
          </table:table-cell>
          <table:table-cell office:value-type="string" office:string-value="Side Account">
            <text:p>Side Account</text:p>
          </table:table-cell>
          <table:table-cell office:value-type="string" office:string-value="Ropa">
            <text:p>Ropa</text:p>
          </table:table-cell>
          <table:table-cell office:value-type="float" office:value="224">
            <text:p>224</text:p>
          </table:table-cell>
          <table:table-cell office:value-type="float" office:value="423.33">
            <text:p>423.3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5-18">
            <text:p>2024-05-18</text:p>
          </table:table-cell>
          <table:table-cell office:value-type="string" office:string-value="A-30-B19">
            <text:p>A-30-B19</text:p>
          </table:table-cell>
        </table:table-row>
        <table:table-row>
          <table:table-cell office:value-type="string" office:string-value="P-0699">
            <text:p>P-0699</text:p>
          </table:table-cell>
          <table:table-cell office:value-type="string" office:string-value="Interest Still">
            <text:p>Interest Still</text:p>
          </table:table-cell>
          <table:table-cell office:value-type="string" office:string-value="Hogar">
            <text:p>Hogar</text:p>
          </table:table-cell>
          <table:table-cell office:value-type="float" office:value="93">
            <text:p>93</text:p>
          </table:table-cell>
          <table:table-cell office:value-type="float" office:value="209.24">
            <text:p>209.2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1-29">
            <text:p>2024-01-29</text:p>
          </table:table-cell>
          <table:table-cell office:value-type="string" office:string-value="A-17-B1">
            <text:p>A-17-B1</text:p>
          </table:table-cell>
        </table:table-row>
        <table:table-row>
          <table:table-cell office:value-type="string" office:string-value="P-0700">
            <text:p>P-0700</text:p>
          </table:table-cell>
          <table:table-cell office:value-type="string" office:string-value="Full Water">
            <text:p>Full Water</text:p>
          </table:table-cell>
          <table:table-cell office:value-type="string" office:string-value="Alimentos">
            <text:p>Alimentos</text:p>
          </table:table-cell>
          <table:table-cell office:value-type="float" office:value="318">
            <text:p>318</text:p>
          </table:table-cell>
          <table:table-cell office:value-type="float" office:value="129.87">
            <text:p>129.8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6-14">
            <text:p>2023-06-14</text:p>
          </table:table-cell>
          <table:table-cell office:value-type="string" office:string-value="A-28-B9">
            <text:p>A-28-B9</text:p>
          </table:table-cell>
        </table:table-row>
        <table:table-row>
          <table:table-cell office:value-type="string" office:string-value="P-0701">
            <text:p>P-0701</text:p>
          </table:table-cell>
          <table:table-cell office:value-type="string" office:string-value="Others Throw">
            <text:p>Others Throw</text:p>
          </table:table-cell>
          <table:table-cell office:value-type="string" office:string-value="Hogar">
            <text:p>Hogar</text:p>
          </table:table-cell>
          <table:table-cell office:value-type="float" office:value="157">
            <text:p>157</text:p>
          </table:table-cell>
          <table:table-cell office:value-type="float" office:value="236.61">
            <text:p>236.6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14">
            <text:p>2023-07-14</text:p>
          </table:table-cell>
          <table:table-cell office:value-type="string" office:string-value="A-48-B6">
            <text:p>A-48-B6</text:p>
          </table:table-cell>
        </table:table-row>
        <table:table-row>
          <table:table-cell office:value-type="string" office:string-value="P-0702">
            <text:p>P-0702</text:p>
          </table:table-cell>
          <table:table-cell office:value-type="string" office:string-value="Maintain Himself">
            <text:p>Maintain Himself</text:p>
          </table:table-cell>
          <table:table-cell office:value-type="string" office:string-value="Salud">
            <text:p>Salud</text:p>
          </table:table-cell>
          <table:table-cell office:value-type="float" office:value="416">
            <text:p>416</text:p>
          </table:table-cell>
          <table:table-cell office:value-type="float" office:value="422.58">
            <text:p>422.5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15">
            <text:p>2024-10-15</text:p>
          </table:table-cell>
          <table:table-cell office:value-type="string" office:string-value="A-21-B2">
            <text:p>A-21-B2</text:p>
          </table:table-cell>
        </table:table-row>
        <table:table-row>
          <table:table-cell office:value-type="string" office:string-value="P-0703">
            <text:p>P-0703</text:p>
          </table:table-cell>
          <table:table-cell office:value-type="string" office:string-value="Arm National">
            <text:p>Arm National</text:p>
          </table:table-cell>
          <table:table-cell office:value-type="string" office:string-value="Automotriz">
            <text:p>Automotriz</text:p>
          </table:table-cell>
          <table:table-cell office:value-type="float" office:value="466">
            <text:p>466</text:p>
          </table:table-cell>
          <table:table-cell office:value-type="float" office:value="92.82">
            <text:p>92.8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2-14">
            <text:p>2024-02-14</text:p>
          </table:table-cell>
          <table:table-cell office:value-type="string" office:string-value="A-20-B11">
            <text:p>A-20-B11</text:p>
          </table:table-cell>
        </table:table-row>
        <table:table-row>
          <table:table-cell office:value-type="string" office:string-value="P-0704">
            <text:p>P-0704</text:p>
          </table:table-cell>
          <table:table-cell office:value-type="string" office:string-value="Around Evidence">
            <text:p>Around Evidence</text:p>
          </table:table-cell>
          <table:table-cell office:value-type="string" office:string-value="Deportes">
            <text:p>Deportes</text:p>
          </table:table-cell>
          <table:table-cell office:value-type="float" office:value="485">
            <text:p>485</text:p>
          </table:table-cell>
          <table:table-cell office:value-type="float" office:value="451.52">
            <text:p>451.5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4-23">
            <text:p>2024-04-23</text:p>
          </table:table-cell>
          <table:table-cell office:value-type="string" office:string-value="A-36-B18">
            <text:p>A-36-B18</text:p>
          </table:table-cell>
        </table:table-row>
        <table:table-row>
          <table:table-cell office:value-type="string" office:string-value="P-0705">
            <text:p>P-0705</text:p>
          </table:table-cell>
          <table:table-cell office:value-type="string" office:string-value="Them Something">
            <text:p>Them Something</text:p>
          </table:table-cell>
          <table:table-cell office:value-type="string" office:string-value="Electrónica">
            <text:p>Electrónica</text:p>
          </table:table-cell>
          <table:table-cell office:value-type="float" office:value="52">
            <text:p>52</text:p>
          </table:table-cell>
          <table:table-cell office:value-type="float" office:value="288.32">
            <text:p>288.3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6-26">
            <text:p>2024-06-26</text:p>
          </table:table-cell>
          <table:table-cell office:value-type="string" office:string-value="A-29-B20">
            <text:p>A-29-B20</text:p>
          </table:table-cell>
        </table:table-row>
        <table:table-row>
          <table:table-cell office:value-type="string" office:string-value="P-0706">
            <text:p>P-0706</text:p>
          </table:table-cell>
          <table:table-cell office:value-type="string" office:string-value="Your Inside">
            <text:p>Your Inside</text:p>
          </table:table-cell>
          <table:table-cell office:value-type="string" office:string-value="Ropa">
            <text:p>Ropa</text:p>
          </table:table-cell>
          <table:table-cell office:value-type="float" office:value="122">
            <text:p>122</text:p>
          </table:table-cell>
          <table:table-cell office:value-type="float" office:value="25.1">
            <text:p>25.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04">
            <text:p>2024-03-04</text:p>
          </table:table-cell>
          <table:table-cell office:value-type="string" office:string-value="A-20-B11">
            <text:p>A-20-B11</text:p>
          </table:table-cell>
        </table:table-row>
        <table:table-row>
          <table:table-cell office:value-type="string" office:string-value="P-0707">
            <text:p>P-0707</text:p>
          </table:table-cell>
          <table:table-cell office:value-type="string" office:string-value="Staff Day">
            <text:p>Staff Day</text:p>
          </table:table-cell>
          <table:table-cell office:value-type="string" office:string-value="Electrónica">
            <text:p>Electrónica</text:p>
          </table:table-cell>
          <table:table-cell office:value-type="float" office:value="405">
            <text:p>405</text:p>
          </table:table-cell>
          <table:table-cell office:value-type="float" office:value="104.66">
            <text:p>104.6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17">
            <text:p>2023-05-17</text:p>
          </table:table-cell>
          <table:table-cell office:value-type="string" office:string-value="A-36-B10">
            <text:p>A-36-B10</text:p>
          </table:table-cell>
        </table:table-row>
        <table:table-row>
          <table:table-cell office:value-type="string" office:string-value="P-0708">
            <text:p>P-0708</text:p>
          </table:table-cell>
          <table:table-cell office:value-type="string" office:string-value="Nature Oil">
            <text:p>Nature Oil</text:p>
          </table:table-cell>
          <table:table-cell office:value-type="string" office:string-value="Juguetes">
            <text:p>Juguetes</text:p>
          </table:table-cell>
          <table:table-cell office:value-type="float" office:value="75">
            <text:p>75</text:p>
          </table:table-cell>
          <table:table-cell office:value-type="float" office:value="163.02">
            <text:p>163.0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4-02">
            <text:p>2024-04-02</text:p>
          </table:table-cell>
          <table:table-cell office:value-type="string" office:string-value="A-26-B10">
            <text:p>A-26-B10</text:p>
          </table:table-cell>
        </table:table-row>
        <table:table-row>
          <table:table-cell office:value-type="string" office:string-value="P-0709">
            <text:p>P-0709</text:p>
          </table:table-cell>
          <table:table-cell office:value-type="string" office:string-value="Against Yeah">
            <text:p>Against Yeah</text:p>
          </table:table-cell>
          <table:table-cell office:value-type="string" office:string-value="Automotriz">
            <text:p>Automotriz</text:p>
          </table:table-cell>
          <table:table-cell office:value-type="float" office:value="258">
            <text:p>258</text:p>
          </table:table-cell>
          <table:table-cell office:value-type="float" office:value="67.95">
            <text:p>67.9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3-12">
            <text:p>2025-03-12</text:p>
          </table:table-cell>
          <table:table-cell office:value-type="string" office:string-value="A-32-B16">
            <text:p>A-32-B16</text:p>
          </table:table-cell>
        </table:table-row>
        <table:table-row>
          <table:table-cell office:value-type="string" office:string-value="P-0710">
            <text:p>P-0710</text:p>
          </table:table-cell>
          <table:table-cell office:value-type="string" office:string-value="Organization Race">
            <text:p>Organization Race</text:p>
          </table:table-cell>
          <table:table-cell office:value-type="string" office:string-value="Deportes">
            <text:p>Deportes</text:p>
          </table:table-cell>
          <table:table-cell office:value-type="float" office:value="232">
            <text:p>232</text:p>
          </table:table-cell>
          <table:table-cell office:value-type="float" office:value="468.15">
            <text:p>468.1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06">
            <text:p>2023-05-06</text:p>
          </table:table-cell>
          <table:table-cell office:value-type="string" office:string-value="A-34-B18">
            <text:p>A-34-B18</text:p>
          </table:table-cell>
        </table:table-row>
        <table:table-row>
          <table:table-cell office:value-type="string" office:string-value="P-0711">
            <text:p>P-0711</text:p>
          </table:table-cell>
          <table:table-cell office:value-type="string" office:string-value="Even Create">
            <text:p>Even Create</text:p>
          </table:table-cell>
          <table:table-cell office:value-type="string" office:string-value="Electrónica">
            <text:p>Electrónica</text:p>
          </table:table-cell>
          <table:table-cell office:value-type="float" office:value="109">
            <text:p>109</text:p>
          </table:table-cell>
          <table:table-cell office:value-type="float" office:value="374.33">
            <text:p>374.3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1-04">
            <text:p>2023-11-04</text:p>
          </table:table-cell>
          <table:table-cell office:value-type="string" office:string-value="A-43-B4">
            <text:p>A-43-B4</text:p>
          </table:table-cell>
        </table:table-row>
        <table:table-row>
          <table:table-cell office:value-type="string" office:string-value="P-0712">
            <text:p>P-0712</text:p>
          </table:table-cell>
          <table:table-cell office:value-type="string" office:string-value="Kitchen Daughter">
            <text:p>Kitchen Daughter</text:p>
          </table:table-cell>
          <table:table-cell office:value-type="string" office:string-value="Deportes">
            <text:p>Deportes</text:p>
          </table:table-cell>
          <table:table-cell office:value-type="float" office:value="477">
            <text:p>477</text:p>
          </table:table-cell>
          <table:table-cell office:value-type="float" office:value="255.62">
            <text:p>255.6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27">
            <text:p>2023-05-27</text:p>
          </table:table-cell>
          <table:table-cell office:value-type="string" office:string-value="A-32-B10">
            <text:p>A-32-B10</text:p>
          </table:table-cell>
        </table:table-row>
        <table:table-row>
          <table:table-cell office:value-type="string" office:string-value="P-0713">
            <text:p>P-0713</text:p>
          </table:table-cell>
          <table:table-cell office:value-type="string" office:string-value="Two Yard">
            <text:p>Two Yard</text:p>
          </table:table-cell>
          <table:table-cell office:value-type="string" office:string-value="Hogar">
            <text:p>Hogar</text:p>
          </table:table-cell>
          <table:table-cell office:value-type="float" office:value="8">
            <text:p>8</text:p>
          </table:table-cell>
          <table:table-cell office:value-type="float" office:value="399.6">
            <text:p>399.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9-29">
            <text:p>2023-09-29</text:p>
          </table:table-cell>
          <table:table-cell office:value-type="string" office:string-value="A-20-B20">
            <text:p>A-20-B20</text:p>
          </table:table-cell>
        </table:table-row>
        <table:table-row>
          <table:table-cell office:value-type="string" office:string-value="P-0714">
            <text:p>P-0714</text:p>
          </table:table-cell>
          <table:table-cell office:value-type="string" office:string-value="Road Line">
            <text:p>Road Line</text:p>
          </table:table-cell>
          <table:table-cell office:value-type="string" office:string-value="Hogar">
            <text:p>Hogar</text:p>
          </table:table-cell>
          <table:table-cell office:value-type="float" office:value="78">
            <text:p>78</text:p>
          </table:table-cell>
          <table:table-cell office:value-type="float" office:value="488.72">
            <text:p>488.7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3-22">
            <text:p>2023-03-22</text:p>
          </table:table-cell>
          <table:table-cell office:value-type="string" office:string-value="A-14-B17">
            <text:p>A-14-B17</text:p>
          </table:table-cell>
        </table:table-row>
        <table:table-row>
          <table:table-cell office:value-type="string" office:string-value="P-0715">
            <text:p>P-0715</text:p>
          </table:table-cell>
          <table:table-cell office:value-type="string" office:string-value="Drug Away">
            <text:p>Drug Away</text:p>
          </table:table-cell>
          <table:table-cell office:value-type="string" office:string-value="Hogar">
            <text:p>Hogar</text:p>
          </table:table-cell>
          <table:table-cell office:value-type="float" office:value="475">
            <text:p>475</text:p>
          </table:table-cell>
          <table:table-cell office:value-type="float" office:value="169.57">
            <text:p>169.5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02">
            <text:p>2024-02-02</text:p>
          </table:table-cell>
          <table:table-cell office:value-type="string" office:string-value="A-19-B18">
            <text:p>A-19-B18</text:p>
          </table:table-cell>
        </table:table-row>
        <table:table-row>
          <table:table-cell office:value-type="string" office:string-value="P-0716">
            <text:p>P-0716</text:p>
          </table:table-cell>
          <table:table-cell office:value-type="string" office:string-value="Bad Myself">
            <text:p>Bad Myself</text:p>
          </table:table-cell>
          <table:table-cell office:value-type="string" office:string-value="Alimentos">
            <text:p>Alimentos</text:p>
          </table:table-cell>
          <table:table-cell office:value-type="float" office:value="250">
            <text:p>250</text:p>
          </table:table-cell>
          <table:table-cell office:value-type="float" office:value="415.78">
            <text:p>415.7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1-11">
            <text:p>2024-11-11</text:p>
          </table:table-cell>
          <table:table-cell office:value-type="string" office:string-value="A-6-B4">
            <text:p>A-6-B4</text:p>
          </table:table-cell>
        </table:table-row>
        <table:table-row>
          <table:table-cell office:value-type="string" office:string-value="P-0717">
            <text:p>P-0717</text:p>
          </table:table-cell>
          <table:table-cell office:value-type="string" office:string-value="Want Door">
            <text:p>Want Door</text:p>
          </table:table-cell>
          <table:table-cell office:value-type="string" office:string-value="Automotriz">
            <text:p>Automotriz</text:p>
          </table:table-cell>
          <table:table-cell office:value-type="float" office:value="185">
            <text:p>185</text:p>
          </table:table-cell>
          <table:table-cell office:value-type="float" office:value="261.8">
            <text:p>261.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2-27">
            <text:p>2023-12-27</text:p>
          </table:table-cell>
          <table:table-cell office:value-type="string" office:string-value="A-30-B13">
            <text:p>A-30-B13</text:p>
          </table:table-cell>
        </table:table-row>
        <table:table-row>
          <table:table-cell office:value-type="string" office:string-value="P-0718">
            <text:p>P-0718</text:p>
          </table:table-cell>
          <table:table-cell office:value-type="string" office:string-value="Simple Including">
            <text:p>Simple Including</text:p>
          </table:table-cell>
          <table:table-cell office:value-type="string" office:string-value="Hogar">
            <text:p>Hogar</text:p>
          </table:table-cell>
          <table:table-cell office:value-type="float" office:value="238">
            <text:p>238</text:p>
          </table:table-cell>
          <table:table-cell office:value-type="float" office:value="261.95">
            <text:p>261.9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9-13">
            <text:p>2023-09-13</text:p>
          </table:table-cell>
          <table:table-cell office:value-type="string" office:string-value="A-47-B6">
            <text:p>A-47-B6</text:p>
          </table:table-cell>
        </table:table-row>
        <table:table-row>
          <table:table-cell office:value-type="string" office:string-value="P-0719">
            <text:p>P-0719</text:p>
          </table:table-cell>
          <table:table-cell office:value-type="string" office:string-value="Condition Similar">
            <text:p>Condition Similar</text:p>
          </table:table-cell>
          <table:table-cell office:value-type="string" office:string-value="Salud">
            <text:p>Salud</text:p>
          </table:table-cell>
          <table:table-cell office:value-type="float" office:value="440">
            <text:p>440</text:p>
          </table:table-cell>
          <table:table-cell office:value-type="float" office:value="31.25">
            <text:p>31.2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2-29">
            <text:p>2023-12-29</text:p>
          </table:table-cell>
          <table:table-cell office:value-type="string" office:string-value="A-34-B5">
            <text:p>A-34-B5</text:p>
          </table:table-cell>
        </table:table-row>
        <table:table-row>
          <table:table-cell office:value-type="string" office:string-value="P-0720">
            <text:p>P-0720</text:p>
          </table:table-cell>
          <table:table-cell office:value-type="string" office:string-value="Expect Ask">
            <text:p>Expect Ask</text:p>
          </table:table-cell>
          <table:table-cell office:value-type="string" office:string-value="Deportes">
            <text:p>Deportes</text:p>
          </table:table-cell>
          <table:table-cell office:value-type="float" office:value="187">
            <text:p>187</text:p>
          </table:table-cell>
          <table:table-cell office:value-type="float" office:value="4.75">
            <text:p>4.7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6-21">
            <text:p>2024-06-21</text:p>
          </table:table-cell>
          <table:table-cell office:value-type="string" office:string-value="A-36-B17">
            <text:p>A-36-B17</text:p>
          </table:table-cell>
        </table:table-row>
        <table:table-row>
          <table:table-cell office:value-type="string" office:string-value="P-0721">
            <text:p>P-0721</text:p>
          </table:table-cell>
          <table:table-cell office:value-type="string" office:string-value="Quality Least">
            <text:p>Quality Least</text:p>
          </table:table-cell>
          <table:table-cell office:value-type="string" office:string-value="Automotriz">
            <text:p>Automotriz</text:p>
          </table:table-cell>
          <table:table-cell office:value-type="float" office:value="494">
            <text:p>494</text:p>
          </table:table-cell>
          <table:table-cell office:value-type="float" office:value="254.15">
            <text:p>254.1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12">
            <text:p>2024-12-12</text:p>
          </table:table-cell>
          <table:table-cell office:value-type="string" office:string-value="A-39-B5">
            <text:p>A-39-B5</text:p>
          </table:table-cell>
        </table:table-row>
        <table:table-row>
          <table:table-cell office:value-type="string" office:string-value="P-0722">
            <text:p>P-0722</text:p>
          </table:table-cell>
          <table:table-cell office:value-type="string" office:string-value="Policy Price">
            <text:p>Policy Price</text:p>
          </table:table-cell>
          <table:table-cell office:value-type="string" office:string-value="Ropa">
            <text:p>Ropa</text:p>
          </table:table-cell>
          <table:table-cell office:value-type="float" office:value="319">
            <text:p>319</text:p>
          </table:table-cell>
          <table:table-cell office:value-type="float" office:value="160.05">
            <text:p>160.0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1-17">
            <text:p>2023-11-17</text:p>
          </table:table-cell>
          <table:table-cell office:value-type="string" office:string-value="A-7-B5">
            <text:p>A-7-B5</text:p>
          </table:table-cell>
        </table:table-row>
        <table:table-row>
          <table:table-cell office:value-type="string" office:string-value="P-0723">
            <text:p>P-0723</text:p>
          </table:table-cell>
          <table:table-cell office:value-type="string" office:string-value="Study Education">
            <text:p>Study Education</text:p>
          </table:table-cell>
          <table:table-cell office:value-type="string" office:string-value="Ropa">
            <text:p>Ropa</text:p>
          </table:table-cell>
          <table:table-cell office:value-type="float" office:value="128">
            <text:p>128</text:p>
          </table:table-cell>
          <table:table-cell office:value-type="float" office:value="291.97">
            <text:p>291.9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1-28">
            <text:p>2023-11-28</text:p>
          </table:table-cell>
          <table:table-cell office:value-type="string" office:string-value="A-45-B18">
            <text:p>A-45-B18</text:p>
          </table:table-cell>
        </table:table-row>
        <table:table-row>
          <table:table-cell office:value-type="string" office:string-value="P-0724">
            <text:p>P-0724</text:p>
          </table:table-cell>
          <table:table-cell office:value-type="string" office:string-value="Question Power">
            <text:p>Question Power</text:p>
          </table:table-cell>
          <table:table-cell office:value-type="string" office:string-value="Hogar">
            <text:p>Hogar</text:p>
          </table:table-cell>
          <table:table-cell office:value-type="float" office:value="153">
            <text:p>153</text:p>
          </table:table-cell>
          <table:table-cell office:value-type="float" office:value="98.82">
            <text:p>98.8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5-25">
            <text:p>2024-05-25</text:p>
          </table:table-cell>
          <table:table-cell office:value-type="string" office:string-value="A-2-B15">
            <text:p>A-2-B15</text:p>
          </table:table-cell>
        </table:table-row>
        <table:table-row>
          <table:table-cell office:value-type="string" office:string-value="P-0725">
            <text:p>P-0725</text:p>
          </table:table-cell>
          <table:table-cell office:value-type="string" office:string-value="Hold Theory">
            <text:p>Hold Theory</text:p>
          </table:table-cell>
          <table:table-cell office:value-type="string" office:string-value="Alimentos">
            <text:p>Alimentos</text:p>
          </table:table-cell>
          <table:table-cell office:value-type="float" office:value="408">
            <text:p>408</text:p>
          </table:table-cell>
          <table:table-cell office:value-type="float" office:value="464.32">
            <text:p>464.3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29">
            <text:p>2024-09-29</text:p>
          </table:table-cell>
          <table:table-cell office:value-type="string" office:string-value="A-18-B18">
            <text:p>A-18-B18</text:p>
          </table:table-cell>
        </table:table-row>
        <table:table-row>
          <table:table-cell office:value-type="string" office:string-value="P-0726">
            <text:p>P-0726</text:p>
          </table:table-cell>
          <table:table-cell office:value-type="string" office:string-value="Reduce Pattern">
            <text:p>Reduce Pattern</text:p>
          </table:table-cell>
          <table:table-cell office:value-type="string" office:string-value="Ropa">
            <text:p>Ropa</text:p>
          </table:table-cell>
          <table:table-cell office:value-type="float" office:value="122">
            <text:p>122</text:p>
          </table:table-cell>
          <table:table-cell office:value-type="float" office:value="486.79">
            <text:p>486.7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30">
            <text:p>2023-07-30</text:p>
          </table:table-cell>
          <table:table-cell office:value-type="string" office:string-value="A-32-B14">
            <text:p>A-32-B14</text:p>
          </table:table-cell>
        </table:table-row>
        <table:table-row>
          <table:table-cell office:value-type="string" office:string-value="P-0727">
            <text:p>P-0727</text:p>
          </table:table-cell>
          <table:table-cell office:value-type="string" office:string-value="Foot Produce">
            <text:p>Foot Produce</text:p>
          </table:table-cell>
          <table:table-cell office:value-type="string" office:string-value="Salud">
            <text:p>Salud</text:p>
          </table:table-cell>
          <table:table-cell office:value-type="float" office:value="420">
            <text:p>420</text:p>
          </table:table-cell>
          <table:table-cell office:value-type="float" office:value="383.63">
            <text:p>383.6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30">
            <text:p>2023-08-30</text:p>
          </table:table-cell>
          <table:table-cell office:value-type="string" office:string-value="A-49-B2">
            <text:p>A-49-B2</text:p>
          </table:table-cell>
        </table:table-row>
        <table:table-row>
          <table:table-cell office:value-type="string" office:string-value="P-0728">
            <text:p>P-0728</text:p>
          </table:table-cell>
          <table:table-cell office:value-type="string" office:string-value="Beautiful Home">
            <text:p>Beautiful Home</text:p>
          </table:table-cell>
          <table:table-cell office:value-type="string" office:string-value="Alimentos">
            <text:p>Alimentos</text:p>
          </table:table-cell>
          <table:table-cell office:value-type="float" office:value="20">
            <text:p>20</text:p>
          </table:table-cell>
          <table:table-cell office:value-type="float" office:value="250.76">
            <text:p>250.7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0-21">
            <text:p>2023-10-21</text:p>
          </table:table-cell>
          <table:table-cell office:value-type="string" office:string-value="A-13-B5">
            <text:p>A-13-B5</text:p>
          </table:table-cell>
        </table:table-row>
        <table:table-row>
          <table:table-cell office:value-type="string" office:string-value="P-0729">
            <text:p>P-0729</text:p>
          </table:table-cell>
          <table:table-cell office:value-type="string" office:string-value="Marriage Maintain">
            <text:p>Marriage Maintain</text:p>
          </table:table-cell>
          <table:table-cell office:value-type="string" office:string-value="Juguetes">
            <text:p>Juguetes</text:p>
          </table:table-cell>
          <table:table-cell office:value-type="float" office:value="318">
            <text:p>318</text:p>
          </table:table-cell>
          <table:table-cell office:value-type="float" office:value="36.48">
            <text:p>36.4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10">
            <text:p>2024-09-10</text:p>
          </table:table-cell>
          <table:table-cell office:value-type="string" office:string-value="A-2-B19">
            <text:p>A-2-B19</text:p>
          </table:table-cell>
        </table:table-row>
        <table:table-row>
          <table:table-cell office:value-type="string" office:string-value="P-0730">
            <text:p>P-0730</text:p>
          </table:table-cell>
          <table:table-cell office:value-type="string" office:string-value="Letter Suddenly">
            <text:p>Letter Suddenly</text:p>
          </table:table-cell>
          <table:table-cell office:value-type="string" office:string-value="Juguetes">
            <text:p>Juguetes</text:p>
          </table:table-cell>
          <table:table-cell office:value-type="float" office:value="300">
            <text:p>300</text:p>
          </table:table-cell>
          <table:table-cell office:value-type="float" office:value="17.4">
            <text:p>17.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4-13">
            <text:p>2024-04-13</text:p>
          </table:table-cell>
          <table:table-cell office:value-type="string" office:string-value="A-5-B10">
            <text:p>A-5-B10</text:p>
          </table:table-cell>
        </table:table-row>
        <table:table-row>
          <table:table-cell office:value-type="string" office:string-value="P-0731">
            <text:p>P-0731</text:p>
          </table:table-cell>
          <table:table-cell office:value-type="string" office:string-value="Fact Natural">
            <text:p>Fact Natural</text:p>
          </table:table-cell>
          <table:table-cell office:value-type="string" office:string-value="Juguetes">
            <text:p>Juguetes</text:p>
          </table:table-cell>
          <table:table-cell office:value-type="float" office:value="150">
            <text:p>150</text:p>
          </table:table-cell>
          <table:table-cell office:value-type="float" office:value="301.25">
            <text:p>301.2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3-22">
            <text:p>2024-03-22</text:p>
          </table:table-cell>
          <table:table-cell office:value-type="string" office:string-value="A-23-B5">
            <text:p>A-23-B5</text:p>
          </table:table-cell>
        </table:table-row>
        <table:table-row>
          <table:table-cell office:value-type="string" office:string-value="P-0732">
            <text:p>P-0732</text:p>
          </table:table-cell>
          <table:table-cell office:value-type="string" office:string-value="Certain Movement">
            <text:p>Certain Movement</text:p>
          </table:table-cell>
          <table:table-cell office:value-type="string" office:string-value="Alimentos">
            <text:p>Alimentos</text:p>
          </table:table-cell>
          <table:table-cell office:value-type="float" office:value="15">
            <text:p>15</text:p>
          </table:table-cell>
          <table:table-cell office:value-type="float" office:value="129.28">
            <text:p>129.2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1-07">
            <text:p>2025-01-07</text:p>
          </table:table-cell>
          <table:table-cell office:value-type="string" office:string-value="A-43-B20">
            <text:p>A-43-B20</text:p>
          </table:table-cell>
        </table:table-row>
        <table:table-row>
          <table:table-cell office:value-type="string" office:string-value="P-0733">
            <text:p>P-0733</text:p>
          </table:table-cell>
          <table:table-cell office:value-type="string" office:string-value="Level Nor">
            <text:p>Level Nor</text:p>
          </table:table-cell>
          <table:table-cell office:value-type="string" office:string-value="Deportes">
            <text:p>Deportes</text:p>
          </table:table-cell>
          <table:table-cell office:value-type="float" office:value="470">
            <text:p>470</text:p>
          </table:table-cell>
          <table:table-cell office:value-type="float" office:value="379.88">
            <text:p>379.8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8-27">
            <text:p>2024-08-27</text:p>
          </table:table-cell>
          <table:table-cell office:value-type="string" office:string-value="A-13-B8">
            <text:p>A-13-B8</text:p>
          </table:table-cell>
        </table:table-row>
        <table:table-row>
          <table:table-cell office:value-type="string" office:string-value="P-0734">
            <text:p>P-0734</text:p>
          </table:table-cell>
          <table:table-cell office:value-type="string" office:string-value="Surface Find">
            <text:p>Surface Find</text:p>
          </table:table-cell>
          <table:table-cell office:value-type="string" office:string-value="Hogar">
            <text:p>Hogar</text:p>
          </table:table-cell>
          <table:table-cell office:value-type="float" office:value="327">
            <text:p>327</text:p>
          </table:table-cell>
          <table:table-cell office:value-type="float" office:value="319.04">
            <text:p>319.0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1-09">
            <text:p>2023-11-09</text:p>
          </table:table-cell>
          <table:table-cell office:value-type="string" office:string-value="A-42-B12">
            <text:p>A-42-B12</text:p>
          </table:table-cell>
        </table:table-row>
        <table:table-row>
          <table:table-cell office:value-type="string" office:string-value="P-0735">
            <text:p>P-0735</text:p>
          </table:table-cell>
          <table:table-cell office:value-type="string" office:string-value="Bring He">
            <text:p>Bring He</text:p>
          </table:table-cell>
          <table:table-cell office:value-type="string" office:string-value="Alimentos">
            <text:p>Alimentos</text:p>
          </table:table-cell>
          <table:table-cell office:value-type="float" office:value="338">
            <text:p>338</text:p>
          </table:table-cell>
          <table:table-cell office:value-type="float" office:value="303.79">
            <text:p>303.7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2-15">
            <text:p>2025-02-15</text:p>
          </table:table-cell>
          <table:table-cell office:value-type="string" office:string-value="A-34-B7">
            <text:p>A-34-B7</text:p>
          </table:table-cell>
        </table:table-row>
        <table:table-row>
          <table:table-cell office:value-type="string" office:string-value="P-0736">
            <text:p>P-0736</text:p>
          </table:table-cell>
          <table:table-cell office:value-type="string" office:string-value="Half Later">
            <text:p>Half Later</text:p>
          </table:table-cell>
          <table:table-cell office:value-type="string" office:string-value="Electrónica">
            <text:p>Electrónica</text:p>
          </table:table-cell>
          <table:table-cell office:value-type="float" office:value="116">
            <text:p>116</text:p>
          </table:table-cell>
          <table:table-cell office:value-type="float" office:value="487.4">
            <text:p>487.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3-27">
            <text:p>2023-03-27</text:p>
          </table:table-cell>
          <table:table-cell office:value-type="string" office:string-value="A-25-B16">
            <text:p>A-25-B16</text:p>
          </table:table-cell>
        </table:table-row>
        <table:table-row>
          <table:table-cell office:value-type="string" office:string-value="P-0737">
            <text:p>P-0737</text:p>
          </table:table-cell>
          <table:table-cell office:value-type="string" office:string-value="Development Able">
            <text:p>Development Able</text:p>
          </table:table-cell>
          <table:table-cell office:value-type="string" office:string-value="Juguetes">
            <text:p>Juguetes</text:p>
          </table:table-cell>
          <table:table-cell office:value-type="float" office:value="14">
            <text:p>14</text:p>
          </table:table-cell>
          <table:table-cell office:value-type="float" office:value="285.35">
            <text:p>285.3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3-18">
            <text:p>2025-03-18</text:p>
          </table:table-cell>
          <table:table-cell office:value-type="string" office:string-value="A-25-B14">
            <text:p>A-25-B14</text:p>
          </table:table-cell>
        </table:table-row>
        <table:table-row>
          <table:table-cell office:value-type="string" office:string-value="P-0738">
            <text:p>P-0738</text:p>
          </table:table-cell>
          <table:table-cell office:value-type="string" office:string-value="Story Toward">
            <text:p>Story Toward</text:p>
          </table:table-cell>
          <table:table-cell office:value-type="string" office:string-value="Electrónica">
            <text:p>Electrónica</text:p>
          </table:table-cell>
          <table:table-cell office:value-type="float" office:value="234">
            <text:p>234</text:p>
          </table:table-cell>
          <table:table-cell office:value-type="float" office:value="289.34">
            <text:p>289.3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3-20">
            <text:p>2023-03-20</text:p>
          </table:table-cell>
          <table:table-cell office:value-type="string" office:string-value="A-23-B19">
            <text:p>A-23-B19</text:p>
          </table:table-cell>
        </table:table-row>
        <table:table-row>
          <table:table-cell office:value-type="string" office:string-value="P-0739">
            <text:p>P-0739</text:p>
          </table:table-cell>
          <table:table-cell office:value-type="string" office:string-value="Carry Then">
            <text:p>Carry Then</text:p>
          </table:table-cell>
          <table:table-cell office:value-type="string" office:string-value="Salud">
            <text:p>Salud</text:p>
          </table:table-cell>
          <table:table-cell office:value-type="float" office:value="117">
            <text:p>117</text:p>
          </table:table-cell>
          <table:table-cell office:value-type="float" office:value="195.61">
            <text:p>195.6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20">
            <text:p>2023-07-20</text:p>
          </table:table-cell>
          <table:table-cell office:value-type="string" office:string-value="A-17-B9">
            <text:p>A-17-B9</text:p>
          </table:table-cell>
        </table:table-row>
        <table:table-row>
          <table:table-cell office:value-type="string" office:string-value="P-0740">
            <text:p>P-0740</text:p>
          </table:table-cell>
          <table:table-cell office:value-type="string" office:string-value="Anything Ask">
            <text:p>Anything Ask</text:p>
          </table:table-cell>
          <table:table-cell office:value-type="string" office:string-value="Electrónica">
            <text:p>Electrónica</text:p>
          </table:table-cell>
          <table:table-cell office:value-type="float" office:value="492">
            <text:p>492</text:p>
          </table:table-cell>
          <table:table-cell office:value-type="float" office:value="422.57">
            <text:p>422.5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09">
            <text:p>2023-10-09</text:p>
          </table:table-cell>
          <table:table-cell office:value-type="string" office:string-value="A-47-B15">
            <text:p>A-47-B15</text:p>
          </table:table-cell>
        </table:table-row>
        <table:table-row>
          <table:table-cell office:value-type="string" office:string-value="P-0741">
            <text:p>P-0741</text:p>
          </table:table-cell>
          <table:table-cell office:value-type="string" office:string-value="Thus Source">
            <text:p>Thus Source</text:p>
          </table:table-cell>
          <table:table-cell office:value-type="string" office:string-value="Electrónica">
            <text:p>Electrónica</text:p>
          </table:table-cell>
          <table:table-cell office:value-type="float" office:value="281">
            <text:p>281</text:p>
          </table:table-cell>
          <table:table-cell office:value-type="float" office:value="6.18">
            <text:p>6.1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8-27">
            <text:p>2024-08-27</text:p>
          </table:table-cell>
          <table:table-cell office:value-type="string" office:string-value="A-49-B19">
            <text:p>A-49-B19</text:p>
          </table:table-cell>
        </table:table-row>
        <table:table-row>
          <table:table-cell office:value-type="string" office:string-value="P-0742">
            <text:p>P-0742</text:p>
          </table:table-cell>
          <table:table-cell office:value-type="string" office:string-value="Year Citizen">
            <text:p>Year Citizen</text:p>
          </table:table-cell>
          <table:table-cell office:value-type="string" office:string-value="Alimentos">
            <text:p>Alimentos</text:p>
          </table:table-cell>
          <table:table-cell office:value-type="float" office:value="314">
            <text:p>314</text:p>
          </table:table-cell>
          <table:table-cell office:value-type="float" office:value="42.38">
            <text:p>42.3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01">
            <text:p>2023-08-01</text:p>
          </table:table-cell>
          <table:table-cell office:value-type="string" office:string-value="A-12-B6">
            <text:p>A-12-B6</text:p>
          </table:table-cell>
        </table:table-row>
        <table:table-row>
          <table:table-cell office:value-type="string" office:string-value="P-0743">
            <text:p>P-0743</text:p>
          </table:table-cell>
          <table:table-cell office:value-type="string" office:string-value="Price Involve">
            <text:p>Price Involve</text:p>
          </table:table-cell>
          <table:table-cell office:value-type="string" office:string-value="Juguetes">
            <text:p>Juguetes</text:p>
          </table:table-cell>
          <table:table-cell office:value-type="float" office:value="51">
            <text:p>51</text:p>
          </table:table-cell>
          <table:table-cell office:value-type="float" office:value="32.51">
            <text:p>32.5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16">
            <text:p>2025-01-16</text:p>
          </table:table-cell>
          <table:table-cell office:value-type="string" office:string-value="A-34-B8">
            <text:p>A-34-B8</text:p>
          </table:table-cell>
        </table:table-row>
        <table:table-row>
          <table:table-cell office:value-type="string" office:string-value="P-0744">
            <text:p>P-0744</text:p>
          </table:table-cell>
          <table:table-cell office:value-type="string" office:string-value="Spring Word">
            <text:p>Spring Word</text:p>
          </table:table-cell>
          <table:table-cell office:value-type="string" office:string-value="Salud">
            <text:p>Salud</text:p>
          </table:table-cell>
          <table:table-cell office:value-type="float" office:value="55">
            <text:p>55</text:p>
          </table:table-cell>
          <table:table-cell office:value-type="float" office:value="154.11">
            <text:p>154.1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7-14">
            <text:p>2024-07-14</text:p>
          </table:table-cell>
          <table:table-cell office:value-type="string" office:string-value="A-25-B17">
            <text:p>A-25-B17</text:p>
          </table:table-cell>
        </table:table-row>
        <table:table-row>
          <table:table-cell office:value-type="string" office:string-value="P-0745">
            <text:p>P-0745</text:p>
          </table:table-cell>
          <table:table-cell office:value-type="string" office:string-value="Final Certain">
            <text:p>Final Certain</text:p>
          </table:table-cell>
          <table:table-cell office:value-type="string" office:string-value="Deportes">
            <text:p>Deportes</text:p>
          </table:table-cell>
          <table:table-cell office:value-type="float" office:value="253">
            <text:p>253</text:p>
          </table:table-cell>
          <table:table-cell office:value-type="float" office:value="393.92">
            <text:p>393.9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0-16">
            <text:p>2024-10-16</text:p>
          </table:table-cell>
          <table:table-cell office:value-type="string" office:string-value="A-37-B6">
            <text:p>A-37-B6</text:p>
          </table:table-cell>
        </table:table-row>
        <table:table-row>
          <table:table-cell office:value-type="string" office:string-value="P-0746">
            <text:p>P-0746</text:p>
          </table:table-cell>
          <table:table-cell office:value-type="string" office:string-value="Stay Enter">
            <text:p>Stay Enter</text:p>
          </table:table-cell>
          <table:table-cell office:value-type="string" office:string-value="Deportes">
            <text:p>Deportes</text:p>
          </table:table-cell>
          <table:table-cell office:value-type="float" office:value="96">
            <text:p>96</text:p>
          </table:table-cell>
          <table:table-cell office:value-type="float" office:value="2.37">
            <text:p>2.3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9-20">
            <text:p>2023-09-20</text:p>
          </table:table-cell>
          <table:table-cell office:value-type="string" office:string-value="A-20-B2">
            <text:p>A-20-B2</text:p>
          </table:table-cell>
        </table:table-row>
        <table:table-row>
          <table:table-cell office:value-type="string" office:string-value="P-0747">
            <text:p>P-0747</text:p>
          </table:table-cell>
          <table:table-cell office:value-type="string" office:string-value="Than Behind">
            <text:p>Than Behind</text:p>
          </table:table-cell>
          <table:table-cell office:value-type="string" office:string-value="Ropa">
            <text:p>Ropa</text:p>
          </table:table-cell>
          <table:table-cell office:value-type="float" office:value="39">
            <text:p>39</text:p>
          </table:table-cell>
          <table:table-cell office:value-type="float" office:value="398.94">
            <text:p>398.9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5-31">
            <text:p>2023-05-31</text:p>
          </table:table-cell>
          <table:table-cell office:value-type="string" office:string-value="A-4-B16">
            <text:p>A-4-B16</text:p>
          </table:table-cell>
        </table:table-row>
        <table:table-row>
          <table:table-cell office:value-type="string" office:string-value="P-0748">
            <text:p>P-0748</text:p>
          </table:table-cell>
          <table:table-cell office:value-type="string" office:string-value="North Charge">
            <text:p>North Charge</text:p>
          </table:table-cell>
          <table:table-cell office:value-type="string" office:string-value="Deportes">
            <text:p>Deportes</text:p>
          </table:table-cell>
          <table:table-cell office:value-type="float" office:value="492">
            <text:p>492</text:p>
          </table:table-cell>
          <table:table-cell office:value-type="float" office:value="459.13">
            <text:p>459.1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09">
            <text:p>2023-10-09</text:p>
          </table:table-cell>
          <table:table-cell office:value-type="string" office:string-value="A-36-B14">
            <text:p>A-36-B14</text:p>
          </table:table-cell>
        </table:table-row>
        <table:table-row>
          <table:table-cell office:value-type="string" office:string-value="P-0749">
            <text:p>P-0749</text:p>
          </table:table-cell>
          <table:table-cell office:value-type="string" office:string-value="Along Feeling">
            <text:p>Along Feeling</text:p>
          </table:table-cell>
          <table:table-cell office:value-type="string" office:string-value="Salud">
            <text:p>Salud</text:p>
          </table:table-cell>
          <table:table-cell office:value-type="float" office:value="40">
            <text:p>40</text:p>
          </table:table-cell>
          <table:table-cell office:value-type="float" office:value="286.36">
            <text:p>286.3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03">
            <text:p>2023-10-03</text:p>
          </table:table-cell>
          <table:table-cell office:value-type="string" office:string-value="A-5-B15">
            <text:p>A-5-B15</text:p>
          </table:table-cell>
        </table:table-row>
        <table:table-row>
          <table:table-cell office:value-type="string" office:string-value="P-0750">
            <text:p>P-0750</text:p>
          </table:table-cell>
          <table:table-cell office:value-type="string" office:string-value="Air Clearly">
            <text:p>Air Clearly</text:p>
          </table:table-cell>
          <table:table-cell office:value-type="string" office:string-value="Juguetes">
            <text:p>Juguetes</text:p>
          </table:table-cell>
          <table:table-cell office:value-type="float" office:value="481">
            <text:p>481</text:p>
          </table:table-cell>
          <table:table-cell office:value-type="float" office:value="114.84">
            <text:p>114.8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2-08">
            <text:p>2023-12-08</text:p>
          </table:table-cell>
          <table:table-cell office:value-type="string" office:string-value="A-20-B9">
            <text:p>A-20-B9</text:p>
          </table:table-cell>
        </table:table-row>
        <table:table-row>
          <table:table-cell office:value-type="string" office:string-value="P-0751">
            <text:p>P-0751</text:p>
          </table:table-cell>
          <table:table-cell office:value-type="string" office:string-value="Hotel Ability">
            <text:p>Hotel Ability</text:p>
          </table:table-cell>
          <table:table-cell office:value-type="string" office:string-value="Salud">
            <text:p>Salud</text:p>
          </table:table-cell>
          <table:table-cell office:value-type="float" office:value="483">
            <text:p>483</text:p>
          </table:table-cell>
          <table:table-cell office:value-type="float" office:value="362.86">
            <text:p>362.8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3-07">
            <text:p>2025-03-07</text:p>
          </table:table-cell>
          <table:table-cell office:value-type="string" office:string-value="A-38-B8">
            <text:p>A-38-B8</text:p>
          </table:table-cell>
        </table:table-row>
        <table:table-row>
          <table:table-cell office:value-type="string" office:string-value="P-0752">
            <text:p>P-0752</text:p>
          </table:table-cell>
          <table:table-cell office:value-type="string" office:string-value="Trip Next">
            <text:p>Trip Next</text:p>
          </table:table-cell>
          <table:table-cell office:value-type="string" office:string-value="Hogar">
            <text:p>Hogar</text:p>
          </table:table-cell>
          <table:table-cell office:value-type="float" office:value="55">
            <text:p>55</text:p>
          </table:table-cell>
          <table:table-cell office:value-type="float" office:value="218.48">
            <text:p>218.4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8-11">
            <text:p>2024-08-11</text:p>
          </table:table-cell>
          <table:table-cell office:value-type="string" office:string-value="A-39-B1">
            <text:p>A-39-B1</text:p>
          </table:table-cell>
        </table:table-row>
        <table:table-row>
          <table:table-cell office:value-type="string" office:string-value="P-0753">
            <text:p>P-0753</text:p>
          </table:table-cell>
          <table:table-cell office:value-type="string" office:string-value="Break Safe">
            <text:p>Break Safe</text:p>
          </table:table-cell>
          <table:table-cell office:value-type="string" office:string-value="Salud">
            <text:p>Salud</text:p>
          </table:table-cell>
          <table:table-cell office:value-type="float" office:value="447">
            <text:p>447</text:p>
          </table:table-cell>
          <table:table-cell office:value-type="float" office:value="189.18">
            <text:p>189.1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13">
            <text:p>2024-12-13</text:p>
          </table:table-cell>
          <table:table-cell office:value-type="string" office:string-value="A-48-B9">
            <text:p>A-48-B9</text:p>
          </table:table-cell>
        </table:table-row>
        <table:table-row>
          <table:table-cell office:value-type="string" office:string-value="P-0754">
            <text:p>P-0754</text:p>
          </table:table-cell>
          <table:table-cell office:value-type="string" office:string-value="Direction Always">
            <text:p>Direction Always</text:p>
          </table:table-cell>
          <table:table-cell office:value-type="string" office:string-value="Juguetes">
            <text:p>Juguetes</text:p>
          </table:table-cell>
          <table:table-cell office:value-type="float" office:value="257">
            <text:p>257</text:p>
          </table:table-cell>
          <table:table-cell office:value-type="float" office:value="185.56">
            <text:p>185.5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2-22">
            <text:p>2025-02-22</text:p>
          </table:table-cell>
          <table:table-cell office:value-type="string" office:string-value="A-38-B14">
            <text:p>A-38-B14</text:p>
          </table:table-cell>
        </table:table-row>
        <table:table-row>
          <table:table-cell office:value-type="string" office:string-value="P-0755">
            <text:p>P-0755</text:p>
          </table:table-cell>
          <table:table-cell office:value-type="string" office:string-value="Study Education">
            <text:p>Study Education</text:p>
          </table:table-cell>
          <table:table-cell office:value-type="string" office:string-value="Alimentos">
            <text:p>Alimentos</text:p>
          </table:table-cell>
          <table:table-cell office:value-type="float" office:value="101">
            <text:p>101</text:p>
          </table:table-cell>
          <table:table-cell office:value-type="float" office:value="448.81">
            <text:p>448.8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15">
            <text:p>2023-08-15</text:p>
          </table:table-cell>
          <table:table-cell office:value-type="string" office:string-value="A-30-B8">
            <text:p>A-30-B8</text:p>
          </table:table-cell>
        </table:table-row>
        <table:table-row>
          <table:table-cell office:value-type="string" office:string-value="P-0756">
            <text:p>P-0756</text:p>
          </table:table-cell>
          <table:table-cell office:value-type="string" office:string-value="Wide My">
            <text:p>Wide My</text:p>
          </table:table-cell>
          <table:table-cell office:value-type="string" office:string-value="Automotriz">
            <text:p>Automotriz</text:p>
          </table:table-cell>
          <table:table-cell office:value-type="float" office:value="253">
            <text:p>253</text:p>
          </table:table-cell>
          <table:table-cell office:value-type="float" office:value="192.8">
            <text:p>192.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9-18">
            <text:p>2024-09-18</text:p>
          </table:table-cell>
          <table:table-cell office:value-type="string" office:string-value="A-7-B4">
            <text:p>A-7-B4</text:p>
          </table:table-cell>
        </table:table-row>
        <table:table-row>
          <table:table-cell office:value-type="string" office:string-value="P-0757">
            <text:p>P-0757</text:p>
          </table:table-cell>
          <table:table-cell office:value-type="string" office:string-value="Range Impact">
            <text:p>Range Impact</text:p>
          </table:table-cell>
          <table:table-cell office:value-type="string" office:string-value="Alimentos">
            <text:p>Alimentos</text:p>
          </table:table-cell>
          <table:table-cell office:value-type="float" office:value="277">
            <text:p>277</text:p>
          </table:table-cell>
          <table:table-cell office:value-type="float" office:value="432.89">
            <text:p>432.8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8-13">
            <text:p>2023-08-13</text:p>
          </table:table-cell>
          <table:table-cell office:value-type="string" office:string-value="A-35-B19">
            <text:p>A-35-B19</text:p>
          </table:table-cell>
        </table:table-row>
        <table:table-row>
          <table:table-cell office:value-type="string" office:string-value="P-0758">
            <text:p>P-0758</text:p>
          </table:table-cell>
          <table:table-cell office:value-type="string" office:string-value="Those Learn">
            <text:p>Those Learn</text:p>
          </table:table-cell>
          <table:table-cell office:value-type="string" office:string-value="Electrónica">
            <text:p>Electrónica</text:p>
          </table:table-cell>
          <table:table-cell office:value-type="float" office:value="120">
            <text:p>120</text:p>
          </table:table-cell>
          <table:table-cell office:value-type="float" office:value="285.51">
            <text:p>285.5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2-07">
            <text:p>2025-02-07</text:p>
          </table:table-cell>
          <table:table-cell office:value-type="string" office:string-value="A-8-B12">
            <text:p>A-8-B12</text:p>
          </table:table-cell>
        </table:table-row>
        <table:table-row>
          <table:table-cell office:value-type="string" office:string-value="P-0759">
            <text:p>P-0759</text:p>
          </table:table-cell>
          <table:table-cell office:value-type="string" office:string-value="Before Term">
            <text:p>Before Term</text:p>
          </table:table-cell>
          <table:table-cell office:value-type="string" office:string-value="Automotriz">
            <text:p>Automotriz</text:p>
          </table:table-cell>
          <table:table-cell office:value-type="float" office:value="391">
            <text:p>391</text:p>
          </table:table-cell>
          <table:table-cell office:value-type="float" office:value="446.56">
            <text:p>446.5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07">
            <text:p>2023-05-07</text:p>
          </table:table-cell>
          <table:table-cell office:value-type="string" office:string-value="A-34-B13">
            <text:p>A-34-B13</text:p>
          </table:table-cell>
        </table:table-row>
        <table:table-row>
          <table:table-cell office:value-type="string" office:string-value="P-0760">
            <text:p>P-0760</text:p>
          </table:table-cell>
          <table:table-cell office:value-type="string" office:string-value="Animal Wonder">
            <text:p>Animal Wonder</text:p>
          </table:table-cell>
          <table:table-cell office:value-type="string" office:string-value="Automotriz">
            <text:p>Automotriz</text:p>
          </table:table-cell>
          <table:table-cell office:value-type="float" office:value="345">
            <text:p>345</text:p>
          </table:table-cell>
          <table:table-cell office:value-type="float" office:value="357.67">
            <text:p>357.6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1-11">
            <text:p>2025-01-11</text:p>
          </table:table-cell>
          <table:table-cell office:value-type="string" office:string-value="A-36-B3">
            <text:p>A-36-B3</text:p>
          </table:table-cell>
        </table:table-row>
        <table:table-row>
          <table:table-cell office:value-type="string" office:string-value="P-0761">
            <text:p>P-0761</text:p>
          </table:table-cell>
          <table:table-cell office:value-type="string" office:string-value="Without South">
            <text:p>Without South</text:p>
          </table:table-cell>
          <table:table-cell office:value-type="string" office:string-value="Automotriz">
            <text:p>Automotriz</text:p>
          </table:table-cell>
          <table:table-cell office:value-type="float" office:value="478">
            <text:p>478</text:p>
          </table:table-cell>
          <table:table-cell office:value-type="float" office:value="67.21">
            <text:p>67.2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1-05">
            <text:p>2024-01-05</text:p>
          </table:table-cell>
          <table:table-cell office:value-type="string" office:string-value="A-22-B12">
            <text:p>A-22-B12</text:p>
          </table:table-cell>
        </table:table-row>
        <table:table-row>
          <table:table-cell office:value-type="string" office:string-value="P-0762">
            <text:p>P-0762</text:p>
          </table:table-cell>
          <table:table-cell office:value-type="string" office:string-value="Create Level">
            <text:p>Create Level</text:p>
          </table:table-cell>
          <table:table-cell office:value-type="string" office:string-value="Ropa">
            <text:p>Ropa</text:p>
          </table:table-cell>
          <table:table-cell office:value-type="float" office:value="25">
            <text:p>25</text:p>
          </table:table-cell>
          <table:table-cell office:value-type="float" office:value="370.39">
            <text:p>370.3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3-28">
            <text:p>2023-03-28</text:p>
          </table:table-cell>
          <table:table-cell office:value-type="string" office:string-value="A-20-B13">
            <text:p>A-20-B13</text:p>
          </table:table-cell>
        </table:table-row>
        <table:table-row>
          <table:table-cell office:value-type="string" office:string-value="P-0763">
            <text:p>P-0763</text:p>
          </table:table-cell>
          <table:table-cell office:value-type="string" office:string-value="Total Herself">
            <text:p>Total Herself</text:p>
          </table:table-cell>
          <table:table-cell office:value-type="string" office:string-value="Ropa">
            <text:p>Ropa</text:p>
          </table:table-cell>
          <table:table-cell office:value-type="float" office:value="269">
            <text:p>269</text:p>
          </table:table-cell>
          <table:table-cell office:value-type="float" office:value="329.67">
            <text:p>329.6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2-06">
            <text:p>2023-12-06</text:p>
          </table:table-cell>
          <table:table-cell office:value-type="string" office:string-value="A-26-B14">
            <text:p>A-26-B14</text:p>
          </table:table-cell>
        </table:table-row>
        <table:table-row>
          <table:table-cell office:value-type="string" office:string-value="P-0764">
            <text:p>P-0764</text:p>
          </table:table-cell>
          <table:table-cell office:value-type="string" office:string-value="Situation Toward">
            <text:p>Situation Toward</text:p>
          </table:table-cell>
          <table:table-cell office:value-type="string" office:string-value="Automotriz">
            <text:p>Automotriz</text:p>
          </table:table-cell>
          <table:table-cell office:value-type="float" office:value="285">
            <text:p>285</text:p>
          </table:table-cell>
          <table:table-cell office:value-type="float" office:value="279.87">
            <text:p>279.8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8-20">
            <text:p>2023-08-20</text:p>
          </table:table-cell>
          <table:table-cell office:value-type="string" office:string-value="A-25-B19">
            <text:p>A-25-B19</text:p>
          </table:table-cell>
        </table:table-row>
        <table:table-row>
          <table:table-cell office:value-type="string" office:string-value="P-0765">
            <text:p>P-0765</text:p>
          </table:table-cell>
          <table:table-cell office:value-type="string" office:string-value="Must Town">
            <text:p>Must Town</text:p>
          </table:table-cell>
          <table:table-cell office:value-type="string" office:string-value="Hogar">
            <text:p>Hogar</text:p>
          </table:table-cell>
          <table:table-cell office:value-type="float" office:value="448">
            <text:p>448</text:p>
          </table:table-cell>
          <table:table-cell office:value-type="float" office:value="29.0">
            <text:p>29.0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5-25">
            <text:p>2023-05-25</text:p>
          </table:table-cell>
          <table:table-cell office:value-type="string" office:string-value="A-46-B4">
            <text:p>A-46-B4</text:p>
          </table:table-cell>
        </table:table-row>
        <table:table-row>
          <table:table-cell office:value-type="string" office:string-value="P-0766">
            <text:p>P-0766</text:p>
          </table:table-cell>
          <table:table-cell office:value-type="string" office:string-value="Computer Save">
            <text:p>Computer Save</text:p>
          </table:table-cell>
          <table:table-cell office:value-type="string" office:string-value="Ropa">
            <text:p>Ropa</text:p>
          </table:table-cell>
          <table:table-cell office:value-type="float" office:value="497">
            <text:p>497</text:p>
          </table:table-cell>
          <table:table-cell office:value-type="float" office:value="130.42">
            <text:p>130.4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10">
            <text:p>2024-05-10</text:p>
          </table:table-cell>
          <table:table-cell office:value-type="string" office:string-value="A-13-B7">
            <text:p>A-13-B7</text:p>
          </table:table-cell>
        </table:table-row>
        <table:table-row>
          <table:table-cell office:value-type="string" office:string-value="P-0767">
            <text:p>P-0767</text:p>
          </table:table-cell>
          <table:table-cell office:value-type="string" office:string-value="Draw Worry">
            <text:p>Draw Worry</text:p>
          </table:table-cell>
          <table:table-cell office:value-type="string" office:string-value="Ropa">
            <text:p>Ropa</text:p>
          </table:table-cell>
          <table:table-cell office:value-type="float" office:value="153">
            <text:p>153</text:p>
          </table:table-cell>
          <table:table-cell office:value-type="float" office:value="260.18">
            <text:p>260.1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0-26">
            <text:p>2024-10-26</text:p>
          </table:table-cell>
          <table:table-cell office:value-type="string" office:string-value="A-22-B12">
            <text:p>A-22-B12</text:p>
          </table:table-cell>
        </table:table-row>
        <table:table-row>
          <table:table-cell office:value-type="string" office:string-value="P-0768">
            <text:p>P-0768</text:p>
          </table:table-cell>
          <table:table-cell office:value-type="string" office:string-value="Old Environmental">
            <text:p>Old Environmental</text:p>
          </table:table-cell>
          <table:table-cell office:value-type="string" office:string-value="Salud">
            <text:p>Salud</text:p>
          </table:table-cell>
          <table:table-cell office:value-type="float" office:value="63">
            <text:p>63</text:p>
          </table:table-cell>
          <table:table-cell office:value-type="float" office:value="388.53">
            <text:p>388.5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6-21">
            <text:p>2024-06-21</text:p>
          </table:table-cell>
          <table:table-cell office:value-type="string" office:string-value="A-41-B13">
            <text:p>A-41-B13</text:p>
          </table:table-cell>
        </table:table-row>
        <table:table-row>
          <table:table-cell office:value-type="string" office:string-value="P-0769">
            <text:p>P-0769</text:p>
          </table:table-cell>
          <table:table-cell office:value-type="string" office:string-value="Money Find">
            <text:p>Money Find</text:p>
          </table:table-cell>
          <table:table-cell office:value-type="string" office:string-value="Deportes">
            <text:p>Deportes</text:p>
          </table:table-cell>
          <table:table-cell office:value-type="float" office:value="317">
            <text:p>317</text:p>
          </table:table-cell>
          <table:table-cell office:value-type="float" office:value="138.3">
            <text:p>138.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5-01">
            <text:p>2024-05-01</text:p>
          </table:table-cell>
          <table:table-cell office:value-type="string" office:string-value="A-45-B16">
            <text:p>A-45-B16</text:p>
          </table:table-cell>
        </table:table-row>
        <table:table-row>
          <table:table-cell office:value-type="string" office:string-value="P-0770">
            <text:p>P-0770</text:p>
          </table:table-cell>
          <table:table-cell office:value-type="string" office:string-value="Last Decision">
            <text:p>Last Decision</text:p>
          </table:table-cell>
          <table:table-cell office:value-type="string" office:string-value="Salud">
            <text:p>Salud</text:p>
          </table:table-cell>
          <table:table-cell office:value-type="float" office:value="143">
            <text:p>143</text:p>
          </table:table-cell>
          <table:table-cell office:value-type="float" office:value="3.55">
            <text:p>3.5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2-20">
            <text:p>2025-02-20</text:p>
          </table:table-cell>
          <table:table-cell office:value-type="string" office:string-value="A-45-B17">
            <text:p>A-45-B17</text:p>
          </table:table-cell>
        </table:table-row>
        <table:table-row>
          <table:table-cell office:value-type="string" office:string-value="P-0771">
            <text:p>P-0771</text:p>
          </table:table-cell>
          <table:table-cell office:value-type="string" office:string-value="Radio Black">
            <text:p>Radio Black</text:p>
          </table:table-cell>
          <table:table-cell office:value-type="string" office:string-value="Juguetes">
            <text:p>Juguetes</text:p>
          </table:table-cell>
          <table:table-cell office:value-type="float" office:value="36">
            <text:p>36</text:p>
          </table:table-cell>
          <table:table-cell office:value-type="float" office:value="383.27">
            <text:p>383.2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1-11">
            <text:p>2024-11-11</text:p>
          </table:table-cell>
          <table:table-cell office:value-type="string" office:string-value="A-28-B14">
            <text:p>A-28-B14</text:p>
          </table:table-cell>
        </table:table-row>
        <table:table-row>
          <table:table-cell office:value-type="string" office:string-value="P-0772">
            <text:p>P-0772</text:p>
          </table:table-cell>
          <table:table-cell office:value-type="string" office:string-value="Soldier Arrive">
            <text:p>Soldier Arrive</text:p>
          </table:table-cell>
          <table:table-cell office:value-type="string" office:string-value="Ropa">
            <text:p>Ropa</text:p>
          </table:table-cell>
          <table:table-cell office:value-type="float" office:value="364">
            <text:p>364</text:p>
          </table:table-cell>
          <table:table-cell office:value-type="float" office:value="394.11">
            <text:p>394.1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6-29">
            <text:p>2024-06-29</text:p>
          </table:table-cell>
          <table:table-cell office:value-type="string" office:string-value="A-26-B17">
            <text:p>A-26-B17</text:p>
          </table:table-cell>
        </table:table-row>
        <table:table-row>
          <table:table-cell office:value-type="string" office:string-value="P-0773">
            <text:p>P-0773</text:p>
          </table:table-cell>
          <table:table-cell office:value-type="string" office:string-value="South Course">
            <text:p>South Course</text:p>
          </table:table-cell>
          <table:table-cell office:value-type="string" office:string-value="Deportes">
            <text:p>Deportes</text:p>
          </table:table-cell>
          <table:table-cell office:value-type="float" office:value="207">
            <text:p>207</text:p>
          </table:table-cell>
          <table:table-cell office:value-type="float" office:value="444.42">
            <text:p>444.4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07">
            <text:p>2023-07-07</text:p>
          </table:table-cell>
          <table:table-cell office:value-type="string" office:string-value="A-4-B11">
            <text:p>A-4-B11</text:p>
          </table:table-cell>
        </table:table-row>
        <table:table-row>
          <table:table-cell office:value-type="string" office:string-value="P-0774">
            <text:p>P-0774</text:p>
          </table:table-cell>
          <table:table-cell office:value-type="string" office:string-value="Quickly End">
            <text:p>Quickly End</text:p>
          </table:table-cell>
          <table:table-cell office:value-type="string" office:string-value="Deportes">
            <text:p>Deportes</text:p>
          </table:table-cell>
          <table:table-cell office:value-type="float" office:value="432">
            <text:p>432</text:p>
          </table:table-cell>
          <table:table-cell office:value-type="float" office:value="229.82">
            <text:p>229.8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5-16">
            <text:p>2024-05-16</text:p>
          </table:table-cell>
          <table:table-cell office:value-type="string" office:string-value="A-1-B11">
            <text:p>A-1-B11</text:p>
          </table:table-cell>
        </table:table-row>
        <table:table-row>
          <table:table-cell office:value-type="string" office:string-value="P-0775">
            <text:p>P-0775</text:p>
          </table:table-cell>
          <table:table-cell office:value-type="string" office:string-value="Certain Medical">
            <text:p>Certain Medical</text:p>
          </table:table-cell>
          <table:table-cell office:value-type="string" office:string-value="Juguetes">
            <text:p>Juguetes</text:p>
          </table:table-cell>
          <table:table-cell office:value-type="float" office:value="474">
            <text:p>474</text:p>
          </table:table-cell>
          <table:table-cell office:value-type="float" office:value="8.96">
            <text:p>8.9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1-19">
            <text:p>2023-11-19</text:p>
          </table:table-cell>
          <table:table-cell office:value-type="string" office:string-value="A-15-B14">
            <text:p>A-15-B14</text:p>
          </table:table-cell>
        </table:table-row>
        <table:table-row>
          <table:table-cell office:value-type="string" office:string-value="P-0776">
            <text:p>P-0776</text:p>
          </table:table-cell>
          <table:table-cell office:value-type="string" office:string-value="Employee Actually">
            <text:p>Employee Actually</text:p>
          </table:table-cell>
          <table:table-cell office:value-type="string" office:string-value="Automotriz">
            <text:p>Automotriz</text:p>
          </table:table-cell>
          <table:table-cell office:value-type="float" office:value="16">
            <text:p>16</text:p>
          </table:table-cell>
          <table:table-cell office:value-type="float" office:value="499.91">
            <text:p>499.9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5-21">
            <text:p>2024-05-21</text:p>
          </table:table-cell>
          <table:table-cell office:value-type="string" office:string-value="A-13-B8">
            <text:p>A-13-B8</text:p>
          </table:table-cell>
        </table:table-row>
        <table:table-row>
          <table:table-cell office:value-type="string" office:string-value="P-0777">
            <text:p>P-0777</text:p>
          </table:table-cell>
          <table:table-cell office:value-type="string" office:string-value="Beyond Carry">
            <text:p>Beyond Carry</text:p>
          </table:table-cell>
          <table:table-cell office:value-type="string" office:string-value="Ropa">
            <text:p>Ropa</text:p>
          </table:table-cell>
          <table:table-cell office:value-type="float" office:value="339">
            <text:p>339</text:p>
          </table:table-cell>
          <table:table-cell office:value-type="float" office:value="147.25">
            <text:p>147.2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3-24">
            <text:p>2023-03-24</text:p>
          </table:table-cell>
          <table:table-cell office:value-type="string" office:string-value="A-21-B19">
            <text:p>A-21-B19</text:p>
          </table:table-cell>
        </table:table-row>
        <table:table-row>
          <table:table-cell office:value-type="string" office:string-value="P-0778">
            <text:p>P-0778</text:p>
          </table:table-cell>
          <table:table-cell office:value-type="string" office:string-value="Should Peace">
            <text:p>Should Peace</text:p>
          </table:table-cell>
          <table:table-cell office:value-type="string" office:string-value="Deportes">
            <text:p>Deportes</text:p>
          </table:table-cell>
          <table:table-cell office:value-type="float" office:value="123">
            <text:p>123</text:p>
          </table:table-cell>
          <table:table-cell office:value-type="float" office:value="272.48">
            <text:p>272.4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1-08">
            <text:p>2024-01-08</text:p>
          </table:table-cell>
          <table:table-cell office:value-type="string" office:string-value="A-32-B19">
            <text:p>A-32-B19</text:p>
          </table:table-cell>
        </table:table-row>
        <table:table-row>
          <table:table-cell office:value-type="string" office:string-value="P-0779">
            <text:p>P-0779</text:p>
          </table:table-cell>
          <table:table-cell office:value-type="string" office:string-value="Player Player">
            <text:p>Player Player</text:p>
          </table:table-cell>
          <table:table-cell office:value-type="string" office:string-value="Electrónica">
            <text:p>Electrónica</text:p>
          </table:table-cell>
          <table:table-cell office:value-type="float" office:value="228">
            <text:p>228</text:p>
          </table:table-cell>
          <table:table-cell office:value-type="float" office:value="344.31">
            <text:p>344.3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29">
            <text:p>2023-05-29</text:p>
          </table:table-cell>
          <table:table-cell office:value-type="string" office:string-value="A-27-B2">
            <text:p>A-27-B2</text:p>
          </table:table-cell>
        </table:table-row>
        <table:table-row>
          <table:table-cell office:value-type="string" office:string-value="P-0780">
            <text:p>P-0780</text:p>
          </table:table-cell>
          <table:table-cell office:value-type="string" office:string-value="Especially Miss">
            <text:p>Especially Miss</text:p>
          </table:table-cell>
          <table:table-cell office:value-type="string" office:string-value="Juguetes">
            <text:p>Juguetes</text:p>
          </table:table-cell>
          <table:table-cell office:value-type="float" office:value="145">
            <text:p>145</text:p>
          </table:table-cell>
          <table:table-cell office:value-type="float" office:value="211.48">
            <text:p>211.4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0-25">
            <text:p>2023-10-25</text:p>
          </table:table-cell>
          <table:table-cell office:value-type="string" office:string-value="A-24-B15">
            <text:p>A-24-B15</text:p>
          </table:table-cell>
        </table:table-row>
        <table:table-row>
          <table:table-cell office:value-type="string" office:string-value="P-0781">
            <text:p>P-0781</text:p>
          </table:table-cell>
          <table:table-cell office:value-type="string" office:string-value="Author Include">
            <text:p>Author Include</text:p>
          </table:table-cell>
          <table:table-cell office:value-type="string" office:string-value="Alimentos">
            <text:p>Alimentos</text:p>
          </table:table-cell>
          <table:table-cell office:value-type="float" office:value="401">
            <text:p>401</text:p>
          </table:table-cell>
          <table:table-cell office:value-type="float" office:value="413.86">
            <text:p>413.8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24">
            <text:p>2023-08-24</text:p>
          </table:table-cell>
          <table:table-cell office:value-type="string" office:string-value="A-7-B4">
            <text:p>A-7-B4</text:p>
          </table:table-cell>
        </table:table-row>
        <table:table-row>
          <table:table-cell office:value-type="string" office:string-value="P-0782">
            <text:p>P-0782</text:p>
          </table:table-cell>
          <table:table-cell office:value-type="string" office:string-value="Fund Over">
            <text:p>Fund Over</text:p>
          </table:table-cell>
          <table:table-cell office:value-type="string" office:string-value="Deportes">
            <text:p>Deportes</text:p>
          </table:table-cell>
          <table:table-cell office:value-type="float" office:value="481">
            <text:p>481</text:p>
          </table:table-cell>
          <table:table-cell office:value-type="float" office:value="66.61">
            <text:p>66.6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02">
            <text:p>2023-07-02</text:p>
          </table:table-cell>
          <table:table-cell office:value-type="string" office:string-value="A-7-B4">
            <text:p>A-7-B4</text:p>
          </table:table-cell>
        </table:table-row>
        <table:table-row>
          <table:table-cell office:value-type="string" office:string-value="P-0783">
            <text:p>P-0783</text:p>
          </table:table-cell>
          <table:table-cell office:value-type="string" office:string-value="Particular Career">
            <text:p>Particular Career</text:p>
          </table:table-cell>
          <table:table-cell office:value-type="string" office:string-value="Alimentos">
            <text:p>Alimentos</text:p>
          </table:table-cell>
          <table:table-cell office:value-type="float" office:value="93">
            <text:p>93</text:p>
          </table:table-cell>
          <table:table-cell office:value-type="float" office:value="204.16">
            <text:p>204.1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2-25">
            <text:p>2025-02-25</text:p>
          </table:table-cell>
          <table:table-cell office:value-type="string" office:string-value="A-48-B14">
            <text:p>A-48-B14</text:p>
          </table:table-cell>
        </table:table-row>
        <table:table-row>
          <table:table-cell office:value-type="string" office:string-value="P-0784">
            <text:p>P-0784</text:p>
          </table:table-cell>
          <table:table-cell office:value-type="string" office:string-value="Work Prevent">
            <text:p>Work Prevent</text:p>
          </table:table-cell>
          <table:table-cell office:value-type="string" office:string-value="Automotriz">
            <text:p>Automotriz</text:p>
          </table:table-cell>
          <table:table-cell office:value-type="float" office:value="29">
            <text:p>29</text:p>
          </table:table-cell>
          <table:table-cell office:value-type="float" office:value="390.48">
            <text:p>390.4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30">
            <text:p>2024-12-30</text:p>
          </table:table-cell>
          <table:table-cell office:value-type="string" office:string-value="A-1-B8">
            <text:p>A-1-B8</text:p>
          </table:table-cell>
        </table:table-row>
        <table:table-row>
          <table:table-cell office:value-type="string" office:string-value="P-0785">
            <text:p>P-0785</text:p>
          </table:table-cell>
          <table:table-cell office:value-type="string" office:string-value="Learn Both">
            <text:p>Learn Both</text:p>
          </table:table-cell>
          <table:table-cell office:value-type="string" office:string-value="Salud">
            <text:p>Salud</text:p>
          </table:table-cell>
          <table:table-cell office:value-type="float" office:value="54">
            <text:p>54</text:p>
          </table:table-cell>
          <table:table-cell office:value-type="float" office:value="157.1">
            <text:p>157.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8-01">
            <text:p>2023-08-01</text:p>
          </table:table-cell>
          <table:table-cell office:value-type="string" office:string-value="A-43-B8">
            <text:p>A-43-B8</text:p>
          </table:table-cell>
        </table:table-row>
        <table:table-row>
          <table:table-cell office:value-type="string" office:string-value="P-0786">
            <text:p>P-0786</text:p>
          </table:table-cell>
          <table:table-cell office:value-type="string" office:string-value="Painting Control">
            <text:p>Painting Control</text:p>
          </table:table-cell>
          <table:table-cell office:value-type="string" office:string-value="Salud">
            <text:p>Salud</text:p>
          </table:table-cell>
          <table:table-cell office:value-type="float" office:value="343">
            <text:p>343</text:p>
          </table:table-cell>
          <table:table-cell office:value-type="float" office:value="496.82">
            <text:p>496.8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2-12">
            <text:p>2023-12-12</text:p>
          </table:table-cell>
          <table:table-cell office:value-type="string" office:string-value="A-4-B19">
            <text:p>A-4-B19</text:p>
          </table:table-cell>
        </table:table-row>
        <table:table-row>
          <table:table-cell office:value-type="string" office:string-value="P-0787">
            <text:p>P-0787</text:p>
          </table:table-cell>
          <table:table-cell office:value-type="string" office:string-value="Data Purpose">
            <text:p>Data Purpose</text:p>
          </table:table-cell>
          <table:table-cell office:value-type="string" office:string-value="Deportes">
            <text:p>Deportes</text:p>
          </table:table-cell>
          <table:table-cell office:value-type="float" office:value="301">
            <text:p>301</text:p>
          </table:table-cell>
          <table:table-cell office:value-type="float" office:value="286.58">
            <text:p>286.5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3-09">
            <text:p>2025-03-09</text:p>
          </table:table-cell>
          <table:table-cell office:value-type="string" office:string-value="A-2-B12">
            <text:p>A-2-B12</text:p>
          </table:table-cell>
        </table:table-row>
        <table:table-row>
          <table:table-cell office:value-type="string" office:string-value="P-0788">
            <text:p>P-0788</text:p>
          </table:table-cell>
          <table:table-cell office:value-type="string" office:string-value="At Field">
            <text:p>At Field</text:p>
          </table:table-cell>
          <table:table-cell office:value-type="string" office:string-value="Alimentos">
            <text:p>Alimentos</text:p>
          </table:table-cell>
          <table:table-cell office:value-type="float" office:value="484">
            <text:p>484</text:p>
          </table:table-cell>
          <table:table-cell office:value-type="float" office:value="132.55">
            <text:p>132.5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2-28">
            <text:p>2024-02-28</text:p>
          </table:table-cell>
          <table:table-cell office:value-type="string" office:string-value="A-20-B3">
            <text:p>A-20-B3</text:p>
          </table:table-cell>
        </table:table-row>
        <table:table-row>
          <table:table-cell office:value-type="string" office:string-value="P-0789">
            <text:p>P-0789</text:p>
          </table:table-cell>
          <table:table-cell office:value-type="string" office:string-value="Court International">
            <text:p>Court International</text:p>
          </table:table-cell>
          <table:table-cell office:value-type="string" office:string-value="Electrónica">
            <text:p>Electrónica</text:p>
          </table:table-cell>
          <table:table-cell office:value-type="float" office:value="479">
            <text:p>479</text:p>
          </table:table-cell>
          <table:table-cell office:value-type="float" office:value="457.32">
            <text:p>457.3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8-19">
            <text:p>2023-08-19</text:p>
          </table:table-cell>
          <table:table-cell office:value-type="string" office:string-value="A-9-B8">
            <text:p>A-9-B8</text:p>
          </table:table-cell>
        </table:table-row>
        <table:table-row>
          <table:table-cell office:value-type="string" office:string-value="P-0790">
            <text:p>P-0790</text:p>
          </table:table-cell>
          <table:table-cell office:value-type="string" office:string-value="Method Either">
            <text:p>Method Either</text:p>
          </table:table-cell>
          <table:table-cell office:value-type="string" office:string-value="Deportes">
            <text:p>Deportes</text:p>
          </table:table-cell>
          <table:table-cell office:value-type="float" office:value="494">
            <text:p>494</text:p>
          </table:table-cell>
          <table:table-cell office:value-type="float" office:value="101.07">
            <text:p>101.0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2-18">
            <text:p>2023-12-18</text:p>
          </table:table-cell>
          <table:table-cell office:value-type="string" office:string-value="A-28-B2">
            <text:p>A-28-B2</text:p>
          </table:table-cell>
        </table:table-row>
        <table:table-row>
          <table:table-cell office:value-type="string" office:string-value="P-0791">
            <text:p>P-0791</text:p>
          </table:table-cell>
          <table:table-cell office:value-type="string" office:string-value="Control Rich">
            <text:p>Control Rich</text:p>
          </table:table-cell>
          <table:table-cell office:value-type="string" office:string-value="Juguetes">
            <text:p>Juguetes</text:p>
          </table:table-cell>
          <table:table-cell office:value-type="float" office:value="275">
            <text:p>275</text:p>
          </table:table-cell>
          <table:table-cell office:value-type="float" office:value="259.94">
            <text:p>259.9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9-27">
            <text:p>2024-09-27</text:p>
          </table:table-cell>
          <table:table-cell office:value-type="string" office:string-value="A-32-B15">
            <text:p>A-32-B15</text:p>
          </table:table-cell>
        </table:table-row>
        <table:table-row>
          <table:table-cell office:value-type="string" office:string-value="P-0792">
            <text:p>P-0792</text:p>
          </table:table-cell>
          <table:table-cell office:value-type="string" office:string-value="Recent Staff">
            <text:p>Recent Staff</text:p>
          </table:table-cell>
          <table:table-cell office:value-type="string" office:string-value="Automotriz">
            <text:p>Automotriz</text:p>
          </table:table-cell>
          <table:table-cell office:value-type="float" office:value="492">
            <text:p>492</text:p>
          </table:table-cell>
          <table:table-cell office:value-type="float" office:value="68.22">
            <text:p>68.2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1-23">
            <text:p>2024-01-23</text:p>
          </table:table-cell>
          <table:table-cell office:value-type="string" office:string-value="A-14-B2">
            <text:p>A-14-B2</text:p>
          </table:table-cell>
        </table:table-row>
        <table:table-row>
          <table:table-cell office:value-type="string" office:string-value="P-0793">
            <text:p>P-0793</text:p>
          </table:table-cell>
          <table:table-cell office:value-type="string" office:string-value="Off Board">
            <text:p>Off Board</text:p>
          </table:table-cell>
          <table:table-cell office:value-type="string" office:string-value="Automotriz">
            <text:p>Automotriz</text:p>
          </table:table-cell>
          <table:table-cell office:value-type="float" office:value="54">
            <text:p>54</text:p>
          </table:table-cell>
          <table:table-cell office:value-type="float" office:value="307.98">
            <text:p>307.9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2-01">
            <text:p>2023-12-01</text:p>
          </table:table-cell>
          <table:table-cell office:value-type="string" office:string-value="A-19-B18">
            <text:p>A-19-B18</text:p>
          </table:table-cell>
        </table:table-row>
        <table:table-row>
          <table:table-cell office:value-type="string" office:string-value="P-0794">
            <text:p>P-0794</text:p>
          </table:table-cell>
          <table:table-cell office:value-type="string" office:string-value="Rate Fill">
            <text:p>Rate Fill</text:p>
          </table:table-cell>
          <table:table-cell office:value-type="string" office:string-value="Hogar">
            <text:p>Hogar</text:p>
          </table:table-cell>
          <table:table-cell office:value-type="float" office:value="265">
            <text:p>265</text:p>
          </table:table-cell>
          <table:table-cell office:value-type="float" office:value="41.78">
            <text:p>41.7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4-20">
            <text:p>2024-04-20</text:p>
          </table:table-cell>
          <table:table-cell office:value-type="string" office:string-value="A-18-B4">
            <text:p>A-18-B4</text:p>
          </table:table-cell>
        </table:table-row>
        <table:table-row>
          <table:table-cell office:value-type="string" office:string-value="P-0795">
            <text:p>P-0795</text:p>
          </table:table-cell>
          <table:table-cell office:value-type="string" office:string-value="Character Bad">
            <text:p>Character Bad</text:p>
          </table:table-cell>
          <table:table-cell office:value-type="string" office:string-value="Hogar">
            <text:p>Hogar</text:p>
          </table:table-cell>
          <table:table-cell office:value-type="float" office:value="32">
            <text:p>32</text:p>
          </table:table-cell>
          <table:table-cell office:value-type="float" office:value="277.47">
            <text:p>277.4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9-04">
            <text:p>2023-09-04</text:p>
          </table:table-cell>
          <table:table-cell office:value-type="string" office:string-value="A-22-B13">
            <text:p>A-22-B13</text:p>
          </table:table-cell>
        </table:table-row>
        <table:table-row>
          <table:table-cell office:value-type="string" office:string-value="P-0796">
            <text:p>P-0796</text:p>
          </table:table-cell>
          <table:table-cell office:value-type="string" office:string-value="Be Camera">
            <text:p>Be Camera</text:p>
          </table:table-cell>
          <table:table-cell office:value-type="string" office:string-value="Electrónica">
            <text:p>Electrónica</text:p>
          </table:table-cell>
          <table:table-cell office:value-type="float" office:value="265">
            <text:p>265</text:p>
          </table:table-cell>
          <table:table-cell office:value-type="float" office:value="408.79">
            <text:p>408.7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4-17">
            <text:p>2023-04-17</text:p>
          </table:table-cell>
          <table:table-cell office:value-type="string" office:string-value="A-12-B16">
            <text:p>A-12-B16</text:p>
          </table:table-cell>
        </table:table-row>
        <table:table-row>
          <table:table-cell office:value-type="string" office:string-value="P-0797">
            <text:p>P-0797</text:p>
          </table:table-cell>
          <table:table-cell office:value-type="string" office:string-value="Computer After">
            <text:p>Computer After</text:p>
          </table:table-cell>
          <table:table-cell office:value-type="string" office:string-value="Hogar">
            <text:p>Hogar</text:p>
          </table:table-cell>
          <table:table-cell office:value-type="float" office:value="169">
            <text:p>169</text:p>
          </table:table-cell>
          <table:table-cell office:value-type="float" office:value="132.65">
            <text:p>132.6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3-25">
            <text:p>2023-03-25</text:p>
          </table:table-cell>
          <table:table-cell office:value-type="string" office:string-value="A-12-B14">
            <text:p>A-12-B14</text:p>
          </table:table-cell>
        </table:table-row>
        <table:table-row>
          <table:table-cell office:value-type="string" office:string-value="P-0798">
            <text:p>P-0798</text:p>
          </table:table-cell>
          <table:table-cell office:value-type="string" office:string-value="Benefit Senior">
            <text:p>Benefit Senior</text:p>
          </table:table-cell>
          <table:table-cell office:value-type="string" office:string-value="Salud">
            <text:p>Salud</text:p>
          </table:table-cell>
          <table:table-cell office:value-type="float" office:value="451">
            <text:p>451</text:p>
          </table:table-cell>
          <table:table-cell office:value-type="float" office:value="119.28">
            <text:p>119.2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4-19">
            <text:p>2023-04-19</text:p>
          </table:table-cell>
          <table:table-cell office:value-type="string" office:string-value="A-36-B12">
            <text:p>A-36-B12</text:p>
          </table:table-cell>
        </table:table-row>
        <table:table-row>
          <table:table-cell office:value-type="string" office:string-value="P-0799">
            <text:p>P-0799</text:p>
          </table:table-cell>
          <table:table-cell office:value-type="string" office:string-value="Clear Few">
            <text:p>Clear Few</text:p>
          </table:table-cell>
          <table:table-cell office:value-type="string" office:string-value="Juguetes">
            <text:p>Juguetes</text:p>
          </table:table-cell>
          <table:table-cell office:value-type="float" office:value="253">
            <text:p>253</text:p>
          </table:table-cell>
          <table:table-cell office:value-type="float" office:value="413.29">
            <text:p>413.2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6-08">
            <text:p>2024-06-08</text:p>
          </table:table-cell>
          <table:table-cell office:value-type="string" office:string-value="A-29-B11">
            <text:p>A-29-B11</text:p>
          </table:table-cell>
        </table:table-row>
        <table:table-row>
          <table:table-cell office:value-type="string" office:string-value="P-0800">
            <text:p>P-0800</text:p>
          </table:table-cell>
          <table:table-cell office:value-type="string" office:string-value="Wall Either">
            <text:p>Wall Either</text:p>
          </table:table-cell>
          <table:table-cell office:value-type="string" office:string-value="Electrónica">
            <text:p>Electrónica</text:p>
          </table:table-cell>
          <table:table-cell office:value-type="float" office:value="329">
            <text:p>329</text:p>
          </table:table-cell>
          <table:table-cell office:value-type="float" office:value="415.48">
            <text:p>415.4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7-07">
            <text:p>2024-07-07</text:p>
          </table:table-cell>
          <table:table-cell office:value-type="string" office:string-value="A-45-B18">
            <text:p>A-45-B18</text:p>
          </table:table-cell>
        </table:table-row>
        <table:table-row>
          <table:table-cell office:value-type="string" office:string-value="P-0801">
            <text:p>P-0801</text:p>
          </table:table-cell>
          <table:table-cell office:value-type="string" office:string-value="Little Western">
            <text:p>Little Western</text:p>
          </table:table-cell>
          <table:table-cell office:value-type="string" office:string-value="Alimentos">
            <text:p>Alimentos</text:p>
          </table:table-cell>
          <table:table-cell office:value-type="float" office:value="331">
            <text:p>331</text:p>
          </table:table-cell>
          <table:table-cell office:value-type="float" office:value="112.17">
            <text:p>112.1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6-20">
            <text:p>2023-06-20</text:p>
          </table:table-cell>
          <table:table-cell office:value-type="string" office:string-value="A-29-B17">
            <text:p>A-29-B17</text:p>
          </table:table-cell>
        </table:table-row>
        <table:table-row>
          <table:table-cell office:value-type="string" office:string-value="P-0802">
            <text:p>P-0802</text:p>
          </table:table-cell>
          <table:table-cell office:value-type="string" office:string-value="Suddenly Political">
            <text:p>Suddenly Political</text:p>
          </table:table-cell>
          <table:table-cell office:value-type="string" office:string-value="Ropa">
            <text:p>Ropa</text:p>
          </table:table-cell>
          <table:table-cell office:value-type="float" office:value="478">
            <text:p>478</text:p>
          </table:table-cell>
          <table:table-cell office:value-type="float" office:value="459.98">
            <text:p>459.9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6-29">
            <text:p>2024-06-29</text:p>
          </table:table-cell>
          <table:table-cell office:value-type="string" office:string-value="A-6-B4">
            <text:p>A-6-B4</text:p>
          </table:table-cell>
        </table:table-row>
        <table:table-row>
          <table:table-cell office:value-type="string" office:string-value="P-0803">
            <text:p>P-0803</text:p>
          </table:table-cell>
          <table:table-cell office:value-type="string" office:string-value="Leave Air">
            <text:p>Leave Air</text:p>
          </table:table-cell>
          <table:table-cell office:value-type="string" office:string-value="Hogar">
            <text:p>Hogar</text:p>
          </table:table-cell>
          <table:table-cell office:value-type="float" office:value="189">
            <text:p>189</text:p>
          </table:table-cell>
          <table:table-cell office:value-type="float" office:value="108.85">
            <text:p>108.8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8-16">
            <text:p>2023-08-16</text:p>
          </table:table-cell>
          <table:table-cell office:value-type="string" office:string-value="A-24-B15">
            <text:p>A-24-B15</text:p>
          </table:table-cell>
        </table:table-row>
        <table:table-row>
          <table:table-cell office:value-type="string" office:string-value="P-0804">
            <text:p>P-0804</text:p>
          </table:table-cell>
          <table:table-cell office:value-type="string" office:string-value="Structure Describe">
            <text:p>Structure Describe</text:p>
          </table:table-cell>
          <table:table-cell office:value-type="string" office:string-value="Automotriz">
            <text:p>Automotriz</text:p>
          </table:table-cell>
          <table:table-cell office:value-type="float" office:value="6">
            <text:p>6</text:p>
          </table:table-cell>
          <table:table-cell office:value-type="float" office:value="8.41">
            <text:p>8.4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5-08">
            <text:p>2023-05-08</text:p>
          </table:table-cell>
          <table:table-cell office:value-type="string" office:string-value="A-5-B4">
            <text:p>A-5-B4</text:p>
          </table:table-cell>
        </table:table-row>
        <table:table-row>
          <table:table-cell office:value-type="string" office:string-value="P-0805">
            <text:p>P-0805</text:p>
          </table:table-cell>
          <table:table-cell office:value-type="string" office:string-value="Analysis Not">
            <text:p>Analysis Not</text:p>
          </table:table-cell>
          <table:table-cell office:value-type="string" office:string-value="Hogar">
            <text:p>Hogar</text:p>
          </table:table-cell>
          <table:table-cell office:value-type="float" office:value="496">
            <text:p>496</text:p>
          </table:table-cell>
          <table:table-cell office:value-type="float" office:value="218.72">
            <text:p>218.7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5-03">
            <text:p>2024-05-03</text:p>
          </table:table-cell>
          <table:table-cell office:value-type="string" office:string-value="A-29-B16">
            <text:p>A-29-B16</text:p>
          </table:table-cell>
        </table:table-row>
        <table:table-row>
          <table:table-cell office:value-type="string" office:string-value="P-0806">
            <text:p>P-0806</text:p>
          </table:table-cell>
          <table:table-cell office:value-type="string" office:string-value="Analysis Follow">
            <text:p>Analysis Follow</text:p>
          </table:table-cell>
          <table:table-cell office:value-type="string" office:string-value="Alimentos">
            <text:p>Alimentos</text:p>
          </table:table-cell>
          <table:table-cell office:value-type="float" office:value="29">
            <text:p>29</text:p>
          </table:table-cell>
          <table:table-cell office:value-type="float" office:value="342.18">
            <text:p>342.1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2-03">
            <text:p>2023-12-03</text:p>
          </table:table-cell>
          <table:table-cell office:value-type="string" office:string-value="A-3-B10">
            <text:p>A-3-B10</text:p>
          </table:table-cell>
        </table:table-row>
        <table:table-row>
          <table:table-cell office:value-type="string" office:string-value="P-0807">
            <text:p>P-0807</text:p>
          </table:table-cell>
          <table:table-cell office:value-type="string" office:string-value="Always For">
            <text:p>Always For</text:p>
          </table:table-cell>
          <table:table-cell office:value-type="string" office:string-value="Salud">
            <text:p>Salud</text:p>
          </table:table-cell>
          <table:table-cell office:value-type="float" office:value="285">
            <text:p>285</text:p>
          </table:table-cell>
          <table:table-cell office:value-type="float" office:value="423.91">
            <text:p>423.9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7-11">
            <text:p>2024-07-11</text:p>
          </table:table-cell>
          <table:table-cell office:value-type="string" office:string-value="A-26-B17">
            <text:p>A-26-B17</text:p>
          </table:table-cell>
        </table:table-row>
        <table:table-row>
          <table:table-cell office:value-type="string" office:string-value="P-0808">
            <text:p>P-0808</text:p>
          </table:table-cell>
          <table:table-cell office:value-type="string" office:string-value="Cup New">
            <text:p>Cup New</text:p>
          </table:table-cell>
          <table:table-cell office:value-type="string" office:string-value="Deportes">
            <text:p>Deportes</text:p>
          </table:table-cell>
          <table:table-cell office:value-type="float" office:value="221">
            <text:p>221</text:p>
          </table:table-cell>
          <table:table-cell office:value-type="float" office:value="148.24">
            <text:p>148.2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21">
            <text:p>2024-10-21</text:p>
          </table:table-cell>
          <table:table-cell office:value-type="string" office:string-value="A-29-B8">
            <text:p>A-29-B8</text:p>
          </table:table-cell>
        </table:table-row>
        <table:table-row>
          <table:table-cell office:value-type="string" office:string-value="P-0809">
            <text:p>P-0809</text:p>
          </table:table-cell>
          <table:table-cell office:value-type="string" office:string-value="Whether Everything">
            <text:p>Whether Everything</text:p>
          </table:table-cell>
          <table:table-cell office:value-type="string" office:string-value="Juguetes">
            <text:p>Juguetes</text:p>
          </table:table-cell>
          <table:table-cell office:value-type="float" office:value="128">
            <text:p>128</text:p>
          </table:table-cell>
          <table:table-cell office:value-type="float" office:value="395.54">
            <text:p>395.5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3-26">
            <text:p>2023-03-26</text:p>
          </table:table-cell>
          <table:table-cell office:value-type="string" office:string-value="A-3-B14">
            <text:p>A-3-B14</text:p>
          </table:table-cell>
        </table:table-row>
        <table:table-row>
          <table:table-cell office:value-type="string" office:string-value="P-0810">
            <text:p>P-0810</text:p>
          </table:table-cell>
          <table:table-cell office:value-type="string" office:string-value="Open Not">
            <text:p>Open Not</text:p>
          </table:table-cell>
          <table:table-cell office:value-type="string" office:string-value="Hogar">
            <text:p>Hogar</text:p>
          </table:table-cell>
          <table:table-cell office:value-type="float" office:value="364">
            <text:p>364</text:p>
          </table:table-cell>
          <table:table-cell office:value-type="float" office:value="304.14">
            <text:p>304.1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2-09">
            <text:p>2025-02-09</text:p>
          </table:table-cell>
          <table:table-cell office:value-type="string" office:string-value="A-43-B20">
            <text:p>A-43-B20</text:p>
          </table:table-cell>
        </table:table-row>
        <table:table-row>
          <table:table-cell office:value-type="string" office:string-value="P-0811">
            <text:p>P-0811</text:p>
          </table:table-cell>
          <table:table-cell office:value-type="string" office:string-value="Sing Possible">
            <text:p>Sing Possible</text:p>
          </table:table-cell>
          <table:table-cell office:value-type="string" office:string-value="Automotriz">
            <text:p>Automotriz</text:p>
          </table:table-cell>
          <table:table-cell office:value-type="float" office:value="188">
            <text:p>188</text:p>
          </table:table-cell>
          <table:table-cell office:value-type="float" office:value="454.27">
            <text:p>454.2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2-21">
            <text:p>2025-02-21</text:p>
          </table:table-cell>
          <table:table-cell office:value-type="string" office:string-value="A-18-B8">
            <text:p>A-18-B8</text:p>
          </table:table-cell>
        </table:table-row>
        <table:table-row>
          <table:table-cell office:value-type="string" office:string-value="P-0812">
            <text:p>P-0812</text:p>
          </table:table-cell>
          <table:table-cell office:value-type="string" office:string-value="Set Of">
            <text:p>Set Of</text:p>
          </table:table-cell>
          <table:table-cell office:value-type="string" office:string-value="Electrónica">
            <text:p>Electrónica</text:p>
          </table:table-cell>
          <table:table-cell office:value-type="float" office:value="310">
            <text:p>310</text:p>
          </table:table-cell>
          <table:table-cell office:value-type="float" office:value="447.2">
            <text:p>447.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9-22">
            <text:p>2023-09-22</text:p>
          </table:table-cell>
          <table:table-cell office:value-type="string" office:string-value="A-9-B5">
            <text:p>A-9-B5</text:p>
          </table:table-cell>
        </table:table-row>
        <table:table-row>
          <table:table-cell office:value-type="string" office:string-value="P-0813">
            <text:p>P-0813</text:p>
          </table:table-cell>
          <table:table-cell office:value-type="string" office:string-value="Ago Stay">
            <text:p>Ago Stay</text:p>
          </table:table-cell>
          <table:table-cell office:value-type="string" office:string-value="Electrónica">
            <text:p>Electrónica</text:p>
          </table:table-cell>
          <table:table-cell office:value-type="float" office:value="62">
            <text:p>62</text:p>
          </table:table-cell>
          <table:table-cell office:value-type="float" office:value="386.67">
            <text:p>386.6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21">
            <text:p>2024-03-21</text:p>
          </table:table-cell>
          <table:table-cell office:value-type="string" office:string-value="A-35-B12">
            <text:p>A-35-B12</text:p>
          </table:table-cell>
        </table:table-row>
        <table:table-row>
          <table:table-cell office:value-type="string" office:string-value="P-0814">
            <text:p>P-0814</text:p>
          </table:table-cell>
          <table:table-cell office:value-type="string" office:string-value="How Summer">
            <text:p>How Summer</text:p>
          </table:table-cell>
          <table:table-cell office:value-type="string" office:string-value="Juguetes">
            <text:p>Juguetes</text:p>
          </table:table-cell>
          <table:table-cell office:value-type="float" office:value="204">
            <text:p>204</text:p>
          </table:table-cell>
          <table:table-cell office:value-type="float" office:value="186.65">
            <text:p>186.6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6-03">
            <text:p>2023-06-03</text:p>
          </table:table-cell>
          <table:table-cell office:value-type="string" office:string-value="A-36-B7">
            <text:p>A-36-B7</text:p>
          </table:table-cell>
        </table:table-row>
        <table:table-row>
          <table:table-cell office:value-type="string" office:string-value="P-0815">
            <text:p>P-0815</text:p>
          </table:table-cell>
          <table:table-cell office:value-type="string" office:string-value="Would Customer">
            <text:p>Would Customer</text:p>
          </table:table-cell>
          <table:table-cell office:value-type="string" office:string-value="Alimentos">
            <text:p>Alimentos</text:p>
          </table:table-cell>
          <table:table-cell office:value-type="float" office:value="284">
            <text:p>284</text:p>
          </table:table-cell>
          <table:table-cell office:value-type="float" office:value="223.64">
            <text:p>223.6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3-05">
            <text:p>2025-03-05</text:p>
          </table:table-cell>
          <table:table-cell office:value-type="string" office:string-value="A-27-B1">
            <text:p>A-27-B1</text:p>
          </table:table-cell>
        </table:table-row>
        <table:table-row>
          <table:table-cell office:value-type="string" office:string-value="P-0816">
            <text:p>P-0816</text:p>
          </table:table-cell>
          <table:table-cell office:value-type="string" office:string-value="Development Popular">
            <text:p>Development Popular</text:p>
          </table:table-cell>
          <table:table-cell office:value-type="string" office:string-value="Alimentos">
            <text:p>Alimentos</text:p>
          </table:table-cell>
          <table:table-cell office:value-type="float" office:value="432">
            <text:p>432</text:p>
          </table:table-cell>
          <table:table-cell office:value-type="float" office:value="138.37">
            <text:p>138.3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4-30">
            <text:p>2024-04-30</text:p>
          </table:table-cell>
          <table:table-cell office:value-type="string" office:string-value="A-36-B13">
            <text:p>A-36-B13</text:p>
          </table:table-cell>
        </table:table-row>
        <table:table-row>
          <table:table-cell office:value-type="string" office:string-value="P-0817">
            <text:p>P-0817</text:p>
          </table:table-cell>
          <table:table-cell office:value-type="string" office:string-value="Make Next">
            <text:p>Make Next</text:p>
          </table:table-cell>
          <table:table-cell office:value-type="string" office:string-value="Deportes">
            <text:p>Deportes</text:p>
          </table:table-cell>
          <table:table-cell office:value-type="float" office:value="106">
            <text:p>106</text:p>
          </table:table-cell>
          <table:table-cell office:value-type="float" office:value="283.07">
            <text:p>283.0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26">
            <text:p>2024-09-26</text:p>
          </table:table-cell>
          <table:table-cell office:value-type="string" office:string-value="A-15-B17">
            <text:p>A-15-B17</text:p>
          </table:table-cell>
        </table:table-row>
        <table:table-row>
          <table:table-cell office:value-type="string" office:string-value="P-0818">
            <text:p>P-0818</text:p>
          </table:table-cell>
          <table:table-cell office:value-type="string" office:string-value="Person Art">
            <text:p>Person Art</text:p>
          </table:table-cell>
          <table:table-cell office:value-type="string" office:string-value="Hogar">
            <text:p>Hogar</text:p>
          </table:table-cell>
          <table:table-cell office:value-type="float" office:value="373">
            <text:p>373</text:p>
          </table:table-cell>
          <table:table-cell office:value-type="float" office:value="61.28">
            <text:p>61.2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3-02">
            <text:p>2024-03-02</text:p>
          </table:table-cell>
          <table:table-cell office:value-type="string" office:string-value="A-45-B9">
            <text:p>A-45-B9</text:p>
          </table:table-cell>
        </table:table-row>
        <table:table-row>
          <table:table-cell office:value-type="string" office:string-value="P-0819">
            <text:p>P-0819</text:p>
          </table:table-cell>
          <table:table-cell office:value-type="string" office:string-value="Race Defense">
            <text:p>Race Defense</text:p>
          </table:table-cell>
          <table:table-cell office:value-type="string" office:string-value="Alimentos">
            <text:p>Alimentos</text:p>
          </table:table-cell>
          <table:table-cell office:value-type="float" office:value="104">
            <text:p>104</text:p>
          </table:table-cell>
          <table:table-cell office:value-type="float" office:value="384.91">
            <text:p>384.9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19">
            <text:p>2023-07-19</text:p>
          </table:table-cell>
          <table:table-cell office:value-type="string" office:string-value="A-25-B9">
            <text:p>A-25-B9</text:p>
          </table:table-cell>
        </table:table-row>
        <table:table-row>
          <table:table-cell office:value-type="string" office:string-value="P-0820">
            <text:p>P-0820</text:p>
          </table:table-cell>
          <table:table-cell office:value-type="string" office:string-value="Concern Beyond">
            <text:p>Concern Beyond</text:p>
          </table:table-cell>
          <table:table-cell office:value-type="string" office:string-value="Deportes">
            <text:p>Deportes</text:p>
          </table:table-cell>
          <table:table-cell office:value-type="float" office:value="466">
            <text:p>466</text:p>
          </table:table-cell>
          <table:table-cell office:value-type="float" office:value="440.31">
            <text:p>440.3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7-12">
            <text:p>2024-07-12</text:p>
          </table:table-cell>
          <table:table-cell office:value-type="string" office:string-value="A-33-B10">
            <text:p>A-33-B10</text:p>
          </table:table-cell>
        </table:table-row>
        <table:table-row>
          <table:table-cell office:value-type="string" office:string-value="P-0821">
            <text:p>P-0821</text:p>
          </table:table-cell>
          <table:table-cell office:value-type="string" office:string-value="Loss Second">
            <text:p>Loss Second</text:p>
          </table:table-cell>
          <table:table-cell office:value-type="string" office:string-value="Hogar">
            <text:p>Hogar</text:p>
          </table:table-cell>
          <table:table-cell office:value-type="float" office:value="51">
            <text:p>51</text:p>
          </table:table-cell>
          <table:table-cell office:value-type="float" office:value="150.85">
            <text:p>150.8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4-02">
            <text:p>2023-04-02</text:p>
          </table:table-cell>
          <table:table-cell office:value-type="string" office:string-value="A-27-B1">
            <text:p>A-27-B1</text:p>
          </table:table-cell>
        </table:table-row>
        <table:table-row>
          <table:table-cell office:value-type="string" office:string-value="P-0822">
            <text:p>P-0822</text:p>
          </table:table-cell>
          <table:table-cell office:value-type="string" office:string-value="Finally Family">
            <text:p>Finally Family</text:p>
          </table:table-cell>
          <table:table-cell office:value-type="string" office:string-value="Salud">
            <text:p>Salud</text:p>
          </table:table-cell>
          <table:table-cell office:value-type="float" office:value="35">
            <text:p>35</text:p>
          </table:table-cell>
          <table:table-cell office:value-type="float" office:value="273.78">
            <text:p>273.7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18">
            <text:p>2024-09-18</text:p>
          </table:table-cell>
          <table:table-cell office:value-type="string" office:string-value="A-44-B8">
            <text:p>A-44-B8</text:p>
          </table:table-cell>
        </table:table-row>
        <table:table-row>
          <table:table-cell office:value-type="string" office:string-value="P-0823">
            <text:p>P-0823</text:p>
          </table:table-cell>
          <table:table-cell office:value-type="string" office:string-value="After Particular">
            <text:p>After Particular</text:p>
          </table:table-cell>
          <table:table-cell office:value-type="string" office:string-value="Ropa">
            <text:p>Ropa</text:p>
          </table:table-cell>
          <table:table-cell office:value-type="float" office:value="111">
            <text:p>111</text:p>
          </table:table-cell>
          <table:table-cell office:value-type="float" office:value="6.44">
            <text:p>6.4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5-01">
            <text:p>2024-05-01</text:p>
          </table:table-cell>
          <table:table-cell office:value-type="string" office:string-value="A-21-B13">
            <text:p>A-21-B13</text:p>
          </table:table-cell>
        </table:table-row>
        <table:table-row>
          <table:table-cell office:value-type="string" office:string-value="P-0824">
            <text:p>P-0824</text:p>
          </table:table-cell>
          <table:table-cell office:value-type="string" office:string-value="None Mrs">
            <text:p>None Mrs</text:p>
          </table:table-cell>
          <table:table-cell office:value-type="string" office:string-value="Deportes">
            <text:p>Deportes</text:p>
          </table:table-cell>
          <table:table-cell office:value-type="float" office:value="210">
            <text:p>210</text:p>
          </table:table-cell>
          <table:table-cell office:value-type="float" office:value="321.47">
            <text:p>321.4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2-15">
            <text:p>2024-12-15</text:p>
          </table:table-cell>
          <table:table-cell office:value-type="string" office:string-value="A-39-B18">
            <text:p>A-39-B18</text:p>
          </table:table-cell>
        </table:table-row>
        <table:table-row>
          <table:table-cell office:value-type="string" office:string-value="P-0825">
            <text:p>P-0825</text:p>
          </table:table-cell>
          <table:table-cell office:value-type="string" office:string-value="Here He">
            <text:p>Here He</text:p>
          </table:table-cell>
          <table:table-cell office:value-type="string" office:string-value="Ropa">
            <text:p>Ropa</text:p>
          </table:table-cell>
          <table:table-cell office:value-type="float" office:value="42">
            <text:p>42</text:p>
          </table:table-cell>
          <table:table-cell office:value-type="float" office:value="248.96">
            <text:p>248.9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2-22">
            <text:p>2025-02-22</text:p>
          </table:table-cell>
          <table:table-cell office:value-type="string" office:string-value="A-9-B18">
            <text:p>A-9-B18</text:p>
          </table:table-cell>
        </table:table-row>
        <table:table-row>
          <table:table-cell office:value-type="string" office:string-value="P-0826">
            <text:p>P-0826</text:p>
          </table:table-cell>
          <table:table-cell office:value-type="string" office:string-value="However Behavior">
            <text:p>However Behavior</text:p>
          </table:table-cell>
          <table:table-cell office:value-type="string" office:string-value="Deportes">
            <text:p>Deportes</text:p>
          </table:table-cell>
          <table:table-cell office:value-type="float" office:value="128">
            <text:p>128</text:p>
          </table:table-cell>
          <table:table-cell office:value-type="float" office:value="469.58">
            <text:p>469.5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8-18">
            <text:p>2024-08-18</text:p>
          </table:table-cell>
          <table:table-cell office:value-type="string" office:string-value="A-28-B5">
            <text:p>A-28-B5</text:p>
          </table:table-cell>
        </table:table-row>
        <table:table-row>
          <table:table-cell office:value-type="string" office:string-value="P-0827">
            <text:p>P-0827</text:p>
          </table:table-cell>
          <table:table-cell office:value-type="string" office:string-value="Music Listen">
            <text:p>Music Listen</text:p>
          </table:table-cell>
          <table:table-cell office:value-type="string" office:string-value="Hogar">
            <text:p>Hogar</text:p>
          </table:table-cell>
          <table:table-cell office:value-type="float" office:value="59">
            <text:p>59</text:p>
          </table:table-cell>
          <table:table-cell office:value-type="float" office:value="49.27">
            <text:p>49.2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9-01">
            <text:p>2024-09-01</text:p>
          </table:table-cell>
          <table:table-cell office:value-type="string" office:string-value="A-2-B10">
            <text:p>A-2-B10</text:p>
          </table:table-cell>
        </table:table-row>
        <table:table-row>
          <table:table-cell office:value-type="string" office:string-value="P-0828">
            <text:p>P-0828</text:p>
          </table:table-cell>
          <table:table-cell office:value-type="string" office:string-value="Choice Group">
            <text:p>Choice Group</text:p>
          </table:table-cell>
          <table:table-cell office:value-type="string" office:string-value="Ropa">
            <text:p>Ropa</text:p>
          </table:table-cell>
          <table:table-cell office:value-type="float" office:value="447">
            <text:p>447</text:p>
          </table:table-cell>
          <table:table-cell office:value-type="float" office:value="198.9">
            <text:p>198.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6-18">
            <text:p>2023-06-18</text:p>
          </table:table-cell>
          <table:table-cell office:value-type="string" office:string-value="A-9-B9">
            <text:p>A-9-B9</text:p>
          </table:table-cell>
        </table:table-row>
        <table:table-row>
          <table:table-cell office:value-type="string" office:string-value="P-0829">
            <text:p>P-0829</text:p>
          </table:table-cell>
          <table:table-cell office:value-type="string" office:string-value="Behind Class">
            <text:p>Behind Class</text:p>
          </table:table-cell>
          <table:table-cell office:value-type="string" office:string-value="Deportes">
            <text:p>Deportes</text:p>
          </table:table-cell>
          <table:table-cell office:value-type="float" office:value="172">
            <text:p>172</text:p>
          </table:table-cell>
          <table:table-cell office:value-type="float" office:value="240.46">
            <text:p>240.4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9-24">
            <text:p>2023-09-24</text:p>
          </table:table-cell>
          <table:table-cell office:value-type="string" office:string-value="A-13-B18">
            <text:p>A-13-B18</text:p>
          </table:table-cell>
        </table:table-row>
        <table:table-row>
          <table:table-cell office:value-type="string" office:string-value="P-0830">
            <text:p>P-0830</text:p>
          </table:table-cell>
          <table:table-cell office:value-type="string" office:string-value="After Field">
            <text:p>After Field</text:p>
          </table:table-cell>
          <table:table-cell office:value-type="string" office:string-value="Ropa">
            <text:p>Ropa</text:p>
          </table:table-cell>
          <table:table-cell office:value-type="float" office:value="209">
            <text:p>209</text:p>
          </table:table-cell>
          <table:table-cell office:value-type="float" office:value="249.14">
            <text:p>249.1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7-26">
            <text:p>2024-07-26</text:p>
          </table:table-cell>
          <table:table-cell office:value-type="string" office:string-value="A-7-B4">
            <text:p>A-7-B4</text:p>
          </table:table-cell>
        </table:table-row>
        <table:table-row>
          <table:table-cell office:value-type="string" office:string-value="P-0831">
            <text:p>P-0831</text:p>
          </table:table-cell>
          <table:table-cell office:value-type="string" office:string-value="Eye Always">
            <text:p>Eye Always</text:p>
          </table:table-cell>
          <table:table-cell office:value-type="string" office:string-value="Automotriz">
            <text:p>Automotriz</text:p>
          </table:table-cell>
          <table:table-cell office:value-type="float" office:value="301">
            <text:p>301</text:p>
          </table:table-cell>
          <table:table-cell office:value-type="float" office:value="174.61">
            <text:p>174.6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13">
            <text:p>2023-07-13</text:p>
          </table:table-cell>
          <table:table-cell office:value-type="string" office:string-value="A-37-B7">
            <text:p>A-37-B7</text:p>
          </table:table-cell>
        </table:table-row>
        <table:table-row>
          <table:table-cell office:value-type="string" office:string-value="P-0832">
            <text:p>P-0832</text:p>
          </table:table-cell>
          <table:table-cell office:value-type="string" office:string-value="Defense Interest">
            <text:p>Defense Interest</text:p>
          </table:table-cell>
          <table:table-cell office:value-type="string" office:string-value="Deportes">
            <text:p>Deportes</text:p>
          </table:table-cell>
          <table:table-cell office:value-type="float" office:value="297">
            <text:p>297</text:p>
          </table:table-cell>
          <table:table-cell office:value-type="float" office:value="112.48">
            <text:p>112.4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4-24">
            <text:p>2023-04-24</text:p>
          </table:table-cell>
          <table:table-cell office:value-type="string" office:string-value="A-14-B15">
            <text:p>A-14-B15</text:p>
          </table:table-cell>
        </table:table-row>
        <table:table-row>
          <table:table-cell office:value-type="string" office:string-value="P-0833">
            <text:p>P-0833</text:p>
          </table:table-cell>
          <table:table-cell office:value-type="string" office:string-value="Stand Build">
            <text:p>Stand Build</text:p>
          </table:table-cell>
          <table:table-cell office:value-type="string" office:string-value="Deportes">
            <text:p>Deportes</text:p>
          </table:table-cell>
          <table:table-cell office:value-type="float" office:value="85">
            <text:p>85</text:p>
          </table:table-cell>
          <table:table-cell office:value-type="float" office:value="483.02">
            <text:p>483.0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8-21">
            <text:p>2024-08-21</text:p>
          </table:table-cell>
          <table:table-cell office:value-type="string" office:string-value="A-4-B17">
            <text:p>A-4-B17</text:p>
          </table:table-cell>
        </table:table-row>
        <table:table-row>
          <table:table-cell office:value-type="string" office:string-value="P-0834">
            <text:p>P-0834</text:p>
          </table:table-cell>
          <table:table-cell office:value-type="string" office:string-value="Ok Huge">
            <text:p>Ok Huge</text:p>
          </table:table-cell>
          <table:table-cell office:value-type="string" office:string-value="Hogar">
            <text:p>Hogar</text:p>
          </table:table-cell>
          <table:table-cell office:value-type="float" office:value="11">
            <text:p>11</text:p>
          </table:table-cell>
          <table:table-cell office:value-type="float" office:value="348.78">
            <text:p>348.7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1-13">
            <text:p>2024-11-13</text:p>
          </table:table-cell>
          <table:table-cell office:value-type="string" office:string-value="A-12-B9">
            <text:p>A-12-B9</text:p>
          </table:table-cell>
        </table:table-row>
        <table:table-row>
          <table:table-cell office:value-type="string" office:string-value="P-0835">
            <text:p>P-0835</text:p>
          </table:table-cell>
          <table:table-cell office:value-type="string" office:string-value="Thought Green">
            <text:p>Thought Green</text:p>
          </table:table-cell>
          <table:table-cell office:value-type="string" office:string-value="Deportes">
            <text:p>Deportes</text:p>
          </table:table-cell>
          <table:table-cell office:value-type="float" office:value="410">
            <text:p>410</text:p>
          </table:table-cell>
          <table:table-cell office:value-type="float" office:value="448.6">
            <text:p>448.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5-18">
            <text:p>2024-05-18</text:p>
          </table:table-cell>
          <table:table-cell office:value-type="string" office:string-value="A-18-B6">
            <text:p>A-18-B6</text:p>
          </table:table-cell>
        </table:table-row>
        <table:table-row>
          <table:table-cell office:value-type="string" office:string-value="P-0836">
            <text:p>P-0836</text:p>
          </table:table-cell>
          <table:table-cell office:value-type="string" office:string-value="Catch Sure">
            <text:p>Catch Sure</text:p>
          </table:table-cell>
          <table:table-cell office:value-type="string" office:string-value="Automotriz">
            <text:p>Automotriz</text:p>
          </table:table-cell>
          <table:table-cell office:value-type="float" office:value="114">
            <text:p>114</text:p>
          </table:table-cell>
          <table:table-cell office:value-type="float" office:value="309.66">
            <text:p>309.6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5-08">
            <text:p>2024-05-08</text:p>
          </table:table-cell>
          <table:table-cell office:value-type="string" office:string-value="A-49-B2">
            <text:p>A-49-B2</text:p>
          </table:table-cell>
        </table:table-row>
        <table:table-row>
          <table:table-cell office:value-type="string" office:string-value="P-0837">
            <text:p>P-0837</text:p>
          </table:table-cell>
          <table:table-cell office:value-type="string" office:string-value="Know Apply">
            <text:p>Know Apply</text:p>
          </table:table-cell>
          <table:table-cell office:value-type="string" office:string-value="Juguetes">
            <text:p>Juguetes</text:p>
          </table:table-cell>
          <table:table-cell office:value-type="float" office:value="443">
            <text:p>443</text:p>
          </table:table-cell>
          <table:table-cell office:value-type="float" office:value="472.11">
            <text:p>472.1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7-27">
            <text:p>2024-07-27</text:p>
          </table:table-cell>
          <table:table-cell office:value-type="string" office:string-value="A-9-B12">
            <text:p>A-9-B12</text:p>
          </table:table-cell>
        </table:table-row>
        <table:table-row>
          <table:table-cell office:value-type="string" office:string-value="P-0838">
            <text:p>P-0838</text:p>
          </table:table-cell>
          <table:table-cell office:value-type="string" office:string-value="Choice Eat">
            <text:p>Choice Eat</text:p>
          </table:table-cell>
          <table:table-cell office:value-type="string" office:string-value="Salud">
            <text:p>Salud</text:p>
          </table:table-cell>
          <table:table-cell office:value-type="float" office:value="235">
            <text:p>235</text:p>
          </table:table-cell>
          <table:table-cell office:value-type="float" office:value="321.1">
            <text:p>321.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6-28">
            <text:p>2024-06-28</text:p>
          </table:table-cell>
          <table:table-cell office:value-type="string" office:string-value="A-23-B18">
            <text:p>A-23-B18</text:p>
          </table:table-cell>
        </table:table-row>
        <table:table-row>
          <table:table-cell office:value-type="string" office:string-value="P-0839">
            <text:p>P-0839</text:p>
          </table:table-cell>
          <table:table-cell office:value-type="string" office:string-value="Card Building">
            <text:p>Card Building</text:p>
          </table:table-cell>
          <table:table-cell office:value-type="string" office:string-value="Alimentos">
            <text:p>Alimentos</text:p>
          </table:table-cell>
          <table:table-cell office:value-type="float" office:value="463">
            <text:p>463</text:p>
          </table:table-cell>
          <table:table-cell office:value-type="float" office:value="126.99">
            <text:p>126.9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13">
            <text:p>2024-10-13</text:p>
          </table:table-cell>
          <table:table-cell office:value-type="string" office:string-value="A-33-B7">
            <text:p>A-33-B7</text:p>
          </table:table-cell>
        </table:table-row>
        <table:table-row>
          <table:table-cell office:value-type="string" office:string-value="P-0840">
            <text:p>P-0840</text:p>
          </table:table-cell>
          <table:table-cell office:value-type="string" office:string-value="Position Buy">
            <text:p>Position Buy</text:p>
          </table:table-cell>
          <table:table-cell office:value-type="string" office:string-value="Automotriz">
            <text:p>Automotriz</text:p>
          </table:table-cell>
          <table:table-cell office:value-type="float" office:value="53">
            <text:p>53</text:p>
          </table:table-cell>
          <table:table-cell office:value-type="float" office:value="85.34">
            <text:p>85.3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5-12">
            <text:p>2024-05-12</text:p>
          </table:table-cell>
          <table:table-cell office:value-type="string" office:string-value="A-8-B11">
            <text:p>A-8-B11</text:p>
          </table:table-cell>
        </table:table-row>
        <table:table-row>
          <table:table-cell office:value-type="string" office:string-value="P-0841">
            <text:p>P-0841</text:p>
          </table:table-cell>
          <table:table-cell office:value-type="string" office:string-value="Case Consumer">
            <text:p>Case Consumer</text:p>
          </table:table-cell>
          <table:table-cell office:value-type="string" office:string-value="Hogar">
            <text:p>Hogar</text:p>
          </table:table-cell>
          <table:table-cell office:value-type="float" office:value="364">
            <text:p>364</text:p>
          </table:table-cell>
          <table:table-cell office:value-type="float" office:value="164.54">
            <text:p>164.5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09">
            <text:p>2024-03-09</text:p>
          </table:table-cell>
          <table:table-cell office:value-type="string" office:string-value="A-15-B17">
            <text:p>A-15-B17</text:p>
          </table:table-cell>
        </table:table-row>
        <table:table-row>
          <table:table-cell office:value-type="string" office:string-value="P-0842">
            <text:p>P-0842</text:p>
          </table:table-cell>
          <table:table-cell office:value-type="string" office:string-value="Detail Chance">
            <text:p>Detail Chance</text:p>
          </table:table-cell>
          <table:table-cell office:value-type="string" office:string-value="Automotriz">
            <text:p>Automotriz</text:p>
          </table:table-cell>
          <table:table-cell office:value-type="float" office:value="178">
            <text:p>178</text:p>
          </table:table-cell>
          <table:table-cell office:value-type="float" office:value="459.02">
            <text:p>459.0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6-21">
            <text:p>2023-06-21</text:p>
          </table:table-cell>
          <table:table-cell office:value-type="string" office:string-value="A-12-B20">
            <text:p>A-12-B20</text:p>
          </table:table-cell>
        </table:table-row>
        <table:table-row>
          <table:table-cell office:value-type="string" office:string-value="P-0843">
            <text:p>P-0843</text:p>
          </table:table-cell>
          <table:table-cell office:value-type="string" office:string-value="Room Environment">
            <text:p>Room Environment</text:p>
          </table:table-cell>
          <table:table-cell office:value-type="string" office:string-value="Alimentos">
            <text:p>Alimentos</text:p>
          </table:table-cell>
          <table:table-cell office:value-type="float" office:value="24">
            <text:p>24</text:p>
          </table:table-cell>
          <table:table-cell office:value-type="float" office:value="149.34">
            <text:p>149.3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0-21">
            <text:p>2024-10-21</text:p>
          </table:table-cell>
          <table:table-cell office:value-type="string" office:string-value="A-47-B1">
            <text:p>A-47-B1</text:p>
          </table:table-cell>
        </table:table-row>
        <table:table-row>
          <table:table-cell office:value-type="string" office:string-value="P-0844">
            <text:p>P-0844</text:p>
          </table:table-cell>
          <table:table-cell office:value-type="string" office:string-value="State Speak">
            <text:p>State Speak</text:p>
          </table:table-cell>
          <table:table-cell office:value-type="string" office:string-value="Hogar">
            <text:p>Hogar</text:p>
          </table:table-cell>
          <table:table-cell office:value-type="float" office:value="258">
            <text:p>258</text:p>
          </table:table-cell>
          <table:table-cell office:value-type="float" office:value="409.93">
            <text:p>409.9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11">
            <text:p>2024-12-11</text:p>
          </table:table-cell>
          <table:table-cell office:value-type="string" office:string-value="A-28-B1">
            <text:p>A-28-B1</text:p>
          </table:table-cell>
        </table:table-row>
        <table:table-row>
          <table:table-cell office:value-type="string" office:string-value="P-0845">
            <text:p>P-0845</text:p>
          </table:table-cell>
          <table:table-cell office:value-type="string" office:string-value="Peace Deal">
            <text:p>Peace Deal</text:p>
          </table:table-cell>
          <table:table-cell office:value-type="string" office:string-value="Salud">
            <text:p>Salud</text:p>
          </table:table-cell>
          <table:table-cell office:value-type="float" office:value="457">
            <text:p>457</text:p>
          </table:table-cell>
          <table:table-cell office:value-type="float" office:value="399.62">
            <text:p>399.6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5-20">
            <text:p>2023-05-20</text:p>
          </table:table-cell>
          <table:table-cell office:value-type="string" office:string-value="A-19-B3">
            <text:p>A-19-B3</text:p>
          </table:table-cell>
        </table:table-row>
        <table:table-row>
          <table:table-cell office:value-type="string" office:string-value="P-0846">
            <text:p>P-0846</text:p>
          </table:table-cell>
          <table:table-cell office:value-type="string" office:string-value="Follow Serious">
            <text:p>Follow Serious</text:p>
          </table:table-cell>
          <table:table-cell office:value-type="string" office:string-value="Alimentos">
            <text:p>Alimentos</text:p>
          </table:table-cell>
          <table:table-cell office:value-type="float" office:value="323">
            <text:p>323</text:p>
          </table:table-cell>
          <table:table-cell office:value-type="float" office:value="217.86">
            <text:p>217.8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3-06">
            <text:p>2024-03-06</text:p>
          </table:table-cell>
          <table:table-cell office:value-type="string" office:string-value="A-6-B7">
            <text:p>A-6-B7</text:p>
          </table:table-cell>
        </table:table-row>
        <table:table-row>
          <table:table-cell office:value-type="string" office:string-value="P-0847">
            <text:p>P-0847</text:p>
          </table:table-cell>
          <table:table-cell office:value-type="string" office:string-value="Player Peace">
            <text:p>Player Peace</text:p>
          </table:table-cell>
          <table:table-cell office:value-type="string" office:string-value="Salud">
            <text:p>Salud</text:p>
          </table:table-cell>
          <table:table-cell office:value-type="float" office:value="175">
            <text:p>175</text:p>
          </table:table-cell>
          <table:table-cell office:value-type="float" office:value="391.38">
            <text:p>391.3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8-30">
            <text:p>2023-08-30</text:p>
          </table:table-cell>
          <table:table-cell office:value-type="string" office:string-value="A-49-B6">
            <text:p>A-49-B6</text:p>
          </table:table-cell>
        </table:table-row>
        <table:table-row>
          <table:table-cell office:value-type="string" office:string-value="P-0848">
            <text:p>P-0848</text:p>
          </table:table-cell>
          <table:table-cell office:value-type="string" office:string-value="Much Big">
            <text:p>Much Big</text:p>
          </table:table-cell>
          <table:table-cell office:value-type="string" office:string-value="Electrónica">
            <text:p>Electrónica</text:p>
          </table:table-cell>
          <table:table-cell office:value-type="float" office:value="304">
            <text:p>304</text:p>
          </table:table-cell>
          <table:table-cell office:value-type="float" office:value="86.55">
            <text:p>86.5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0-31">
            <text:p>2023-10-31</text:p>
          </table:table-cell>
          <table:table-cell office:value-type="string" office:string-value="A-42-B8">
            <text:p>A-42-B8</text:p>
          </table:table-cell>
        </table:table-row>
        <table:table-row>
          <table:table-cell office:value-type="string" office:string-value="P-0849">
            <text:p>P-0849</text:p>
          </table:table-cell>
          <table:table-cell office:value-type="string" office:string-value="Reality Well">
            <text:p>Reality Well</text:p>
          </table:table-cell>
          <table:table-cell office:value-type="string" office:string-value="Salud">
            <text:p>Salud</text:p>
          </table:table-cell>
          <table:table-cell office:value-type="float" office:value="197">
            <text:p>197</text:p>
          </table:table-cell>
          <table:table-cell office:value-type="float" office:value="361.96">
            <text:p>361.9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1-02">
            <text:p>2023-11-02</text:p>
          </table:table-cell>
          <table:table-cell office:value-type="string" office:string-value="A-2-B15">
            <text:p>A-2-B15</text:p>
          </table:table-cell>
        </table:table-row>
        <table:table-row>
          <table:table-cell office:value-type="string" office:string-value="P-0850">
            <text:p>P-0850</text:p>
          </table:table-cell>
          <table:table-cell office:value-type="string" office:string-value="Toward Democratic">
            <text:p>Toward Democratic</text:p>
          </table:table-cell>
          <table:table-cell office:value-type="string" office:string-value="Juguetes">
            <text:p>Juguetes</text:p>
          </table:table-cell>
          <table:table-cell office:value-type="float" office:value="176">
            <text:p>176</text:p>
          </table:table-cell>
          <table:table-cell office:value-type="float" office:value="225.76">
            <text:p>225.7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16">
            <text:p>2024-01-16</text:p>
          </table:table-cell>
          <table:table-cell office:value-type="string" office:string-value="A-46-B10">
            <text:p>A-46-B10</text:p>
          </table:table-cell>
        </table:table-row>
        <table:table-row>
          <table:table-cell office:value-type="string" office:string-value="P-0851">
            <text:p>P-0851</text:p>
          </table:table-cell>
          <table:table-cell office:value-type="string" office:string-value="Yet Money">
            <text:p>Yet Money</text:p>
          </table:table-cell>
          <table:table-cell office:value-type="string" office:string-value="Electrónica">
            <text:p>Electrónica</text:p>
          </table:table-cell>
          <table:table-cell office:value-type="float" office:value="20">
            <text:p>20</text:p>
          </table:table-cell>
          <table:table-cell office:value-type="float" office:value="106.05">
            <text:p>106.0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1-03">
            <text:p>2025-01-03</text:p>
          </table:table-cell>
          <table:table-cell office:value-type="string" office:string-value="A-47-B20">
            <text:p>A-47-B20</text:p>
          </table:table-cell>
        </table:table-row>
        <table:table-row>
          <table:table-cell office:value-type="string" office:string-value="P-0852">
            <text:p>P-0852</text:p>
          </table:table-cell>
          <table:table-cell office:value-type="string" office:string-value="Prove Power">
            <text:p>Prove Power</text:p>
          </table:table-cell>
          <table:table-cell office:value-type="string" office:string-value="Salud">
            <text:p>Salud</text:p>
          </table:table-cell>
          <table:table-cell office:value-type="float" office:value="264">
            <text:p>264</text:p>
          </table:table-cell>
          <table:table-cell office:value-type="float" office:value="297.09">
            <text:p>297.0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7-09">
            <text:p>2024-07-09</text:p>
          </table:table-cell>
          <table:table-cell office:value-type="string" office:string-value="A-19-B17">
            <text:p>A-19-B17</text:p>
          </table:table-cell>
        </table:table-row>
        <table:table-row>
          <table:table-cell office:value-type="string" office:string-value="P-0853">
            <text:p>P-0853</text:p>
          </table:table-cell>
          <table:table-cell office:value-type="string" office:string-value="Cause Together">
            <text:p>Cause Together</text:p>
          </table:table-cell>
          <table:table-cell office:value-type="string" office:string-value="Deportes">
            <text:p>Deportes</text:p>
          </table:table-cell>
          <table:table-cell office:value-type="float" office:value="433">
            <text:p>433</text:p>
          </table:table-cell>
          <table:table-cell office:value-type="float" office:value="161.65">
            <text:p>161.6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2-24">
            <text:p>2024-12-24</text:p>
          </table:table-cell>
          <table:table-cell office:value-type="string" office:string-value="A-7-B2">
            <text:p>A-7-B2</text:p>
          </table:table-cell>
        </table:table-row>
        <table:table-row>
          <table:table-cell office:value-type="string" office:string-value="P-0854">
            <text:p>P-0854</text:p>
          </table:table-cell>
          <table:table-cell office:value-type="string" office:string-value="Pass Fire">
            <text:p>Pass Fire</text:p>
          </table:table-cell>
          <table:table-cell office:value-type="string" office:string-value="Electrónica">
            <text:p>Electrónica</text:p>
          </table:table-cell>
          <table:table-cell office:value-type="float" office:value="90">
            <text:p>90</text:p>
          </table:table-cell>
          <table:table-cell office:value-type="float" office:value="354.81">
            <text:p>354.8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15">
            <text:p>2024-12-15</text:p>
          </table:table-cell>
          <table:table-cell office:value-type="string" office:string-value="A-5-B8">
            <text:p>A-5-B8</text:p>
          </table:table-cell>
        </table:table-row>
        <table:table-row>
          <table:table-cell office:value-type="string" office:string-value="P-0855">
            <text:p>P-0855</text:p>
          </table:table-cell>
          <table:table-cell office:value-type="string" office:string-value="Happen Test">
            <text:p>Happen Test</text:p>
          </table:table-cell>
          <table:table-cell office:value-type="string" office:string-value="Alimentos">
            <text:p>Alimentos</text:p>
          </table:table-cell>
          <table:table-cell office:value-type="float" office:value="477">
            <text:p>477</text:p>
          </table:table-cell>
          <table:table-cell office:value-type="float" office:value="67.18">
            <text:p>67.1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4-11">
            <text:p>2024-04-11</text:p>
          </table:table-cell>
          <table:table-cell office:value-type="string" office:string-value="A-25-B8">
            <text:p>A-25-B8</text:p>
          </table:table-cell>
        </table:table-row>
        <table:table-row>
          <table:table-cell office:value-type="string" office:string-value="P-0856">
            <text:p>P-0856</text:p>
          </table:table-cell>
          <table:table-cell office:value-type="string" office:string-value="Consumer Might">
            <text:p>Consumer Might</text:p>
          </table:table-cell>
          <table:table-cell office:value-type="string" office:string-value="Automotriz">
            <text:p>Automotriz</text:p>
          </table:table-cell>
          <table:table-cell office:value-type="float" office:value="96">
            <text:p>96</text:p>
          </table:table-cell>
          <table:table-cell office:value-type="float" office:value="387.09">
            <text:p>387.0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24">
            <text:p>2023-08-24</text:p>
          </table:table-cell>
          <table:table-cell office:value-type="string" office:string-value="A-27-B15">
            <text:p>A-27-B15</text:p>
          </table:table-cell>
        </table:table-row>
        <table:table-row>
          <table:table-cell office:value-type="string" office:string-value="P-0857">
            <text:p>P-0857</text:p>
          </table:table-cell>
          <table:table-cell office:value-type="string" office:string-value="General Color">
            <text:p>General Color</text:p>
          </table:table-cell>
          <table:table-cell office:value-type="string" office:string-value="Alimentos">
            <text:p>Alimentos</text:p>
          </table:table-cell>
          <table:table-cell office:value-type="float" office:value="360">
            <text:p>360</text:p>
          </table:table-cell>
          <table:table-cell office:value-type="float" office:value="481.16">
            <text:p>481.1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29">
            <text:p>2024-03-29</text:p>
          </table:table-cell>
          <table:table-cell office:value-type="string" office:string-value="A-5-B10">
            <text:p>A-5-B10</text:p>
          </table:table-cell>
        </table:table-row>
        <table:table-row>
          <table:table-cell office:value-type="string" office:string-value="P-0858">
            <text:p>P-0858</text:p>
          </table:table-cell>
          <table:table-cell office:value-type="string" office:string-value="Look Audience">
            <text:p>Look Audience</text:p>
          </table:table-cell>
          <table:table-cell office:value-type="string" office:string-value="Hogar">
            <text:p>Hogar</text:p>
          </table:table-cell>
          <table:table-cell office:value-type="float" office:value="171">
            <text:p>171</text:p>
          </table:table-cell>
          <table:table-cell office:value-type="float" office:value="488.2">
            <text:p>488.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7-30">
            <text:p>2023-07-30</text:p>
          </table:table-cell>
          <table:table-cell office:value-type="string" office:string-value="A-21-B6">
            <text:p>A-21-B6</text:p>
          </table:table-cell>
        </table:table-row>
        <table:table-row>
          <table:table-cell office:value-type="string" office:string-value="P-0859">
            <text:p>P-0859</text:p>
          </table:table-cell>
          <table:table-cell office:value-type="string" office:string-value="South Evidence">
            <text:p>South Evidence</text:p>
          </table:table-cell>
          <table:table-cell office:value-type="string" office:string-value="Automotriz">
            <text:p>Automotriz</text:p>
          </table:table-cell>
          <table:table-cell office:value-type="float" office:value="23">
            <text:p>23</text:p>
          </table:table-cell>
          <table:table-cell office:value-type="float" office:value="322.08">
            <text:p>322.0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8-18">
            <text:p>2023-08-18</text:p>
          </table:table-cell>
          <table:table-cell office:value-type="string" office:string-value="A-29-B7">
            <text:p>A-29-B7</text:p>
          </table:table-cell>
        </table:table-row>
        <table:table-row>
          <table:table-cell office:value-type="string" office:string-value="P-0860">
            <text:p>P-0860</text:p>
          </table:table-cell>
          <table:table-cell office:value-type="string" office:string-value="Their Somebody">
            <text:p>Their Somebody</text:p>
          </table:table-cell>
          <table:table-cell office:value-type="string" office:string-value="Hogar">
            <text:p>Hogar</text:p>
          </table:table-cell>
          <table:table-cell office:value-type="float" office:value="479">
            <text:p>479</text:p>
          </table:table-cell>
          <table:table-cell office:value-type="float" office:value="156.22">
            <text:p>156.2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1-18">
            <text:p>2025-01-18</text:p>
          </table:table-cell>
          <table:table-cell office:value-type="string" office:string-value="A-36-B13">
            <text:p>A-36-B13</text:p>
          </table:table-cell>
        </table:table-row>
        <table:table-row>
          <table:table-cell office:value-type="string" office:string-value="P-0861">
            <text:p>P-0861</text:p>
          </table:table-cell>
          <table:table-cell office:value-type="string" office:string-value="Not Position">
            <text:p>Not Position</text:p>
          </table:table-cell>
          <table:table-cell office:value-type="string" office:string-value="Alimentos">
            <text:p>Alimentos</text:p>
          </table:table-cell>
          <table:table-cell office:value-type="float" office:value="29">
            <text:p>29</text:p>
          </table:table-cell>
          <table:table-cell office:value-type="float" office:value="226.26">
            <text:p>226.2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5-10">
            <text:p>2023-05-10</text:p>
          </table:table-cell>
          <table:table-cell office:value-type="string" office:string-value="A-12-B6">
            <text:p>A-12-B6</text:p>
          </table:table-cell>
        </table:table-row>
        <table:table-row>
          <table:table-cell office:value-type="string" office:string-value="P-0862">
            <text:p>P-0862</text:p>
          </table:table-cell>
          <table:table-cell office:value-type="string" office:string-value="Good Smile">
            <text:p>Good Smile</text:p>
          </table:table-cell>
          <table:table-cell office:value-type="string" office:string-value="Electrónica">
            <text:p>Electrónica</text:p>
          </table:table-cell>
          <table:table-cell office:value-type="float" office:value="167">
            <text:p>167</text:p>
          </table:table-cell>
          <table:table-cell office:value-type="float" office:value="148.36">
            <text:p>148.3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7-15">
            <text:p>2023-07-15</text:p>
          </table:table-cell>
          <table:table-cell office:value-type="string" office:string-value="A-2-B9">
            <text:p>A-2-B9</text:p>
          </table:table-cell>
        </table:table-row>
        <table:table-row>
          <table:table-cell office:value-type="string" office:string-value="P-0863">
            <text:p>P-0863</text:p>
          </table:table-cell>
          <table:table-cell office:value-type="string" office:string-value="Process Beat">
            <text:p>Process Beat</text:p>
          </table:table-cell>
          <table:table-cell office:value-type="string" office:string-value="Alimentos">
            <text:p>Alimentos</text:p>
          </table:table-cell>
          <table:table-cell office:value-type="float" office:value="336">
            <text:p>336</text:p>
          </table:table-cell>
          <table:table-cell office:value-type="float" office:value="435.23">
            <text:p>435.2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05">
            <text:p>2025-01-05</text:p>
          </table:table-cell>
          <table:table-cell office:value-type="string" office:string-value="A-8-B4">
            <text:p>A-8-B4</text:p>
          </table:table-cell>
        </table:table-row>
        <table:table-row>
          <table:table-cell office:value-type="string" office:string-value="P-0864">
            <text:p>P-0864</text:p>
          </table:table-cell>
          <table:table-cell office:value-type="string" office:string-value="Yet Top">
            <text:p>Yet Top</text:p>
          </table:table-cell>
          <table:table-cell office:value-type="string" office:string-value="Juguetes">
            <text:p>Juguetes</text:p>
          </table:table-cell>
          <table:table-cell office:value-type="float" office:value="43">
            <text:p>43</text:p>
          </table:table-cell>
          <table:table-cell office:value-type="float" office:value="129.21">
            <text:p>129.2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2-02">
            <text:p>2024-02-02</text:p>
          </table:table-cell>
          <table:table-cell office:value-type="string" office:string-value="A-43-B1">
            <text:p>A-43-B1</text:p>
          </table:table-cell>
        </table:table-row>
        <table:table-row>
          <table:table-cell office:value-type="string" office:string-value="P-0865">
            <text:p>P-0865</text:p>
          </table:table-cell>
          <table:table-cell office:value-type="string" office:string-value="Without If">
            <text:p>Without If</text:p>
          </table:table-cell>
          <table:table-cell office:value-type="string" office:string-value="Juguetes">
            <text:p>Juguetes</text:p>
          </table:table-cell>
          <table:table-cell office:value-type="float" office:value="374">
            <text:p>374</text:p>
          </table:table-cell>
          <table:table-cell office:value-type="float" office:value="297.24">
            <text:p>297.2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4-11">
            <text:p>2024-04-11</text:p>
          </table:table-cell>
          <table:table-cell office:value-type="string" office:string-value="A-20-B1">
            <text:p>A-20-B1</text:p>
          </table:table-cell>
        </table:table-row>
        <table:table-row>
          <table:table-cell office:value-type="string" office:string-value="P-0866">
            <text:p>P-0866</text:p>
          </table:table-cell>
          <table:table-cell office:value-type="string" office:string-value="Bag Order">
            <text:p>Bag Order</text:p>
          </table:table-cell>
          <table:table-cell office:value-type="string" office:string-value="Deportes">
            <text:p>Deportes</text:p>
          </table:table-cell>
          <table:table-cell office:value-type="float" office:value="230">
            <text:p>230</text:p>
          </table:table-cell>
          <table:table-cell office:value-type="float" office:value="96.61">
            <text:p>96.6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2-30">
            <text:p>2023-12-30</text:p>
          </table:table-cell>
          <table:table-cell office:value-type="string" office:string-value="A-39-B1">
            <text:p>A-39-B1</text:p>
          </table:table-cell>
        </table:table-row>
        <table:table-row>
          <table:table-cell office:value-type="string" office:string-value="P-0867">
            <text:p>P-0867</text:p>
          </table:table-cell>
          <table:table-cell office:value-type="string" office:string-value="Option Life">
            <text:p>Option Life</text:p>
          </table:table-cell>
          <table:table-cell office:value-type="string" office:string-value="Deportes">
            <text:p>Deportes</text:p>
          </table:table-cell>
          <table:table-cell office:value-type="float" office:value="255">
            <text:p>255</text:p>
          </table:table-cell>
          <table:table-cell office:value-type="float" office:value="238.58">
            <text:p>238.5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3-13">
            <text:p>2025-03-13</text:p>
          </table:table-cell>
          <table:table-cell office:value-type="string" office:string-value="A-16-B11">
            <text:p>A-16-B11</text:p>
          </table:table-cell>
        </table:table-row>
        <table:table-row>
          <table:table-cell office:value-type="string" office:string-value="P-0868">
            <text:p>P-0868</text:p>
          </table:table-cell>
          <table:table-cell office:value-type="string" office:string-value="Into Human">
            <text:p>Into Human</text:p>
          </table:table-cell>
          <table:table-cell office:value-type="string" office:string-value="Hogar">
            <text:p>Hogar</text:p>
          </table:table-cell>
          <table:table-cell office:value-type="float" office:value="211">
            <text:p>211</text:p>
          </table:table-cell>
          <table:table-cell office:value-type="float" office:value="57.85">
            <text:p>57.8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30">
            <text:p>2023-05-30</text:p>
          </table:table-cell>
          <table:table-cell office:value-type="string" office:string-value="A-33-B4">
            <text:p>A-33-B4</text:p>
          </table:table-cell>
        </table:table-row>
        <table:table-row>
          <table:table-cell office:value-type="string" office:string-value="P-0869">
            <text:p>P-0869</text:p>
          </table:table-cell>
          <table:table-cell office:value-type="string" office:string-value="Close International">
            <text:p>Close International</text:p>
          </table:table-cell>
          <table:table-cell office:value-type="string" office:string-value="Hogar">
            <text:p>Hogar</text:p>
          </table:table-cell>
          <table:table-cell office:value-type="float" office:value="290">
            <text:p>290</text:p>
          </table:table-cell>
          <table:table-cell office:value-type="float" office:value="9.19">
            <text:p>9.1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6-25">
            <text:p>2023-06-25</text:p>
          </table:table-cell>
          <table:table-cell office:value-type="string" office:string-value="A-6-B4">
            <text:p>A-6-B4</text:p>
          </table:table-cell>
        </table:table-row>
        <table:table-row>
          <table:table-cell office:value-type="string" office:string-value="P-0870">
            <text:p>P-0870</text:p>
          </table:table-cell>
          <table:table-cell office:value-type="string" office:string-value="Couple Phone">
            <text:p>Couple Phone</text:p>
          </table:table-cell>
          <table:table-cell office:value-type="string" office:string-value="Automotriz">
            <text:p>Automotriz</text:p>
          </table:table-cell>
          <table:table-cell office:value-type="float" office:value="181">
            <text:p>181</text:p>
          </table:table-cell>
          <table:table-cell office:value-type="float" office:value="19.42">
            <text:p>19.4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6-21">
            <text:p>2023-06-21</text:p>
          </table:table-cell>
          <table:table-cell office:value-type="string" office:string-value="A-35-B19">
            <text:p>A-35-B19</text:p>
          </table:table-cell>
        </table:table-row>
        <table:table-row>
          <table:table-cell office:value-type="string" office:string-value="P-0871">
            <text:p>P-0871</text:p>
          </table:table-cell>
          <table:table-cell office:value-type="string" office:string-value="West Then">
            <text:p>West Then</text:p>
          </table:table-cell>
          <table:table-cell office:value-type="string" office:string-value="Alimentos">
            <text:p>Alimentos</text:p>
          </table:table-cell>
          <table:table-cell office:value-type="float" office:value="234">
            <text:p>234</text:p>
          </table:table-cell>
          <table:table-cell office:value-type="float" office:value="108.03">
            <text:p>108.0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2-06">
            <text:p>2024-02-06</text:p>
          </table:table-cell>
          <table:table-cell office:value-type="string" office:string-value="A-3-B7">
            <text:p>A-3-B7</text:p>
          </table:table-cell>
        </table:table-row>
        <table:table-row>
          <table:table-cell office:value-type="string" office:string-value="P-0872">
            <text:p>P-0872</text:p>
          </table:table-cell>
          <table:table-cell office:value-type="string" office:string-value="Light Effect">
            <text:p>Light Effect</text:p>
          </table:table-cell>
          <table:table-cell office:value-type="string" office:string-value="Deportes">
            <text:p>Deportes</text:p>
          </table:table-cell>
          <table:table-cell office:value-type="float" office:value="30">
            <text:p>30</text:p>
          </table:table-cell>
          <table:table-cell office:value-type="float" office:value="449.15">
            <text:p>449.1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1-29">
            <text:p>2025-01-29</text:p>
          </table:table-cell>
          <table:table-cell office:value-type="string" office:string-value="A-50-B12">
            <text:p>A-50-B12</text:p>
          </table:table-cell>
        </table:table-row>
        <table:table-row>
          <table:table-cell office:value-type="string" office:string-value="P-0873">
            <text:p>P-0873</text:p>
          </table:table-cell>
          <table:table-cell office:value-type="string" office:string-value="Floor Building">
            <text:p>Floor Building</text:p>
          </table:table-cell>
          <table:table-cell office:value-type="string" office:string-value="Alimentos">
            <text:p>Alimentos</text:p>
          </table:table-cell>
          <table:table-cell office:value-type="float" office:value="92">
            <text:p>92</text:p>
          </table:table-cell>
          <table:table-cell office:value-type="float" office:value="454.97">
            <text:p>454.9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28">
            <text:p>2024-02-28</text:p>
          </table:table-cell>
          <table:table-cell office:value-type="string" office:string-value="A-1-B19">
            <text:p>A-1-B19</text:p>
          </table:table-cell>
        </table:table-row>
        <table:table-row>
          <table:table-cell office:value-type="string" office:string-value="P-0874">
            <text:p>P-0874</text:p>
          </table:table-cell>
          <table:table-cell office:value-type="string" office:string-value="Who Open">
            <text:p>Who Open</text:p>
          </table:table-cell>
          <table:table-cell office:value-type="string" office:string-value="Ropa">
            <text:p>Ropa</text:p>
          </table:table-cell>
          <table:table-cell office:value-type="float" office:value="269">
            <text:p>269</text:p>
          </table:table-cell>
          <table:table-cell office:value-type="float" office:value="417.68">
            <text:p>417.6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6-28">
            <text:p>2024-06-28</text:p>
          </table:table-cell>
          <table:table-cell office:value-type="string" office:string-value="A-34-B16">
            <text:p>A-34-B16</text:p>
          </table:table-cell>
        </table:table-row>
        <table:table-row>
          <table:table-cell office:value-type="string" office:string-value="P-0875">
            <text:p>P-0875</text:p>
          </table:table-cell>
          <table:table-cell office:value-type="string" office:string-value="Particular Heart">
            <text:p>Particular Heart</text:p>
          </table:table-cell>
          <table:table-cell office:value-type="string" office:string-value="Juguetes">
            <text:p>Juguetes</text:p>
          </table:table-cell>
          <table:table-cell office:value-type="float" office:value="338">
            <text:p>338</text:p>
          </table:table-cell>
          <table:table-cell office:value-type="float" office:value="18.62">
            <text:p>18.6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28">
            <text:p>2023-10-28</text:p>
          </table:table-cell>
          <table:table-cell office:value-type="string" office:string-value="A-15-B17">
            <text:p>A-15-B17</text:p>
          </table:table-cell>
        </table:table-row>
        <table:table-row>
          <table:table-cell office:value-type="string" office:string-value="P-0876">
            <text:p>P-0876</text:p>
          </table:table-cell>
          <table:table-cell office:value-type="string" office:string-value="Writer Significant">
            <text:p>Writer Significant</text:p>
          </table:table-cell>
          <table:table-cell office:value-type="string" office:string-value="Hogar">
            <text:p>Hogar</text:p>
          </table:table-cell>
          <table:table-cell office:value-type="float" office:value="229">
            <text:p>229</text:p>
          </table:table-cell>
          <table:table-cell office:value-type="float" office:value="213.52">
            <text:p>213.5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9-30">
            <text:p>2023-09-30</text:p>
          </table:table-cell>
          <table:table-cell office:value-type="string" office:string-value="A-38-B1">
            <text:p>A-38-B1</text:p>
          </table:table-cell>
        </table:table-row>
        <table:table-row>
          <table:table-cell office:value-type="string" office:string-value="P-0877">
            <text:p>P-0877</text:p>
          </table:table-cell>
          <table:table-cell office:value-type="string" office:string-value="Case Six">
            <text:p>Case Six</text:p>
          </table:table-cell>
          <table:table-cell office:value-type="string" office:string-value="Juguetes">
            <text:p>Juguetes</text:p>
          </table:table-cell>
          <table:table-cell office:value-type="float" office:value="328">
            <text:p>328</text:p>
          </table:table-cell>
          <table:table-cell office:value-type="float" office:value="446.19">
            <text:p>446.1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5-11">
            <text:p>2023-05-11</text:p>
          </table:table-cell>
          <table:table-cell office:value-type="string" office:string-value="A-4-B19">
            <text:p>A-4-B19</text:p>
          </table:table-cell>
        </table:table-row>
        <table:table-row>
          <table:table-cell office:value-type="string" office:string-value="P-0878">
            <text:p>P-0878</text:p>
          </table:table-cell>
          <table:table-cell office:value-type="string" office:string-value="Same Today">
            <text:p>Same Today</text:p>
          </table:table-cell>
          <table:table-cell office:value-type="string" office:string-value="Salud">
            <text:p>Salud</text:p>
          </table:table-cell>
          <table:table-cell office:value-type="float" office:value="141">
            <text:p>141</text:p>
          </table:table-cell>
          <table:table-cell office:value-type="float" office:value="34.75">
            <text:p>34.7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06">
            <text:p>2023-08-06</text:p>
          </table:table-cell>
          <table:table-cell office:value-type="string" office:string-value="A-37-B11">
            <text:p>A-37-B11</text:p>
          </table:table-cell>
        </table:table-row>
        <table:table-row>
          <table:table-cell office:value-type="string" office:string-value="P-0879">
            <text:p>P-0879</text:p>
          </table:table-cell>
          <table:table-cell office:value-type="string" office:string-value="Play Less">
            <text:p>Play Less</text:p>
          </table:table-cell>
          <table:table-cell office:value-type="string" office:string-value="Alimentos">
            <text:p>Alimentos</text:p>
          </table:table-cell>
          <table:table-cell office:value-type="float" office:value="135">
            <text:p>135</text:p>
          </table:table-cell>
          <table:table-cell office:value-type="float" office:value="50.99">
            <text:p>50.9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3-29">
            <text:p>2023-03-29</text:p>
          </table:table-cell>
          <table:table-cell office:value-type="string" office:string-value="A-3-B4">
            <text:p>A-3-B4</text:p>
          </table:table-cell>
        </table:table-row>
        <table:table-row>
          <table:table-cell office:value-type="string" office:string-value="P-0880">
            <text:p>P-0880</text:p>
          </table:table-cell>
          <table:table-cell office:value-type="string" office:string-value="Professional Low">
            <text:p>Professional Low</text:p>
          </table:table-cell>
          <table:table-cell office:value-type="string" office:string-value="Ropa">
            <text:p>Ropa</text:p>
          </table:table-cell>
          <table:table-cell office:value-type="float" office:value="260">
            <text:p>260</text:p>
          </table:table-cell>
          <table:table-cell office:value-type="float" office:value="494.58">
            <text:p>494.5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07">
            <text:p>2023-09-07</text:p>
          </table:table-cell>
          <table:table-cell office:value-type="string" office:string-value="A-29-B6">
            <text:p>A-29-B6</text:p>
          </table:table-cell>
        </table:table-row>
        <table:table-row>
          <table:table-cell office:value-type="string" office:string-value="P-0881">
            <text:p>P-0881</text:p>
          </table:table-cell>
          <table:table-cell office:value-type="string" office:string-value="Tree Up">
            <text:p>Tree Up</text:p>
          </table:table-cell>
          <table:table-cell office:value-type="string" office:string-value="Ropa">
            <text:p>Ropa</text:p>
          </table:table-cell>
          <table:table-cell office:value-type="float" office:value="424">
            <text:p>424</text:p>
          </table:table-cell>
          <table:table-cell office:value-type="float" office:value="491.92">
            <text:p>491.9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7-04">
            <text:p>2023-07-04</text:p>
          </table:table-cell>
          <table:table-cell office:value-type="string" office:string-value="A-13-B4">
            <text:p>A-13-B4</text:p>
          </table:table-cell>
        </table:table-row>
        <table:table-row>
          <table:table-cell office:value-type="string" office:string-value="P-0882">
            <text:p>P-0882</text:p>
          </table:table-cell>
          <table:table-cell office:value-type="string" office:string-value="Start Leave">
            <text:p>Start Leave</text:p>
          </table:table-cell>
          <table:table-cell office:value-type="string" office:string-value="Salud">
            <text:p>Salud</text:p>
          </table:table-cell>
          <table:table-cell office:value-type="float" office:value="348">
            <text:p>348</text:p>
          </table:table-cell>
          <table:table-cell office:value-type="float" office:value="151.92">
            <text:p>151.9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4-05">
            <text:p>2024-04-05</text:p>
          </table:table-cell>
          <table:table-cell office:value-type="string" office:string-value="A-42-B1">
            <text:p>A-42-B1</text:p>
          </table:table-cell>
        </table:table-row>
        <table:table-row>
          <table:table-cell office:value-type="string" office:string-value="P-0883">
            <text:p>P-0883</text:p>
          </table:table-cell>
          <table:table-cell office:value-type="string" office:string-value="Rule Agree">
            <text:p>Rule Agree</text:p>
          </table:table-cell>
          <table:table-cell office:value-type="string" office:string-value="Juguetes">
            <text:p>Juguetes</text:p>
          </table:table-cell>
          <table:table-cell office:value-type="float" office:value="352">
            <text:p>352</text:p>
          </table:table-cell>
          <table:table-cell office:value-type="float" office:value="122.67">
            <text:p>122.6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2-24">
            <text:p>2023-12-24</text:p>
          </table:table-cell>
          <table:table-cell office:value-type="string" office:string-value="A-21-B15">
            <text:p>A-21-B15</text:p>
          </table:table-cell>
        </table:table-row>
        <table:table-row>
          <table:table-cell office:value-type="string" office:string-value="P-0884">
            <text:p>P-0884</text:p>
          </table:table-cell>
          <table:table-cell office:value-type="string" office:string-value="Check Performance">
            <text:p>Check Performance</text:p>
          </table:table-cell>
          <table:table-cell office:value-type="string" office:string-value="Electrónica">
            <text:p>Electrónica</text:p>
          </table:table-cell>
          <table:table-cell office:value-type="float" office:value="254">
            <text:p>254</text:p>
          </table:table-cell>
          <table:table-cell office:value-type="float" office:value="236.09">
            <text:p>236.0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2-22">
            <text:p>2025-02-22</text:p>
          </table:table-cell>
          <table:table-cell office:value-type="string" office:string-value="A-44-B5">
            <text:p>A-44-B5</text:p>
          </table:table-cell>
        </table:table-row>
        <table:table-row>
          <table:table-cell office:value-type="string" office:string-value="P-0885">
            <text:p>P-0885</text:p>
          </table:table-cell>
          <table:table-cell office:value-type="string" office:string-value="Report My">
            <text:p>Report My</text:p>
          </table:table-cell>
          <table:table-cell office:value-type="string" office:string-value="Ropa">
            <text:p>Ropa</text:p>
          </table:table-cell>
          <table:table-cell office:value-type="float" office:value="263">
            <text:p>263</text:p>
          </table:table-cell>
          <table:table-cell office:value-type="float" office:value="125.48">
            <text:p>125.4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5-23">
            <text:p>2023-05-23</text:p>
          </table:table-cell>
          <table:table-cell office:value-type="string" office:string-value="A-37-B6">
            <text:p>A-37-B6</text:p>
          </table:table-cell>
        </table:table-row>
        <table:table-row>
          <table:table-cell office:value-type="string" office:string-value="P-0886">
            <text:p>P-0886</text:p>
          </table:table-cell>
          <table:table-cell office:value-type="string" office:string-value="North Daughter">
            <text:p>North Daughter</text:p>
          </table:table-cell>
          <table:table-cell office:value-type="string" office:string-value="Automotriz">
            <text:p>Automotriz</text:p>
          </table:table-cell>
          <table:table-cell office:value-type="float" office:value="77">
            <text:p>77</text:p>
          </table:table-cell>
          <table:table-cell office:value-type="float" office:value="168.64">
            <text:p>168.6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4-19">
            <text:p>2024-04-19</text:p>
          </table:table-cell>
          <table:table-cell office:value-type="string" office:string-value="A-29-B14">
            <text:p>A-29-B14</text:p>
          </table:table-cell>
        </table:table-row>
        <table:table-row>
          <table:table-cell office:value-type="string" office:string-value="P-0887">
            <text:p>P-0887</text:p>
          </table:table-cell>
          <table:table-cell office:value-type="string" office:string-value="Build Behind">
            <text:p>Build Behind</text:p>
          </table:table-cell>
          <table:table-cell office:value-type="string" office:string-value="Juguetes">
            <text:p>Juguetes</text:p>
          </table:table-cell>
          <table:table-cell office:value-type="float" office:value="293">
            <text:p>293</text:p>
          </table:table-cell>
          <table:table-cell office:value-type="float" office:value="452.06">
            <text:p>452.0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15">
            <text:p>2023-10-15</text:p>
          </table:table-cell>
          <table:table-cell office:value-type="string" office:string-value="A-36-B6">
            <text:p>A-36-B6</text:p>
          </table:table-cell>
        </table:table-row>
        <table:table-row>
          <table:table-cell office:value-type="string" office:string-value="P-0888">
            <text:p>P-0888</text:p>
          </table:table-cell>
          <table:table-cell office:value-type="string" office:string-value="Since Sister">
            <text:p>Since Sister</text:p>
          </table:table-cell>
          <table:table-cell office:value-type="string" office:string-value="Salud">
            <text:p>Salud</text:p>
          </table:table-cell>
          <table:table-cell office:value-type="float" office:value="34">
            <text:p>34</text:p>
          </table:table-cell>
          <table:table-cell office:value-type="float" office:value="267.62">
            <text:p>267.6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2-06">
            <text:p>2023-12-06</text:p>
          </table:table-cell>
          <table:table-cell office:value-type="string" office:string-value="A-1-B16">
            <text:p>A-1-B16</text:p>
          </table:table-cell>
        </table:table-row>
        <table:table-row>
          <table:table-cell office:value-type="string" office:string-value="P-0889">
            <text:p>P-0889</text:p>
          </table:table-cell>
          <table:table-cell office:value-type="string" office:string-value="For Remain">
            <text:p>For Remain</text:p>
          </table:table-cell>
          <table:table-cell office:value-type="string" office:string-value="Hogar">
            <text:p>Hogar</text:p>
          </table:table-cell>
          <table:table-cell office:value-type="float" office:value="223">
            <text:p>223</text:p>
          </table:table-cell>
          <table:table-cell office:value-type="float" office:value="231.15">
            <text:p>231.1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0-03">
            <text:p>2024-10-03</text:p>
          </table:table-cell>
          <table:table-cell office:value-type="string" office:string-value="A-25-B16">
            <text:p>A-25-B16</text:p>
          </table:table-cell>
        </table:table-row>
        <table:table-row>
          <table:table-cell office:value-type="string" office:string-value="P-0890">
            <text:p>P-0890</text:p>
          </table:table-cell>
          <table:table-cell office:value-type="string" office:string-value="Theory Director">
            <text:p>Theory Director</text:p>
          </table:table-cell>
          <table:table-cell office:value-type="string" office:string-value="Hogar">
            <text:p>Hogar</text:p>
          </table:table-cell>
          <table:table-cell office:value-type="float" office:value="77">
            <text:p>77</text:p>
          </table:table-cell>
          <table:table-cell office:value-type="float" office:value="333.18">
            <text:p>333.1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8-02">
            <text:p>2024-08-02</text:p>
          </table:table-cell>
          <table:table-cell office:value-type="string" office:string-value="A-3-B10">
            <text:p>A-3-B10</text:p>
          </table:table-cell>
        </table:table-row>
        <table:table-row>
          <table:table-cell office:value-type="string" office:string-value="P-0891">
            <text:p>P-0891</text:p>
          </table:table-cell>
          <table:table-cell office:value-type="string" office:string-value="Step Course">
            <text:p>Step Course</text:p>
          </table:table-cell>
          <table:table-cell office:value-type="string" office:string-value="Automotriz">
            <text:p>Automotriz</text:p>
          </table:table-cell>
          <table:table-cell office:value-type="float" office:value="24">
            <text:p>24</text:p>
          </table:table-cell>
          <table:table-cell office:value-type="float" office:value="146.1">
            <text:p>146.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9-09">
            <text:p>2023-09-09</text:p>
          </table:table-cell>
          <table:table-cell office:value-type="string" office:string-value="A-10-B19">
            <text:p>A-10-B19</text:p>
          </table:table-cell>
        </table:table-row>
        <table:table-row>
          <table:table-cell office:value-type="string" office:string-value="P-0892">
            <text:p>P-0892</text:p>
          </table:table-cell>
          <table:table-cell office:value-type="string" office:string-value="Answer Of">
            <text:p>Answer Of</text:p>
          </table:table-cell>
          <table:table-cell office:value-type="string" office:string-value="Salud">
            <text:p>Salud</text:p>
          </table:table-cell>
          <table:table-cell office:value-type="float" office:value="466">
            <text:p>466</text:p>
          </table:table-cell>
          <table:table-cell office:value-type="float" office:value="237.02">
            <text:p>237.0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1-23">
            <text:p>2024-11-23</text:p>
          </table:table-cell>
          <table:table-cell office:value-type="string" office:string-value="A-27-B9">
            <text:p>A-27-B9</text:p>
          </table:table-cell>
        </table:table-row>
        <table:table-row>
          <table:table-cell office:value-type="string" office:string-value="P-0893">
            <text:p>P-0893</text:p>
          </table:table-cell>
          <table:table-cell office:value-type="string" office:string-value="Accept Her">
            <text:p>Accept Her</text:p>
          </table:table-cell>
          <table:table-cell office:value-type="string" office:string-value="Deportes">
            <text:p>Deportes</text:p>
          </table:table-cell>
          <table:table-cell office:value-type="float" office:value="408">
            <text:p>408</text:p>
          </table:table-cell>
          <table:table-cell office:value-type="float" office:value="10.79">
            <text:p>10.7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13">
            <text:p>2024-12-13</text:p>
          </table:table-cell>
          <table:table-cell office:value-type="string" office:string-value="A-41-B13">
            <text:p>A-41-B13</text:p>
          </table:table-cell>
        </table:table-row>
        <table:table-row>
          <table:table-cell office:value-type="string" office:string-value="P-0894">
            <text:p>P-0894</text:p>
          </table:table-cell>
          <table:table-cell office:value-type="string" office:string-value="Treatment Win">
            <text:p>Treatment Win</text:p>
          </table:table-cell>
          <table:table-cell office:value-type="string" office:string-value="Automotriz">
            <text:p>Automotriz</text:p>
          </table:table-cell>
          <table:table-cell office:value-type="float" office:value="208">
            <text:p>208</text:p>
          </table:table-cell>
          <table:table-cell office:value-type="float" office:value="318.51">
            <text:p>318.5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9-29">
            <text:p>2024-09-29</text:p>
          </table:table-cell>
          <table:table-cell office:value-type="string" office:string-value="A-42-B7">
            <text:p>A-42-B7</text:p>
          </table:table-cell>
        </table:table-row>
        <table:table-row>
          <table:table-cell office:value-type="string" office:string-value="P-0895">
            <text:p>P-0895</text:p>
          </table:table-cell>
          <table:table-cell office:value-type="string" office:string-value="Mind Let">
            <text:p>Mind Let</text:p>
          </table:table-cell>
          <table:table-cell office:value-type="string" office:string-value="Salud">
            <text:p>Salud</text:p>
          </table:table-cell>
          <table:table-cell office:value-type="float" office:value="283">
            <text:p>283</text:p>
          </table:table-cell>
          <table:table-cell office:value-type="float" office:value="419.21">
            <text:p>419.2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5-18">
            <text:p>2023-05-18</text:p>
          </table:table-cell>
          <table:table-cell office:value-type="string" office:string-value="A-28-B11">
            <text:p>A-28-B11</text:p>
          </table:table-cell>
        </table:table-row>
        <table:table-row>
          <table:table-cell office:value-type="string" office:string-value="P-0896">
            <text:p>P-0896</text:p>
          </table:table-cell>
          <table:table-cell office:value-type="string" office:string-value="Year On">
            <text:p>Year On</text:p>
          </table:table-cell>
          <table:table-cell office:value-type="string" office:string-value="Juguetes">
            <text:p>Juguetes</text:p>
          </table:table-cell>
          <table:table-cell office:value-type="float" office:value="152">
            <text:p>152</text:p>
          </table:table-cell>
          <table:table-cell office:value-type="float" office:value="48.01">
            <text:p>48.0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9-13">
            <text:p>2023-09-13</text:p>
          </table:table-cell>
          <table:table-cell office:value-type="string" office:string-value="A-44-B12">
            <text:p>A-44-B12</text:p>
          </table:table-cell>
        </table:table-row>
        <table:table-row>
          <table:table-cell office:value-type="string" office:string-value="P-0897">
            <text:p>P-0897</text:p>
          </table:table-cell>
          <table:table-cell office:value-type="string" office:string-value="North General">
            <text:p>North General</text:p>
          </table:table-cell>
          <table:table-cell office:value-type="string" office:string-value="Hogar">
            <text:p>Hogar</text:p>
          </table:table-cell>
          <table:table-cell office:value-type="float" office:value="214">
            <text:p>214</text:p>
          </table:table-cell>
          <table:table-cell office:value-type="float" office:value="113.61">
            <text:p>113.6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1-24">
            <text:p>2025-01-24</text:p>
          </table:table-cell>
          <table:table-cell office:value-type="string" office:string-value="A-1-B19">
            <text:p>A-1-B19</text:p>
          </table:table-cell>
        </table:table-row>
        <table:table-row>
          <table:table-cell office:value-type="string" office:string-value="P-0898">
            <text:p>P-0898</text:p>
          </table:table-cell>
          <table:table-cell office:value-type="string" office:string-value="Knowledge Debate">
            <text:p>Knowledge Debate</text:p>
          </table:table-cell>
          <table:table-cell office:value-type="string" office:string-value="Juguetes">
            <text:p>Juguetes</text:p>
          </table:table-cell>
          <table:table-cell office:value-type="float" office:value="173">
            <text:p>173</text:p>
          </table:table-cell>
          <table:table-cell office:value-type="float" office:value="151.07">
            <text:p>151.0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3-25">
            <text:p>2024-03-25</text:p>
          </table:table-cell>
          <table:table-cell office:value-type="string" office:string-value="A-16-B11">
            <text:p>A-16-B11</text:p>
          </table:table-cell>
        </table:table-row>
        <table:table-row>
          <table:table-cell office:value-type="string" office:string-value="P-0899">
            <text:p>P-0899</text:p>
          </table:table-cell>
          <table:table-cell office:value-type="string" office:string-value="Care Base">
            <text:p>Care Base</text:p>
          </table:table-cell>
          <table:table-cell office:value-type="string" office:string-value="Deportes">
            <text:p>Deportes</text:p>
          </table:table-cell>
          <table:table-cell office:value-type="float" office:value="25">
            <text:p>25</text:p>
          </table:table-cell>
          <table:table-cell office:value-type="float" office:value="240.19">
            <text:p>240.1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16">
            <text:p>2023-05-16</text:p>
          </table:table-cell>
          <table:table-cell office:value-type="string" office:string-value="A-37-B19">
            <text:p>A-37-B19</text:p>
          </table:table-cell>
        </table:table-row>
        <table:table-row>
          <table:table-cell office:value-type="string" office:string-value="P-0900">
            <text:p>P-0900</text:p>
          </table:table-cell>
          <table:table-cell office:value-type="string" office:string-value="Hotel Brother">
            <text:p>Hotel Brother</text:p>
          </table:table-cell>
          <table:table-cell office:value-type="string" office:string-value="Ropa">
            <text:p>Ropa</text:p>
          </table:table-cell>
          <table:table-cell office:value-type="float" office:value="207">
            <text:p>207</text:p>
          </table:table-cell>
          <table:table-cell office:value-type="float" office:value="402.34">
            <text:p>402.3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5-22">
            <text:p>2023-05-22</text:p>
          </table:table-cell>
          <table:table-cell office:value-type="string" office:string-value="A-24-B10">
            <text:p>A-24-B10</text:p>
          </table:table-cell>
        </table:table-row>
        <table:table-row>
          <table:table-cell office:value-type="string" office:string-value="P-0901">
            <text:p>P-0901</text:p>
          </table:table-cell>
          <table:table-cell office:value-type="string" office:string-value="Help Until">
            <text:p>Help Until</text:p>
          </table:table-cell>
          <table:table-cell office:value-type="string" office:string-value="Juguetes">
            <text:p>Juguetes</text:p>
          </table:table-cell>
          <table:table-cell office:value-type="float" office:value="187">
            <text:p>187</text:p>
          </table:table-cell>
          <table:table-cell office:value-type="float" office:value="189.67">
            <text:p>189.6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05">
            <text:p>2023-08-05</text:p>
          </table:table-cell>
          <table:table-cell office:value-type="string" office:string-value="A-24-B8">
            <text:p>A-24-B8</text:p>
          </table:table-cell>
        </table:table-row>
        <table:table-row>
          <table:table-cell office:value-type="string" office:string-value="P-0902">
            <text:p>P-0902</text:p>
          </table:table-cell>
          <table:table-cell office:value-type="string" office:string-value="Law Plant">
            <text:p>Law Plant</text:p>
          </table:table-cell>
          <table:table-cell office:value-type="string" office:string-value="Alimentos">
            <text:p>Alimentos</text:p>
          </table:table-cell>
          <table:table-cell office:value-type="float" office:value="292">
            <text:p>292</text:p>
          </table:table-cell>
          <table:table-cell office:value-type="float" office:value="341.65">
            <text:p>341.6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7-25">
            <text:p>2024-07-25</text:p>
          </table:table-cell>
          <table:table-cell office:value-type="string" office:string-value="A-8-B12">
            <text:p>A-8-B12</text:p>
          </table:table-cell>
        </table:table-row>
        <table:table-row>
          <table:table-cell office:value-type="string" office:string-value="P-0903">
            <text:p>P-0903</text:p>
          </table:table-cell>
          <table:table-cell office:value-type="string" office:string-value="Goal Box">
            <text:p>Goal Box</text:p>
          </table:table-cell>
          <table:table-cell office:value-type="string" office:string-value="Ropa">
            <text:p>Ropa</text:p>
          </table:table-cell>
          <table:table-cell office:value-type="float" office:value="387">
            <text:p>387</text:p>
          </table:table-cell>
          <table:table-cell office:value-type="float" office:value="242.92">
            <text:p>242.9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2-03">
            <text:p>2024-12-03</text:p>
          </table:table-cell>
          <table:table-cell office:value-type="string" office:string-value="A-48-B9">
            <text:p>A-48-B9</text:p>
          </table:table-cell>
        </table:table-row>
        <table:table-row>
          <table:table-cell office:value-type="string" office:string-value="P-0904">
            <text:p>P-0904</text:p>
          </table:table-cell>
          <table:table-cell office:value-type="string" office:string-value="Positive Best">
            <text:p>Positive Best</text:p>
          </table:table-cell>
          <table:table-cell office:value-type="string" office:string-value="Automotriz">
            <text:p>Automotriz</text:p>
          </table:table-cell>
          <table:table-cell office:value-type="float" office:value="193">
            <text:p>193</text:p>
          </table:table-cell>
          <table:table-cell office:value-type="float" office:value="98.33">
            <text:p>98.3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31">
            <text:p>2023-07-31</text:p>
          </table:table-cell>
          <table:table-cell office:value-type="string" office:string-value="A-45-B18">
            <text:p>A-45-B18</text:p>
          </table:table-cell>
        </table:table-row>
        <table:table-row>
          <table:table-cell office:value-type="string" office:string-value="P-0905">
            <text:p>P-0905</text:p>
          </table:table-cell>
          <table:table-cell office:value-type="string" office:string-value="Space Go">
            <text:p>Space Go</text:p>
          </table:table-cell>
          <table:table-cell office:value-type="string" office:string-value="Juguetes">
            <text:p>Juguetes</text:p>
          </table:table-cell>
          <table:table-cell office:value-type="float" office:value="283">
            <text:p>283</text:p>
          </table:table-cell>
          <table:table-cell office:value-type="float" office:value="162.84">
            <text:p>162.8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3-25">
            <text:p>2023-03-25</text:p>
          </table:table-cell>
          <table:table-cell office:value-type="string" office:string-value="A-4-B6">
            <text:p>A-4-B6</text:p>
          </table:table-cell>
        </table:table-row>
        <table:table-row>
          <table:table-cell office:value-type="string" office:string-value="P-0906">
            <text:p>P-0906</text:p>
          </table:table-cell>
          <table:table-cell office:value-type="string" office:string-value="Television Theory">
            <text:p>Television Theory</text:p>
          </table:table-cell>
          <table:table-cell office:value-type="string" office:string-value="Hogar">
            <text:p>Hogar</text:p>
          </table:table-cell>
          <table:table-cell office:value-type="float" office:value="489">
            <text:p>489</text:p>
          </table:table-cell>
          <table:table-cell office:value-type="float" office:value="281.89">
            <text:p>281.8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1-24">
            <text:p>2025-01-24</text:p>
          </table:table-cell>
          <table:table-cell office:value-type="string" office:string-value="A-31-B1">
            <text:p>A-31-B1</text:p>
          </table:table-cell>
        </table:table-row>
        <table:table-row>
          <table:table-cell office:value-type="string" office:string-value="P-0907">
            <text:p>P-0907</text:p>
          </table:table-cell>
          <table:table-cell office:value-type="string" office:string-value="Compare Baby">
            <text:p>Compare Baby</text:p>
          </table:table-cell>
          <table:table-cell office:value-type="string" office:string-value="Electrónica">
            <text:p>Electrónica</text:p>
          </table:table-cell>
          <table:table-cell office:value-type="float" office:value="491">
            <text:p>491</text:p>
          </table:table-cell>
          <table:table-cell office:value-type="float" office:value="383.28">
            <text:p>383.2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4-15">
            <text:p>2023-04-15</text:p>
          </table:table-cell>
          <table:table-cell office:value-type="string" office:string-value="A-37-B13">
            <text:p>A-37-B13</text:p>
          </table:table-cell>
        </table:table-row>
        <table:table-row>
          <table:table-cell office:value-type="string" office:string-value="P-0908">
            <text:p>P-0908</text:p>
          </table:table-cell>
          <table:table-cell office:value-type="string" office:string-value="Work Candidate">
            <text:p>Work Candidate</text:p>
          </table:table-cell>
          <table:table-cell office:value-type="string" office:string-value="Ropa">
            <text:p>Ropa</text:p>
          </table:table-cell>
          <table:table-cell office:value-type="float" office:value="248">
            <text:p>248</text:p>
          </table:table-cell>
          <table:table-cell office:value-type="float" office:value="160.08">
            <text:p>160.0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08">
            <text:p>2024-09-08</text:p>
          </table:table-cell>
          <table:table-cell office:value-type="string" office:string-value="A-48-B9">
            <text:p>A-48-B9</text:p>
          </table:table-cell>
        </table:table-row>
        <table:table-row>
          <table:table-cell office:value-type="string" office:string-value="P-0909">
            <text:p>P-0909</text:p>
          </table:table-cell>
          <table:table-cell office:value-type="string" office:string-value="Cup Material">
            <text:p>Cup Material</text:p>
          </table:table-cell>
          <table:table-cell office:value-type="string" office:string-value="Salud">
            <text:p>Salud</text:p>
          </table:table-cell>
          <table:table-cell office:value-type="float" office:value="447">
            <text:p>447</text:p>
          </table:table-cell>
          <table:table-cell office:value-type="float" office:value="209.48">
            <text:p>209.4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2-03">
            <text:p>2023-12-03</text:p>
          </table:table-cell>
          <table:table-cell office:value-type="string" office:string-value="A-41-B13">
            <text:p>A-41-B13</text:p>
          </table:table-cell>
        </table:table-row>
        <table:table-row>
          <table:table-cell office:value-type="string" office:string-value="P-0910">
            <text:p>P-0910</text:p>
          </table:table-cell>
          <table:table-cell office:value-type="string" office:string-value="Put Shoulder">
            <text:p>Put Shoulder</text:p>
          </table:table-cell>
          <table:table-cell office:value-type="string" office:string-value="Hogar">
            <text:p>Hogar</text:p>
          </table:table-cell>
          <table:table-cell office:value-type="float" office:value="140">
            <text:p>140</text:p>
          </table:table-cell>
          <table:table-cell office:value-type="float" office:value="157.96">
            <text:p>157.9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3-20">
            <text:p>2024-03-20</text:p>
          </table:table-cell>
          <table:table-cell office:value-type="string" office:string-value="A-30-B11">
            <text:p>A-30-B11</text:p>
          </table:table-cell>
        </table:table-row>
        <table:table-row>
          <table:table-cell office:value-type="string" office:string-value="P-0911">
            <text:p>P-0911</text:p>
          </table:table-cell>
          <table:table-cell office:value-type="string" office:string-value="Manage Camera">
            <text:p>Manage Camera</text:p>
          </table:table-cell>
          <table:table-cell office:value-type="string" office:string-value="Alimentos">
            <text:p>Alimentos</text:p>
          </table:table-cell>
          <table:table-cell office:value-type="float" office:value="371">
            <text:p>371</text:p>
          </table:table-cell>
          <table:table-cell office:value-type="float" office:value="7.51">
            <text:p>7.5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24">
            <text:p>2023-10-24</text:p>
          </table:table-cell>
          <table:table-cell office:value-type="string" office:string-value="A-49-B8">
            <text:p>A-49-B8</text:p>
          </table:table-cell>
        </table:table-row>
        <table:table-row>
          <table:table-cell office:value-type="string" office:string-value="P-0912">
            <text:p>P-0912</text:p>
          </table:table-cell>
          <table:table-cell office:value-type="string" office:string-value="Mind No">
            <text:p>Mind No</text:p>
          </table:table-cell>
          <table:table-cell office:value-type="string" office:string-value="Juguetes">
            <text:p>Juguetes</text:p>
          </table:table-cell>
          <table:table-cell office:value-type="float" office:value="445">
            <text:p>445</text:p>
          </table:table-cell>
          <table:table-cell office:value-type="float" office:value="359.56">
            <text:p>359.5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9-19">
            <text:p>2023-09-19</text:p>
          </table:table-cell>
          <table:table-cell office:value-type="string" office:string-value="A-22-B6">
            <text:p>A-22-B6</text:p>
          </table:table-cell>
        </table:table-row>
        <table:table-row>
          <table:table-cell office:value-type="string" office:string-value="P-0913">
            <text:p>P-0913</text:p>
          </table:table-cell>
          <table:table-cell office:value-type="string" office:string-value="Energy Reduce">
            <text:p>Energy Reduce</text:p>
          </table:table-cell>
          <table:table-cell office:value-type="string" office:string-value="Automotriz">
            <text:p>Automotriz</text:p>
          </table:table-cell>
          <table:table-cell office:value-type="float" office:value="487">
            <text:p>487</text:p>
          </table:table-cell>
          <table:table-cell office:value-type="float" office:value="129.5">
            <text:p>129.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3-06">
            <text:p>2024-03-06</text:p>
          </table:table-cell>
          <table:table-cell office:value-type="string" office:string-value="A-43-B8">
            <text:p>A-43-B8</text:p>
          </table:table-cell>
        </table:table-row>
        <table:table-row>
          <table:table-cell office:value-type="string" office:string-value="P-0914">
            <text:p>P-0914</text:p>
          </table:table-cell>
          <table:table-cell office:value-type="string" office:string-value="Enough Cold">
            <text:p>Enough Cold</text:p>
          </table:table-cell>
          <table:table-cell office:value-type="string" office:string-value="Ropa">
            <text:p>Ropa</text:p>
          </table:table-cell>
          <table:table-cell office:value-type="float" office:value="414">
            <text:p>414</text:p>
          </table:table-cell>
          <table:table-cell office:value-type="float" office:value="159.26">
            <text:p>159.2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1-13">
            <text:p>2025-01-13</text:p>
          </table:table-cell>
          <table:table-cell office:value-type="string" office:string-value="A-10-B9">
            <text:p>A-10-B9</text:p>
          </table:table-cell>
        </table:table-row>
        <table:table-row>
          <table:table-cell office:value-type="string" office:string-value="P-0915">
            <text:p>P-0915</text:p>
          </table:table-cell>
          <table:table-cell office:value-type="string" office:string-value="Keep Company">
            <text:p>Keep Company</text:p>
          </table:table-cell>
          <table:table-cell office:value-type="string" office:string-value="Alimentos">
            <text:p>Alimentos</text:p>
          </table:table-cell>
          <table:table-cell office:value-type="float" office:value="252">
            <text:p>252</text:p>
          </table:table-cell>
          <table:table-cell office:value-type="float" office:value="291.35">
            <text:p>291.3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3-03">
            <text:p>2025-03-03</text:p>
          </table:table-cell>
          <table:table-cell office:value-type="string" office:string-value="A-4-B15">
            <text:p>A-4-B15</text:p>
          </table:table-cell>
        </table:table-row>
        <table:table-row>
          <table:table-cell office:value-type="string" office:string-value="P-0916">
            <text:p>P-0916</text:p>
          </table:table-cell>
          <table:table-cell office:value-type="string" office:string-value="Article Social">
            <text:p>Article Social</text:p>
          </table:table-cell>
          <table:table-cell office:value-type="string" office:string-value="Ropa">
            <text:p>Ropa</text:p>
          </table:table-cell>
          <table:table-cell office:value-type="float" office:value="500">
            <text:p>500</text:p>
          </table:table-cell>
          <table:table-cell office:value-type="float" office:value="381.36">
            <text:p>381.3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24">
            <text:p>2024-09-24</text:p>
          </table:table-cell>
          <table:table-cell office:value-type="string" office:string-value="A-25-B7">
            <text:p>A-25-B7</text:p>
          </table:table-cell>
        </table:table-row>
        <table:table-row>
          <table:table-cell office:value-type="string" office:string-value="P-0917">
            <text:p>P-0917</text:p>
          </table:table-cell>
          <table:table-cell office:value-type="string" office:string-value="Blue Push">
            <text:p>Blue Push</text:p>
          </table:table-cell>
          <table:table-cell office:value-type="string" office:string-value="Hogar">
            <text:p>Hogar</text:p>
          </table:table-cell>
          <table:table-cell office:value-type="float" office:value="259">
            <text:p>259</text:p>
          </table:table-cell>
          <table:table-cell office:value-type="float" office:value="460.46">
            <text:p>460.4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7-17">
            <text:p>2024-07-17</text:p>
          </table:table-cell>
          <table:table-cell office:value-type="string" office:string-value="A-28-B7">
            <text:p>A-28-B7</text:p>
          </table:table-cell>
        </table:table-row>
        <table:table-row>
          <table:table-cell office:value-type="string" office:string-value="P-0918">
            <text:p>P-0918</text:p>
          </table:table-cell>
          <table:table-cell office:value-type="string" office:string-value="Human Benefit">
            <text:p>Human Benefit</text:p>
          </table:table-cell>
          <table:table-cell office:value-type="string" office:string-value="Deportes">
            <text:p>Deportes</text:p>
          </table:table-cell>
          <table:table-cell office:value-type="float" office:value="481">
            <text:p>481</text:p>
          </table:table-cell>
          <table:table-cell office:value-type="float" office:value="169.43">
            <text:p>169.4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0-27">
            <text:p>2023-10-27</text:p>
          </table:table-cell>
          <table:table-cell office:value-type="string" office:string-value="A-30-B20">
            <text:p>A-30-B20</text:p>
          </table:table-cell>
        </table:table-row>
        <table:table-row>
          <table:table-cell office:value-type="string" office:string-value="P-0919">
            <text:p>P-0919</text:p>
          </table:table-cell>
          <table:table-cell office:value-type="string" office:string-value="Bar Cause">
            <text:p>Bar Cause</text:p>
          </table:table-cell>
          <table:table-cell office:value-type="string" office:string-value="Hogar">
            <text:p>Hogar</text:p>
          </table:table-cell>
          <table:table-cell office:value-type="float" office:value="420">
            <text:p>420</text:p>
          </table:table-cell>
          <table:table-cell office:value-type="float" office:value="420.81">
            <text:p>420.8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16">
            <text:p>2024-03-16</text:p>
          </table:table-cell>
          <table:table-cell office:value-type="string" office:string-value="A-42-B12">
            <text:p>A-42-B12</text:p>
          </table:table-cell>
        </table:table-row>
        <table:table-row>
          <table:table-cell office:value-type="string" office:string-value="P-0920">
            <text:p>P-0920</text:p>
          </table:table-cell>
          <table:table-cell office:value-type="string" office:string-value="Opportunity Organization">
            <text:p>Opportunity Organization</text:p>
          </table:table-cell>
          <table:table-cell office:value-type="string" office:string-value="Deportes">
            <text:p>Deportes</text:p>
          </table:table-cell>
          <table:table-cell office:value-type="float" office:value="92">
            <text:p>92</text:p>
          </table:table-cell>
          <table:table-cell office:value-type="float" office:value="215.44">
            <text:p>215.4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25">
            <text:p>2023-07-25</text:p>
          </table:table-cell>
          <table:table-cell office:value-type="string" office:string-value="A-46-B11">
            <text:p>A-46-B11</text:p>
          </table:table-cell>
        </table:table-row>
        <table:table-row>
          <table:table-cell office:value-type="string" office:string-value="P-0921">
            <text:p>P-0921</text:p>
          </table:table-cell>
          <table:table-cell office:value-type="string" office:string-value="So Bag">
            <text:p>So Bag</text:p>
          </table:table-cell>
          <table:table-cell office:value-type="string" office:string-value="Alimentos">
            <text:p>Alimentos</text:p>
          </table:table-cell>
          <table:table-cell office:value-type="float" office:value="300">
            <text:p>300</text:p>
          </table:table-cell>
          <table:table-cell office:value-type="float" office:value="490.51">
            <text:p>490.5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16">
            <text:p>2024-05-16</text:p>
          </table:table-cell>
          <table:table-cell office:value-type="string" office:string-value="A-49-B1">
            <text:p>A-49-B1</text:p>
          </table:table-cell>
        </table:table-row>
        <table:table-row>
          <table:table-cell office:value-type="string" office:string-value="P-0922">
            <text:p>P-0922</text:p>
          </table:table-cell>
          <table:table-cell office:value-type="string" office:string-value="Team Establish">
            <text:p>Team Establish</text:p>
          </table:table-cell>
          <table:table-cell office:value-type="string" office:string-value="Ropa">
            <text:p>Ropa</text:p>
          </table:table-cell>
          <table:table-cell office:value-type="float" office:value="37">
            <text:p>37</text:p>
          </table:table-cell>
          <table:table-cell office:value-type="float" office:value="69.56">
            <text:p>69.5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2-05">
            <text:p>2024-02-05</text:p>
          </table:table-cell>
          <table:table-cell office:value-type="string" office:string-value="A-1-B11">
            <text:p>A-1-B11</text:p>
          </table:table-cell>
        </table:table-row>
        <table:table-row>
          <table:table-cell office:value-type="string" office:string-value="P-0923">
            <text:p>P-0923</text:p>
          </table:table-cell>
          <table:table-cell office:value-type="string" office:string-value="Deep Happen">
            <text:p>Deep Happen</text:p>
          </table:table-cell>
          <table:table-cell office:value-type="string" office:string-value="Ropa">
            <text:p>Ropa</text:p>
          </table:table-cell>
          <table:table-cell office:value-type="float" office:value="177">
            <text:p>177</text:p>
          </table:table-cell>
          <table:table-cell office:value-type="float" office:value="229.47">
            <text:p>229.4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8-16">
            <text:p>2024-08-16</text:p>
          </table:table-cell>
          <table:table-cell office:value-type="string" office:string-value="A-38-B16">
            <text:p>A-38-B16</text:p>
          </table:table-cell>
        </table:table-row>
        <table:table-row>
          <table:table-cell office:value-type="string" office:string-value="P-0924">
            <text:p>P-0924</text:p>
          </table:table-cell>
          <table:table-cell office:value-type="string" office:string-value="Those So">
            <text:p>Those So</text:p>
          </table:table-cell>
          <table:table-cell office:value-type="string" office:string-value="Ropa">
            <text:p>Ropa</text:p>
          </table:table-cell>
          <table:table-cell office:value-type="float" office:value="47">
            <text:p>47</text:p>
          </table:table-cell>
          <table:table-cell office:value-type="float" office:value="194.12">
            <text:p>194.1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1-26">
            <text:p>2024-11-26</text:p>
          </table:table-cell>
          <table:table-cell office:value-type="string" office:string-value="A-3-B18">
            <text:p>A-3-B18</text:p>
          </table:table-cell>
        </table:table-row>
        <table:table-row>
          <table:table-cell office:value-type="string" office:string-value="P-0925">
            <text:p>P-0925</text:p>
          </table:table-cell>
          <table:table-cell office:value-type="string" office:string-value="Summer Quickly">
            <text:p>Summer Quickly</text:p>
          </table:table-cell>
          <table:table-cell office:value-type="string" office:string-value="Hogar">
            <text:p>Hogar</text:p>
          </table:table-cell>
          <table:table-cell office:value-type="float" office:value="460">
            <text:p>460</text:p>
          </table:table-cell>
          <table:table-cell office:value-type="float" office:value="212.86">
            <text:p>212.8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01">
            <text:p>2024-01-01</text:p>
          </table:table-cell>
          <table:table-cell office:value-type="string" office:string-value="A-12-B11">
            <text:p>A-12-B11</text:p>
          </table:table-cell>
        </table:table-row>
        <table:table-row>
          <table:table-cell office:value-type="string" office:string-value="P-0926">
            <text:p>P-0926</text:p>
          </table:table-cell>
          <table:table-cell office:value-type="string" office:string-value="Capital Hour">
            <text:p>Capital Hour</text:p>
          </table:table-cell>
          <table:table-cell office:value-type="string" office:string-value="Hogar">
            <text:p>Hogar</text:p>
          </table:table-cell>
          <table:table-cell office:value-type="float" office:value="458">
            <text:p>458</text:p>
          </table:table-cell>
          <table:table-cell office:value-type="float" office:value="337.94">
            <text:p>337.9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3-20">
            <text:p>2023-03-20</text:p>
          </table:table-cell>
          <table:table-cell office:value-type="string" office:string-value="A-5-B10">
            <text:p>A-5-B10</text:p>
          </table:table-cell>
        </table:table-row>
        <table:table-row>
          <table:table-cell office:value-type="string" office:string-value="P-0927">
            <text:p>P-0927</text:p>
          </table:table-cell>
          <table:table-cell office:value-type="string" office:string-value="Big Fact">
            <text:p>Big Fact</text:p>
          </table:table-cell>
          <table:table-cell office:value-type="string" office:string-value="Deportes">
            <text:p>Deportes</text:p>
          </table:table-cell>
          <table:table-cell office:value-type="float" office:value="18">
            <text:p>18</text:p>
          </table:table-cell>
          <table:table-cell office:value-type="float" office:value="216.18">
            <text:p>216.1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0-27">
            <text:p>2024-10-27</text:p>
          </table:table-cell>
          <table:table-cell office:value-type="string" office:string-value="A-25-B19">
            <text:p>A-25-B19</text:p>
          </table:table-cell>
        </table:table-row>
        <table:table-row>
          <table:table-cell office:value-type="string" office:string-value="P-0928">
            <text:p>P-0928</text:p>
          </table:table-cell>
          <table:table-cell office:value-type="string" office:string-value="Around Keep">
            <text:p>Around Keep</text:p>
          </table:table-cell>
          <table:table-cell office:value-type="string" office:string-value="Alimentos">
            <text:p>Alimentos</text:p>
          </table:table-cell>
          <table:table-cell office:value-type="float" office:value="217">
            <text:p>217</text:p>
          </table:table-cell>
          <table:table-cell office:value-type="float" office:value="119.28">
            <text:p>119.2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13">
            <text:p>2025-01-13</text:p>
          </table:table-cell>
          <table:table-cell office:value-type="string" office:string-value="A-21-B20">
            <text:p>A-21-B20</text:p>
          </table:table-cell>
        </table:table-row>
        <table:table-row>
          <table:table-cell office:value-type="string" office:string-value="P-0929">
            <text:p>P-0929</text:p>
          </table:table-cell>
          <table:table-cell office:value-type="string" office:string-value="Return Color">
            <text:p>Return Color</text:p>
          </table:table-cell>
          <table:table-cell office:value-type="string" office:string-value="Alimentos">
            <text:p>Alimentos</text:p>
          </table:table-cell>
          <table:table-cell office:value-type="float" office:value="299">
            <text:p>299</text:p>
          </table:table-cell>
          <table:table-cell office:value-type="float" office:value="86.03">
            <text:p>86.0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5-28">
            <text:p>2024-05-28</text:p>
          </table:table-cell>
          <table:table-cell office:value-type="string" office:string-value="A-47-B5">
            <text:p>A-47-B5</text:p>
          </table:table-cell>
        </table:table-row>
        <table:table-row>
          <table:table-cell office:value-type="string" office:string-value="P-0930">
            <text:p>P-0930</text:p>
          </table:table-cell>
          <table:table-cell office:value-type="string" office:string-value="Agency Blood">
            <text:p>Agency Blood</text:p>
          </table:table-cell>
          <table:table-cell office:value-type="string" office:string-value="Alimentos">
            <text:p>Alimentos</text:p>
          </table:table-cell>
          <table:table-cell office:value-type="float" office:value="177">
            <text:p>177</text:p>
          </table:table-cell>
          <table:table-cell office:value-type="float" office:value="215.74">
            <text:p>215.7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1-18">
            <text:p>2025-01-18</text:p>
          </table:table-cell>
          <table:table-cell office:value-type="string" office:string-value="A-25-B16">
            <text:p>A-25-B16</text:p>
          </table:table-cell>
        </table:table-row>
        <table:table-row>
          <table:table-cell office:value-type="string" office:string-value="P-0931">
            <text:p>P-0931</text:p>
          </table:table-cell>
          <table:table-cell office:value-type="string" office:string-value="Along Bed">
            <text:p>Along Bed</text:p>
          </table:table-cell>
          <table:table-cell office:value-type="string" office:string-value="Ropa">
            <text:p>Ropa</text:p>
          </table:table-cell>
          <table:table-cell office:value-type="float" office:value="192">
            <text:p>192</text:p>
          </table:table-cell>
          <table:table-cell office:value-type="float" office:value="326.43">
            <text:p>326.4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4-17">
            <text:p>2023-04-17</text:p>
          </table:table-cell>
          <table:table-cell office:value-type="string" office:string-value="A-18-B8">
            <text:p>A-18-B8</text:p>
          </table:table-cell>
        </table:table-row>
        <table:table-row>
          <table:table-cell office:value-type="string" office:string-value="P-0932">
            <text:p>P-0932</text:p>
          </table:table-cell>
          <table:table-cell office:value-type="string" office:string-value="Nice Will">
            <text:p>Nice Will</text:p>
          </table:table-cell>
          <table:table-cell office:value-type="string" office:string-value="Electrónica">
            <text:p>Electrónica</text:p>
          </table:table-cell>
          <table:table-cell office:value-type="float" office:value="212">
            <text:p>212</text:p>
          </table:table-cell>
          <table:table-cell office:value-type="float" office:value="95.38">
            <text:p>95.3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1-25">
            <text:p>2024-01-25</text:p>
          </table:table-cell>
          <table:table-cell office:value-type="string" office:string-value="A-48-B10">
            <text:p>A-48-B10</text:p>
          </table:table-cell>
        </table:table-row>
        <table:table-row>
          <table:table-cell office:value-type="string" office:string-value="P-0933">
            <text:p>P-0933</text:p>
          </table:table-cell>
          <table:table-cell office:value-type="string" office:string-value="Tonight Theory">
            <text:p>Tonight Theory</text:p>
          </table:table-cell>
          <table:table-cell office:value-type="string" office:string-value="Alimentos">
            <text:p>Alimentos</text:p>
          </table:table-cell>
          <table:table-cell office:value-type="float" office:value="437">
            <text:p>437</text:p>
          </table:table-cell>
          <table:table-cell office:value-type="float" office:value="170.56">
            <text:p>170.5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1-31">
            <text:p>2024-01-31</text:p>
          </table:table-cell>
          <table:table-cell office:value-type="string" office:string-value="A-27-B19">
            <text:p>A-27-B19</text:p>
          </table:table-cell>
        </table:table-row>
        <table:table-row>
          <table:table-cell office:value-type="string" office:string-value="P-0934">
            <text:p>P-0934</text:p>
          </table:table-cell>
          <table:table-cell office:value-type="string" office:string-value="Leg Allow">
            <text:p>Leg Allow</text:p>
          </table:table-cell>
          <table:table-cell office:value-type="string" office:string-value="Alimentos">
            <text:p>Alimentos</text:p>
          </table:table-cell>
          <table:table-cell office:value-type="float" office:value="165">
            <text:p>165</text:p>
          </table:table-cell>
          <table:table-cell office:value-type="float" office:value="376.77">
            <text:p>376.7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7-03">
            <text:p>2023-07-03</text:p>
          </table:table-cell>
          <table:table-cell office:value-type="string" office:string-value="A-34-B8">
            <text:p>A-34-B8</text:p>
          </table:table-cell>
        </table:table-row>
        <table:table-row>
          <table:table-cell office:value-type="string" office:string-value="P-0935">
            <text:p>P-0935</text:p>
          </table:table-cell>
          <table:table-cell office:value-type="string" office:string-value="Minute Live">
            <text:p>Minute Live</text:p>
          </table:table-cell>
          <table:table-cell office:value-type="string" office:string-value="Deportes">
            <text:p>Deportes</text:p>
          </table:table-cell>
          <table:table-cell office:value-type="float" office:value="407">
            <text:p>407</text:p>
          </table:table-cell>
          <table:table-cell office:value-type="float" office:value="494.22">
            <text:p>494.2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15">
            <text:p>2024-03-15</text:p>
          </table:table-cell>
          <table:table-cell office:value-type="string" office:string-value="A-37-B20">
            <text:p>A-37-B20</text:p>
          </table:table-cell>
        </table:table-row>
        <table:table-row>
          <table:table-cell office:value-type="string" office:string-value="P-0936">
            <text:p>P-0936</text:p>
          </table:table-cell>
          <table:table-cell office:value-type="string" office:string-value="Analysis Dinner">
            <text:p>Analysis Dinner</text:p>
          </table:table-cell>
          <table:table-cell office:value-type="string" office:string-value="Automotriz">
            <text:p>Automotriz</text:p>
          </table:table-cell>
          <table:table-cell office:value-type="float" office:value="198">
            <text:p>198</text:p>
          </table:table-cell>
          <table:table-cell office:value-type="float" office:value="271.83">
            <text:p>271.8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4-26">
            <text:p>2023-04-26</text:p>
          </table:table-cell>
          <table:table-cell office:value-type="string" office:string-value="A-34-B5">
            <text:p>A-34-B5</text:p>
          </table:table-cell>
        </table:table-row>
        <table:table-row>
          <table:table-cell office:value-type="string" office:string-value="P-0937">
            <text:p>P-0937</text:p>
          </table:table-cell>
          <table:table-cell office:value-type="string" office:string-value="Box Deep">
            <text:p>Box Deep</text:p>
          </table:table-cell>
          <table:table-cell office:value-type="string" office:string-value="Alimentos">
            <text:p>Alimentos</text:p>
          </table:table-cell>
          <table:table-cell office:value-type="float" office:value="101">
            <text:p>101</text:p>
          </table:table-cell>
          <table:table-cell office:value-type="float" office:value="289.5">
            <text:p>289.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7-13">
            <text:p>2024-07-13</text:p>
          </table:table-cell>
          <table:table-cell office:value-type="string" office:string-value="A-4-B19">
            <text:p>A-4-B19</text:p>
          </table:table-cell>
        </table:table-row>
        <table:table-row>
          <table:table-cell office:value-type="string" office:string-value="P-0938">
            <text:p>P-0938</text:p>
          </table:table-cell>
          <table:table-cell office:value-type="string" office:string-value="Positive Group">
            <text:p>Positive Group</text:p>
          </table:table-cell>
          <table:table-cell office:value-type="string" office:string-value="Alimentos">
            <text:p>Alimentos</text:p>
          </table:table-cell>
          <table:table-cell office:value-type="float" office:value="414">
            <text:p>414</text:p>
          </table:table-cell>
          <table:table-cell office:value-type="float" office:value="437.72">
            <text:p>437.7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22">
            <text:p>2024-12-22</text:p>
          </table:table-cell>
          <table:table-cell office:value-type="string" office:string-value="A-30-B11">
            <text:p>A-30-B11</text:p>
          </table:table-cell>
        </table:table-row>
        <table:table-row>
          <table:table-cell office:value-type="string" office:string-value="P-0939">
            <text:p>P-0939</text:p>
          </table:table-cell>
          <table:table-cell office:value-type="string" office:string-value="Realize Action">
            <text:p>Realize Action</text:p>
          </table:table-cell>
          <table:table-cell office:value-type="string" office:string-value="Ropa">
            <text:p>Ropa</text:p>
          </table:table-cell>
          <table:table-cell office:value-type="float" office:value="45">
            <text:p>45</text:p>
          </table:table-cell>
          <table:table-cell office:value-type="float" office:value="123.51">
            <text:p>123.5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7-19">
            <text:p>2024-07-19</text:p>
          </table:table-cell>
          <table:table-cell office:value-type="string" office:string-value="A-13-B8">
            <text:p>A-13-B8</text:p>
          </table:table-cell>
        </table:table-row>
        <table:table-row>
          <table:table-cell office:value-type="string" office:string-value="P-0940">
            <text:p>P-0940</text:p>
          </table:table-cell>
          <table:table-cell office:value-type="string" office:string-value="Away Far">
            <text:p>Away Far</text:p>
          </table:table-cell>
          <table:table-cell office:value-type="string" office:string-value="Deportes">
            <text:p>Deportes</text:p>
          </table:table-cell>
          <table:table-cell office:value-type="float" office:value="330">
            <text:p>330</text:p>
          </table:table-cell>
          <table:table-cell office:value-type="float" office:value="380.23">
            <text:p>380.2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6-29">
            <text:p>2024-06-29</text:p>
          </table:table-cell>
          <table:table-cell office:value-type="string" office:string-value="A-26-B20">
            <text:p>A-26-B20</text:p>
          </table:table-cell>
        </table:table-row>
        <table:table-row>
          <table:table-cell office:value-type="string" office:string-value="P-0941">
            <text:p>P-0941</text:p>
          </table:table-cell>
          <table:table-cell office:value-type="string" office:string-value="Affect Day">
            <text:p>Affect Day</text:p>
          </table:table-cell>
          <table:table-cell office:value-type="string" office:string-value="Hogar">
            <text:p>Hogar</text:p>
          </table:table-cell>
          <table:table-cell office:value-type="float" office:value="58">
            <text:p>58</text:p>
          </table:table-cell>
          <table:table-cell office:value-type="float" office:value="237.51">
            <text:p>237.5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8-31">
            <text:p>2024-08-31</text:p>
          </table:table-cell>
          <table:table-cell office:value-type="string" office:string-value="A-38-B10">
            <text:p>A-38-B10</text:p>
          </table:table-cell>
        </table:table-row>
        <table:table-row>
          <table:table-cell office:value-type="string" office:string-value="P-0942">
            <text:p>P-0942</text:p>
          </table:table-cell>
          <table:table-cell office:value-type="string" office:string-value="Ask Interest">
            <text:p>Ask Interest</text:p>
          </table:table-cell>
          <table:table-cell office:value-type="string" office:string-value="Hogar">
            <text:p>Hogar</text:p>
          </table:table-cell>
          <table:table-cell office:value-type="float" office:value="4">
            <text:p>4</text:p>
          </table:table-cell>
          <table:table-cell office:value-type="float" office:value="146.34">
            <text:p>146.3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9-30">
            <text:p>2023-09-30</text:p>
          </table:table-cell>
          <table:table-cell office:value-type="string" office:string-value="A-18-B16">
            <text:p>A-18-B16</text:p>
          </table:table-cell>
        </table:table-row>
        <table:table-row>
          <table:table-cell office:value-type="string" office:string-value="P-0943">
            <text:p>P-0943</text:p>
          </table:table-cell>
          <table:table-cell office:value-type="string" office:string-value="Every Address">
            <text:p>Every Address</text:p>
          </table:table-cell>
          <table:table-cell office:value-type="string" office:string-value="Deportes">
            <text:p>Deportes</text:p>
          </table:table-cell>
          <table:table-cell office:value-type="float" office:value="134">
            <text:p>134</text:p>
          </table:table-cell>
          <table:table-cell office:value-type="float" office:value="192.63">
            <text:p>192.6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31">
            <text:p>2024-12-31</text:p>
          </table:table-cell>
          <table:table-cell office:value-type="string" office:string-value="A-47-B13">
            <text:p>A-47-B13</text:p>
          </table:table-cell>
        </table:table-row>
        <table:table-row>
          <table:table-cell office:value-type="string" office:string-value="P-0944">
            <text:p>P-0944</text:p>
          </table:table-cell>
          <table:table-cell office:value-type="string" office:string-value="Week Class">
            <text:p>Week Class</text:p>
          </table:table-cell>
          <table:table-cell office:value-type="string" office:string-value="Electrónica">
            <text:p>Electrónica</text:p>
          </table:table-cell>
          <table:table-cell office:value-type="float" office:value="434">
            <text:p>434</text:p>
          </table:table-cell>
          <table:table-cell office:value-type="float" office:value="315.86">
            <text:p>315.8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06">
            <text:p>2024-09-06</text:p>
          </table:table-cell>
          <table:table-cell office:value-type="string" office:string-value="A-17-B9">
            <text:p>A-17-B9</text:p>
          </table:table-cell>
        </table:table-row>
        <table:table-row>
          <table:table-cell office:value-type="string" office:string-value="P-0945">
            <text:p>P-0945</text:p>
          </table:table-cell>
          <table:table-cell office:value-type="string" office:string-value="Reach Several">
            <text:p>Reach Several</text:p>
          </table:table-cell>
          <table:table-cell office:value-type="string" office:string-value="Salud">
            <text:p>Salud</text:p>
          </table:table-cell>
          <table:table-cell office:value-type="float" office:value="315">
            <text:p>315</text:p>
          </table:table-cell>
          <table:table-cell office:value-type="float" office:value="356.55">
            <text:p>356.5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5-13">
            <text:p>2024-05-13</text:p>
          </table:table-cell>
          <table:table-cell office:value-type="string" office:string-value="A-47-B1">
            <text:p>A-47-B1</text:p>
          </table:table-cell>
        </table:table-row>
        <table:table-row>
          <table:table-cell office:value-type="string" office:string-value="P-0946">
            <text:p>P-0946</text:p>
          </table:table-cell>
          <table:table-cell office:value-type="string" office:string-value="Oil Table">
            <text:p>Oil Table</text:p>
          </table:table-cell>
          <table:table-cell office:value-type="string" office:string-value="Salud">
            <text:p>Salud</text:p>
          </table:table-cell>
          <table:table-cell office:value-type="float" office:value="351">
            <text:p>351</text:p>
          </table:table-cell>
          <table:table-cell office:value-type="float" office:value="272.97">
            <text:p>272.9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2-23">
            <text:p>2023-12-23</text:p>
          </table:table-cell>
          <table:table-cell office:value-type="string" office:string-value="A-23-B9">
            <text:p>A-23-B9</text:p>
          </table:table-cell>
        </table:table-row>
        <table:table-row>
          <table:table-cell office:value-type="string" office:string-value="P-0947">
            <text:p>P-0947</text:p>
          </table:table-cell>
          <table:table-cell office:value-type="string" office:string-value="Something Interview">
            <text:p>Something Interview</text:p>
          </table:table-cell>
          <table:table-cell office:value-type="string" office:string-value="Automotriz">
            <text:p>Automotriz</text:p>
          </table:table-cell>
          <table:table-cell office:value-type="float" office:value="128">
            <text:p>128</text:p>
          </table:table-cell>
          <table:table-cell office:value-type="float" office:value="126.42">
            <text:p>126.4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2-07">
            <text:p>2024-12-07</text:p>
          </table:table-cell>
          <table:table-cell office:value-type="string" office:string-value="A-25-B8">
            <text:p>A-25-B8</text:p>
          </table:table-cell>
        </table:table-row>
        <table:table-row>
          <table:table-cell office:value-type="string" office:string-value="P-0948">
            <text:p>P-0948</text:p>
          </table:table-cell>
          <table:table-cell office:value-type="string" office:string-value="Off Decision">
            <text:p>Off Decision</text:p>
          </table:table-cell>
          <table:table-cell office:value-type="string" office:string-value="Ropa">
            <text:p>Ropa</text:p>
          </table:table-cell>
          <table:table-cell office:value-type="float" office:value="39">
            <text:p>39</text:p>
          </table:table-cell>
          <table:table-cell office:value-type="float" office:value="74.18">
            <text:p>74.1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08">
            <text:p>2023-06-08</text:p>
          </table:table-cell>
          <table:table-cell office:value-type="string" office:string-value="A-18-B19">
            <text:p>A-18-B19</text:p>
          </table:table-cell>
        </table:table-row>
        <table:table-row>
          <table:table-cell office:value-type="string" office:string-value="P-0949">
            <text:p>P-0949</text:p>
          </table:table-cell>
          <table:table-cell office:value-type="string" office:string-value="Design Like">
            <text:p>Design Like</text:p>
          </table:table-cell>
          <table:table-cell office:value-type="string" office:string-value="Deportes">
            <text:p>Deportes</text:p>
          </table:table-cell>
          <table:table-cell office:value-type="float" office:value="208">
            <text:p>208</text:p>
          </table:table-cell>
          <table:table-cell office:value-type="float" office:value="407.24">
            <text:p>407.2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5-03">
            <text:p>2023-05-03</text:p>
          </table:table-cell>
          <table:table-cell office:value-type="string" office:string-value="A-49-B19">
            <text:p>A-49-B19</text:p>
          </table:table-cell>
        </table:table-row>
        <table:table-row>
          <table:table-cell office:value-type="string" office:string-value="P-0950">
            <text:p>P-0950</text:p>
          </table:table-cell>
          <table:table-cell office:value-type="string" office:string-value="Land Also">
            <text:p>Land Also</text:p>
          </table:table-cell>
          <table:table-cell office:value-type="string" office:string-value="Salud">
            <text:p>Salud</text:p>
          </table:table-cell>
          <table:table-cell office:value-type="float" office:value="247">
            <text:p>247</text:p>
          </table:table-cell>
          <table:table-cell office:value-type="float" office:value="50.64">
            <text:p>50.6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1-15">
            <text:p>2023-11-15</text:p>
          </table:table-cell>
          <table:table-cell office:value-type="string" office:string-value="A-2-B10">
            <text:p>A-2-B10</text:p>
          </table:table-cell>
        </table:table-row>
        <table:table-row>
          <table:table-cell office:value-type="string" office:string-value="P-0951">
            <text:p>P-0951</text:p>
          </table:table-cell>
          <table:table-cell office:value-type="string" office:string-value="Already List">
            <text:p>Already List</text:p>
          </table:table-cell>
          <table:table-cell office:value-type="string" office:string-value="Juguetes">
            <text:p>Juguetes</text:p>
          </table:table-cell>
          <table:table-cell office:value-type="float" office:value="272">
            <text:p>272</text:p>
          </table:table-cell>
          <table:table-cell office:value-type="float" office:value="331.43">
            <text:p>331.4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6-04">
            <text:p>2024-06-04</text:p>
          </table:table-cell>
          <table:table-cell office:value-type="string" office:string-value="A-3-B8">
            <text:p>A-3-B8</text:p>
          </table:table-cell>
        </table:table-row>
        <table:table-row>
          <table:table-cell office:value-type="string" office:string-value="P-0952">
            <text:p>P-0952</text:p>
          </table:table-cell>
          <table:table-cell office:value-type="string" office:string-value="Fill Memory">
            <text:p>Fill Memory</text:p>
          </table:table-cell>
          <table:table-cell office:value-type="string" office:string-value="Salud">
            <text:p>Salud</text:p>
          </table:table-cell>
          <table:table-cell office:value-type="float" office:value="232">
            <text:p>232</text:p>
          </table:table-cell>
          <table:table-cell office:value-type="float" office:value="205.13">
            <text:p>205.1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9-02">
            <text:p>2024-09-02</text:p>
          </table:table-cell>
          <table:table-cell office:value-type="string" office:string-value="A-45-B18">
            <text:p>A-45-B18</text:p>
          </table:table-cell>
        </table:table-row>
        <table:table-row>
          <table:table-cell office:value-type="string" office:string-value="P-0953">
            <text:p>P-0953</text:p>
          </table:table-cell>
          <table:table-cell office:value-type="string" office:string-value="Beat Major">
            <text:p>Beat Major</text:p>
          </table:table-cell>
          <table:table-cell office:value-type="string" office:string-value="Automotriz">
            <text:p>Automotriz</text:p>
          </table:table-cell>
          <table:table-cell office:value-type="float" office:value="8">
            <text:p>8</text:p>
          </table:table-cell>
          <table:table-cell office:value-type="float" office:value="495.55">
            <text:p>495.5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3-23">
            <text:p>2023-03-23</text:p>
          </table:table-cell>
          <table:table-cell office:value-type="string" office:string-value="A-15-B13">
            <text:p>A-15-B13</text:p>
          </table:table-cell>
        </table:table-row>
        <table:table-row>
          <table:table-cell office:value-type="string" office:string-value="P-0954">
            <text:p>P-0954</text:p>
          </table:table-cell>
          <table:table-cell office:value-type="string" office:string-value="Of Bar">
            <text:p>Of Bar</text:p>
          </table:table-cell>
          <table:table-cell office:value-type="string" office:string-value="Alimentos">
            <text:p>Alimentos</text:p>
          </table:table-cell>
          <table:table-cell office:value-type="float" office:value="295">
            <text:p>295</text:p>
          </table:table-cell>
          <table:table-cell office:value-type="float" office:value="43.76">
            <text:p>43.7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0-21">
            <text:p>2024-10-21</text:p>
          </table:table-cell>
          <table:table-cell office:value-type="string" office:string-value="A-24-B8">
            <text:p>A-24-B8</text:p>
          </table:table-cell>
        </table:table-row>
        <table:table-row>
          <table:table-cell office:value-type="string" office:string-value="P-0955">
            <text:p>P-0955</text:p>
          </table:table-cell>
          <table:table-cell office:value-type="string" office:string-value="Public Lay">
            <text:p>Public Lay</text:p>
          </table:table-cell>
          <table:table-cell office:value-type="string" office:string-value="Electrónica">
            <text:p>Electrónica</text:p>
          </table:table-cell>
          <table:table-cell office:value-type="float" office:value="141">
            <text:p>141</text:p>
          </table:table-cell>
          <table:table-cell office:value-type="float" office:value="4.41">
            <text:p>4.4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0-22">
            <text:p>2023-10-22</text:p>
          </table:table-cell>
          <table:table-cell office:value-type="string" office:string-value="A-48-B1">
            <text:p>A-48-B1</text:p>
          </table:table-cell>
        </table:table-row>
        <table:table-row>
          <table:table-cell office:value-type="string" office:string-value="P-0956">
            <text:p>P-0956</text:p>
          </table:table-cell>
          <table:table-cell office:value-type="string" office:string-value="Without Could">
            <text:p>Without Could</text:p>
          </table:table-cell>
          <table:table-cell office:value-type="string" office:string-value="Juguetes">
            <text:p>Juguetes</text:p>
          </table:table-cell>
          <table:table-cell office:value-type="float" office:value="257">
            <text:p>257</text:p>
          </table:table-cell>
          <table:table-cell office:value-type="float" office:value="390.22">
            <text:p>390.2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3-22">
            <text:p>2023-03-22</text:p>
          </table:table-cell>
          <table:table-cell office:value-type="string" office:string-value="A-16-B10">
            <text:p>A-16-B10</text:p>
          </table:table-cell>
        </table:table-row>
        <table:table-row>
          <table:table-cell office:value-type="string" office:string-value="P-0957">
            <text:p>P-0957</text:p>
          </table:table-cell>
          <table:table-cell office:value-type="string" office:string-value="Course Minute">
            <text:p>Course Minute</text:p>
          </table:table-cell>
          <table:table-cell office:value-type="string" office:string-value="Hogar">
            <text:p>Hogar</text:p>
          </table:table-cell>
          <table:table-cell office:value-type="float" office:value="239">
            <text:p>239</text:p>
          </table:table-cell>
          <table:table-cell office:value-type="float" office:value="99.53">
            <text:p>99.5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6-03">
            <text:p>2023-06-03</text:p>
          </table:table-cell>
          <table:table-cell office:value-type="string" office:string-value="A-27-B6">
            <text:p>A-27-B6</text:p>
          </table:table-cell>
        </table:table-row>
        <table:table-row>
          <table:table-cell office:value-type="string" office:string-value="P-0958">
            <text:p>P-0958</text:p>
          </table:table-cell>
          <table:table-cell office:value-type="string" office:string-value="Local That">
            <text:p>Local That</text:p>
          </table:table-cell>
          <table:table-cell office:value-type="string" office:string-value="Deportes">
            <text:p>Deportes</text:p>
          </table:table-cell>
          <table:table-cell office:value-type="float" office:value="248">
            <text:p>248</text:p>
          </table:table-cell>
          <table:table-cell office:value-type="float" office:value="121.02">
            <text:p>121.0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2-01">
            <text:p>2023-12-01</text:p>
          </table:table-cell>
          <table:table-cell office:value-type="string" office:string-value="A-13-B17">
            <text:p>A-13-B17</text:p>
          </table:table-cell>
        </table:table-row>
        <table:table-row>
          <table:table-cell office:value-type="string" office:string-value="P-0959">
            <text:p>P-0959</text:p>
          </table:table-cell>
          <table:table-cell office:value-type="string" office:string-value="Compare Relationship">
            <text:p>Compare Relationship</text:p>
          </table:table-cell>
          <table:table-cell office:value-type="string" office:string-value="Juguetes">
            <text:p>Juguetes</text:p>
          </table:table-cell>
          <table:table-cell office:value-type="float" office:value="375">
            <text:p>375</text:p>
          </table:table-cell>
          <table:table-cell office:value-type="float" office:value="494.99">
            <text:p>494.9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7-13">
            <text:p>2024-07-13</text:p>
          </table:table-cell>
          <table:table-cell office:value-type="string" office:string-value="A-50-B12">
            <text:p>A-50-B12</text:p>
          </table:table-cell>
        </table:table-row>
        <table:table-row>
          <table:table-cell office:value-type="string" office:string-value="P-0960">
            <text:p>P-0960</text:p>
          </table:table-cell>
          <table:table-cell office:value-type="string" office:string-value="Over Prevent">
            <text:p>Over Prevent</text:p>
          </table:table-cell>
          <table:table-cell office:value-type="string" office:string-value="Juguetes">
            <text:p>Juguetes</text:p>
          </table:table-cell>
          <table:table-cell office:value-type="float" office:value="411">
            <text:p>411</text:p>
          </table:table-cell>
          <table:table-cell office:value-type="float" office:value="220.87">
            <text:p>220.8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4-08">
            <text:p>2024-04-08</text:p>
          </table:table-cell>
          <table:table-cell office:value-type="string" office:string-value="A-38-B14">
            <text:p>A-38-B14</text:p>
          </table:table-cell>
        </table:table-row>
        <table:table-row>
          <table:table-cell office:value-type="string" office:string-value="P-0961">
            <text:p>P-0961</text:p>
          </table:table-cell>
          <table:table-cell office:value-type="string" office:string-value="Else All">
            <text:p>Else All</text:p>
          </table:table-cell>
          <table:table-cell office:value-type="string" office:string-value="Deportes">
            <text:p>Deportes</text:p>
          </table:table-cell>
          <table:table-cell office:value-type="float" office:value="329">
            <text:p>329</text:p>
          </table:table-cell>
          <table:table-cell office:value-type="float" office:value="46.5">
            <text:p>46.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6-14">
            <text:p>2023-06-14</text:p>
          </table:table-cell>
          <table:table-cell office:value-type="string" office:string-value="A-43-B16">
            <text:p>A-43-B16</text:p>
          </table:table-cell>
        </table:table-row>
        <table:table-row>
          <table:table-cell office:value-type="string" office:string-value="P-0962">
            <text:p>P-0962</text:p>
          </table:table-cell>
          <table:table-cell office:value-type="string" office:string-value="Itself Hour">
            <text:p>Itself Hour</text:p>
          </table:table-cell>
          <table:table-cell office:value-type="string" office:string-value="Automotriz">
            <text:p>Automotriz</text:p>
          </table:table-cell>
          <table:table-cell office:value-type="float" office:value="56">
            <text:p>56</text:p>
          </table:table-cell>
          <table:table-cell office:value-type="float" office:value="47.5">
            <text:p>47.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6-28">
            <text:p>2023-06-28</text:p>
          </table:table-cell>
          <table:table-cell office:value-type="string" office:string-value="A-6-B6">
            <text:p>A-6-B6</text:p>
          </table:table-cell>
        </table:table-row>
        <table:table-row>
          <table:table-cell office:value-type="string" office:string-value="P-0963">
            <text:p>P-0963</text:p>
          </table:table-cell>
          <table:table-cell office:value-type="string" office:string-value="Beautiful About">
            <text:p>Beautiful About</text:p>
          </table:table-cell>
          <table:table-cell office:value-type="string" office:string-value="Alimentos">
            <text:p>Alimentos</text:p>
          </table:table-cell>
          <table:table-cell office:value-type="float" office:value="249">
            <text:p>249</text:p>
          </table:table-cell>
          <table:table-cell office:value-type="float" office:value="135.12">
            <text:p>135.1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5-16">
            <text:p>2024-05-16</text:p>
          </table:table-cell>
          <table:table-cell office:value-type="string" office:string-value="A-46-B14">
            <text:p>A-46-B14</text:p>
          </table:table-cell>
        </table:table-row>
        <table:table-row>
          <table:table-cell office:value-type="string" office:string-value="P-0964">
            <text:p>P-0964</text:p>
          </table:table-cell>
          <table:table-cell office:value-type="string" office:string-value="Value Relate">
            <text:p>Value Relate</text:p>
          </table:table-cell>
          <table:table-cell office:value-type="string" office:string-value="Electrónica">
            <text:p>Electrónica</text:p>
          </table:table-cell>
          <table:table-cell office:value-type="float" office:value="136">
            <text:p>136</text:p>
          </table:table-cell>
          <table:table-cell office:value-type="float" office:value="222.91">
            <text:p>222.9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13">
            <text:p>2024-10-13</text:p>
          </table:table-cell>
          <table:table-cell office:value-type="string" office:string-value="A-5-B15">
            <text:p>A-5-B15</text:p>
          </table:table-cell>
        </table:table-row>
        <table:table-row>
          <table:table-cell office:value-type="string" office:string-value="P-0965">
            <text:p>P-0965</text:p>
          </table:table-cell>
          <table:table-cell office:value-type="string" office:string-value="What Leg">
            <text:p>What Leg</text:p>
          </table:table-cell>
          <table:table-cell office:value-type="string" office:string-value="Deportes">
            <text:p>Deportes</text:p>
          </table:table-cell>
          <table:table-cell office:value-type="float" office:value="447">
            <text:p>447</text:p>
          </table:table-cell>
          <table:table-cell office:value-type="float" office:value="184.39">
            <text:p>184.3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26">
            <text:p>2023-10-26</text:p>
          </table:table-cell>
          <table:table-cell office:value-type="string" office:string-value="A-27-B11">
            <text:p>A-27-B11</text:p>
          </table:table-cell>
        </table:table-row>
        <table:table-row>
          <table:table-cell office:value-type="string" office:string-value="P-0966">
            <text:p>P-0966</text:p>
          </table:table-cell>
          <table:table-cell office:value-type="string" office:string-value="Shake Character">
            <text:p>Shake Character</text:p>
          </table:table-cell>
          <table:table-cell office:value-type="string" office:string-value="Juguetes">
            <text:p>Juguetes</text:p>
          </table:table-cell>
          <table:table-cell office:value-type="float" office:value="471">
            <text:p>471</text:p>
          </table:table-cell>
          <table:table-cell office:value-type="float" office:value="383.79">
            <text:p>383.7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05">
            <text:p>2024-10-05</text:p>
          </table:table-cell>
          <table:table-cell office:value-type="string" office:string-value="A-8-B7">
            <text:p>A-8-B7</text:p>
          </table:table-cell>
        </table:table-row>
        <table:table-row>
          <table:table-cell office:value-type="string" office:string-value="P-0967">
            <text:p>P-0967</text:p>
          </table:table-cell>
          <table:table-cell office:value-type="string" office:string-value="Civil Recently">
            <text:p>Civil Recently</text:p>
          </table:table-cell>
          <table:table-cell office:value-type="string" office:string-value="Hogar">
            <text:p>Hogar</text:p>
          </table:table-cell>
          <table:table-cell office:value-type="float" office:value="153">
            <text:p>153</text:p>
          </table:table-cell>
          <table:table-cell office:value-type="float" office:value="106.83">
            <text:p>106.8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8-01">
            <text:p>2023-08-01</text:p>
          </table:table-cell>
          <table:table-cell office:value-type="string" office:string-value="A-31-B20">
            <text:p>A-31-B20</text:p>
          </table:table-cell>
        </table:table-row>
        <table:table-row>
          <table:table-cell office:value-type="string" office:string-value="P-0968">
            <text:p>P-0968</text:p>
          </table:table-cell>
          <table:table-cell office:value-type="string" office:string-value="Nice Magazine">
            <text:p>Nice Magazine</text:p>
          </table:table-cell>
          <table:table-cell office:value-type="string" office:string-value="Ropa">
            <text:p>Ropa</text:p>
          </table:table-cell>
          <table:table-cell office:value-type="float" office:value="435">
            <text:p>435</text:p>
          </table:table-cell>
          <table:table-cell office:value-type="float" office:value="51.95">
            <text:p>51.9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5-27">
            <text:p>2024-05-27</text:p>
          </table:table-cell>
          <table:table-cell office:value-type="string" office:string-value="A-8-B4">
            <text:p>A-8-B4</text:p>
          </table:table-cell>
        </table:table-row>
        <table:table-row>
          <table:table-cell office:value-type="string" office:string-value="P-0969">
            <text:p>P-0969</text:p>
          </table:table-cell>
          <table:table-cell office:value-type="string" office:string-value="Least Plan">
            <text:p>Least Plan</text:p>
          </table:table-cell>
          <table:table-cell office:value-type="string" office:string-value="Ropa">
            <text:p>Ropa</text:p>
          </table:table-cell>
          <table:table-cell office:value-type="float" office:value="208">
            <text:p>208</text:p>
          </table:table-cell>
          <table:table-cell office:value-type="float" office:value="37.62">
            <text:p>37.6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2-15">
            <text:p>2024-02-15</text:p>
          </table:table-cell>
          <table:table-cell office:value-type="string" office:string-value="A-38-B16">
            <text:p>A-38-B16</text:p>
          </table:table-cell>
        </table:table-row>
        <table:table-row>
          <table:table-cell office:value-type="string" office:string-value="P-0970">
            <text:p>P-0970</text:p>
          </table:table-cell>
          <table:table-cell office:value-type="string" office:string-value="Radio Center">
            <text:p>Radio Center</text:p>
          </table:table-cell>
          <table:table-cell office:value-type="string" office:string-value="Salud">
            <text:p>Salud</text:p>
          </table:table-cell>
          <table:table-cell office:value-type="float" office:value="335">
            <text:p>335</text:p>
          </table:table-cell>
          <table:table-cell office:value-type="float" office:value="183.43">
            <text:p>183.4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2-01">
            <text:p>2023-12-01</text:p>
          </table:table-cell>
          <table:table-cell office:value-type="string" office:string-value="A-16-B18">
            <text:p>A-16-B18</text:p>
          </table:table-cell>
        </table:table-row>
        <table:table-row>
          <table:table-cell office:value-type="string" office:string-value="P-0971">
            <text:p>P-0971</text:p>
          </table:table-cell>
          <table:table-cell office:value-type="string" office:string-value="Responsibility Thank">
            <text:p>Responsibility Thank</text:p>
          </table:table-cell>
          <table:table-cell office:value-type="string" office:string-value="Juguetes">
            <text:p>Juguetes</text:p>
          </table:table-cell>
          <table:table-cell office:value-type="float" office:value="77">
            <text:p>77</text:p>
          </table:table-cell>
          <table:table-cell office:value-type="float" office:value="380.66">
            <text:p>380.6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6-03">
            <text:p>2023-06-03</text:p>
          </table:table-cell>
          <table:table-cell office:value-type="string" office:string-value="A-45-B18">
            <text:p>A-45-B18</text:p>
          </table:table-cell>
        </table:table-row>
        <table:table-row>
          <table:table-cell office:value-type="string" office:string-value="P-0972">
            <text:p>P-0972</text:p>
          </table:table-cell>
          <table:table-cell office:value-type="string" office:string-value="Couple Cut">
            <text:p>Couple Cut</text:p>
          </table:table-cell>
          <table:table-cell office:value-type="string" office:string-value="Alimentos">
            <text:p>Alimentos</text:p>
          </table:table-cell>
          <table:table-cell office:value-type="float" office:value="174">
            <text:p>174</text:p>
          </table:table-cell>
          <table:table-cell office:value-type="float" office:value="280.87">
            <text:p>280.8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29">
            <text:p>2023-10-29</text:p>
          </table:table-cell>
          <table:table-cell office:value-type="string" office:string-value="A-23-B4">
            <text:p>A-23-B4</text:p>
          </table:table-cell>
        </table:table-row>
        <table:table-row>
          <table:table-cell office:value-type="string" office:string-value="P-0973">
            <text:p>P-0973</text:p>
          </table:table-cell>
          <table:table-cell office:value-type="string" office:string-value="Director Look">
            <text:p>Director Look</text:p>
          </table:table-cell>
          <table:table-cell office:value-type="string" office:string-value="Electrónica">
            <text:p>Electrónica</text:p>
          </table:table-cell>
          <table:table-cell office:value-type="float" office:value="368">
            <text:p>368</text:p>
          </table:table-cell>
          <table:table-cell office:value-type="float" office:value="156.22">
            <text:p>156.2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3-12">
            <text:p>2025-03-12</text:p>
          </table:table-cell>
          <table:table-cell office:value-type="string" office:string-value="A-45-B17">
            <text:p>A-45-B17</text:p>
          </table:table-cell>
        </table:table-row>
        <table:table-row>
          <table:table-cell office:value-type="string" office:string-value="P-0974">
            <text:p>P-0974</text:p>
          </table:table-cell>
          <table:table-cell office:value-type="string" office:string-value="Low Health">
            <text:p>Low Health</text:p>
          </table:table-cell>
          <table:table-cell office:value-type="string" office:string-value="Alimentos">
            <text:p>Alimentos</text:p>
          </table:table-cell>
          <table:table-cell office:value-type="float" office:value="323">
            <text:p>323</text:p>
          </table:table-cell>
          <table:table-cell office:value-type="float" office:value="464.83">
            <text:p>464.8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7-25">
            <text:p>2024-07-25</text:p>
          </table:table-cell>
          <table:table-cell office:value-type="string" office:string-value="A-7-B10">
            <text:p>A-7-B10</text:p>
          </table:table-cell>
        </table:table-row>
        <table:table-row>
          <table:table-cell office:value-type="string" office:string-value="P-0975">
            <text:p>P-0975</text:p>
          </table:table-cell>
          <table:table-cell office:value-type="string" office:string-value="Then Collection">
            <text:p>Then Collection</text:p>
          </table:table-cell>
          <table:table-cell office:value-type="string" office:string-value="Electrónica">
            <text:p>Electrónica</text:p>
          </table:table-cell>
          <table:table-cell office:value-type="float" office:value="358">
            <text:p>358</text:p>
          </table:table-cell>
          <table:table-cell office:value-type="float" office:value="65.17">
            <text:p>65.1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7-02">
            <text:p>2023-07-02</text:p>
          </table:table-cell>
          <table:table-cell office:value-type="string" office:string-value="A-16-B16">
            <text:p>A-16-B16</text:p>
          </table:table-cell>
        </table:table-row>
        <table:table-row>
          <table:table-cell office:value-type="string" office:string-value="P-0976">
            <text:p>P-0976</text:p>
          </table:table-cell>
          <table:table-cell office:value-type="string" office:string-value="Oil Provide">
            <text:p>Oil Provide</text:p>
          </table:table-cell>
          <table:table-cell office:value-type="string" office:string-value="Ropa">
            <text:p>Ropa</text:p>
          </table:table-cell>
          <table:table-cell office:value-type="float" office:value="231">
            <text:p>231</text:p>
          </table:table-cell>
          <table:table-cell office:value-type="float" office:value="174.99">
            <text:p>174.9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1-12">
            <text:p>2024-11-12</text:p>
          </table:table-cell>
          <table:table-cell office:value-type="string" office:string-value="A-28-B7">
            <text:p>A-28-B7</text:p>
          </table:table-cell>
        </table:table-row>
        <table:table-row>
          <table:table-cell office:value-type="string" office:string-value="P-0977">
            <text:p>P-0977</text:p>
          </table:table-cell>
          <table:table-cell office:value-type="string" office:string-value="Analysis Hand">
            <text:p>Analysis Hand</text:p>
          </table:table-cell>
          <table:table-cell office:value-type="string" office:string-value="Salud">
            <text:p>Salud</text:p>
          </table:table-cell>
          <table:table-cell office:value-type="float" office:value="198">
            <text:p>198</text:p>
          </table:table-cell>
          <table:table-cell office:value-type="float" office:value="55.57">
            <text:p>55.5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16">
            <text:p>2023-10-16</text:p>
          </table:table-cell>
          <table:table-cell office:value-type="string" office:string-value="A-46-B5">
            <text:p>A-46-B5</text:p>
          </table:table-cell>
        </table:table-row>
        <table:table-row>
          <table:table-cell office:value-type="string" office:string-value="P-0978">
            <text:p>P-0978</text:p>
          </table:table-cell>
          <table:table-cell office:value-type="string" office:string-value="Them Occur">
            <text:p>Them Occur</text:p>
          </table:table-cell>
          <table:table-cell office:value-type="string" office:string-value="Salud">
            <text:p>Salud</text:p>
          </table:table-cell>
          <table:table-cell office:value-type="float" office:value="158">
            <text:p>158</text:p>
          </table:table-cell>
          <table:table-cell office:value-type="float" office:value="140.25">
            <text:p>140.2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1-04">
            <text:p>2023-11-04</text:p>
          </table:table-cell>
          <table:table-cell office:value-type="string" office:string-value="A-15-B12">
            <text:p>A-15-B12</text:p>
          </table:table-cell>
        </table:table-row>
        <table:table-row>
          <table:table-cell office:value-type="string" office:string-value="P-0979">
            <text:p>P-0979</text:p>
          </table:table-cell>
          <table:table-cell office:value-type="string" office:string-value="Standard Capital">
            <text:p>Standard Capital</text:p>
          </table:table-cell>
          <table:table-cell office:value-type="string" office:string-value="Hogar">
            <text:p>Hogar</text:p>
          </table:table-cell>
          <table:table-cell office:value-type="float" office:value="165">
            <text:p>165</text:p>
          </table:table-cell>
          <table:table-cell office:value-type="float" office:value="69.52">
            <text:p>69.5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17">
            <text:p>2024-10-17</text:p>
          </table:table-cell>
          <table:table-cell office:value-type="string" office:string-value="A-46-B4">
            <text:p>A-46-B4</text:p>
          </table:table-cell>
        </table:table-row>
        <table:table-row>
          <table:table-cell office:value-type="string" office:string-value="P-0980">
            <text:p>P-0980</text:p>
          </table:table-cell>
          <table:table-cell office:value-type="string" office:string-value="Bring Team">
            <text:p>Bring Team</text:p>
          </table:table-cell>
          <table:table-cell office:value-type="string" office:string-value="Electrónica">
            <text:p>Electrónica</text:p>
          </table:table-cell>
          <table:table-cell office:value-type="float" office:value="182">
            <text:p>182</text:p>
          </table:table-cell>
          <table:table-cell office:value-type="float" office:value="93.81">
            <text:p>93.8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6-12">
            <text:p>2024-06-12</text:p>
          </table:table-cell>
          <table:table-cell office:value-type="string" office:string-value="A-4-B6">
            <text:p>A-4-B6</text:p>
          </table:table-cell>
        </table:table-row>
        <table:table-row>
          <table:table-cell office:value-type="string" office:string-value="P-0981">
            <text:p>P-0981</text:p>
          </table:table-cell>
          <table:table-cell office:value-type="string" office:string-value="Window Market">
            <text:p>Window Market</text:p>
          </table:table-cell>
          <table:table-cell office:value-type="string" office:string-value="Juguetes">
            <text:p>Juguetes</text:p>
          </table:table-cell>
          <table:table-cell office:value-type="float" office:value="67">
            <text:p>67</text:p>
          </table:table-cell>
          <table:table-cell office:value-type="float" office:value="140.48">
            <text:p>140.4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8-15">
            <text:p>2024-08-15</text:p>
          </table:table-cell>
          <table:table-cell office:value-type="string" office:string-value="A-9-B8">
            <text:p>A-9-B8</text:p>
          </table:table-cell>
        </table:table-row>
        <table:table-row>
          <table:table-cell office:value-type="string" office:string-value="P-0982">
            <text:p>P-0982</text:p>
          </table:table-cell>
          <table:table-cell office:value-type="string" office:string-value="Student Leg">
            <text:p>Student Leg</text:p>
          </table:table-cell>
          <table:table-cell office:value-type="string" office:string-value="Ropa">
            <text:p>Ropa</text:p>
          </table:table-cell>
          <table:table-cell office:value-type="float" office:value="379">
            <text:p>379</text:p>
          </table:table-cell>
          <table:table-cell office:value-type="float" office:value="329.23">
            <text:p>329.2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6-24">
            <text:p>2024-06-24</text:p>
          </table:table-cell>
          <table:table-cell office:value-type="string" office:string-value="A-23-B12">
            <text:p>A-23-B12</text:p>
          </table:table-cell>
        </table:table-row>
        <table:table-row>
          <table:table-cell office:value-type="string" office:string-value="P-0983">
            <text:p>P-0983</text:p>
          </table:table-cell>
          <table:table-cell office:value-type="string" office:string-value="Artist Never">
            <text:p>Artist Never</text:p>
          </table:table-cell>
          <table:table-cell office:value-type="string" office:string-value="Hogar">
            <text:p>Hogar</text:p>
          </table:table-cell>
          <table:table-cell office:value-type="float" office:value="352">
            <text:p>352</text:p>
          </table:table-cell>
          <table:table-cell office:value-type="float" office:value="173.73">
            <text:p>173.7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0-27">
            <text:p>2024-10-27</text:p>
          </table:table-cell>
          <table:table-cell office:value-type="string" office:string-value="A-45-B10">
            <text:p>A-45-B10</text:p>
          </table:table-cell>
        </table:table-row>
        <table:table-row>
          <table:table-cell office:value-type="string" office:string-value="P-0984">
            <text:p>P-0984</text:p>
          </table:table-cell>
          <table:table-cell office:value-type="string" office:string-value="Eat Best">
            <text:p>Eat Best</text:p>
          </table:table-cell>
          <table:table-cell office:value-type="string" office:string-value="Hogar">
            <text:p>Hogar</text:p>
          </table:table-cell>
          <table:table-cell office:value-type="float" office:value="316">
            <text:p>316</text:p>
          </table:table-cell>
          <table:table-cell office:value-type="float" office:value="284.74">
            <text:p>284.7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7-05">
            <text:p>2024-07-05</text:p>
          </table:table-cell>
          <table:table-cell office:value-type="string" office:string-value="A-41-B13">
            <text:p>A-41-B13</text:p>
          </table:table-cell>
        </table:table-row>
        <table:table-row>
          <table:table-cell office:value-type="string" office:string-value="P-0985">
            <text:p>P-0985</text:p>
          </table:table-cell>
          <table:table-cell office:value-type="string" office:string-value="Face Plan">
            <text:p>Face Plan</text:p>
          </table:table-cell>
          <table:table-cell office:value-type="string" office:string-value="Deportes">
            <text:p>Deportes</text:p>
          </table:table-cell>
          <table:table-cell office:value-type="float" office:value="377">
            <text:p>377</text:p>
          </table:table-cell>
          <table:table-cell office:value-type="float" office:value="139.7">
            <text:p>139.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3-31">
            <text:p>2024-03-31</text:p>
          </table:table-cell>
          <table:table-cell office:value-type="string" office:string-value="A-21-B1">
            <text:p>A-21-B1</text:p>
          </table:table-cell>
        </table:table-row>
        <table:table-row>
          <table:table-cell office:value-type="string" office:string-value="P-0986">
            <text:p>P-0986</text:p>
          </table:table-cell>
          <table:table-cell office:value-type="string" office:string-value="Test Garden">
            <text:p>Test Garden</text:p>
          </table:table-cell>
          <table:table-cell office:value-type="string" office:string-value="Ropa">
            <text:p>Ropa</text:p>
          </table:table-cell>
          <table:table-cell office:value-type="float" office:value="376">
            <text:p>376</text:p>
          </table:table-cell>
          <table:table-cell office:value-type="float" office:value="96.43">
            <text:p>96.4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10">
            <text:p>2024-05-10</text:p>
          </table:table-cell>
          <table:table-cell office:value-type="string" office:string-value="A-27-B17">
            <text:p>A-27-B17</text:p>
          </table:table-cell>
        </table:table-row>
        <table:table-row>
          <table:table-cell office:value-type="string" office:string-value="P-0987">
            <text:p>P-0987</text:p>
          </table:table-cell>
          <table:table-cell office:value-type="string" office:string-value="Firm Image">
            <text:p>Firm Image</text:p>
          </table:table-cell>
          <table:table-cell office:value-type="string" office:string-value="Alimentos">
            <text:p>Alimentos</text:p>
          </table:table-cell>
          <table:table-cell office:value-type="float" office:value="283">
            <text:p>283</text:p>
          </table:table-cell>
          <table:table-cell office:value-type="float" office:value="497.87">
            <text:p>497.8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7-14">
            <text:p>2023-07-14</text:p>
          </table:table-cell>
          <table:table-cell office:value-type="string" office:string-value="A-10-B4">
            <text:p>A-10-B4</text:p>
          </table:table-cell>
        </table:table-row>
        <table:table-row>
          <table:table-cell office:value-type="string" office:string-value="P-0988">
            <text:p>P-0988</text:p>
          </table:table-cell>
          <table:table-cell office:value-type="string" office:string-value="Should Plant">
            <text:p>Should Plant</text:p>
          </table:table-cell>
          <table:table-cell office:value-type="string" office:string-value="Juguetes">
            <text:p>Juguetes</text:p>
          </table:table-cell>
          <table:table-cell office:value-type="float" office:value="432">
            <text:p>432</text:p>
          </table:table-cell>
          <table:table-cell office:value-type="float" office:value="119.42">
            <text:p>119.4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8-25">
            <text:p>2024-08-25</text:p>
          </table:table-cell>
          <table:table-cell office:value-type="string" office:string-value="A-16-B10">
            <text:p>A-16-B10</text:p>
          </table:table-cell>
        </table:table-row>
        <table:table-row>
          <table:table-cell office:value-type="string" office:string-value="P-0989">
            <text:p>P-0989</text:p>
          </table:table-cell>
          <table:table-cell office:value-type="string" office:string-value="Democrat Training">
            <text:p>Democrat Training</text:p>
          </table:table-cell>
          <table:table-cell office:value-type="string" office:string-value="Electrónica">
            <text:p>Electrónica</text:p>
          </table:table-cell>
          <table:table-cell office:value-type="float" office:value="171">
            <text:p>171</text:p>
          </table:table-cell>
          <table:table-cell office:value-type="float" office:value="358.52">
            <text:p>358.5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5-25">
            <text:p>2023-05-25</text:p>
          </table:table-cell>
          <table:table-cell office:value-type="string" office:string-value="A-20-B5">
            <text:p>A-20-B5</text:p>
          </table:table-cell>
        </table:table-row>
        <table:table-row>
          <table:table-cell office:value-type="string" office:string-value="P-0990">
            <text:p>P-0990</text:p>
          </table:table-cell>
          <table:table-cell office:value-type="string" office:string-value="Girl Finally">
            <text:p>Girl Finally</text:p>
          </table:table-cell>
          <table:table-cell office:value-type="string" office:string-value="Hogar">
            <text:p>Hogar</text:p>
          </table:table-cell>
          <table:table-cell office:value-type="float" office:value="136">
            <text:p>136</text:p>
          </table:table-cell>
          <table:table-cell office:value-type="float" office:value="398.83">
            <text:p>398.8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1-15">
            <text:p>2024-01-15</text:p>
          </table:table-cell>
          <table:table-cell office:value-type="string" office:string-value="A-32-B15">
            <text:p>A-32-B15</text:p>
          </table:table-cell>
        </table:table-row>
        <table:table-row>
          <table:table-cell office:value-type="string" office:string-value="P-0991">
            <text:p>P-0991</text:p>
          </table:table-cell>
          <table:table-cell office:value-type="string" office:string-value="Want Write">
            <text:p>Want Write</text:p>
          </table:table-cell>
          <table:table-cell office:value-type="string" office:string-value="Hogar">
            <text:p>Hogar</text:p>
          </table:table-cell>
          <table:table-cell office:value-type="float" office:value="281">
            <text:p>281</text:p>
          </table:table-cell>
          <table:table-cell office:value-type="float" office:value="323.79">
            <text:p>323.7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2-26">
            <text:p>2023-12-26</text:p>
          </table:table-cell>
          <table:table-cell office:value-type="string" office:string-value="A-50-B11">
            <text:p>A-50-B11</text:p>
          </table:table-cell>
        </table:table-row>
        <table:table-row>
          <table:table-cell office:value-type="string" office:string-value="P-0992">
            <text:p>P-0992</text:p>
          </table:table-cell>
          <table:table-cell office:value-type="string" office:string-value="Institution Something">
            <text:p>Institution Something</text:p>
          </table:table-cell>
          <table:table-cell office:value-type="string" office:string-value="Alimentos">
            <text:p>Alimentos</text:p>
          </table:table-cell>
          <table:table-cell office:value-type="float" office:value="336">
            <text:p>336</text:p>
          </table:table-cell>
          <table:table-cell office:value-type="float" office:value="200.9">
            <text:p>200.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8-24">
            <text:p>2023-08-24</text:p>
          </table:table-cell>
          <table:table-cell office:value-type="string" office:string-value="A-38-B6">
            <text:p>A-38-B6</text:p>
          </table:table-cell>
        </table:table-row>
        <table:table-row>
          <table:table-cell office:value-type="string" office:string-value="P-0993">
            <text:p>P-0993</text:p>
          </table:table-cell>
          <table:table-cell office:value-type="string" office:string-value="Land Official">
            <text:p>Land Official</text:p>
          </table:table-cell>
          <table:table-cell office:value-type="string" office:string-value="Ropa">
            <text:p>Ropa</text:p>
          </table:table-cell>
          <table:table-cell office:value-type="float" office:value="327">
            <text:p>327</text:p>
          </table:table-cell>
          <table:table-cell office:value-type="float" office:value="88.39">
            <text:p>88.3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4-28">
            <text:p>2023-04-28</text:p>
          </table:table-cell>
          <table:table-cell office:value-type="string" office:string-value="A-43-B7">
            <text:p>A-43-B7</text:p>
          </table:table-cell>
        </table:table-row>
        <table:table-row>
          <table:table-cell office:value-type="string" office:string-value="P-0994">
            <text:p>P-0994</text:p>
          </table:table-cell>
          <table:table-cell office:value-type="string" office:string-value="Edge Among">
            <text:p>Edge Among</text:p>
          </table:table-cell>
          <table:table-cell office:value-type="string" office:string-value="Automotriz">
            <text:p>Automotriz</text:p>
          </table:table-cell>
          <table:table-cell office:value-type="float" office:value="425">
            <text:p>425</text:p>
          </table:table-cell>
          <table:table-cell office:value-type="float" office:value="130.74">
            <text:p>130.7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7-25">
            <text:p>2024-07-25</text:p>
          </table:table-cell>
          <table:table-cell office:value-type="string" office:string-value="A-31-B15">
            <text:p>A-31-B15</text:p>
          </table:table-cell>
        </table:table-row>
        <table:table-row>
          <table:table-cell office:value-type="string" office:string-value="P-0995">
            <text:p>P-0995</text:p>
          </table:table-cell>
          <table:table-cell office:value-type="string" office:string-value="Mouth Minute">
            <text:p>Mouth Minute</text:p>
          </table:table-cell>
          <table:table-cell office:value-type="string" office:string-value="Hogar">
            <text:p>Hogar</text:p>
          </table:table-cell>
          <table:table-cell office:value-type="float" office:value="192">
            <text:p>192</text:p>
          </table:table-cell>
          <table:table-cell office:value-type="float" office:value="165.33">
            <text:p>165.3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6-09">
            <text:p>2024-06-09</text:p>
          </table:table-cell>
          <table:table-cell office:value-type="string" office:string-value="A-36-B7">
            <text:p>A-36-B7</text:p>
          </table:table-cell>
        </table:table-row>
        <table:table-row>
          <table:table-cell office:value-type="string" office:string-value="P-0996">
            <text:p>P-0996</text:p>
          </table:table-cell>
          <table:table-cell office:value-type="string" office:string-value="Debate School">
            <text:p>Debate School</text:p>
          </table:table-cell>
          <table:table-cell office:value-type="string" office:string-value="Deportes">
            <text:p>Deportes</text:p>
          </table:table-cell>
          <table:table-cell office:value-type="float" office:value="134">
            <text:p>134</text:p>
          </table:table-cell>
          <table:table-cell office:value-type="float" office:value="107.66">
            <text:p>107.6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2-13">
            <text:p>2025-02-13</text:p>
          </table:table-cell>
          <table:table-cell office:value-type="string" office:string-value="A-48-B12">
            <text:p>A-48-B12</text:p>
          </table:table-cell>
        </table:table-row>
        <table:table-row>
          <table:table-cell office:value-type="string" office:string-value="P-0997">
            <text:p>P-0997</text:p>
          </table:table-cell>
          <table:table-cell office:value-type="string" office:string-value="Change Bank">
            <text:p>Change Bank</text:p>
          </table:table-cell>
          <table:table-cell office:value-type="string" office:string-value="Hogar">
            <text:p>Hogar</text:p>
          </table:table-cell>
          <table:table-cell office:value-type="float" office:value="177">
            <text:p>177</text:p>
          </table:table-cell>
          <table:table-cell office:value-type="float" office:value="218.27">
            <text:p>218.2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13">
            <text:p>2024-03-13</text:p>
          </table:table-cell>
          <table:table-cell office:value-type="string" office:string-value="A-7-B11">
            <text:p>A-7-B11</text:p>
          </table:table-cell>
        </table:table-row>
        <table:table-row>
          <table:table-cell office:value-type="string" office:string-value="P-0998">
            <text:p>P-0998</text:p>
          </table:table-cell>
          <table:table-cell office:value-type="string" office:string-value="Tax Series">
            <text:p>Tax Series</text:p>
          </table:table-cell>
          <table:table-cell office:value-type="string" office:string-value="Electrónica">
            <text:p>Electrónica</text:p>
          </table:table-cell>
          <table:table-cell office:value-type="float" office:value="320">
            <text:p>320</text:p>
          </table:table-cell>
          <table:table-cell office:value-type="float" office:value="487.31">
            <text:p>487.3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7-27">
            <text:p>2024-07-27</text:p>
          </table:table-cell>
          <table:table-cell office:value-type="string" office:string-value="A-17-B5">
            <text:p>A-17-B5</text:p>
          </table:table-cell>
        </table:table-row>
        <table:table-row>
          <table:table-cell office:value-type="string" office:string-value="P-0999">
            <text:p>P-0999</text:p>
          </table:table-cell>
          <table:table-cell office:value-type="string" office:string-value="View Baby">
            <text:p>View Baby</text:p>
          </table:table-cell>
          <table:table-cell office:value-type="string" office:string-value="Juguetes">
            <text:p>Juguetes</text:p>
          </table:table-cell>
          <table:table-cell office:value-type="float" office:value="3">
            <text:p>3</text:p>
          </table:table-cell>
          <table:table-cell office:value-type="float" office:value="129.4">
            <text:p>129.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21">
            <text:p>2024-03-21</text:p>
          </table:table-cell>
          <table:table-cell office:value-type="string" office:string-value="A-44-B19">
            <text:p>A-44-B19</text:p>
          </table:table-cell>
        </table:table-row>
        <table:table-row>
          <table:table-cell office:value-type="string" office:string-value="P-1000">
            <text:p>P-1000</text:p>
          </table:table-cell>
          <table:table-cell office:value-type="string" office:string-value="Relate Series">
            <text:p>Relate Series</text:p>
          </table:table-cell>
          <table:table-cell office:value-type="string" office:string-value="Electrónica">
            <text:p>Electrónica</text:p>
          </table:table-cell>
          <table:table-cell office:value-type="float" office:value="151">
            <text:p>151</text:p>
          </table:table-cell>
          <table:table-cell office:value-type="float" office:value="378.07">
            <text:p>378.0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05">
            <text:p>2023-07-05</text:p>
          </table:table-cell>
          <table:table-cell office:value-type="string" office:string-value="A-28-B9">
            <text:p>A-28-B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